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order-top="none" fo:border-bottom="none" fo:border-left="2pt solid #000000" fo:border-right="none" fo:background-color="#CCFFCC" style:cell-protect="hidden-and-protected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36">
      <style:table-cell-properties fo:border-top="2pt solid #000000" fo:border-bottom="none" fo:border-left="none" fo:border-right="none" style:vertical-align="automatic" fo:background-color="#CCFFCC" style:cell-protect="hidden-and-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CCFFCC" style:cell-protect="hidden-and-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#CCFFCC" style:cell-protect="hidden-and-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style:cell-protect="hidden-and-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automatic" fo:background-color="#CCFFCC" style:cell-protect="hidden-and-protected" style:repeat-content="false"/>
      <style:paragraph-properties fo:text-align="center"/>
      <style:text-properties fo:color="#008000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fo:background-color="#CCFFCC" style:cell-protect="hidden-and-protected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CCFFCC" style:cell-protect="hidden-and-protected"/>
    </style:style>
    <style:style style:name="ce9" style:family="table-cell" style:parent-style-name="Default" style:data-style-name="N0">
      <style:table-cell-properties style:vertical-align="automatic" fo:background-color="#CCFFCC" style:cell-protect="hidden-and-protected"/>
      <style:text-properties fo:color="#FF00FF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ackground-color="#CCFFCC" style:cell-protect="hidden-and-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36">
      <style:table-cell-properties style:vertical-align="automatic" fo:background-color="#CCFFCC" style:cell-protect="hidden-and-protected" style:repeat-content="false"/>
      <style:paragraph-properties fo:text-align="center"/>
      <style:text-properties fo:color="#FF00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ackground-color="#CCFFCC" style:cell-protect="hidden-and-protected"/>
      <style:text-properties fo:color="#FF00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none" fo:border-left="none" fo:border-right="2pt solid #000000" fo:background-color="#CCFFCC" style:cell-protect="hidden-and-protected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style:vertical-align="automatic" fo:background-color="#CCFFCC" style:cell-protect="hidden-and-protected" style:repeat-content="false"/>
      <style:paragraph-properties fo:text-align="center"/>
      <style:text-properties fo:color="#FFFF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36">
      <style:table-cell-properties style:vertical-align="automatic" fo:background-color="#CCFFCC" style:cell-protect="hidden-and-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middle" fo:background-color="#CCFFCC" style:cell-protect="hidden-and-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style:vertical-align="middle" fo:background-color="#CCFFCC" style:cell-protect="hidden-and-protected" style:repeat-content="false"/>
      <style:paragraph-properties fo:text-align="center"/>
    </style:style>
    <style:style style:name="ce18" style:family="table-cell" style:parent-style-name="Default" style:data-style-name="N40">
      <style:table-cell-properties style:vertical-align="automatic" fo:background-color="#CCFFCC" style:cell-protect="hidden-and-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0">
      <style:table-cell-properties fo:background-color="transparent" style:cell-protect="hidden-and-protected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40">
      <style:table-cell-properties style:vertical-align="automatic" fo:background-color="#CCFFCC" style:cell-protect="hidden-and-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style:vertical-align="automatic" fo:background-color="#CCFFCC" style:cell-protect="hidden-and-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2pt solid #000000" style:vertical-align="middle" fo:background-color="#339966" style:cell-protect="hidden-and-protected" style:repeat-content="false"/>
      <style:paragraph-properties fo:text-align="center"/>
      <style:text-properties fo:color="#FFFF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Default" style:data-style-name="N36">
      <style:table-cell-properties fo:border="2pt solid #000000" style:vertical-align="middle" fo:background-color="transparent" style:cell-protect="hidden-and-protected" style:repeat-content="false"/>
      <style:paragraph-properties fo:text-align="end" fo:margin-right="0.353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style:vertical-align="middle" fo:background-color="#CCFFCC" style:cell-protect="hidden-and-protected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style:vertical-align="middle" fo:background-color="#CCFFCC" style:cell-protect="hidden-and-protected" style:repeat-content="false"/>
      <style:paragraph-properties fo:text-align="center"/>
      <style:text-properties fo:color="#FFFF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Default" style:data-style-name="N36">
      <style:table-cell-properties style:vertical-align="middle" fo:background-color="#CCFFCC" style:cell-protect="hidden-and-protected" style:repeat-content="false"/>
      <style:paragraph-properties fo:text-align="end" fo:margin-right="0.353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style:vertical-align="middle" fo:background-color="#CCFFCC" style:cell-protect="hidden-and-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style:vertical-align="middle" fo:background-color="#CCFFCC" style:cell-protect="hidden-and-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Default" style:data-style-name="N37">
      <style:table-cell-properties fo:border="2pt solid #000000" style:vertical-align="middle" fo:background-color="transparent" style:cell-protect="hidden-and-protected" style:repeat-content="false"/>
      <style:paragraph-properties fo:text-align="end" fo:margin-right="0.353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CCFFCC" style:cell-protect="hidden-and-protected" style:repeat-content="false"/>
      <style:paragraph-properties fo:text-align="end" fo:margin-right="0cm"/>
      <style:text-properties fo:color="#FF00FF" style:font-name="Times New Roman" style:font-name-asian="Times New Roman" style:font-name-complex="Times New Roman" fo:font-size="9pt" style:font-size-asian="9pt" style:font-size-complex="9pt" fo:font-style="italic" style:font-style-asian="italic" style:font-style-complex="italic" style:font-family-generic="roman"/>
    </style:style>
    <style:style style:name="ce31" style:family="table-cell" style:parent-style-name="Default" style:data-style-name="N0">
      <style:table-cell-properties fo:background-color="#CCFFCC" style:cell-protect="hidden-and-protected"/>
      <style:text-properties fo:color="#FF00FF" style:font-name="Times New Roman" style:font-name-asian="Times New Roman" style:font-name-complex="Times New Roman" fo:font-size="9pt" style:font-size-asian="9pt" style:font-size-complex="9pt" fo:font-style="italic" style:font-style-asian="italic" style:font-style-complex="italic" style:font-family-generic="roman"/>
    </style:style>
    <style:style style:name="ce32" style:family="table-cell" style:parent-style-name="Default" style:data-style-name="N0">
      <style:table-cell-properties fo:border-top="none" fo:border-bottom="none" fo:border-left="2pt solid #000000" fo:border-right="none" fo:background-color="#CCFFCC" style:cell-protect="hidden-and-protected"/>
      <style:text-properties style:font-name="Times New Roman" style:font-name-asian="Times New Roman" style:font-name-complex="Times New Roman" fo:font-size="9pt" style:font-size-asian="9pt" style:font-size-complex="9pt" fo:font-style="italic" style:font-style-asian="italic" style:font-style-complex="italic" style:font-family-generic="roman"/>
    </style:style>
    <style:style style:name="ce33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CCFFCC" style:cell-protect="hidden-and-protected" style:repeat-content="false"/>
      <style:paragraph-properties fo:text-align="start" fo:margin-left="0.353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34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CCFFCC" style:cell-protect="hidden-and-protected" style:repeat-content="false"/>
      <style:paragraph-properties fo:text-align="start" fo:margin-left="0.353cm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Default" style:data-style-name="N0">
      <style:table-cell-properties fo:border-top="none" fo:border-bottom="2pt solid #000000" fo:border-left="2pt solid #000000" fo:border-right="none" fo:background-color="#CCFFCC" style:cell-protect="hidden-and-protected"/>
      <style:text-properties style:font-name="Times New Roman" style:font-name-asian="Times New Roman" style:font-name-complex="Times New Roman" style:font-family-generic="roman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 fo:background-color="#CCFFCC" style:cell-protect="hidden-and-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CFFCC" style:cell-protect="hidden-and-protected" style:repeat-content="false"/>
      <style:paragraph-properties fo:text-align="center"/>
      <style:text-properties fo:color="#FFFF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CCFFCC" style:cell-protect="hidden-and-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none" fo:border-bottom="2pt solid #000000" fo:border-left="none" fo:border-right="2pt solid #000000" fo:background-color="#CCFFCC" style:cell-protect="hidden-and-protected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Default" style:data-style-name="N0">
      <style:table-cell-properties style:vertical-align="automatic" fo:background-color="transparent" style:cell-protect="hidden-and-protected" style:repeat-content="false"/>
      <style:paragraph-properties fo:text-align="center"/>
      <style:text-properties fo:color="#FFFF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Default" style:data-style-name="N36">
      <style:table-cell-properties style:vertical-align="automatic" style:cell-protect="hidden-and-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Default" style:data-style-name="N39">
      <style:table-cell-properties style:vertical-align="automatic" fo:background-color="#CCFFCC" style:cell-protect="hidden-and-protected"/>
      <style:text-properties fo:color="#CCFFCC" fo:font-size="8pt" style:font-size-asian="8pt" style:font-size-complex="8pt" style:font-family-generic="swiss"/>
    </style:style>
    <style:style style:name="ce43" style:family="table-cell" style:parent-style-name="Default" style:data-style-name="N39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44" style:family="table-cell" style:parent-style-name="Default" style:data-style-name="N39">
      <style:table-cell-properties style:cell-protect="hidden-and-protected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Default" style:data-style-name="N39">
      <style:table-cell-properties fo:background-color="transparent" style:cell-protect="hidden-and-protected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47" style:family="table-cell" style:parent-style-name="Default" style:data-style-name="N39">
      <style:table-cell-properties style:vertical-align="automatic" style:repeat-content="false"/>
      <style:paragraph-properties fo:text-align="start" fo:margin-left="0.353cm"/>
      <style:text-properties fo:font-size="9pt" style:font-size-asian="9pt" style:font-size-complex="9pt" style:font-family-generic="swiss"/>
    </style:style>
    <style:style style:name="ce4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49" style:family="table-cell" style:parent-style-name="Default" style:data-style-name="N36">
      <style:text-properties fo:font-size="9pt" style:font-size-asian="9pt" style:font-size-complex="9pt" style:font-family-generic="swiss"/>
    </style:style>
    <style:style style:name="ce50" style:family="table-cell" style:parent-style-name="Default" style:data-style-name="N39">
      <style:table-cell-properties fo:border="thin solid #000000" style:vertical-align="middle" fo:wrap-option="wrap" fo:background-color="#FFFFCC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51" style:family="table-cell" style:parent-style-name="Default" style:data-style-name="N36">
      <style:table-cell-properties fo:border="thin solid #000000" style:vertical-align="middle" fo:wrap-option="wrap" fo:background-color="#FFFFCC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52" style:family="table-cell" style:parent-style-name="Default" style:data-style-name="N0">
      <style:table-cell-properties fo:border-top="2pt solid #000000" fo:border-bottom="none" fo:border-left="2pt solid #000000" fo:border-right="none" fo:background-color="#FFFFCC"/>
      <style:text-properties fo:font-size="9pt" style:font-size-asian="9pt" style:font-size-complex="9pt" style:font-family-generic="swiss"/>
    </style:style>
    <style:style style:name="ce53" style:family="table-cell" style:parent-style-name="Default" style:data-style-name="N39">
      <style:table-cell-properties fo:border-top="2pt solid #000000" fo:border-bottom="none" fo:border-left="none" fo:border-right="none" style:vertical-align="automatic" fo:background-color="#FFFFCC" style:repeat-content="false"/>
      <style:paragraph-properties fo:text-align="start" fo:margin-left="0.353cm"/>
      <style:text-properties fo:font-size="9pt" style:font-size-asian="9pt" style:font-size-complex="9pt" style:font-family-generic="swiss"/>
    </style:style>
    <style:style style:name="ce54" style:family="table-cell" style:parent-style-name="Default" style:data-style-name="N36">
      <style:table-cell-properties fo:border-top="2pt solid #000000" fo:border-bottom="none" fo:border-left="none" fo:border-right="none" fo:background-color="#FFFFCC"/>
      <style:text-properties fo:font-size="9pt" style:font-size-asian="9pt" style:font-size-complex="9pt" style:font-family-generic="swiss"/>
    </style:style>
    <style:style style:name="ce55" style:family="table-cell" style:parent-style-name="Default" style:data-style-name="N0">
      <style:table-cell-properties fo:border-top="2pt solid #000000" fo:border-bottom="none" fo:border-left="none" fo:border-right="2pt solid #000000" fo:background-color="#FFFFCC"/>
      <style:text-properties fo:font-size="9pt" style:font-size-asian="9pt" style:font-size-complex="9pt" style:font-family-generic="swiss"/>
    </style:style>
    <style:style style:name="ce56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#FFFFCC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5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FFFFCC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-top="none" fo:border-bottom="none" fo:border-left="2pt solid #000000" fo:border-right="none" fo:background-color="#FFFFCC"/>
      <style:text-properties fo:font-size="9pt" style:font-size-asian="9pt" style:font-size-complex="9pt" style:font-family-generic="swiss"/>
    </style:style>
    <style:style style:name="ce59" style:family="table-cell" style:parent-style-name="Default" style:data-style-name="N0">
      <style:table-cell-properties fo:border-top="none" fo:border-bottom="none" fo:border-left="none" fo:border-right="2pt solid #000000" fo:background-color="#FFFFCC"/>
      <style:text-properties fo:font-size="9pt" style:font-size-asian="9pt" style:font-size-complex="9pt" style:font-family-generic="swiss"/>
    </style:style>
    <style:style style:name="ce60" style:family="table-cell" style:parent-style-name="Default" style:data-style-name="N0">
      <style:table-cell-properties fo:border-top="none" fo:border-bottom="2pt solid #000000" fo:border-left="2pt solid #000000" fo:border-right="none" fo:background-color="#FFFFCC"/>
      <style:text-properties fo:font-size="9pt" style:font-size-asian="9pt" style:font-size-complex="9pt" style:font-family-generic="swiss"/>
    </style:style>
    <style:style style:name="ce61" style:family="table-cell" style:parent-style-name="Default" style:data-style-name="N39">
      <style:table-cell-properties fo:border-top="none" fo:border-bottom="2pt solid #000000" fo:border-left="none" fo:border-right="none" style:vertical-align="automatic" fo:background-color="#FFFFCC" style:repeat-content="false"/>
      <style:paragraph-properties fo:text-align="start" fo:margin-left="0.353cm"/>
      <style:text-properties fo:font-size="9pt" style:font-size-asian="9pt" style:font-size-complex="9pt" style:font-family-generic="swiss"/>
    </style:style>
    <style:style style:name="ce62" style:family="table-cell" style:parent-style-name="Default" style:data-style-name="N36">
      <style:table-cell-properties fo:border-top="none" fo:border-bottom="2pt solid #000000" fo:border-left="none" fo:border-right="none" fo:background-color="#FFFFCC"/>
      <style:text-properties fo:font-size="9pt" style:font-size-asian="9pt" style:font-size-complex="9pt" style:font-family-generic="swiss"/>
    </style:style>
    <style:style style:name="ce63" style:family="table-cell" style:parent-style-name="Default" style:data-style-name="N0">
      <style:table-cell-properties fo:border-top="none" fo:border-bottom="2pt solid #000000" fo:border-left="none" fo:border-right="2pt solid #000000" fo:background-color="#FFFFCC"/>
      <style:text-properties fo:font-size="9pt" style:font-size-asian="9pt" style:font-size-complex="9pt" style:font-family-generic="swiss"/>
    </style:style>
    <style:style style:name="ce64" style:family="table-cell" style:parent-style-name="Default" style:data-style-name="N39">
      <style:table-cell-properties fo:border-top="none" fo:border-bottom="none" fo:border-left="thin solid #000000" fo:border-right="none" style:vertical-align="automatic" fo:background-color="#FFFFCC" style:repeat-content="false"/>
      <style:paragraph-properties fo:text-align="start" fo:margin-left="0.353cm"/>
      <style:text-properties fo:font-size="9pt" style:font-size-asian="9pt" style:font-size-complex="9pt" style:font-family-generic="swiss"/>
    </style:style>
    <style:style style:name="ce65" style:family="table-cell" style:parent-style-name="Default" style:data-style-name="N39">
      <style:table-cell-properties fo:border-top="none" fo:border-bottom="none" fo:border-left="thin solid #000000" fo:border-right="none" style:vertical-align="automatic" fo:background-color="#FFFFCC" style:cell-protect="hidden-and-protected" style:repeat-content="false"/>
      <style:paragraph-properties fo:text-align="start" fo:margin-left="0.353cm"/>
      <style:text-properties fo:font-size="9pt" style:font-size-asian="9pt" style:font-size-complex="9pt" style:font-family-generic="swiss"/>
    </style:style>
    <style:style style:name="ce66" style:family="table-cell" style:parent-style-name="Default" style:data-style-name="N0">
      <style:table-cell-properties fo:background-color="transparent" style:cell-protect="hidden-and-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Default" style:data-style-name="N39">
      <style:table-cell-properties fo:border-top="none" fo:border-bottom="none" fo:border-left="thin solid #000000" fo:border-right="none" style:vertical-align="middle" fo:wrap-option="wrap" fo:background-color="#FFFFCC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68" style:family="table-cell" style:parent-style-name="Default" style:data-style-name="N36">
      <style:table-cell-properties fo:border-top="none" fo:border-bottom="none" fo:border-left="thin solid #000000" fo:border-right="none" style:vertical-align="middle" fo:wrap-option="wrap" fo:background-color="#FFFFCC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69" style:family="table-cell" style:parent-style-name="Default" style:data-style-name="N36">
      <style:table-cell-properties style:vertical-align="middle" fo:wrap-option="wrap" fo:background-color="#FFFFCC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70" style:family="table-cell" style:parent-style-name="Default" style:data-style-name="N0">
      <style:table-cell-properties fo:border-top="none" fo:border-bottom="none" fo:border-left="2pt solid #000000" fo:border-right="none" fo:background-color="#CCFFCC" style:cell-protect="hidden-and-protected"/>
      <style:text-properties fo:color="#339966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71" style:family="table-cell" style:parent-style-name="Default" style:data-style-name="N39">
      <style:table-cell-properties fo:border-top="none" fo:border-bottom="none" fo:border-left="2pt solid #000000" fo:border-right="2pt solid #000000" fo:background-color="#CCFFCC" style:cell-protect="hidden-and-protected"/>
      <style:text-properties fo:color="#339966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72" style:family="table-cell" style:parent-style-name="Default" style:data-style-name="N39">
      <style:table-cell-properties fo:background-color="transparent" style:cell-protect="hidden-and-protected"/>
      <style:text-properties fo:color="#FFFFFF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73" style:family="table-cell" style:parent-style-name="Default" style:data-style-name="N39">
      <style:table-cell-properties style:cell-protect="hidden-and-protected"/>
      <style:text-properties fo:color="#CCFFFF" style:font-name="Times New Roman" style:font-name-asian="Times New Roman" style:font-name-complex="Times New Roman" style:font-family-generic="roman"/>
    </style:style>
    <style:style style:name="ce74" style:family="table-cell" style:parent-style-name="Default" style:data-style-name="N20">
      <style:table-cell-properties fo:border-top="none" fo:border-bottom="none" fo:border-left="2pt solid #000000" fo:border-right="none" fo:background-color="#CCFFCC" style:cell-protect="hidden-and-protected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Default" style:data-style-name="N0">
      <style:table-cell-properties fo:border-top="2pt solid #000000" fo:border-bottom="none" fo:border-left="2pt solid #000000" fo:border-right="none" fo:background-color="#CCFFCC" style:cell-protect="hidden-and-protected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CFFCC" style:cell-protect="hidden-and-protected" style:repeat-content="false"/>
      <style:paragraph-properties fo:text-align="center"/>
      <style:text-properties fo:color="#FFFFFF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36">
      <style:table-cell-properties fo:border="thin solid #000000" style:vertical-align="middle" fo:wrap-option="wrap" fo:background-color="#FFFFC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 style:font-family-generic="swiss"/>
    </style:style>
    <style:style style:name="ce78" style:family="table-cell" style:parent-style-name="Default" style:data-style-name="N36"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Default" style:data-style-name="N36">
      <style:table-cell-properties style:vertical-align="automati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0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1" style:family="table-cell" style:parent-style-name="Default" style:data-style-name="N1"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2" style:family="table-cell" style:parent-style-name="Default" style:data-style-name="N36"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3" style:family="table-cell" style:parent-style-name="Default" style:data-style-name="N20"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4" style:family="table-cell" style:parent-style-name="Default" style:data-style-name="N36"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Default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6" style:family="table-cell" style:parent-style-name="Default" style:data-style-name="N36">
      <style:table-cell-properties style:vertical-align="automati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7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8" style:family="table-cell" style:parent-style-name="Default" style:data-style-name="N1"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9" style:family="table-cell" style:parent-style-name="Default" style:data-style-name="N36"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0" style:family="table-cell" style:parent-style-name="Default" style:data-style-name="N20"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1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2" style:family="table-cell" style:parent-style-name="Default" style:data-style-name="N36">
      <style:table-cell-properties fo:border-top="none" fo:border-bottom="2pt solid #000000" fo:border-left="none" fo:border-right="none" style:vertical-align="automatic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3" style:family="table-cell" style:parent-style-name="Default" style:data-style-name="N3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4" style:family="table-cell" style:parent-style-name="Default" style:data-style-name="N1">
      <style:table-cell-properties fo:border-top="none" fo:border-bottom="2pt solid #000000" fo:border-left="none" fo:border-right="none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5" style:family="table-cell" style:parent-style-name="Default" style:data-style-name="N36">
      <style:table-cell-properties fo:border-top="none" fo:border-bottom="2pt solid #000000" fo:border-left="none" fo:border-right="none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6" style:family="table-cell" style:parent-style-name="Default" style:data-style-name="N20">
      <style:table-cell-properties fo:border-top="none" fo:border-bottom="2pt solid #000000" fo:border-left="none" fo:border-right="none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7" style:family="table-cell" style:parent-style-name="Default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3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Default" style:data-style-name="N36">
      <style:table-cell-properties fo:border="thin solid #000000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00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3"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2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36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3">
      <style:table-cell-properties fo:border-top="none" fo:border-bottom="2pt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0">
      <style:table-cell-properties fo:border-top="none" fo:border-bottom="2pt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2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2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19" style:family="table-cell" style:parent-style-name="Default" style:data-style-name="N44">
      <style:table-cell-properties fo:border="thin solid #000000" style:vertical-align="automatic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20" style:family="table-cell" style:parent-style-name="Default" style:data-style-name="N36">
      <style:table-cell-properties fo:border-top="none" fo:border-bottom="none" fo:border-left="thin solid #000000" fo:border-right="none" fo:background-color="#FFFFCC"/>
      <style:text-properties fo:font-size="9pt" style:font-size-asian="9pt" style:font-size-complex="9pt" style:font-family-generic="swiss"/>
    </style:style>
    <style:style style:name="ce121" style:family="table-cell" style:parent-style-name="Default" style:data-style-name="N36">
      <style:table-cell-properties fo:background-color="#FFFFCC"/>
      <style:text-properties fo:font-size="9pt" style:font-size-asian="9pt" style:font-size-complex="9pt" style:font-family-generic="swiss"/>
    </style:style>
    <style:style style:name="ce122" style:family="table-cell" style:parent-style-name="Default" style:data-style-name="N39">
      <style:table-cell-properties fo:border-top="none" fo:border-bottom="none" fo:border-left="2pt solid #000000" fo:border-right="none" fo:background-color="#CCFFCC" style:cell-protect="hidden-and-protected"/>
      <style:text-properties fo:color="#339966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23" style:family="table-cell" style:parent-style-name="Default" style:data-style-name="N0">
      <style:table-cell-properties style:vertical-align="middle" fo:background-color="#CCFFCC" style:cell-protect="hidden-and-protected" style:repeat-content="false"/>
      <style:paragraph-properties fo:text-align="start" fo:margin-left="0.706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Default" style:data-style-name="N39">
      <style:table-cell-properties fo:background-color="#CCFFCC" style:cell-protect="hidden-and-protected"/>
      <style:text-properties fo:color="#339966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25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CCFFCC" style:cell-protect="hidden-and-protected" style:repeat-content="false"/>
      <style:paragraph-properties fo:text-align="start" fo:margin-left="0.353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Default" style:data-style-name="N0">
      <style:table-cell-properties style:vertical-align="middle" fo:background-color="#CCFFCC" style:cell-protect="hidden-and-protected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0">
      <style:table-cell-properties fo:border-top="2pt solid #000000" fo:border-bottom="none" fo:border-left="none" fo:border-right="none" fo:background-color="#FFFFCC"/>
      <style:text-properties fo:font-size="9pt" style:font-size-asian="9pt" style:font-size-complex="9pt" style:font-family-generic="swiss"/>
    </style:style>
    <style:style style:name="ce128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CC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29" style:family="table-cell" style:parent-style-name="Default" style:data-style-name="N0">
      <style:table-cell-properties style:vertical-align="middle" fo:wrap-option="wrap" fo:background-color="#FFFFCC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30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31" style:family="table-cell" style:parent-style-name="Default" style:data-style-name="N0">
      <style:table-cell-properties fo:background-color="#FFFFCC"/>
      <style:text-properties fo:font-size="9pt" style:font-size-asian="9pt" style:font-size-complex="9pt" style:font-family-generic="swiss"/>
    </style:style>
    <style:style style:name="ce132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33" style:family="table-cell" style:parent-style-name="Default" style:data-style-name="N0">
      <style:table-cell-properties fo:border-top="none" fo:border-bottom="2pt solid #000000" fo:border-left="none" fo:border-right="none" fo:background-color="#FFFFCC"/>
      <style:text-properties fo:font-size="9pt" style:font-size-asian="9pt" style:font-size-complex="9pt" style:font-family-generic="swiss"/>
    </style:style>
    <style:style style:name="ce13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CC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style:font-family-generic="swiss"/>
    </style:style>
    <style:style style:name="ce136" style:family="table-cell" style:parent-style-name="Default" style:data-style-name="N0">
      <style:text-properties fo:font-size="9pt" style:font-size-asian="9pt" style:font-size-complex="9pt" style:font-family-generic="swiss"/>
    </style:style>
    <style:style style:name="ce137" style:family="table-cell" style:parent-style-name="Default" style:data-style-name="N36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38" style:family="table-cell" style:parent-style-name="Default" style:data-style-name="N36">
      <style:table-cell-properties fo:border="thin solid #000000" style:vertical-align="automatic" fo:background-color="#CCFFCC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39" style:family="table-cell" style:parent-style-name="Default" style:data-style-name="N36">
      <style:table-cell-properties fo:border="thin solid #000000" style:vertical-align="automatic" fo:background-color="#CCFFF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40" style:family="table-cell" style:parent-style-name="Default" style:data-style-name="N0">
      <style:table-cell-properties style:vertical-align="automatic" fo:background-color="#CCFFCC" style:cell-protect="hidden-and-protected" style:repeat-content="false"/>
      <style:paragraph-properties fo:text-align="center"/>
      <style:text-properties fo:color="#008000" fo:font-size="12pt" style:font-size-asian="12pt" style:font-size-complex="12pt" fo:font-weight="bold" style:font-weight-asian="bold" style:font-weight-complex="bold" style:font-family-generic="swiss"/>
    </style:style>
    <style:style style:name="ce141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142" style:family="table-cell" style:parent-style-name="Default" style:data-style-name="N0">
      <style:table-cell-properties fo:border="thin solid #000000" style:vertical-align="middle" fo:background-color="#CCFFCC" style:cell-protect="hidden-and-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0">
      <style:table-cell-properties fo:border="thin solid #000000" style:vertical-align="middle" style:cell-protect="hidden-and-protected" style:repeat-content="false"/>
      <style:paragraph-properties fo:text-align="center"/>
    </style:style>
    <style:style style:name="ce144" style:family="table-cell" style:parent-style-name="Default" style:data-style-name="N0">
      <style:table-cell-properties style:vertical-align="automatic" fo:background-color="#CCFFCC" style:cell-protect="hidden-and-protected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45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CCFFCC" style:cell-protect="hidden-and-protected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CCFFCC" style:cell-protect="hidden-and-protected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CCFFCC" style:cell-protect="hidden-and-protected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39">
      <style:table-cell-properties fo:border-top="thin double #000000" fo:border-bottom="none" fo:border-left="thin double #000000" fo:border-right="none" style:vertical-align="middle" fo:wrap-option="wrap" fo:background-color="#CCFFCC" style:cell-protect="hidden-and-protected" style:repeat-content="false"/>
      <style:paragraph-properties fo:text-align="start" fo:margin-left="0.353cm"/>
      <style:text-properties fo:color="#00008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0" style:family="table-cell" style:parent-style-name="Default" style:data-style-name="N0">
      <style:table-cell-properties fo:border-top="thin double #000000" fo:border-bottom="none" fo:border-left="none" fo:border-right="thin double #000000" style:vertical-align="middle" fo:wrap-option="wrap" fo:background-color="#FFFFFF" style:repeat-content="false"/>
      <style:paragraph-properties fo:text-align="start" fo:margin-left="0.353cm"/>
      <style:text-properties fo:color="#00008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1" style:family="table-cell" style:parent-style-name="Default" style:data-style-name="N0">
      <style:table-cell-properties fo:border-top="none" fo:border-bottom="none" fo:border-left="thin double #000000" fo:border-right="none" style:vertical-align="middle" fo:wrap-option="wrap" fo:background-color="#FFFFFF" style:repeat-content="false"/>
      <style:paragraph-properties fo:text-align="start" fo:margin-left="0.353cm"/>
      <style:text-properties fo:color="#00008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2" style:family="table-cell" style:parent-style-name="Default" style:data-style-name="N0">
      <style:table-cell-properties fo:border-top="none" fo:border-bottom="none" fo:border-left="none" fo:border-right="thin double #000000" style:vertical-align="middle" fo:wrap-option="wrap" fo:background-color="#FFFFFF" style:repeat-content="false"/>
      <style:paragraph-properties fo:text-align="start" fo:margin-left="0.353cm"/>
      <style:text-properties fo:color="#00008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3" style:family="table-cell" style:parent-style-name="Default" style:data-style-name="N0">
      <style:table-cell-properties fo:border-top="none" fo:border-bottom="thin double #000000" fo:border-left="thin double #000000" fo:border-right="none" style:vertical-align="middle" fo:wrap-option="wrap" fo:background-color="#FFFFFF" style:repeat-content="false"/>
      <style:paragraph-properties fo:text-align="start" fo:margin-left="0.353cm"/>
      <style:text-properties fo:color="#00008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4" style:family="table-cell" style:parent-style-name="Default" style:data-style-name="N0">
      <style:table-cell-properties fo:border-top="none" fo:border-bottom="thin double #000000" fo:border-left="none" fo:border-right="thin double #000000" style:vertical-align="middle" fo:wrap-option="wrap" fo:background-color="#FFFFFF" style:repeat-content="false"/>
      <style:paragraph-properties fo:text-align="start" fo:margin-left="0.353cm"/>
      <style:text-properties fo:color="#00008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5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339966" style:cell-protect="hidden-and-protected" style:repeat-content="false"/>
      <style:paragraph-properties fo:text-align="start" fo:margin-left="0.353cm"/>
      <style:text-properties fo:color="#FFFFFF" fo:font-size="9pt" style:font-size-asian="9pt" style:font-size-complex="9pt" fo:font-weight="bold" style:font-weight-asian="bold" style:font-weight-complex="bold" style:font-family-generic="swiss"/>
    </style:style>
    <style:style style:name="ce156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339966" style:cell-protect="hidden-and-protected" style:repeat-content="false"/>
      <style:paragraph-properties fo:text-align="start" fo:margin-left="0.353cm"/>
      <style:text-properties fo:color="#FFFFFF" fo:font-size="9pt" style:font-size-asian="9pt" style:font-size-complex="9pt" fo:font-weight="bold" style:font-weight-asian="bold" style:font-weight-complex="bold" style:font-family-generic="swiss"/>
    </style:style>
    <style:style style:name="ce15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339966" style:cell-protect="hidden-and-protected" style:repeat-content="false"/>
      <style:paragraph-properties fo:text-align="start" fo:margin-left="0.353cm"/>
      <style:text-properties fo:color="#FFFFFF" fo:font-size="9pt" style:font-size-asian="9pt" style:font-size-complex="9pt" fo:font-weight="bold" style:font-weight-asian="bold" style:font-weight-complex="bold" style:font-family-generic="swiss"/>
    </style:style>
    <style:style style:name="ce158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CCFFCC" style:cell-protect="hidden-and-protected" style:repeat-content="false"/>
      <style:paragraph-properties fo:text-align="start" fo:margin-left="0.353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CCFFCC" style:cell-protect="hidden-and-protected" style:repeat-content="false"/>
      <style:paragraph-properties fo:text-align="start" fo:margin-left="0.353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CCFFCC" style:cell-protect="hidden-and-protected" style:repeat-content="false"/>
      <style:paragraph-properties fo:text-align="start" fo:margin-left="0.353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1" style:family="table-cell" style:parent-style-name="Default" style:data-style-name="N36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62" style:family="table-cell" style:parent-style-name="Default" style:data-style-name="N0">
      <style:table-cell-properties fo:border="thin solid #000000" style:vertical-align="automatic" fo:wrap-option="wrap"/>
    </style:style>
    <style:style style:name="ce163" style:family="table-cell" style:parent-style-name="Default" style:data-style-name="N20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64" style:family="table-cell" style:parent-style-name="Default" style:data-style-name="N20">
      <style:table-cell-properties fo:border="thin solid #000000" style:vertical-align="automatic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65" style:family="table-cell" style:parent-style-name="Default" style:data-style-name="N0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66" style:family="table-cell" style:parent-style-name="Default" style:data-style-name="N1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6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169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71" style:family="table-cell" style:parent-style-name="Default" style:data-style-name="N1">
      <style:table-cell-properties fo:border-top="none" fo:border-bottom="thin solid #000000" fo:border-left="thin solid #000000" fo:border-right="none" style:vertical-align="automatic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7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73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174" style:family="table-cell" style:parent-style-name="Default" style:data-style-name="N3">
      <style:table-cell-properties fo:border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7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CC" style:repeat-content="false"/>
      <style:paragraph-properties fo:text-align="center"/>
    </style:style>
    <style:style style:name="ce17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1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17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CC" style:repeat-content="false"/>
      <style:paragraph-properties fo:text-align="center"/>
    </style:style>
    <style:style style:name="ce18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FFFFCC" style:repeat-content="false"/>
      <style:paragraph-properties fo:text-align="center"/>
    </style:style>
    <style:style style:name="ce18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CC" style:repeat-content="false"/>
      <style:paragraph-properties fo:text-align="center"/>
    </style:style>
    <style:style style:name="ce18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83" style:family="table-cell" style:parent-style-name="Default" style:data-style-name="N20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8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</style:style>
    <style:style style:name="ce1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</style:style>
    <style:style style:name="ce186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87" style:family="table-cell" style:parent-style-name="Default" style:data-style-name="N1">
      <style:table-cell-properties fo:border-top="thin solid #000000" fo:border-bottom="thin solid #000000" fo:border-left="thin solid #000000" fo:border-right="none" style:vertical-align="automatic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8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18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190" style:family="table-cell" style:parent-style-name="Default" style:data-style-name="N0">
      <style:table-cell-properties fo:border="2pt solid #000000" style:vertical-align="middle" fo:background-color="#CCFFCC" style:cell-protect="hidden-and-protected"/>
      <style:text-properties style:font-name="Times New Roman" style:font-name-asian="Times New Roman" style:font-name-complex="Times New Roman" style:font-family-generic="roman"/>
    </style:style>
    <style:style style:name="ce191" style:family="table-cell" style:parent-style-name="Default" style:data-style-name="N39">
      <style:table-cell-properties fo:border="thin double #000000" style:vertical-align="middle" fo:wrap-option="wrap" fo:background-color="#CCFFCC" style:cell-protect="hidden-and-protected" style:repeat-content="false"/>
      <style:paragraph-properties fo:text-align="start" fo:margin-left="0.353cm"/>
      <style:text-properties fo:color="#000080"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92" style:family="table-cell" style:parent-style-name="Default" style:data-style-name="N0">
      <style:table-cell-properties fo:border="2pt solid #000000" style:vertical-align="middle" fo:background-color="#339966" style:cell-protect="hidden-and-protected" style:repeat-content="false"/>
      <style:paragraph-properties fo:text-align="start" fo:margin-left="0.353cm"/>
      <style:text-properties fo:color="#FFFFFF" fo:font-size="9pt" style:font-size-asian="9pt" style:font-size-complex="9pt" fo:font-weight="bold" style:font-weight-asian="bold" style:font-weight-complex="bold" style:font-family-generic="swiss"/>
    </style:style>
    <style:style style:name="ce193" style:family="table-cell" style:parent-style-name="Default" style:data-style-name="N0">
      <style:table-cell-properties fo:border="2pt solid #000000" style:vertical-align="middle" fo:background-color="#CCFFCC" style:cell-protect="hidden-and-protected" style:repeat-content="false"/>
      <style:paragraph-properties fo:text-align="start" fo:margin-left="0.353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4" style:family="table-cell" style:parent-style-name="Default" style:data-style-name="N1">
      <style:table-cell-properties fo:border="thin solid #000000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95" style:family="table-cell" style:parent-style-name="Default" style:data-style-name="N1">
      <style:table-cell-properties fo:border-top="none" fo:border-bottom="thin solid #000000" fo:border-left="thin solid #000000" fo:border-right="thin solid #000000" style:vertical-align="automatic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196" style:family="table-cell" style:parent-style-name="Default" style:data-style-name="N0">
      <style:table-cell-properties fo:border="thin solid #000000" style:vertical-align="automatic" fo:wrap-option="wrap" fo:background-color="#FFFFCC" style:repeat-content="false"/>
      <style:paragraph-properties fo:text-align="center"/>
    </style:style>
    <style:style style:name="ce197" style:family="table-cell" style:parent-style-name="Default" style:data-style-name="N36">
      <style:table-cell-properties fo:border="thin solid #000000" style:vertical-align="automatic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98" style:family="table-cell" style:parent-style-name="Default" style:data-style-name="N1">
      <style:table-cell-properties fo:border="thin solid #000000" style:vertical-align="automatic" fo:wrap-option="wrap" fo:background-color="#FFFFCC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2.936875cm" style:use-optimal-column-width="true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01625cm"/>
    </style:style>
    <style:style style:name="co11" style:family="table-column">
      <style:table-column-properties fo:break-before="auto" style:column-width="0.370416666666667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0.3175cm"/>
    </style:style>
    <style:style style:name="co15" style:family="table-column">
      <style:table-column-properties fo:break-before="auto" style:column-width="3.730625cm"/>
    </style:style>
    <style:style style:name="co16" style:family="table-column">
      <style:table-column-properties fo:break-before="auto" style:column-width="2.38125cm"/>
    </style:style>
    <style:style style:name="co17" style:family="table-column">
      <style:table-column-properties fo:break-before="auto" style:column-width="2.83104166666667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2.91041666666667cm"/>
    </style:style>
    <style:style style:name="co21" style:family="table-column">
      <style:table-column-properties fo:break-before="auto" style:column-width="2.8575cm"/>
    </style:style>
    <style:style style:name="co22" style:family="table-column">
      <style:table-column-properties fo:break-before="auto" style:column-width="1.64041666666667cm"/>
    </style:style>
    <style:style style:name="co23" style:family="table-column">
      <style:table-column-properties fo:break-before="auto" style:column-width="3.65125cm"/>
    </style:style>
    <style:style style:name="co24" style:family="table-column">
      <style:table-column-properties fo:break-before="auto" style:column-width="1.05833333333333cm"/>
    </style:style>
    <style:style style:name="co25" style:family="table-column">
      <style:table-column-properties fo:break-before="auto" style:column-width="1.93145833333333cm"/>
    </style:style>
    <style:style style:name="ro1" style:family="table-row">
      <style:table-row-properties style:row-height="9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6pt" style:use-optimal-row-height="false" fo:break-before="auto"/>
    </style:style>
    <style:style style:name="ro11" style:family="table-row">
      <style:table-row-properties style:row-height="37.5pt" style:use-optimal-row-height="false" fo:break-before="auto"/>
    </style:style>
    <style:style style:name="ro12" style:family="table-row">
      <style:table-row-properties style:row-height="11.25pt" style:use-optimal-row-height="false" fo:break-before="auto"/>
    </style:style>
    <style:style style:name="ro13" style:family="table-row">
      <style:table-row-properties style:row-height="12pt" style:use-optimal-row-height="true" fo:break-before="auto"/>
    </style:style>
    <style:style style:name="ro14" style:family="table-row">
      <style:table-row-properties style:row-height="12.75pt" style:use-optimal-row-height="false" fo:break-before="auto"/>
    </style:style>
    <style:style style:name="ro15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40"/>
        <table:table-column table:style-name="co6" table:default-cell-style-name="ce41"/>
        <table:table-column table:style-name="co7" table:default-cell-style-name="ce5"/>
        <table:table-column table:style-name="co8" table:default-cell-style-name="ce5"/>
        <table:table-column table:style-name="co9" table:default-cell-style-name="ce66"/>
        <table:table-column table:style-name="co10" table:default-cell-style-name="ce44" table:visibility="collapse"/>
        <table:table-column table:style-name="co9" table:default-cell-style-name="ce44"/>
        <table:table-column table:style-name="co9" table:number-columns-repeated="16372" table:default-cell-style-name="ce5"/>
        <table:table-row table:style-name="ro1">
          <table:table-cell table:style-name="ce75"/>
          <table:table-cell table:number-columns-repeated="4" table:style-name="ce3"/>
          <table:table-cell table:style-name="ce76"/>
          <table:table-cell table:style-name="ce2"/>
          <table:table-cell table:style-name="ce3"/>
          <table:table-cell table:style-name="ce4"/>
          <table:table-cell table:style-name="ce66"/>
          <table:table-cell table:number-columns-repeated="2" table:style-name="ce44"/>
          <table:table-cell table:number-columns-repeated="16372"/>
        </table:table-row>
        <table:table-row table:style-name="ro2">
          <table:table-cell table:style-name="ce74"/>
          <table:table-cell office:value-type="string" table:number-columns-spanned="5" table:number-rows-spanned="1" table:style-name="ce140">
            <text:p>Value <text:s/>Added <text:s/>Tax <text:s/>Return</text:p>
          </table:table-cell>
          <table:covered-table-cell table:number-columns-repeated="4"/>
          <table:table-cell table:style-name="ce15"/>
          <table:table-cell table:style-name="ce10"/>
          <table:table-cell table:style-name="ce13"/>
          <table:table-cell table:style-name="ce19"/>
          <table:table-cell office:value-type="date" office:date-value="2010-06-30T00:00:00" table:formula="msoxl:=Vatinterface!B6" table:style-name="ce72">
            <text:p>30 June 2010</text:p>
          </table:table-cell>
          <table:table-cell table:style-name="ce44"/>
          <table:table-cell table:number-columns-repeated="16372"/>
        </table:table-row>
        <table:table-row table:style-name="ro3">
          <table:table-cell table:style-name="ce1"/>
          <table:table-cell table:style-name="ce42"/>
          <table:table-cell table:style-name="ce7"/>
          <table:table-cell table:style-name="ce8"/>
          <table:table-cell office:value-type="string" table:style-name="ce9">
            <text:p>Copy values in boxes to your Vat return</text:p>
          </table:table-cell>
          <table:table-cell table:style-name="ce10"/>
          <table:table-cell table:style-name="ce11"/>
          <table:table-cell table:style-name="ce12"/>
          <table:table-cell table:style-name="ce13"/>
          <table:table-cell table:style-name="ce19"/>
          <table:table-cell office:value-type="date" office:date-value="2010-07-31T00:00:00" table:formula="msoxl:=Vatinterface!B7" table:style-name="ce72">
            <text:p>31 July 2010</text:p>
          </table:table-cell>
          <table:table-cell table:style-name="ce44"/>
          <table:table-cell table:number-columns-repeated="16372"/>
        </table:table-row>
        <table:table-row table:style-name="ro4">
          <table:table-cell table:style-name="ce1"/>
          <table:table-cell office:value-type="string" table:number-columns-spanned="2" table:number-rows-spanned="4" table:style-name="ce191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number-columns-repeated="2" table:style-name="ce6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office:value-type="date" office:date-value="2010-08-31T00:00:00" table:formula="msoxl:=Vatinterface!B8" table:style-name="ce72">
            <text:p>31 August 2010</text:p>
          </table:table-cell>
          <table:table-cell table:style-name="ce44"/>
          <table:table-cell table:number-columns-repeated="16372"/>
        </table:table-row>
        <table:table-row table:style-name="ro5">
          <table:table-cell table:style-name="ce1"/>
          <table:covered-table-cell/>
          <table:covered-table-cell/>
          <table:table-cell table:style-name="ce10"/>
          <table:table-cell office:value-type="string" table:number-columns-spanned="2" table:number-rows-spanned="1" table:style-name="ce142">
            <text:p>VAT Period ends</text:p>
          </table:table-cell>
          <table:covered-table-cell/>
          <table:table-cell office:value-type="date" office:date-value="2010-08-31T00:00:00" table:style-name="ce43">
            <text:p>31 August 2010</text:p>
          </table:table-cell>
          <table:table-cell table:style-name="ce10"/>
          <table:table-cell table:style-name="ce13"/>
          <table:table-cell table:style-name="ce19"/>
          <table:table-cell office:value-type="date" office:date-value="2010-09-30T00:00:00" table:formula="msoxl:=Vatinterface!B9" table:style-name="ce72">
            <text:p>30 September 2010</text:p>
          </table:table-cell>
          <table:table-cell table:style-name="ce45"/>
          <table:table-cell table:number-columns-repeated="16372"/>
        </table:table-row>
        <table:table-row table:style-name="ro6">
          <table:table-cell table:style-name="ce1"/>
          <table:covered-table-cell/>
          <table:covered-table-cell/>
          <table:table-cell table:style-name="ce10"/>
          <table:table-cell table:style-name="ce16"/>
          <table:table-cell table:style-name="ce17"/>
          <table:table-cell table:style-name="ce18"/>
          <table:table-cell table:style-name="ce10"/>
          <table:table-cell table:style-name="ce13"/>
          <table:table-cell table:style-name="ce19"/>
          <table:table-cell office:value-type="date" office:date-value="2010-10-31T00:00:00" table:formula="msoxl:=Vatinterface!B10" table:style-name="ce72">
            <text:p>31 October 2010</text:p>
          </table:table-cell>
          <table:table-cell table:style-name="ce44"/>
          <table:table-cell table:number-columns-repeated="16372" table:style-name="ce19"/>
        </table:table-row>
        <table:table-row table:style-name="ro6">
          <table:table-cell table:style-name="ce1"/>
          <table:covered-table-cell/>
          <table:covered-table-cell/>
          <table:table-cell table:style-name="ce10"/>
          <table:table-cell office:value-type="string" table:number-columns-spanned="2" table:number-rows-spanned="1" table:style-name="ce144">
            <text:p>Due date:</text:p>
          </table:table-cell>
          <table:covered-table-cell/>
          <table:table-cell office:value-type="date" office:date-value="2010-09-30T00:00:00" table:formula="msoxl:=LOOKUP(G$5,Vatinterface!B:B,Vatinterface!C:C)" table:style-name="ce20">
            <text:p>30 September 2010</text:p>
          </table:table-cell>
          <table:table-cell table:style-name="ce10"/>
          <table:table-cell table:style-name="ce13"/>
          <table:table-cell table:style-name="ce19"/>
          <table:table-cell office:value-type="date" office:date-value="2010-11-30T00:00:00" table:formula="msoxl:=Vatinterface!B11" table:style-name="ce72">
            <text:p>30 November 2010</text:p>
          </table:table-cell>
          <table:table-cell table:style-name="ce44"/>
          <table:table-cell table:number-columns-repeated="16372"/>
        </table:table-row>
        <table:table-row table:style-name="ro7">
          <table:table-cell table:style-name="ce1"/>
          <table:table-cell table:number-columns-repeated="4" table:style-name="ce10"/>
          <table:table-cell table:style-name="ce21"/>
          <table:table-cell table:style-name="ce15"/>
          <table:table-cell table:style-name="ce10"/>
          <table:table-cell table:style-name="ce13"/>
          <table:table-cell table:style-name="ce19"/>
          <table:table-cell office:value-type="date" office:date-value="2010-12-31T00:00:00" table:formula="msoxl:=Vatinterface!B12" table:style-name="ce72">
            <text:p>31 December 2010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0"/>
          <table:table-cell office:value-type="string" table:number-columns-spanned="4" table:number-rows-spanned="1" table:style-name="ce190">
            <text:p>VAT due on<text:s/><text:span text:style-name="T2">sales</text:span></text:p>
          </table:table-cell>
          <table:covered-table-cell table:number-columns-repeated="3"/>
          <table:table-cell office:value-type="float" office:value="1" table:style-name="ce22">
            <text:p>1</text:p>
          </table:table-cell>
          <table:table-cell office:value-type="float" office:value="0" table:formula="msoxl:=LOOKUP(G$5,Vatinterface!B:B,Vatinterface!G:G)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1-31T00:00:00" table:formula="msoxl:=Vatinterface!B13" table:style-name="ce72">
            <text:p>31 January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122"/>
          <table:table-cell table:number-columns-repeated="4" table:style-name="ce24"/>
          <table:table-cell table:style-name="ce25"/>
          <table:table-cell table:style-name="ce26"/>
          <table:table-cell table:style-name="ce10"/>
          <table:table-cell table:style-name="ce13"/>
          <table:table-cell table:style-name="ce19"/>
          <table:table-cell office:value-type="date" office:date-value="2011-02-28T00:00:00" table:formula="msoxl:=Vatinterface!B14" table:style-name="ce72">
            <text:p>28 February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table:number-columns-spanned="4" table:number-rows-spanned="1" table:style-name="ce190">
            <text:p>VAT due on<text:s/><text:span text:style-name="T2">purchases<text:s/></text:span>from<text:s/><text:span text:style-name="T2">other EU states</text:span></text:p>
          </table:table-cell>
          <table:covered-table-cell table:number-columns-repeated="3"/>
          <table:table-cell office:value-type="float" office:value="2" table:style-name="ce22">
            <text:p>2</text:p>
          </table:table-cell>
          <table:table-cell office:value-type="float" office:value="0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3-31T00:00:00" table:formula="msoxl:=Vatinterface!B15" table:style-name="ce72">
            <text:p>31 March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1"/>
          <table:table-cell table:number-columns-repeated="4" table:style-name="ce24"/>
          <table:table-cell table:style-name="ce25"/>
          <table:table-cell table:style-name="ce26"/>
          <table:table-cell table:style-name="ce10"/>
          <table:table-cell table:style-name="ce13"/>
          <table:table-cell table:style-name="ce19"/>
          <table:table-cell office:value-type="date" office:date-value="2011-04-30T00:00:00" table:formula="msoxl:=Vatinterface!B16" table:style-name="ce72">
            <text:p>30 April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table:number-columns-spanned="4" table:number-rows-spanned="1" table:style-name="ce190">
            <text:p>VAT due on<text:s/><text:span text:style-name="T2">sales</text:span></text:p>
          </table:table-cell>
          <table:covered-table-cell table:number-columns-repeated="3"/>
          <table:table-cell office:value-type="float" office:value="3" table:style-name="ce22">
            <text:p>3</text:p>
          </table:table-cell>
          <table:table-cell office:value-type="float" office:value="0" table:formula="msoxl:=G9+G11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5-31T00:00:00" table:formula="msoxl:=Vatinterface!B17" table:style-name="ce72">
            <text:p>31 May 2011</text:p>
          </table:table-cell>
          <table:table-cell table:style-name="ce44"/>
          <table:table-cell table:number-columns-repeated="16372"/>
        </table:table-row>
        <table:table-row table:style-name="ro9">
          <table:table-cell table:style-name="ce1"/>
          <table:table-cell table:number-columns-repeated="4" table:style-name="ce10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office:value-type="date" office:date-value="2011-06-30T00:00:00" table:formula="msoxl:=Vatinterface!B18" table:style-name="ce72">
            <text:p>30 June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table:number-columns-spanned="4" table:number-rows-spanned="1" table:style-name="ce190">
            <text:p>VAT reclaimed on<text:s/><text:span text:style-name="T2">purchases</text:span></text:p>
          </table:table-cell>
          <table:covered-table-cell table:number-columns-repeated="3"/>
          <table:table-cell office:value-type="float" office:value="4" table:style-name="ce22">
            <text:p>4</text:p>
          </table:table-cell>
          <table:table-cell office:value-type="float" office:value="0" table:formula="msoxl:=LOOKUP(G$5,Vatinterface!B:B,Vatinterface!K:K)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7-31T00:00:00" table:formula="msoxl:=Vatinterface!B19" table:style-name="ce72">
            <text:p>31 July 2011</text:p>
          </table:table-cell>
          <table:table-cell table:style-name="ce44"/>
          <table:table-cell table:number-columns-repeated="16372"/>
        </table:table-row>
        <table:table-row table:style-name="ro3">
          <table:table-cell table:style-name="ce1"/>
          <table:table-cell table:number-columns-repeated="4" table:style-name="ce10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style-name="ce73"/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office:string-value="Net VAT to be RECLIAMED from Customs" table:formula="msoxl:=IF(G17&gt;0,&quot;Net VAT to be PAID to Customs&quot;,&quot;Net VAT to be RECLIAMED from Customs&quot;)" table:number-columns-spanned="4" table:number-rows-spanned="1" table:style-name="ce192">
            <text:p>Net VAT to be RECLIAMED from Customs</text:p>
          </table:table-cell>
          <table:covered-table-cell table:number-columns-repeated="3"/>
          <table:table-cell office:value-type="float" office:value="5" table:style-name="ce22">
            <text:p>5</text:p>
          </table:table-cell>
          <table:table-cell office:value-type="float" office:value="0" table:formula="msoxl:=G13-G15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table:style-name="ce73"/>
          <table:table-cell table:number-columns-repeated="16373"/>
        </table:table-row>
        <table:table-row table:style-name="ro8">
          <table:table-cell table:style-name="ce122"/>
          <table:table-cell table:number-columns-repeated="4" table:style-name="ce27"/>
          <table:table-cell table:style-name="ce28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3">
          <table:table-cell table:style-name="ce122"/>
          <table:table-cell office:value-type="string" office:string-value=" " table:formula="msoxl:=IF(LOOKUP(G$5,Vatinterface!B:B,Vatinterface!M:M)&gt;0,&quot;FLAT RATE SCHEME APPLIED&quot;,&quot; &quot;)" table:number-columns-spanned="3" table:number-rows-spanned="1" table:style-name="ce193">
            <text:p><text:s/></text:p>
          </table:table-cell>
          <table:covered-table-cell table:number-columns-repeated="2"/>
          <table:table-cell office:value-type="string" office:string-value=" " table:formula="msoxl:=IF(LOOKUP(G$5,Vatinterface!B:B,Vatinterface!M:M)&gt;0,LOOKUP(G$5,Vatinterface!B:B,Vatinterface!M:M),&quot; &quot;)" table:style-name="ce123">
            <text:p><text:s/></text:p>
          </table:table-cell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3">
          <table:table-cell table:style-name="ce122"/>
          <table:table-cell table:number-columns-repeated="3" table:style-name="ce125"/>
          <table:table-cell table:style-name="ce126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office:string-value="Total value of sales excluding VAT" table:formula="msoxl:=IF(LOOKUP(G$5,Vatinterface!B:B,Vatinterface!M:M)&gt;0,&quot;Total value of sales including VAT&quot;,&quot;Total value of sales excluding VAT&quot;)" table:number-columns-spanned="4" table:number-rows-spanned="1" table:style-name="ce190">
            <text:p>Total value of sales excluding VAT</text:p>
          </table:table-cell>
          <table:covered-table-cell table:number-columns-repeated="3"/>
          <table:table-cell office:value-type="float" office:value="6" table:style-name="ce22">
            <text:p>6</text:p>
          </table:table-cell>
          <table:table-cell office:value-type="float" office:value="0" table:formula="msoxl:=IF(LOOKUP(G$5,Vatinterface!B:B,Vatinterface!M:M)&gt;0,(LOOKUP(G$5,Vatinterface!B:B,Vatinterface!E:E)+LOOKUP(G$5,Vatinterface!B:B,Vatinterface!G:G)),LOOKUP(G$5,Vatinterface!B:B,Vatinterface!E:E))" table:style-name="ce29">
            <text:p>0<text:s/></text:p>
          </table:table-cell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3">
          <table:table-cell table:style-name="ce122"/>
          <table:table-cell table:number-columns-repeated="4" table:style-name="ce10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8">
          <table:table-cell table:style-name="ce70"/>
          <table:table-cell office:value-type="string" table:number-columns-spanned="4" table:number-rows-spanned="1" table:style-name="ce190">
            <text:p>Total value of<text:s/><text:span text:style-name="T2">purchases</text:span><text:s/>excluding VAT</text:p>
          </table:table-cell>
          <table:covered-table-cell table:number-columns-repeated="3"/>
          <table:table-cell office:value-type="float" office:value="7" table:style-name="ce22">
            <text:p>7</text:p>
          </table:table-cell>
          <table:table-cell office:value-type="float" office:value="0" table:formula="msoxl:=LOOKUP(G$5,Vatinterface!B:B,Vatinterface!I:I)" table:style-name="ce29">
            <text:p>0<text:s/></text:p>
          </table:table-cell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table:style-name="ce1"/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0">
            <text:p>Note:<text:s/></text:p>
          </table:table-cell>
          <table:table-cell office:value-type="string" table:style-name="ce31">
            <text:p>Box 2 is set to zero, any amounts due should be calculated and inserted manually</text:p>
          </table:table-cell>
          <table:table-cell table:number-columns-repeated="3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table:style-name="ce32"/>
          <table:table-cell office:value-type="string" table:style-name="ce31">
            <text:p>If goods are bought or sold to other EU states boxes 8 &amp; 9 on the return will require completion</text:p>
          </table:table-cell>
          <table:table-cell table:number-columns-repeated="3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table:style-name="ce1"/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3">
            <text:p>Vat returns must be received by HM Revenue &amp; Customs on or before the due date to avoid surcharges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4">
            <text:p>Make cheques payable to "HM Revenue &amp; Customs" and write your VAT registration number on the back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4">
            <text:p>Quote your VAT registration number as a reference if paying direct by bank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4">
            <text:p>Account Name: HMRC VAT: Account No: 11963155 Sort Code: 08 32 00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10">
          <table:table-cell table:style-name="ce35"/>
          <table:table-cell table:number-columns-repeated="4" table:style-name="ce36"/>
          <table:table-cell table:style-name="ce37"/>
          <table:table-cell table:style-name="ce38"/>
          <table:table-cell table:style-name="ce36"/>
          <table:table-cell table:style-name="ce39"/>
          <table:table-cell table:style-name="ce19"/>
          <table:table-cell table:number-columns-repeated="2" table:style-name="ce44"/>
          <table:table-cell table:number-columns-repeated="16372"/>
        </table:table-row>
        <table:table-row table:number-rows-repeated="1048544" table:style-name="ro5">
          <table:table-cell table:number-columns-repeated="16384"/>
        </table:table-row>
      </table:table>
      <table:table table:name="VATQtr2" table:style-name="ta1" table:print-ranges="VATQtr2.A1:VATQtr2.I3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40"/>
        <table:table-column table:style-name="co6" table:default-cell-style-name="ce41"/>
        <table:table-column table:style-name="co7" table:default-cell-style-name="ce5"/>
        <table:table-column table:style-name="co8" table:default-cell-style-name="ce5"/>
        <table:table-column table:style-name="co9" table:default-cell-style-name="ce66"/>
        <table:table-column table:style-name="co10" table:default-cell-style-name="ce44" table:visibility="collapse"/>
        <table:table-column table:style-name="co9" table:default-cell-style-name="ce44"/>
        <table:table-column table:style-name="co9" table:number-columns-repeated="16372" table:default-cell-style-name="ce5"/>
        <table:table-row table:style-name="ro1">
          <table:table-cell table:style-name="ce75"/>
          <table:table-cell table:number-columns-repeated="4" table:style-name="ce3"/>
          <table:table-cell table:style-name="ce76"/>
          <table:table-cell table:style-name="ce2"/>
          <table:table-cell table:style-name="ce3"/>
          <table:table-cell table:style-name="ce4"/>
          <table:table-cell table:style-name="ce66"/>
          <table:table-cell table:number-columns-repeated="2" table:style-name="ce44"/>
          <table:table-cell table:number-columns-repeated="16372"/>
        </table:table-row>
        <table:table-row table:style-name="ro2">
          <table:table-cell table:style-name="ce74"/>
          <table:table-cell office:value-type="string" table:number-columns-spanned="5" table:number-rows-spanned="1" table:style-name="ce140">
            <text:p>Value <text:s/>Added <text:s/>Tax <text:s/>Return</text:p>
          </table:table-cell>
          <table:covered-table-cell table:number-columns-repeated="4"/>
          <table:table-cell table:style-name="ce15"/>
          <table:table-cell table:style-name="ce10"/>
          <table:table-cell table:style-name="ce13"/>
          <table:table-cell table:style-name="ce19"/>
          <table:table-cell office:value-type="date" office:date-value="2010-06-30T00:00:00" table:formula="msoxl:=Vatinterface!B6" table:style-name="ce72">
            <text:p>30 June 2010</text:p>
          </table:table-cell>
          <table:table-cell table:style-name="ce44"/>
          <table:table-cell table:number-columns-repeated="16372"/>
        </table:table-row>
        <table:table-row table:style-name="ro3">
          <table:table-cell table:style-name="ce1"/>
          <table:table-cell table:style-name="ce42"/>
          <table:table-cell table:style-name="ce7"/>
          <table:table-cell table:style-name="ce8"/>
          <table:table-cell office:value-type="string" table:style-name="ce9">
            <text:p>Copy values in boxes to your Vat return</text:p>
          </table:table-cell>
          <table:table-cell table:style-name="ce10"/>
          <table:table-cell table:style-name="ce11"/>
          <table:table-cell table:style-name="ce12"/>
          <table:table-cell table:style-name="ce13"/>
          <table:table-cell table:style-name="ce19"/>
          <table:table-cell office:value-type="date" office:date-value="2010-07-31T00:00:00" table:formula="msoxl:=Vatinterface!B7" table:style-name="ce72">
            <text:p>31 July 2010</text:p>
          </table:table-cell>
          <table:table-cell table:style-name="ce44"/>
          <table:table-cell table:number-columns-repeated="16372"/>
        </table:table-row>
        <table:table-row table:style-name="ro4">
          <table:table-cell table:style-name="ce1"/>
          <table:table-cell office:value-type="string" table:number-columns-spanned="2" table:number-rows-spanned="4" table:style-name="ce191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number-columns-repeated="2" table:style-name="ce6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office:value-type="date" office:date-value="2010-08-31T00:00:00" table:formula="msoxl:=Vatinterface!B8" table:style-name="ce72">
            <text:p>31 August 2010</text:p>
          </table:table-cell>
          <table:table-cell table:style-name="ce44"/>
          <table:table-cell table:number-columns-repeated="16372"/>
        </table:table-row>
        <table:table-row table:style-name="ro5">
          <table:table-cell table:style-name="ce1"/>
          <table:covered-table-cell/>
          <table:covered-table-cell/>
          <table:table-cell table:style-name="ce10"/>
          <table:table-cell office:value-type="string" table:number-columns-spanned="2" table:number-rows-spanned="1" table:style-name="ce142">
            <text:p>VAT Period ends</text:p>
          </table:table-cell>
          <table:covered-table-cell/>
          <table:table-cell office:value-type="date" office:date-value="2010-10-31T00:00:00" table:style-name="ce43">
            <text:p>31 October 2010</text:p>
          </table:table-cell>
          <table:table-cell table:style-name="ce10"/>
          <table:table-cell table:style-name="ce13"/>
          <table:table-cell table:style-name="ce19"/>
          <table:table-cell office:value-type="date" office:date-value="2010-09-30T00:00:00" table:formula="msoxl:=Vatinterface!B9" table:style-name="ce72">
            <text:p>30 September 2010</text:p>
          </table:table-cell>
          <table:table-cell table:style-name="ce45"/>
          <table:table-cell table:number-columns-repeated="16372"/>
        </table:table-row>
        <table:table-row table:style-name="ro6">
          <table:table-cell table:style-name="ce1"/>
          <table:covered-table-cell/>
          <table:covered-table-cell/>
          <table:table-cell table:style-name="ce10"/>
          <table:table-cell table:style-name="ce16"/>
          <table:table-cell table:style-name="ce17"/>
          <table:table-cell table:style-name="ce18"/>
          <table:table-cell table:style-name="ce10"/>
          <table:table-cell table:style-name="ce13"/>
          <table:table-cell table:style-name="ce19"/>
          <table:table-cell office:value-type="date" office:date-value="2010-10-31T00:00:00" table:formula="msoxl:=Vatinterface!B10" table:style-name="ce72">
            <text:p>31 October 2010</text:p>
          </table:table-cell>
          <table:table-cell table:style-name="ce44"/>
          <table:table-cell table:number-columns-repeated="16372" table:style-name="ce19"/>
        </table:table-row>
        <table:table-row table:style-name="ro6">
          <table:table-cell table:style-name="ce1"/>
          <table:covered-table-cell/>
          <table:covered-table-cell/>
          <table:table-cell table:style-name="ce10"/>
          <table:table-cell office:value-type="string" table:number-columns-spanned="2" table:number-rows-spanned="1" table:style-name="ce144">
            <text:p>Due date:</text:p>
          </table:table-cell>
          <table:covered-table-cell/>
          <table:table-cell office:value-type="date" office:date-value="2010-11-30T00:00:00" table:formula="msoxl:=LOOKUP(G$5,Vatinterface!B:B,Vatinterface!C:C)" table:style-name="ce20">
            <text:p>30 November 2010</text:p>
          </table:table-cell>
          <table:table-cell table:style-name="ce10"/>
          <table:table-cell table:style-name="ce13"/>
          <table:table-cell table:style-name="ce19"/>
          <table:table-cell office:value-type="date" office:date-value="2010-11-30T00:00:00" table:formula="msoxl:=Vatinterface!B11" table:style-name="ce72">
            <text:p>30 November 2010</text:p>
          </table:table-cell>
          <table:table-cell table:style-name="ce44"/>
          <table:table-cell table:number-columns-repeated="16372"/>
        </table:table-row>
        <table:table-row table:style-name="ro7">
          <table:table-cell table:style-name="ce1"/>
          <table:table-cell table:number-columns-repeated="4" table:style-name="ce10"/>
          <table:table-cell table:style-name="ce21"/>
          <table:table-cell table:style-name="ce15"/>
          <table:table-cell table:style-name="ce10"/>
          <table:table-cell table:style-name="ce13"/>
          <table:table-cell table:style-name="ce19"/>
          <table:table-cell office:value-type="date" office:date-value="2010-12-31T00:00:00" table:formula="msoxl:=Vatinterface!B12" table:style-name="ce72">
            <text:p>31 December 2010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0"/>
          <table:table-cell office:value-type="string" table:number-columns-spanned="4" table:number-rows-spanned="1" table:style-name="ce190">
            <text:p>VAT due on<text:s/><text:span text:style-name="T2">sales</text:span></text:p>
          </table:table-cell>
          <table:covered-table-cell table:number-columns-repeated="3"/>
          <table:table-cell office:value-type="float" office:value="1" table:style-name="ce22">
            <text:p>1</text:p>
          </table:table-cell>
          <table:table-cell office:value-type="float" office:value="0" table:formula="msoxl:=LOOKUP(G$5,Vatinterface!B:B,Vatinterface!G:G)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1-31T00:00:00" table:formula="msoxl:=Vatinterface!B13" table:style-name="ce72">
            <text:p>31 January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table:number-columns-repeated="4" table:style-name="ce24"/>
          <table:table-cell table:style-name="ce25"/>
          <table:table-cell table:style-name="ce26"/>
          <table:table-cell table:style-name="ce10"/>
          <table:table-cell table:style-name="ce13"/>
          <table:table-cell table:style-name="ce19"/>
          <table:table-cell office:value-type="date" office:date-value="2011-02-28T00:00:00" table:formula="msoxl:=Vatinterface!B14" table:style-name="ce72">
            <text:p>28 February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table:number-columns-spanned="4" table:number-rows-spanned="1" table:style-name="ce190">
            <text:p>VAT due on<text:s/><text:span text:style-name="T2">purchases<text:s/></text:span>from<text:s/><text:span text:style-name="T2">other EU states</text:span></text:p>
          </table:table-cell>
          <table:covered-table-cell table:number-columns-repeated="3"/>
          <table:table-cell office:value-type="float" office:value="2" table:style-name="ce22">
            <text:p>2</text:p>
          </table:table-cell>
          <table:table-cell office:value-type="float" office:value="0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3-31T00:00:00" table:formula="msoxl:=Vatinterface!B15" table:style-name="ce72">
            <text:p>31 March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table:number-columns-repeated="4" table:style-name="ce24"/>
          <table:table-cell table:style-name="ce25"/>
          <table:table-cell table:style-name="ce26"/>
          <table:table-cell table:style-name="ce10"/>
          <table:table-cell table:style-name="ce13"/>
          <table:table-cell table:style-name="ce19"/>
          <table:table-cell office:value-type="date" office:date-value="2011-04-30T00:00:00" table:formula="msoxl:=Vatinterface!B16" table:style-name="ce72">
            <text:p>30 April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table:number-columns-spanned="4" table:number-rows-spanned="1" table:style-name="ce190">
            <text:p>VAT due on<text:s/><text:span text:style-name="T2">sales</text:span></text:p>
          </table:table-cell>
          <table:covered-table-cell table:number-columns-repeated="3"/>
          <table:table-cell office:value-type="float" office:value="3" table:style-name="ce22">
            <text:p>3</text:p>
          </table:table-cell>
          <table:table-cell office:value-type="float" office:value="0" table:formula="msoxl:=G9+G11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5-31T00:00:00" table:formula="msoxl:=Vatinterface!B17" table:style-name="ce72">
            <text:p>31 May 2011</text:p>
          </table:table-cell>
          <table:table-cell table:style-name="ce44"/>
          <table:table-cell table:number-columns-repeated="16372"/>
        </table:table-row>
        <table:table-row table:style-name="ro9">
          <table:table-cell table:style-name="ce71"/>
          <table:table-cell table:number-columns-repeated="4" table:style-name="ce10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office:value-type="date" office:date-value="2011-06-30T00:00:00" table:formula="msoxl:=Vatinterface!B18" table:style-name="ce72">
            <text:p>30 June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table:number-columns-spanned="4" table:number-rows-spanned="1" table:style-name="ce190">
            <text:p>VAT reclaimed on<text:s/><text:span text:style-name="T2">purchases</text:span></text:p>
          </table:table-cell>
          <table:covered-table-cell table:number-columns-repeated="3"/>
          <table:table-cell office:value-type="float" office:value="4" table:style-name="ce22">
            <text:p>4</text:p>
          </table:table-cell>
          <table:table-cell office:value-type="float" office:value="0" table:formula="msoxl:=LOOKUP(G$5,Vatinterface!B:B,Vatinterface!K:K)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7-31T00:00:00" table:formula="msoxl:=Vatinterface!B19" table:style-name="ce72">
            <text:p>31 July 2011</text:p>
          </table:table-cell>
          <table:table-cell table:style-name="ce44"/>
          <table:table-cell table:number-columns-repeated="16372"/>
        </table:table-row>
        <table:table-row table:style-name="ro3">
          <table:table-cell table:style-name="ce71"/>
          <table:table-cell table:number-columns-repeated="4" table:style-name="ce10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style-name="ce73"/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office:string-value="Net VAT to be RECLIAMED from Customs" table:formula="msoxl:=IF(G17&gt;0,&quot;Net VAT to be PAID to Customs&quot;,&quot;Net VAT to be RECLIAMED from Customs&quot;)" table:number-columns-spanned="4" table:number-rows-spanned="1" table:style-name="ce192">
            <text:p>Net VAT to be RECLIAMED from Customs</text:p>
          </table:table-cell>
          <table:covered-table-cell table:number-columns-repeated="3"/>
          <table:table-cell office:value-type="float" office:value="5" table:style-name="ce22">
            <text:p>5</text:p>
          </table:table-cell>
          <table:table-cell office:value-type="float" office:value="0" table:formula="msoxl:=G13-G15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table:style-name="ce73"/>
          <table:table-cell table:number-columns-repeated="16373"/>
        </table:table-row>
        <table:table-row table:style-name="ro8">
          <table:table-cell table:style-name="ce124"/>
          <table:table-cell table:number-columns-repeated="4" table:style-name="ce27"/>
          <table:table-cell table:style-name="ce28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3">
          <table:table-cell table:style-name="ce122"/>
          <table:table-cell office:value-type="string" office:string-value=" " table:formula="msoxl:=IF(LOOKUP(G$5,Vatinterface!B:B,Vatinterface!M:M)&gt;0,&quot;FLAT RATE SCHEME APPLIED&quot;,&quot; &quot;)" table:number-columns-spanned="3" table:number-rows-spanned="1" table:style-name="ce193">
            <text:p><text:s/></text:p>
          </table:table-cell>
          <table:covered-table-cell table:number-columns-repeated="2"/>
          <table:table-cell office:value-type="string" office:string-value=" " table:formula="msoxl:=IF(LOOKUP(G$5,Vatinterface!B:B,Vatinterface!M:M)&gt;0,LOOKUP(G$5,Vatinterface!B:B,Vatinterface!M:M),&quot; &quot;)" table:style-name="ce123">
            <text:p><text:s/></text:p>
          </table:table-cell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3">
          <table:table-cell table:style-name="ce124"/>
          <table:table-cell table:number-columns-repeated="3" table:style-name="ce125"/>
          <table:table-cell table:style-name="ce126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office:string-value="Total value of sales excluding VAT" table:formula="msoxl:=IF(LOOKUP(G$5,Vatinterface!B:B,Vatinterface!M:M)&gt;0,&quot;Total value of sales including VAT&quot;,&quot;Total value of sales excluding VAT&quot;)" table:number-columns-spanned="4" table:number-rows-spanned="1" table:style-name="ce190">
            <text:p>Total value of sales excluding VAT</text:p>
          </table:table-cell>
          <table:covered-table-cell table:number-columns-repeated="3"/>
          <table:table-cell office:value-type="float" office:value="6" table:style-name="ce22">
            <text:p>6</text:p>
          </table:table-cell>
          <table:table-cell office:value-type="float" office:value="0" table:formula="msoxl:=IF(LOOKUP(G$5,Vatinterface!B:B,Vatinterface!M:M)&gt;0,(LOOKUP(G$5,Vatinterface!B:B,Vatinterface!E:E)+LOOKUP(G$5,Vatinterface!B:B,Vatinterface!G:G)),LOOKUP(G$5,Vatinterface!B:B,Vatinterface!E:E))" table:style-name="ce29">
            <text:p>0<text:s/></text:p>
          </table:table-cell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3">
          <table:table-cell table:style-name="ce124"/>
          <table:table-cell table:number-columns-repeated="4" table:style-name="ce10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8">
          <table:table-cell table:style-name="ce70"/>
          <table:table-cell office:value-type="string" table:number-columns-spanned="4" table:number-rows-spanned="1" table:style-name="ce190">
            <text:p>Total value of<text:s/><text:span text:style-name="T2">purchases</text:span><text:s/>excluding VAT</text:p>
          </table:table-cell>
          <table:covered-table-cell table:number-columns-repeated="3"/>
          <table:table-cell office:value-type="float" office:value="7" table:style-name="ce22">
            <text:p>7</text:p>
          </table:table-cell>
          <table:table-cell office:value-type="float" office:value="0" table:formula="msoxl:=LOOKUP(G$5,Vatinterface!B:B,Vatinterface!I:I)" table:style-name="ce29">
            <text:p>0<text:s/></text:p>
          </table:table-cell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table:style-name="ce1"/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0">
            <text:p>Note:<text:s/></text:p>
          </table:table-cell>
          <table:table-cell office:value-type="string" table:style-name="ce31">
            <text:p>Box 2 is set to zero, any amounts due should be calculated and inserted manually</text:p>
          </table:table-cell>
          <table:table-cell table:number-columns-repeated="3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table:style-name="ce32"/>
          <table:table-cell office:value-type="string" table:style-name="ce31">
            <text:p>If goods are bought or sold to other EU states boxes 8 &amp; 9 on the return will require completion</text:p>
          </table:table-cell>
          <table:table-cell table:number-columns-repeated="3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table:style-name="ce1"/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3">
            <text:p>Vat returns must be received by HM Revenue &amp; Customs on or before the due date to avoid surcharges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4">
            <text:p>Make cheques payable to "H M Revenue &amp; Customs" and write your VAT registration number on the back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4">
            <text:p>Quote your VAT registration number as a reference if paying direct by bank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4">
            <text:p>Account Name: HMRC VAT: Account No: 11963155 Sort Code: 08 32 00<text:s/>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10">
          <table:table-cell table:style-name="ce35"/>
          <table:table-cell table:number-columns-repeated="4" table:style-name="ce36"/>
          <table:table-cell table:style-name="ce37"/>
          <table:table-cell table:style-name="ce38"/>
          <table:table-cell table:style-name="ce36"/>
          <table:table-cell table:style-name="ce39"/>
          <table:table-cell table:style-name="ce19"/>
          <table:table-cell table:number-columns-repeated="2" table:style-name="ce44"/>
          <table:table-cell table:number-columns-repeated="16372"/>
        </table:table-row>
        <table:table-row table:number-rows-repeated="1048544" table:style-name="ro5">
          <table:table-cell table:number-columns-repeated="16384"/>
        </table:table-row>
      </table:table>
      <table:table table:name="VATQtr3" table:style-name="ta1" table:print-ranges="VATQtr3.A1:VATQtr3.I3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40"/>
        <table:table-column table:style-name="co6" table:default-cell-style-name="ce41"/>
        <table:table-column table:style-name="co7" table:default-cell-style-name="ce5"/>
        <table:table-column table:style-name="co8" table:default-cell-style-name="ce5"/>
        <table:table-column table:style-name="co9" table:default-cell-style-name="ce66"/>
        <table:table-column table:style-name="co10" table:default-cell-style-name="ce44" table:visibility="collapse"/>
        <table:table-column table:style-name="co9" table:default-cell-style-name="ce44"/>
        <table:table-column table:style-name="co9" table:number-columns-repeated="16372" table:default-cell-style-name="ce5"/>
        <table:table-row table:style-name="ro1">
          <table:table-cell table:style-name="ce75"/>
          <table:table-cell table:number-columns-repeated="4" table:style-name="ce3"/>
          <table:table-cell table:style-name="ce76"/>
          <table:table-cell table:style-name="ce2"/>
          <table:table-cell table:style-name="ce3"/>
          <table:table-cell table:style-name="ce4"/>
          <table:table-cell table:style-name="ce66"/>
          <table:table-cell table:number-columns-repeated="2" table:style-name="ce44"/>
          <table:table-cell table:number-columns-repeated="16372"/>
        </table:table-row>
        <table:table-row table:style-name="ro2">
          <table:table-cell table:style-name="ce74"/>
          <table:table-cell office:value-type="string" table:number-columns-spanned="5" table:number-rows-spanned="1" table:style-name="ce140">
            <text:p>Value <text:s/>Added <text:s/>Tax <text:s/>Return</text:p>
          </table:table-cell>
          <table:covered-table-cell table:number-columns-repeated="4"/>
          <table:table-cell table:style-name="ce15"/>
          <table:table-cell table:style-name="ce10"/>
          <table:table-cell table:style-name="ce13"/>
          <table:table-cell table:style-name="ce19"/>
          <table:table-cell office:value-type="date" office:date-value="2010-06-30T00:00:00" table:formula="msoxl:=Vatinterface!B6" table:style-name="ce72">
            <text:p>30 June 2010</text:p>
          </table:table-cell>
          <table:table-cell table:style-name="ce44"/>
          <table:table-cell table:number-columns-repeated="16372"/>
        </table:table-row>
        <table:table-row table:style-name="ro3">
          <table:table-cell table:style-name="ce1"/>
          <table:table-cell table:style-name="ce42"/>
          <table:table-cell table:style-name="ce7"/>
          <table:table-cell table:style-name="ce8"/>
          <table:table-cell office:value-type="string" table:style-name="ce9">
            <text:p>Copy values in boxes to your Vat return</text:p>
          </table:table-cell>
          <table:table-cell table:style-name="ce10"/>
          <table:table-cell table:style-name="ce11"/>
          <table:table-cell table:style-name="ce12"/>
          <table:table-cell table:style-name="ce13"/>
          <table:table-cell table:style-name="ce19"/>
          <table:table-cell office:value-type="date" office:date-value="2010-07-31T00:00:00" table:formula="msoxl:=Vatinterface!B7" table:style-name="ce72">
            <text:p>31 July 2010</text:p>
          </table:table-cell>
          <table:table-cell table:style-name="ce44"/>
          <table:table-cell table:number-columns-repeated="16372"/>
        </table:table-row>
        <table:table-row table:style-name="ro4">
          <table:table-cell table:style-name="ce1"/>
          <table:table-cell office:value-type="string" table:number-columns-spanned="2" table:number-rows-spanned="4" table:style-name="ce191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number-columns-repeated="2" table:style-name="ce6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office:value-type="date" office:date-value="2010-08-31T00:00:00" table:formula="msoxl:=Vatinterface!B8" table:style-name="ce72">
            <text:p>31 August 2010</text:p>
          </table:table-cell>
          <table:table-cell table:style-name="ce44"/>
          <table:table-cell table:number-columns-repeated="16372"/>
        </table:table-row>
        <table:table-row table:style-name="ro5">
          <table:table-cell table:style-name="ce1"/>
          <table:covered-table-cell/>
          <table:covered-table-cell/>
          <table:table-cell table:style-name="ce10"/>
          <table:table-cell office:value-type="string" table:number-columns-spanned="2" table:number-rows-spanned="1" table:style-name="ce142">
            <text:p>VAT Period ends</text:p>
          </table:table-cell>
          <table:covered-table-cell/>
          <table:table-cell office:value-type="date" office:date-value="2010-12-31T00:00:00" table:style-name="ce43">
            <text:p>31 December 2010</text:p>
          </table:table-cell>
          <table:table-cell table:style-name="ce10"/>
          <table:table-cell table:style-name="ce13"/>
          <table:table-cell table:style-name="ce19"/>
          <table:table-cell office:value-type="date" office:date-value="2010-09-30T00:00:00" table:formula="msoxl:=Vatinterface!B9" table:style-name="ce72">
            <text:p>30 September 2010</text:p>
          </table:table-cell>
          <table:table-cell table:style-name="ce45"/>
          <table:table-cell table:number-columns-repeated="16372"/>
        </table:table-row>
        <table:table-row table:style-name="ro6">
          <table:table-cell table:style-name="ce1"/>
          <table:covered-table-cell/>
          <table:covered-table-cell/>
          <table:table-cell table:style-name="ce10"/>
          <table:table-cell table:style-name="ce16"/>
          <table:table-cell table:style-name="ce17"/>
          <table:table-cell table:style-name="ce18"/>
          <table:table-cell table:style-name="ce10"/>
          <table:table-cell table:style-name="ce13"/>
          <table:table-cell table:style-name="ce19"/>
          <table:table-cell office:value-type="date" office:date-value="2010-10-31T00:00:00" table:formula="msoxl:=Vatinterface!B10" table:style-name="ce72">
            <text:p>31 October 2010</text:p>
          </table:table-cell>
          <table:table-cell table:style-name="ce44"/>
          <table:table-cell table:number-columns-repeated="16372" table:style-name="ce19"/>
        </table:table-row>
        <table:table-row table:style-name="ro6">
          <table:table-cell table:style-name="ce1"/>
          <table:covered-table-cell/>
          <table:covered-table-cell/>
          <table:table-cell table:style-name="ce10"/>
          <table:table-cell office:value-type="string" table:number-columns-spanned="2" table:number-rows-spanned="1" table:style-name="ce144">
            <text:p>Due date:</text:p>
          </table:table-cell>
          <table:covered-table-cell/>
          <table:table-cell office:value-type="date" office:date-value="2011-01-31T00:00:00" table:formula="msoxl:=LOOKUP(G$5,Vatinterface!B:B,Vatinterface!C:C)" table:style-name="ce20">
            <text:p>31 January 2011</text:p>
          </table:table-cell>
          <table:table-cell table:style-name="ce10"/>
          <table:table-cell table:style-name="ce13"/>
          <table:table-cell table:style-name="ce19"/>
          <table:table-cell office:value-type="date" office:date-value="2010-11-30T00:00:00" table:formula="msoxl:=Vatinterface!B11" table:style-name="ce72">
            <text:p>30 November 2010</text:p>
          </table:table-cell>
          <table:table-cell table:style-name="ce44"/>
          <table:table-cell table:number-columns-repeated="16372"/>
        </table:table-row>
        <table:table-row table:style-name="ro7">
          <table:table-cell table:style-name="ce1"/>
          <table:table-cell table:number-columns-repeated="4" table:style-name="ce10"/>
          <table:table-cell table:style-name="ce21"/>
          <table:table-cell table:style-name="ce15"/>
          <table:table-cell table:style-name="ce10"/>
          <table:table-cell table:style-name="ce13"/>
          <table:table-cell table:style-name="ce19"/>
          <table:table-cell office:value-type="date" office:date-value="2010-12-31T00:00:00" table:formula="msoxl:=Vatinterface!B12" table:style-name="ce72">
            <text:p>31 December 2010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0"/>
          <table:table-cell office:value-type="string" table:number-columns-spanned="4" table:number-rows-spanned="1" table:style-name="ce190">
            <text:p>VAT due on<text:s/><text:span text:style-name="T2">sales</text:span></text:p>
          </table:table-cell>
          <table:covered-table-cell table:number-columns-repeated="3"/>
          <table:table-cell office:value-type="float" office:value="1" table:style-name="ce22">
            <text:p>1</text:p>
          </table:table-cell>
          <table:table-cell office:value-type="float" office:value="0" table:formula="msoxl:=LOOKUP(G$5,Vatinterface!B:B,Vatinterface!G:G)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1-31T00:00:00" table:formula="msoxl:=Vatinterface!B13" table:style-name="ce72">
            <text:p>31 January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table:number-columns-repeated="4" table:style-name="ce24"/>
          <table:table-cell table:style-name="ce25"/>
          <table:table-cell table:style-name="ce26"/>
          <table:table-cell table:style-name="ce10"/>
          <table:table-cell table:style-name="ce13"/>
          <table:table-cell table:style-name="ce19"/>
          <table:table-cell office:value-type="date" office:date-value="2011-02-28T00:00:00" table:formula="msoxl:=Vatinterface!B14" table:style-name="ce72">
            <text:p>28 February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table:number-columns-spanned="4" table:number-rows-spanned="1" table:style-name="ce190">
            <text:p>VAT due on<text:s/><text:span text:style-name="T2">purchases<text:s/></text:span>from<text:s/><text:span text:style-name="T2">other EU states</text:span></text:p>
          </table:table-cell>
          <table:covered-table-cell table:number-columns-repeated="3"/>
          <table:table-cell office:value-type="float" office:value="2" table:style-name="ce22">
            <text:p>2</text:p>
          </table:table-cell>
          <table:table-cell office:value-type="float" office:value="0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3-31T00:00:00" table:formula="msoxl:=Vatinterface!B15" table:style-name="ce72">
            <text:p>31 March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table:number-columns-repeated="4" table:style-name="ce24"/>
          <table:table-cell table:style-name="ce25"/>
          <table:table-cell table:style-name="ce26"/>
          <table:table-cell table:style-name="ce10"/>
          <table:table-cell table:style-name="ce13"/>
          <table:table-cell table:style-name="ce19"/>
          <table:table-cell office:value-type="date" office:date-value="2011-04-30T00:00:00" table:formula="msoxl:=Vatinterface!B16" table:style-name="ce72">
            <text:p>30 April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table:number-columns-spanned="4" table:number-rows-spanned="1" table:style-name="ce190">
            <text:p>VAT due on<text:s/><text:span text:style-name="T2">sales</text:span></text:p>
          </table:table-cell>
          <table:covered-table-cell table:number-columns-repeated="3"/>
          <table:table-cell office:value-type="float" office:value="3" table:style-name="ce22">
            <text:p>3</text:p>
          </table:table-cell>
          <table:table-cell office:value-type="float" office:value="0" table:formula="msoxl:=G9+G11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5-31T00:00:00" table:formula="msoxl:=Vatinterface!B17" table:style-name="ce72">
            <text:p>31 May 2011</text:p>
          </table:table-cell>
          <table:table-cell table:style-name="ce44"/>
          <table:table-cell table:number-columns-repeated="16372"/>
        </table:table-row>
        <table:table-row table:style-name="ro9">
          <table:table-cell table:style-name="ce71"/>
          <table:table-cell table:number-columns-repeated="4" table:style-name="ce10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office:value-type="date" office:date-value="2011-06-30T00:00:00" table:formula="msoxl:=Vatinterface!B18" table:style-name="ce72">
            <text:p>30 June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table:number-columns-spanned="4" table:number-rows-spanned="1" table:style-name="ce190">
            <text:p>VAT reclaimed on<text:s/><text:span text:style-name="T2">purchases</text:span></text:p>
          </table:table-cell>
          <table:covered-table-cell table:number-columns-repeated="3"/>
          <table:table-cell office:value-type="float" office:value="4" table:style-name="ce22">
            <text:p>4</text:p>
          </table:table-cell>
          <table:table-cell office:value-type="float" office:value="0" table:formula="msoxl:=LOOKUP(G$5,Vatinterface!B:B,Vatinterface!K:K)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7-31T00:00:00" table:formula="msoxl:=Vatinterface!B19" table:style-name="ce72">
            <text:p>31 July 2011</text:p>
          </table:table-cell>
          <table:table-cell table:style-name="ce44"/>
          <table:table-cell table:number-columns-repeated="16372"/>
        </table:table-row>
        <table:table-row table:style-name="ro3">
          <table:table-cell table:style-name="ce71"/>
          <table:table-cell table:number-columns-repeated="4" table:style-name="ce10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style-name="ce73"/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office:string-value="Net VAT to be RECLIAMED from Customs" table:formula="msoxl:=IF(G17&gt;0,&quot;Net VAT to be PAID to Customs&quot;,&quot;Net VAT to be RECLIAMED from Customs&quot;)" table:number-columns-spanned="4" table:number-rows-spanned="1" table:style-name="ce192">
            <text:p>Net VAT to be RECLIAMED from Customs</text:p>
          </table:table-cell>
          <table:covered-table-cell table:number-columns-repeated="3"/>
          <table:table-cell office:value-type="float" office:value="5" table:style-name="ce22">
            <text:p>5</text:p>
          </table:table-cell>
          <table:table-cell office:value-type="float" office:value="0" table:formula="msoxl:=G13-G15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table:style-name="ce73"/>
          <table:table-cell table:number-columns-repeated="16373"/>
        </table:table-row>
        <table:table-row table:style-name="ro8">
          <table:table-cell table:style-name="ce124"/>
          <table:table-cell table:number-columns-repeated="4" table:style-name="ce27"/>
          <table:table-cell table:style-name="ce28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3">
          <table:table-cell table:style-name="ce122"/>
          <table:table-cell office:value-type="string" office:string-value=" " table:formula="msoxl:=IF(LOOKUP(G$5,Vatinterface!B:B,Vatinterface!M:M)&gt;0,&quot;FLAT RATE SCHEME APPLIED&quot;,&quot; &quot;)" table:number-columns-spanned="3" table:number-rows-spanned="1" table:style-name="ce193">
            <text:p><text:s/></text:p>
          </table:table-cell>
          <table:covered-table-cell table:number-columns-repeated="2"/>
          <table:table-cell office:value-type="string" office:string-value=" " table:formula="msoxl:=IF(LOOKUP(G$5,Vatinterface!B:B,Vatinterface!M:M)&gt;0,LOOKUP(G$5,Vatinterface!B:B,Vatinterface!M:M),&quot; &quot;)" table:style-name="ce123">
            <text:p><text:s/></text:p>
          </table:table-cell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3">
          <table:table-cell table:style-name="ce124"/>
          <table:table-cell table:number-columns-repeated="3" table:style-name="ce125"/>
          <table:table-cell table:style-name="ce126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office:string-value="Total value of sales excluding VAT" table:formula="msoxl:=IF(LOOKUP(G$5,Vatinterface!B:B,Vatinterface!M:M)&gt;0,&quot;Total value of sales including VAT&quot;,&quot;Total value of sales excluding VAT&quot;)" table:number-columns-spanned="4" table:number-rows-spanned="1" table:style-name="ce190">
            <text:p>Total value of sales excluding VAT</text:p>
          </table:table-cell>
          <table:covered-table-cell table:number-columns-repeated="3"/>
          <table:table-cell office:value-type="float" office:value="6" table:style-name="ce22">
            <text:p>6</text:p>
          </table:table-cell>
          <table:table-cell office:value-type="float" office:value="0" table:formula="msoxl:=IF(LOOKUP(G$5,Vatinterface!B:B,Vatinterface!M:M)&gt;0,(LOOKUP(G$5,Vatinterface!B:B,Vatinterface!E:E)+LOOKUP(G$5,Vatinterface!B:B,Vatinterface!G:G)),LOOKUP(G$5,Vatinterface!B:B,Vatinterface!E:E))" table:style-name="ce29">
            <text:p>0<text:s/></text:p>
          </table:table-cell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3">
          <table:table-cell table:style-name="ce124"/>
          <table:table-cell table:number-columns-repeated="4" table:style-name="ce10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8">
          <table:table-cell table:style-name="ce70"/>
          <table:table-cell office:value-type="string" table:number-columns-spanned="4" table:number-rows-spanned="1" table:style-name="ce190">
            <text:p>Total value of<text:s/><text:span text:style-name="T2">purchases</text:span><text:s/>excluding VAT</text:p>
          </table:table-cell>
          <table:covered-table-cell table:number-columns-repeated="3"/>
          <table:table-cell office:value-type="float" office:value="7" table:style-name="ce22">
            <text:p>7</text:p>
          </table:table-cell>
          <table:table-cell office:value-type="float" office:value="0" table:formula="msoxl:=LOOKUP(G$5,Vatinterface!B:B,Vatinterface!I:I)" table:style-name="ce29">
            <text:p>0<text:s/></text:p>
          </table:table-cell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table:style-name="ce1"/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0">
            <text:p>Note:<text:s/></text:p>
          </table:table-cell>
          <table:table-cell office:value-type="string" table:style-name="ce31">
            <text:p>Box 2 is set to zero, any amounts due should be calculated and inserted manually</text:p>
          </table:table-cell>
          <table:table-cell table:number-columns-repeated="3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table:style-name="ce32"/>
          <table:table-cell office:value-type="string" table:style-name="ce31">
            <text:p>If goods are bought or sold to other EU states boxes 8 &amp; 9 on the return will require completion</text:p>
          </table:table-cell>
          <table:table-cell table:number-columns-repeated="3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table:style-name="ce1"/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3">
            <text:p>Vat returns must be received by HM Revenue &amp; Customs on or before the due date to avoid surcharges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4">
            <text:p>Make cheques payable to "H M Revenue &amp; Customs" and write your VAT registration number on the back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4">
            <text:p>Quote your VAT registration number as a reference if paying direct by bank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4">
            <text:p>Account Name: HMRC VAT: Account No: 11963155 Sort Code: 08 32 00<text:s/>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10">
          <table:table-cell table:style-name="ce35"/>
          <table:table-cell table:number-columns-repeated="4" table:style-name="ce36"/>
          <table:table-cell table:style-name="ce37"/>
          <table:table-cell table:style-name="ce38"/>
          <table:table-cell table:style-name="ce36"/>
          <table:table-cell table:style-name="ce39"/>
          <table:table-cell table:style-name="ce19"/>
          <table:table-cell table:number-columns-repeated="2" table:style-name="ce44"/>
          <table:table-cell table:number-columns-repeated="16372"/>
        </table:table-row>
        <table:table-row table:number-rows-repeated="1048544" table:style-name="ro5">
          <table:table-cell table:number-columns-repeated="16384"/>
        </table:table-row>
      </table:table>
      <table:table table:name="VATQtr4" table:style-name="ta1" table:print-ranges="VATQtr4.A1:VATQtr4.I3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40"/>
        <table:table-column table:style-name="co6" table:default-cell-style-name="ce41"/>
        <table:table-column table:style-name="co7" table:default-cell-style-name="ce5"/>
        <table:table-column table:style-name="co8" table:default-cell-style-name="ce5"/>
        <table:table-column table:style-name="co9" table:default-cell-style-name="ce66"/>
        <table:table-column table:style-name="co10" table:default-cell-style-name="ce44" table:visibility="collapse"/>
        <table:table-column table:style-name="co9" table:default-cell-style-name="ce44"/>
        <table:table-column table:style-name="co9" table:number-columns-repeated="16372" table:default-cell-style-name="ce5"/>
        <table:table-row table:style-name="ro1">
          <table:table-cell table:style-name="ce75"/>
          <table:table-cell table:number-columns-repeated="4" table:style-name="ce3"/>
          <table:table-cell table:style-name="ce76"/>
          <table:table-cell table:style-name="ce2"/>
          <table:table-cell table:style-name="ce3"/>
          <table:table-cell table:style-name="ce4"/>
          <table:table-cell table:style-name="ce66"/>
          <table:table-cell table:number-columns-repeated="2" table:style-name="ce44"/>
          <table:table-cell table:number-columns-repeated="16372"/>
        </table:table-row>
        <table:table-row table:style-name="ro2">
          <table:table-cell table:style-name="ce74"/>
          <table:table-cell office:value-type="string" table:number-columns-spanned="5" table:number-rows-spanned="1" table:style-name="ce140">
            <text:p>Value <text:s/>Added <text:s/>Tax <text:s/>Return</text:p>
          </table:table-cell>
          <table:covered-table-cell table:number-columns-repeated="4"/>
          <table:table-cell table:style-name="ce15"/>
          <table:table-cell table:style-name="ce10"/>
          <table:table-cell table:style-name="ce13"/>
          <table:table-cell table:style-name="ce19"/>
          <table:table-cell office:value-type="date" office:date-value="2010-06-30T00:00:00" table:formula="msoxl:=Vatinterface!B6" table:style-name="ce72">
            <text:p>30 June 2010</text:p>
          </table:table-cell>
          <table:table-cell table:style-name="ce44"/>
          <table:table-cell table:number-columns-repeated="16372"/>
        </table:table-row>
        <table:table-row table:style-name="ro3">
          <table:table-cell table:style-name="ce1"/>
          <table:table-cell table:style-name="ce42"/>
          <table:table-cell table:style-name="ce7"/>
          <table:table-cell table:style-name="ce8"/>
          <table:table-cell office:value-type="string" table:style-name="ce9">
            <text:p>Copy values in boxes to your Vat return</text:p>
          </table:table-cell>
          <table:table-cell table:style-name="ce10"/>
          <table:table-cell table:style-name="ce11"/>
          <table:table-cell table:style-name="ce12"/>
          <table:table-cell table:style-name="ce13"/>
          <table:table-cell table:style-name="ce19"/>
          <table:table-cell office:value-type="date" office:date-value="2010-07-31T00:00:00" table:formula="msoxl:=Vatinterface!B7" table:style-name="ce72">
            <text:p>31 July 2010</text:p>
          </table:table-cell>
          <table:table-cell table:style-name="ce44"/>
          <table:table-cell table:number-columns-repeated="16372"/>
        </table:table-row>
        <table:table-row table:style-name="ro4">
          <table:table-cell table:style-name="ce1"/>
          <table:table-cell office:value-type="string" table:number-columns-spanned="2" table:number-rows-spanned="4" table:style-name="ce191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number-columns-repeated="2" table:style-name="ce6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office:value-type="date" office:date-value="2010-08-31T00:00:00" table:formula="msoxl:=Vatinterface!B8" table:style-name="ce72">
            <text:p>31 August 2010</text:p>
          </table:table-cell>
          <table:table-cell table:style-name="ce44"/>
          <table:table-cell table:number-columns-repeated="16372"/>
        </table:table-row>
        <table:table-row table:style-name="ro5">
          <table:table-cell table:style-name="ce1"/>
          <table:covered-table-cell/>
          <table:covered-table-cell/>
          <table:table-cell table:style-name="ce10"/>
          <table:table-cell office:value-type="string" table:number-columns-spanned="2" table:number-rows-spanned="1" table:style-name="ce142">
            <text:p>VAT Period ends</text:p>
          </table:table-cell>
          <table:covered-table-cell/>
          <table:table-cell office:value-type="date" office:date-value="2011-02-28T00:00:00" table:style-name="ce43">
            <text:p>28 February 2011</text:p>
          </table:table-cell>
          <table:table-cell table:style-name="ce10"/>
          <table:table-cell table:style-name="ce13"/>
          <table:table-cell table:style-name="ce19"/>
          <table:table-cell office:value-type="date" office:date-value="2010-09-30T00:00:00" table:formula="msoxl:=Vatinterface!B9" table:style-name="ce72">
            <text:p>30 September 2010</text:p>
          </table:table-cell>
          <table:table-cell table:style-name="ce45"/>
          <table:table-cell table:number-columns-repeated="16372"/>
        </table:table-row>
        <table:table-row table:style-name="ro6">
          <table:table-cell table:style-name="ce1"/>
          <table:covered-table-cell/>
          <table:covered-table-cell/>
          <table:table-cell table:style-name="ce10"/>
          <table:table-cell table:style-name="ce16"/>
          <table:table-cell table:style-name="ce17"/>
          <table:table-cell table:style-name="ce18"/>
          <table:table-cell table:style-name="ce10"/>
          <table:table-cell table:style-name="ce13"/>
          <table:table-cell table:style-name="ce19"/>
          <table:table-cell office:value-type="date" office:date-value="2010-10-31T00:00:00" table:formula="msoxl:=Vatinterface!B10" table:style-name="ce72">
            <text:p>31 October 2010</text:p>
          </table:table-cell>
          <table:table-cell table:style-name="ce44"/>
          <table:table-cell table:number-columns-repeated="16372" table:style-name="ce19"/>
        </table:table-row>
        <table:table-row table:style-name="ro6">
          <table:table-cell table:style-name="ce1"/>
          <table:covered-table-cell/>
          <table:covered-table-cell/>
          <table:table-cell table:style-name="ce10"/>
          <table:table-cell office:value-type="string" table:number-columns-spanned="2" table:number-rows-spanned="1" table:style-name="ce144">
            <text:p>Due date:</text:p>
          </table:table-cell>
          <table:covered-table-cell/>
          <table:table-cell office:value-type="date" office:date-value="2011-03-31T00:00:00" table:formula="msoxl:=LOOKUP(G$5,Vatinterface!B:B,Vatinterface!C:C)" table:style-name="ce20">
            <text:p>31 March 2011</text:p>
          </table:table-cell>
          <table:table-cell table:style-name="ce10"/>
          <table:table-cell table:style-name="ce13"/>
          <table:table-cell table:style-name="ce19"/>
          <table:table-cell office:value-type="date" office:date-value="2010-11-30T00:00:00" table:formula="msoxl:=Vatinterface!B11" table:style-name="ce72">
            <text:p>30 November 2010</text:p>
          </table:table-cell>
          <table:table-cell table:style-name="ce44"/>
          <table:table-cell table:number-columns-repeated="16372"/>
        </table:table-row>
        <table:table-row table:style-name="ro7">
          <table:table-cell table:style-name="ce1"/>
          <table:table-cell table:number-columns-repeated="4" table:style-name="ce10"/>
          <table:table-cell table:style-name="ce21"/>
          <table:table-cell table:style-name="ce15"/>
          <table:table-cell table:style-name="ce10"/>
          <table:table-cell table:style-name="ce13"/>
          <table:table-cell table:style-name="ce19"/>
          <table:table-cell office:value-type="date" office:date-value="2010-12-31T00:00:00" table:formula="msoxl:=Vatinterface!B12" table:style-name="ce72">
            <text:p>31 December 2010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0"/>
          <table:table-cell office:value-type="string" table:number-columns-spanned="4" table:number-rows-spanned="1" table:style-name="ce190">
            <text:p>VAT due on<text:s/><text:span text:style-name="T2">sales</text:span></text:p>
          </table:table-cell>
          <table:covered-table-cell table:number-columns-repeated="3"/>
          <table:table-cell office:value-type="float" office:value="1" table:style-name="ce22">
            <text:p>1</text:p>
          </table:table-cell>
          <table:table-cell office:value-type="float" office:value="0" table:formula="msoxl:=LOOKUP(G$5,Vatinterface!B:B,Vatinterface!G:G)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1-31T00:00:00" table:formula="msoxl:=Vatinterface!B13" table:style-name="ce72">
            <text:p>31 January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table:number-columns-repeated="4" table:style-name="ce24"/>
          <table:table-cell table:style-name="ce25"/>
          <table:table-cell table:style-name="ce26"/>
          <table:table-cell table:style-name="ce10"/>
          <table:table-cell table:style-name="ce13"/>
          <table:table-cell table:style-name="ce19"/>
          <table:table-cell office:value-type="date" office:date-value="2011-02-28T00:00:00" table:formula="msoxl:=Vatinterface!B14" table:style-name="ce72">
            <text:p>28 February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table:number-columns-spanned="4" table:number-rows-spanned="1" table:style-name="ce190">
            <text:p>VAT due on<text:s/><text:span text:style-name="T2">purchases<text:s/></text:span>from<text:s/><text:span text:style-name="T2">other EU states</text:span></text:p>
          </table:table-cell>
          <table:covered-table-cell table:number-columns-repeated="3"/>
          <table:table-cell office:value-type="float" office:value="2" table:style-name="ce22">
            <text:p>2</text:p>
          </table:table-cell>
          <table:table-cell office:value-type="float" office:value="0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3-31T00:00:00" table:formula="msoxl:=Vatinterface!B15" table:style-name="ce72">
            <text:p>31 March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table:number-columns-repeated="4" table:style-name="ce24"/>
          <table:table-cell table:style-name="ce25"/>
          <table:table-cell table:style-name="ce26"/>
          <table:table-cell table:style-name="ce10"/>
          <table:table-cell table:style-name="ce13"/>
          <table:table-cell table:style-name="ce19"/>
          <table:table-cell office:value-type="date" office:date-value="2011-04-30T00:00:00" table:formula="msoxl:=Vatinterface!B16" table:style-name="ce72">
            <text:p>30 April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table:number-columns-spanned="4" table:number-rows-spanned="1" table:style-name="ce190">
            <text:p>VAT due on<text:s/><text:span text:style-name="T2">sales</text:span></text:p>
          </table:table-cell>
          <table:covered-table-cell table:number-columns-repeated="3"/>
          <table:table-cell office:value-type="float" office:value="3" table:style-name="ce22">
            <text:p>3</text:p>
          </table:table-cell>
          <table:table-cell office:value-type="float" office:value="0" table:formula="msoxl:=G9+G11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5-31T00:00:00" table:formula="msoxl:=Vatinterface!B17" table:style-name="ce72">
            <text:p>31 May 2011</text:p>
          </table:table-cell>
          <table:table-cell table:style-name="ce44"/>
          <table:table-cell table:number-columns-repeated="16372"/>
        </table:table-row>
        <table:table-row table:style-name="ro9">
          <table:table-cell table:style-name="ce71"/>
          <table:table-cell table:number-columns-repeated="4" table:style-name="ce10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office:value-type="date" office:date-value="2011-06-30T00:00:00" table:formula="msoxl:=Vatinterface!B18" table:style-name="ce72">
            <text:p>30 June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table:number-columns-spanned="4" table:number-rows-spanned="1" table:style-name="ce190">
            <text:p>VAT reclaimed on<text:s/><text:span text:style-name="T2">purchases</text:span></text:p>
          </table:table-cell>
          <table:covered-table-cell table:number-columns-repeated="3"/>
          <table:table-cell office:value-type="float" office:value="4" table:style-name="ce22">
            <text:p>4</text:p>
          </table:table-cell>
          <table:table-cell office:value-type="float" office:value="0" table:formula="msoxl:=LOOKUP(G$5,Vatinterface!B:B,Vatinterface!K:K)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7-31T00:00:00" table:formula="msoxl:=Vatinterface!B19" table:style-name="ce72">
            <text:p>31 July 2011</text:p>
          </table:table-cell>
          <table:table-cell table:style-name="ce44"/>
          <table:table-cell table:number-columns-repeated="16372"/>
        </table:table-row>
        <table:table-row table:style-name="ro3">
          <table:table-cell table:style-name="ce71"/>
          <table:table-cell table:number-columns-repeated="4" table:style-name="ce10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style-name="ce73"/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office:string-value="Net VAT to be RECLIAMED from Customs" table:formula="msoxl:=IF(G17&gt;0,&quot;Net VAT to be PAID to Customs&quot;,&quot;Net VAT to be RECLIAMED from Customs&quot;)" table:number-columns-spanned="4" table:number-rows-spanned="1" table:style-name="ce192">
            <text:p>Net VAT to be RECLIAMED from Customs</text:p>
          </table:table-cell>
          <table:covered-table-cell table:number-columns-repeated="3"/>
          <table:table-cell office:value-type="float" office:value="5" table:style-name="ce22">
            <text:p>5</text:p>
          </table:table-cell>
          <table:table-cell office:value-type="float" office:value="0" table:formula="msoxl:=G13-G15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table:style-name="ce73"/>
          <table:table-cell table:number-columns-repeated="16373"/>
        </table:table-row>
        <table:table-row table:style-name="ro8">
          <table:table-cell table:style-name="ce124"/>
          <table:table-cell table:number-columns-repeated="4" table:style-name="ce27"/>
          <table:table-cell table:style-name="ce28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3">
          <table:table-cell table:style-name="ce122"/>
          <table:table-cell office:value-type="string" office:string-value=" " table:formula="msoxl:=IF(LOOKUP(G$5,Vatinterface!B:B,Vatinterface!M:M)&gt;0,&quot;FLAT RATE SCHEME APPLIED&quot;,&quot; &quot;)" table:number-columns-spanned="3" table:number-rows-spanned="1" table:style-name="ce193">
            <text:p><text:s/></text:p>
          </table:table-cell>
          <table:covered-table-cell table:number-columns-repeated="2"/>
          <table:table-cell office:value-type="string" office:string-value=" " table:formula="msoxl:=IF(LOOKUP(G$5,Vatinterface!B:B,Vatinterface!M:M)&gt;0,LOOKUP(G$5,Vatinterface!B:B,Vatinterface!M:M),&quot; &quot;)" table:style-name="ce123">
            <text:p><text:s/></text:p>
          </table:table-cell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3">
          <table:table-cell table:style-name="ce124"/>
          <table:table-cell table:number-columns-repeated="3" table:style-name="ce125"/>
          <table:table-cell table:style-name="ce126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office:string-value="Total value of sales excluding VAT" table:formula="msoxl:=IF(LOOKUP(G$5,Vatinterface!B:B,Vatinterface!M:M)&gt;0,&quot;Total value of sales including VAT&quot;,&quot;Total value of sales excluding VAT&quot;)" table:number-columns-spanned="4" table:number-rows-spanned="1" table:style-name="ce190">
            <text:p>Total value of sales excluding VAT</text:p>
          </table:table-cell>
          <table:covered-table-cell table:number-columns-repeated="3"/>
          <table:table-cell office:value-type="float" office:value="6" table:style-name="ce22">
            <text:p>6</text:p>
          </table:table-cell>
          <table:table-cell office:value-type="float" office:value="0" table:formula="msoxl:=IF(LOOKUP(G$5,Vatinterface!B:B,Vatinterface!M:M)&gt;0,(LOOKUP(G$5,Vatinterface!B:B,Vatinterface!E:E)+LOOKUP(G$5,Vatinterface!B:B,Vatinterface!G:G)),LOOKUP(G$5,Vatinterface!B:B,Vatinterface!E:E))" table:style-name="ce29">
            <text:p>0<text:s/></text:p>
          </table:table-cell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3">
          <table:table-cell table:style-name="ce124"/>
          <table:table-cell table:number-columns-repeated="4" table:style-name="ce10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8">
          <table:table-cell table:style-name="ce70"/>
          <table:table-cell office:value-type="string" table:number-columns-spanned="4" table:number-rows-spanned="1" table:style-name="ce190">
            <text:p>Total value of<text:s/><text:span text:style-name="T2">purchases</text:span><text:s/>excluding VAT</text:p>
          </table:table-cell>
          <table:covered-table-cell table:number-columns-repeated="3"/>
          <table:table-cell office:value-type="float" office:value="7" table:style-name="ce22">
            <text:p>7</text:p>
          </table:table-cell>
          <table:table-cell office:value-type="float" office:value="0" table:formula="msoxl:=LOOKUP(G$5,Vatinterface!B:B,Vatinterface!I:I)" table:style-name="ce29">
            <text:p>0<text:s/></text:p>
          </table:table-cell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table:style-name="ce1"/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0">
            <text:p>Note:<text:s/></text:p>
          </table:table-cell>
          <table:table-cell office:value-type="string" table:style-name="ce31">
            <text:p>Box 2 is set to zero, any amounts due should be calculated and inserted manually</text:p>
          </table:table-cell>
          <table:table-cell table:number-columns-repeated="3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table:style-name="ce32"/>
          <table:table-cell office:value-type="string" table:style-name="ce31">
            <text:p>If goods are bought or sold to other EU states boxes 8 &amp; 9 on the return will require completion</text:p>
          </table:table-cell>
          <table:table-cell table:number-columns-repeated="3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table:style-name="ce1"/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3">
            <text:p>Vat returns must be received by HM Revenue &amp; Customs on or before the due date to avoid surcharges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4">
            <text:p>Make cheques payable to "H M Revenue &amp; Customs" and write your VAT registration number on the back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4">
            <text:p>Quote your VAT registration number as a reference if paying direct by bank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4">
            <text:p>Account Name: HMRC VAT: Account No: 11963155 Sort Code: 08 32 00<text:s/>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10">
          <table:table-cell table:style-name="ce35"/>
          <table:table-cell table:number-columns-repeated="4" table:style-name="ce36"/>
          <table:table-cell table:style-name="ce37"/>
          <table:table-cell table:style-name="ce38"/>
          <table:table-cell table:style-name="ce36"/>
          <table:table-cell table:style-name="ce39"/>
          <table:table-cell table:style-name="ce19"/>
          <table:table-cell table:number-columns-repeated="2" table:style-name="ce44"/>
          <table:table-cell table:number-columns-repeated="16372"/>
        </table:table-row>
        <table:table-row table:number-rows-repeated="1048544" table:style-name="ro5">
          <table:table-cell table:number-columns-repeated="16384"/>
        </table:table-row>
      </table:table>
      <table:table table:name="VATQtr5" table:style-name="ta2" table:print-ranges="VATQtr5.A1:VATQtr5.I3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40"/>
        <table:table-column table:style-name="co6" table:default-cell-style-name="ce41"/>
        <table:table-column table:style-name="co7" table:default-cell-style-name="ce5"/>
        <table:table-column table:style-name="co8" table:default-cell-style-name="ce5"/>
        <table:table-column table:style-name="co9" table:default-cell-style-name="ce66"/>
        <table:table-column table:style-name="co10" table:default-cell-style-name="ce44" table:visibility="collapse"/>
        <table:table-column table:style-name="co9" table:default-cell-style-name="ce44"/>
        <table:table-column table:style-name="co9" table:number-columns-repeated="16372" table:default-cell-style-name="ce5"/>
        <table:table-row table:style-name="ro1">
          <table:table-cell table:style-name="ce75"/>
          <table:table-cell table:number-columns-repeated="4" table:style-name="ce3"/>
          <table:table-cell table:style-name="ce76"/>
          <table:table-cell table:style-name="ce2"/>
          <table:table-cell table:style-name="ce3"/>
          <table:table-cell table:style-name="ce4"/>
          <table:table-cell table:style-name="ce66"/>
          <table:table-cell table:number-columns-repeated="2" table:style-name="ce44"/>
          <table:table-cell table:number-columns-repeated="16372"/>
        </table:table-row>
        <table:table-row table:style-name="ro2">
          <table:table-cell table:style-name="ce74"/>
          <table:table-cell office:value-type="string" table:number-columns-spanned="5" table:number-rows-spanned="1" table:style-name="ce140">
            <text:p>Value <text:s/>Added <text:s/>Tax <text:s/>Return</text:p>
          </table:table-cell>
          <table:covered-table-cell table:number-columns-repeated="4"/>
          <table:table-cell table:style-name="ce15"/>
          <table:table-cell table:style-name="ce10"/>
          <table:table-cell table:style-name="ce13"/>
          <table:table-cell table:style-name="ce19"/>
          <table:table-cell office:value-type="date" office:date-value="2010-06-30T00:00:00" table:formula="msoxl:=Vatinterface!B6" table:style-name="ce72">
            <text:p>30 June 2010</text:p>
          </table:table-cell>
          <table:table-cell table:style-name="ce44"/>
          <table:table-cell table:number-columns-repeated="16372"/>
        </table:table-row>
        <table:table-row table:style-name="ro3">
          <table:table-cell table:style-name="ce1"/>
          <table:table-cell table:style-name="ce42"/>
          <table:table-cell table:style-name="ce7"/>
          <table:table-cell table:style-name="ce8"/>
          <table:table-cell office:value-type="string" table:style-name="ce9">
            <text:p>Copy values in boxes to your Vat return</text:p>
          </table:table-cell>
          <table:table-cell table:style-name="ce10"/>
          <table:table-cell table:style-name="ce11"/>
          <table:table-cell table:style-name="ce12"/>
          <table:table-cell table:style-name="ce13"/>
          <table:table-cell table:style-name="ce19"/>
          <table:table-cell office:value-type="date" office:date-value="2010-07-31T00:00:00" table:formula="msoxl:=Vatinterface!B7" table:style-name="ce72">
            <text:p>31 July 2010</text:p>
          </table:table-cell>
          <table:table-cell table:style-name="ce44"/>
          <table:table-cell table:number-columns-repeated="16372"/>
        </table:table-row>
        <table:table-row table:style-name="ro4">
          <table:table-cell table:style-name="ce1"/>
          <table:table-cell office:value-type="string" table:number-columns-spanned="2" table:number-rows-spanned="4" table:style-name="ce191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number-columns-repeated="2" table:style-name="ce6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office:value-type="date" office:date-value="2010-08-31T00:00:00" table:formula="msoxl:=Vatinterface!B8" table:style-name="ce72">
            <text:p>31 August 2010</text:p>
          </table:table-cell>
          <table:table-cell table:style-name="ce44"/>
          <table:table-cell table:number-columns-repeated="16372"/>
        </table:table-row>
        <table:table-row table:style-name="ro5">
          <table:table-cell table:style-name="ce1"/>
          <table:covered-table-cell/>
          <table:covered-table-cell/>
          <table:table-cell table:style-name="ce10"/>
          <table:table-cell office:value-type="string" table:number-columns-spanned="2" table:number-rows-spanned="1" table:style-name="ce142">
            <text:p>VAT Period ends</text:p>
          </table:table-cell>
          <table:covered-table-cell/>
          <table:table-cell office:value-type="date" office:date-value="2011-04-30T00:00:00" table:style-name="ce43">
            <text:p>30 April 2011</text:p>
          </table:table-cell>
          <table:table-cell table:style-name="ce10"/>
          <table:table-cell table:style-name="ce13"/>
          <table:table-cell table:style-name="ce19"/>
          <table:table-cell office:value-type="date" office:date-value="2010-09-30T00:00:00" table:formula="msoxl:=Vatinterface!B9" table:style-name="ce72">
            <text:p>30 September 2010</text:p>
          </table:table-cell>
          <table:table-cell table:style-name="ce45"/>
          <table:table-cell table:number-columns-repeated="16372"/>
        </table:table-row>
        <table:table-row table:style-name="ro6">
          <table:table-cell table:style-name="ce1"/>
          <table:covered-table-cell/>
          <table:covered-table-cell/>
          <table:table-cell table:style-name="ce10"/>
          <table:table-cell table:style-name="ce16"/>
          <table:table-cell table:style-name="ce17"/>
          <table:table-cell table:style-name="ce18"/>
          <table:table-cell table:style-name="ce10"/>
          <table:table-cell table:style-name="ce13"/>
          <table:table-cell table:style-name="ce19"/>
          <table:table-cell office:value-type="date" office:date-value="2010-10-31T00:00:00" table:formula="msoxl:=Vatinterface!B10" table:style-name="ce72">
            <text:p>31 October 2010</text:p>
          </table:table-cell>
          <table:table-cell table:style-name="ce44"/>
          <table:table-cell table:number-columns-repeated="16372" table:style-name="ce19"/>
        </table:table-row>
        <table:table-row table:style-name="ro6">
          <table:table-cell table:style-name="ce1"/>
          <table:covered-table-cell/>
          <table:covered-table-cell/>
          <table:table-cell table:style-name="ce10"/>
          <table:table-cell office:value-type="string" table:number-columns-spanned="2" table:number-rows-spanned="1" table:style-name="ce144">
            <text:p>Due date:</text:p>
          </table:table-cell>
          <table:covered-table-cell/>
          <table:table-cell office:value-type="date" office:date-value="2011-05-31T00:00:00" table:formula="msoxl:=LOOKUP(G$5,Vatinterface!B:B,Vatinterface!C:C)" table:style-name="ce20">
            <text:p>31 May 2011</text:p>
          </table:table-cell>
          <table:table-cell table:style-name="ce10"/>
          <table:table-cell table:style-name="ce13"/>
          <table:table-cell table:style-name="ce19"/>
          <table:table-cell office:value-type="date" office:date-value="2010-11-30T00:00:00" table:formula="msoxl:=Vatinterface!B11" table:style-name="ce72">
            <text:p>30 November 2010</text:p>
          </table:table-cell>
          <table:table-cell table:style-name="ce44"/>
          <table:table-cell table:number-columns-repeated="16372"/>
        </table:table-row>
        <table:table-row table:style-name="ro7">
          <table:table-cell table:style-name="ce1"/>
          <table:table-cell table:number-columns-repeated="4" table:style-name="ce10"/>
          <table:table-cell table:style-name="ce21"/>
          <table:table-cell table:style-name="ce15"/>
          <table:table-cell table:style-name="ce10"/>
          <table:table-cell table:style-name="ce13"/>
          <table:table-cell table:style-name="ce19"/>
          <table:table-cell office:value-type="date" office:date-value="2010-12-31T00:00:00" table:formula="msoxl:=Vatinterface!B12" table:style-name="ce72">
            <text:p>31 December 2010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0"/>
          <table:table-cell office:value-type="string" table:number-columns-spanned="4" table:number-rows-spanned="1" table:style-name="ce190">
            <text:p>VAT due on<text:s/><text:span text:style-name="T2">sales</text:span></text:p>
          </table:table-cell>
          <table:covered-table-cell table:number-columns-repeated="3"/>
          <table:table-cell office:value-type="float" office:value="1" table:style-name="ce22">
            <text:p>1</text:p>
          </table:table-cell>
          <table:table-cell office:value-type="float" office:value="0" table:formula="msoxl:=LOOKUP(G$5,Vatinterface!B:B,Vatinterface!G:G)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1-31T00:00:00" table:formula="msoxl:=Vatinterface!B13" table:style-name="ce72">
            <text:p>31 January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table:number-columns-repeated="4" table:style-name="ce24"/>
          <table:table-cell table:style-name="ce25"/>
          <table:table-cell table:style-name="ce26"/>
          <table:table-cell table:style-name="ce10"/>
          <table:table-cell table:style-name="ce13"/>
          <table:table-cell table:style-name="ce19"/>
          <table:table-cell office:value-type="date" office:date-value="2011-02-28T00:00:00" table:formula="msoxl:=Vatinterface!B14" table:style-name="ce72">
            <text:p>28 February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table:number-columns-spanned="4" table:number-rows-spanned="1" table:style-name="ce190">
            <text:p>VAT due on<text:s/><text:span text:style-name="T2">purchases<text:s/></text:span>from<text:s/><text:span text:style-name="T2">other EU states</text:span></text:p>
          </table:table-cell>
          <table:covered-table-cell table:number-columns-repeated="3"/>
          <table:table-cell office:value-type="float" office:value="2" table:style-name="ce22">
            <text:p>2</text:p>
          </table:table-cell>
          <table:table-cell office:value-type="float" office:value="0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3-31T00:00:00" table:formula="msoxl:=Vatinterface!B15" table:style-name="ce72">
            <text:p>31 March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table:number-columns-repeated="4" table:style-name="ce24"/>
          <table:table-cell table:style-name="ce25"/>
          <table:table-cell table:style-name="ce26"/>
          <table:table-cell table:style-name="ce10"/>
          <table:table-cell table:style-name="ce13"/>
          <table:table-cell table:style-name="ce19"/>
          <table:table-cell office:value-type="date" office:date-value="2011-04-30T00:00:00" table:formula="msoxl:=Vatinterface!B16" table:style-name="ce72">
            <text:p>30 April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table:number-columns-spanned="4" table:number-rows-spanned="1" table:style-name="ce190">
            <text:p>VAT due on<text:s/><text:span text:style-name="T2">sales</text:span></text:p>
          </table:table-cell>
          <table:covered-table-cell table:number-columns-repeated="3"/>
          <table:table-cell office:value-type="float" office:value="3" table:style-name="ce22">
            <text:p>3</text:p>
          </table:table-cell>
          <table:table-cell office:value-type="float" office:value="0" table:formula="msoxl:=G9+G11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5-31T00:00:00" table:formula="msoxl:=Vatinterface!B17" table:style-name="ce72">
            <text:p>31 May 2011</text:p>
          </table:table-cell>
          <table:table-cell table:style-name="ce44"/>
          <table:table-cell table:number-columns-repeated="16372"/>
        </table:table-row>
        <table:table-row table:style-name="ro9">
          <table:table-cell table:style-name="ce71"/>
          <table:table-cell table:number-columns-repeated="4" table:style-name="ce10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office:value-type="date" office:date-value="2011-06-30T00:00:00" table:formula="msoxl:=Vatinterface!B18" table:style-name="ce72">
            <text:p>30 June 2011</text:p>
          </table:table-cell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table:number-columns-spanned="4" table:number-rows-spanned="1" table:style-name="ce190">
            <text:p>VAT reclaimed on<text:s/><text:span text:style-name="T2">purchases</text:span></text:p>
          </table:table-cell>
          <table:covered-table-cell table:number-columns-repeated="3"/>
          <table:table-cell office:value-type="float" office:value="4" table:style-name="ce22">
            <text:p>4</text:p>
          </table:table-cell>
          <table:table-cell office:value-type="float" office:value="0" table:formula="msoxl:=LOOKUP(G$5,Vatinterface!B:B,Vatinterface!K:K)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office:value-type="date" office:date-value="2011-07-31T00:00:00" table:formula="msoxl:=Vatinterface!B19" table:style-name="ce72">
            <text:p>31 July 2011</text:p>
          </table:table-cell>
          <table:table-cell table:style-name="ce44"/>
          <table:table-cell table:number-columns-repeated="16372"/>
        </table:table-row>
        <table:table-row table:style-name="ro3">
          <table:table-cell table:style-name="ce71"/>
          <table:table-cell table:number-columns-repeated="4" table:style-name="ce10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style-name="ce73"/>
          <table:table-cell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office:string-value="Net VAT to be RECLIAMED from Customs" table:formula="msoxl:=IF(G17&gt;0,&quot;Net VAT to be PAID to Customs&quot;,&quot;Net VAT to be RECLIAMED from Customs&quot;)" table:number-columns-spanned="4" table:number-rows-spanned="1" table:style-name="ce192">
            <text:p>Net VAT to be RECLIAMED from Customs</text:p>
          </table:table-cell>
          <table:covered-table-cell table:number-columns-repeated="3"/>
          <table:table-cell office:value-type="float" office:value="5" table:style-name="ce22">
            <text:p>5</text:p>
          </table:table-cell>
          <table:table-cell office:value-type="float" office:value="0" table:formula="msoxl:=G13-G15" table:style-name="ce23">
            <text:p>0.00<text:s/></text:p>
          </table:table-cell>
          <table:table-cell table:style-name="ce10"/>
          <table:table-cell table:style-name="ce13"/>
          <table:table-cell table:style-name="ce19"/>
          <table:table-cell table:style-name="ce73"/>
          <table:table-cell table:number-columns-repeated="16373"/>
        </table:table-row>
        <table:table-row table:style-name="ro8">
          <table:table-cell table:style-name="ce124"/>
          <table:table-cell table:number-columns-repeated="4" table:style-name="ce27"/>
          <table:table-cell table:style-name="ce28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3">
          <table:table-cell table:style-name="ce122"/>
          <table:table-cell office:value-type="string" office:string-value=" " table:formula="msoxl:=IF(LOOKUP(G$5,Vatinterface!B:B,Vatinterface!M:M)&gt;0,&quot;FLAT RATE SCHEME APPLIED&quot;,&quot; &quot;)" table:number-columns-spanned="3" table:number-rows-spanned="1" table:style-name="ce193">
            <text:p><text:s/></text:p>
          </table:table-cell>
          <table:covered-table-cell table:number-columns-repeated="2"/>
          <table:table-cell office:value-type="string" office:string-value=" " table:formula="msoxl:=IF(LOOKUP(G$5,Vatinterface!B:B,Vatinterface!M:M)&gt;0,LOOKUP(G$5,Vatinterface!B:B,Vatinterface!M:M),&quot; &quot;)" table:style-name="ce123">
            <text:p><text:s/></text:p>
          </table:table-cell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3">
          <table:table-cell table:style-name="ce124"/>
          <table:table-cell table:number-columns-repeated="3" table:style-name="ce125"/>
          <table:table-cell table:style-name="ce126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8">
          <table:table-cell table:style-name="ce71"/>
          <table:table-cell office:value-type="string" office:string-value="Total value of sales excluding VAT" table:formula="msoxl:=IF(LOOKUP(G$5,Vatinterface!B:B,Vatinterface!M:M)&gt;0,&quot;Total value of sales including VAT&quot;,&quot;Total value of sales excluding VAT&quot;)" table:number-columns-spanned="4" table:number-rows-spanned="1" table:style-name="ce190">
            <text:p>Total value of sales excluding VAT</text:p>
          </table:table-cell>
          <table:covered-table-cell table:number-columns-repeated="3"/>
          <table:table-cell office:value-type="float" office:value="6" table:style-name="ce22">
            <text:p>6</text:p>
          </table:table-cell>
          <table:table-cell office:value-type="float" office:value="0" table:formula="msoxl:=IF(LOOKUP(G$5,Vatinterface!B:B,Vatinterface!M:M)&gt;0,(LOOKUP(G$5,Vatinterface!B:B,Vatinterface!E:E)+LOOKUP(G$5,Vatinterface!B:B,Vatinterface!G:G)),LOOKUP(G$5,Vatinterface!B:B,Vatinterface!E:E))" table:style-name="ce29">
            <text:p>0<text:s/></text:p>
          </table:table-cell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3">
          <table:table-cell table:style-name="ce124"/>
          <table:table-cell table:number-columns-repeated="4" table:style-name="ce10"/>
          <table:table-cell table:style-name="ce14"/>
          <table:table-cell table:style-name="ce26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8">
          <table:table-cell table:style-name="ce70"/>
          <table:table-cell office:value-type="string" table:number-columns-spanned="4" table:number-rows-spanned="1" table:style-name="ce190">
            <text:p>Total value of<text:s/><text:span text:style-name="T2">purchases</text:span><text:s/>excluding VAT</text:p>
          </table:table-cell>
          <table:covered-table-cell table:number-columns-repeated="3"/>
          <table:table-cell office:value-type="float" office:value="7" table:style-name="ce22">
            <text:p>7</text:p>
          </table:table-cell>
          <table:table-cell office:value-type="float" office:value="0" table:formula="msoxl:=LOOKUP(G$5,Vatinterface!B:B,Vatinterface!I:I)" table:style-name="ce29">
            <text:p>0<text:s/></text:p>
          </table:table-cell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table:style-name="ce1"/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0">
            <text:p>Note:<text:s/></text:p>
          </table:table-cell>
          <table:table-cell office:value-type="string" table:style-name="ce31">
            <text:p>Box 2 is set to zero, any amounts due should be calculated and inserted manually</text:p>
          </table:table-cell>
          <table:table-cell table:number-columns-repeated="3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table:style-name="ce32"/>
          <table:table-cell office:value-type="string" table:style-name="ce31">
            <text:p>If goods are bought or sold to other EU states boxes 8 &amp; 9 on the return will require completion</text:p>
          </table:table-cell>
          <table:table-cell table:number-columns-repeated="3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table:style-name="ce1"/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3">
            <text:p>Vat returns must be received by HM Revenue &amp; Customs on or before the due date to avoid surcharges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4">
            <text:p>Make cheques payable to "H M Revenue &amp; Customs" and write your VAT registration number on the back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4">
            <text:p>Quote your VAT registration number as a reference if paying direct by bank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5">
          <table:table-cell office:value-type="string" table:style-name="ce34">
            <text:p>Account Name: HMRC VAT: Account No: 11963155 Sort Code: 08 32 00<text:s/></text:p>
          </table:table-cell>
          <table:table-cell table:number-columns-repeated="4" table:style-name="ce10"/>
          <table:table-cell table:style-name="ce14"/>
          <table:table-cell table:style-name="ce15"/>
          <table:table-cell table:style-name="ce10"/>
          <table:table-cell table:style-name="ce13"/>
          <table:table-cell table:style-name="ce19"/>
          <table:table-cell table:number-columns-repeated="2" table:style-name="ce44"/>
          <table:table-cell table:number-columns-repeated="16372"/>
        </table:table-row>
        <table:table-row table:style-name="ro10">
          <table:table-cell table:style-name="ce35"/>
          <table:table-cell table:number-columns-repeated="4" table:style-name="ce36"/>
          <table:table-cell table:style-name="ce37"/>
          <table:table-cell table:style-name="ce38"/>
          <table:table-cell table:style-name="ce36"/>
          <table:table-cell table:style-name="ce39"/>
          <table:table-cell table:style-name="ce19"/>
          <table:table-cell table:number-columns-repeated="2" table:style-name="ce44"/>
          <table:table-cell table:number-columns-repeated="16372"/>
        </table:table-row>
        <table:table-row table:number-rows-repeated="1048544" table:style-name="ro5">
          <table:table-cell table:number-columns-repeated="16384"/>
        </table:table-row>
      </table:table>
      <table:table table:name="Vatinterface" table:style-name="ta3">
        <table:table-column table:style-name="co11" table:default-cell-style-name="ce46"/>
        <table:table-column table:style-name="co12" table:number-columns-repeated="2" table:default-cell-style-name="ce47"/>
        <table:table-column table:style-name="co13" table:number-columns-repeated="8" table:default-cell-style-name="ce49"/>
        <table:table-column table:style-name="co14" table:default-cell-style-name="ce46"/>
        <table:table-column table:style-name="co9" table:default-cell-style-name="ce135"/>
        <table:table-column table:style-name="co14" table:default-cell-style-name="ce136"/>
        <table:table-column table:style-name="co9" table:number-columns-repeated="16370" table:default-cell-style-name="ce46"/>
        <table:table-row table:style-name="ro1">
          <table:table-cell table:style-name="ce52"/>
          <table:table-cell table:number-columns-repeated="2" table:style-name="ce53"/>
          <table:table-cell table:number-columns-repeated="8" table:style-name="ce54"/>
          <table:table-cell table:style-name="ce127"/>
          <table:table-cell table:style-name="ce128"/>
          <table:table-cell table:style-name="ce55"/>
          <table:table-cell table:number-columns-repeated="16370"/>
        </table:table-row>
        <table:table-row table:style-name="ro11">
          <table:table-cell table:style-name="ce56"/>
          <table:table-cell office:value-type="string" table:style-name="ce50">
            <text:p>Vat Period End</text:p>
          </table:table-cell>
          <table:table-cell office:value-type="string" table:style-name="ce50">
            <text:p>Final Date for Vat Payment</text:p>
          </table:table-cell>
          <table:table-cell office:value-type="string" table:style-name="ce51">
            <text:p>Month <text:s text:c="8"/>Sales</text:p>
          </table:table-cell>
          <table:table-cell office:value-type="string" table:style-name="ce51">
            <text:p>Quarter Sales <text:s text:c="9"/>Net of Vat</text:p>
          </table:table-cell>
          <table:table-cell office:value-type="string" table:style-name="ce51">
            <text:p>Month Vat Output</text:p>
          </table:table-cell>
          <table:table-cell office:value-type="string" table:style-name="ce77">
            <text:p>Quarter Vat Due <text:s text:c="6"/>Sales</text:p>
          </table:table-cell>
          <table:table-cell office:value-type="string" table:style-name="ce51">
            <text:p>Month Purchases</text:p>
          </table:table-cell>
          <table:table-cell office:value-type="string" table:style-name="ce51">
            <text:p>Quarter Purchases Net of vat</text:p>
          </table:table-cell>
          <table:table-cell office:value-type="string" table:style-name="ce51">
            <text:p>Month Vat Input</text:p>
          </table:table-cell>
          <table:table-cell office:value-type="string" table:style-name="ce77">
            <text:p>Quarter Vat Reclaimed Purchases</text:p>
          </table:table-cell>
          <table:table-cell table:style-name="ce129"/>
          <table:table-cell office:value-type="string" table:style-name="ce130">
            <text:p>Flat rate Scheme Applied</text:p>
          </table:table-cell>
          <table:table-cell table:style-name="ce57"/>
          <table:table-cell table:number-columns-repeated="16370" table:style-name="ce48"/>
        </table:table-row>
        <table:table-row table:style-name="ro12">
          <table:table-cell table:style-name="ce56"/>
          <table:table-cell table:number-columns-repeated="2" table:style-name="ce67"/>
          <table:table-cell table:style-name="ce68"/>
          <table:table-cell table:number-columns-repeated="7" table:style-name="ce69"/>
          <table:table-cell table:number-columns-repeated="2" table:style-name="ce129"/>
          <table:table-cell table:style-name="ce57"/>
          <table:table-cell table:number-columns-repeated="16370" table:style-name="ce48"/>
        </table:table-row>
        <table:table-row table:style-name="ro13">
          <table:table-cell table:style-name="ce58"/>
          <table:table-cell office:value-type="date" office:date-value="2010-04-30T00:00:00" table:formula="msoxl:='C:\Users\acartwright\Personal\diy\working copy - 2011 packages\UK 2011-05-31 (May11) Company OO\[Financialaccounts.ods]Admin'!$B$10" table:style-name="ce64">
            <text:p>30 April 2010</text:p>
          </table:table-cell>
          <table:table-cell office:value-type="date" office:date-value="2010-05-31T00:00:00" table:formula="msoxl:=B5" table:style-name="ce64">
            <text:p>31 May 2010</text:p>
          </table:table-cell>
          <table:table-cell office:value-type="float" office:value="0" table:formula="msoxl:='S0410'!$H$1" table:style-name="ce120">
            <text:p>0.00<text:s/></text:p>
          </table:table-cell>
          <table:table-cell table:style-name="ce121"/>
          <table:table-cell office:value-type="float" office:value="0" table:formula="msoxl:='S0410'!$G$1" table:style-name="ce121">
            <text:p>0.00<text:s/></text:p>
          </table:table-cell>
          <table:table-cell table:style-name="ce121"/>
          <table:table-cell office:value-type="float" office:value="0" table:formula="msoxl:='P0410'!$H$1" table:style-name="ce121">
            <text:p>0.00<text:s/></text:p>
          </table:table-cell>
          <table:table-cell table:style-name="ce121"/>
          <table:table-cell office:value-type="float" office:value="0" table:formula="msoxl:='P0410'!$G$1" table:style-name="ce121">
            <text:p>0.00<text:s/></text:p>
          </table:table-cell>
          <table:table-cell table:style-name="ce121"/>
          <table:table-cell table:style-name="ce131"/>
          <table:table-cell office:value-type="float" office:value="0" table:formula="msoxl:=IF('C:\Users\acartwright\Personal\diy\working copy - 2011 packages\UK 2011-05-31 (May11) Company OO\[Sales.ods]Jun10'!$G$4&gt;0,'C:\Users\acartwright\Personal\diy\working copy - 2011 packages\UK 2011-05-31 (May11) Company OO\[Sales.ods]Jun10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3">
          <table:table-cell table:style-name="ce58"/>
          <table:table-cell office:value-type="date" office:date-value="2010-05-31T00:00:00" table:formula="msoxl:='C:\Users\acartwright\Personal\diy\working copy - 2011 packages\UK 2011-05-31 (May11) Company OO\[Financialaccounts.ods]Admin'!$B$12" table:style-name="ce64">
            <text:p>31 May 2010</text:p>
          </table:table-cell>
          <table:table-cell office:value-type="date" office:date-value="2010-06-30T00:00:00" table:formula="msoxl:=B6" table:style-name="ce64">
            <text:p>30 June 2010</text:p>
          </table:table-cell>
          <table:table-cell office:value-type="float" office:value="0" table:formula="msoxl:='S0510'!$H$1" table:style-name="ce120">
            <text:p>0.00<text:s/></text:p>
          </table:table-cell>
          <table:table-cell table:style-name="ce121"/>
          <table:table-cell office:value-type="float" office:value="0" table:formula="msoxl:='S0510'!$G$1" table:style-name="ce121">
            <text:p>0.00<text:s/></text:p>
          </table:table-cell>
          <table:table-cell table:style-name="ce121"/>
          <table:table-cell office:value-type="float" office:value="0" table:formula="msoxl:='P0510'!$H$1" table:style-name="ce121">
            <text:p>0.00<text:s/></text:p>
          </table:table-cell>
          <table:table-cell table:style-name="ce121"/>
          <table:table-cell office:value-type="float" office:value="0" table:formula="msoxl:='P0510'!$G$1" table:style-name="ce121">
            <text:p>0.00<text:s/></text:p>
          </table:table-cell>
          <table:table-cell table:style-name="ce121"/>
          <table:table-cell table:style-name="ce131"/>
          <table:table-cell office:value-type="float" office:value="0" table:formula="msoxl:=IF('C:\Users\acartwright\Personal\diy\working copy - 2011 packages\UK 2011-05-31 (May11) Company OO\[Sales.ods]Jun10'!$G$4&gt;0,'C:\Users\acartwright\Personal\diy\working copy - 2011 packages\UK 2011-05-31 (May11) Company OO\[Sales.ods]Jun10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3">
          <table:table-cell table:style-name="ce58"/>
          <table:table-cell office:value-type="date" office:date-value="2010-06-30T00:00:00" table:formula="msoxl:='C:\Users\acartwright\Personal\diy\working copy - 2011 packages\UK 2011-05-31 (May11) Company OO\[Financialaccounts.ods]Admin'!$B$14" table:style-name="ce64">
            <text:p>30 June 2010</text:p>
          </table:table-cell>
          <table:table-cell office:value-type="date" office:date-value="2010-07-31T00:00:00" table:formula="msoxl:=B7" table:style-name="ce64">
            <text:p>31 July 2010</text:p>
          </table:table-cell>
          <table:table-cell office:value-type="float" office:value="0" table:formula="msoxl:='C:\Users\acartwright\Personal\diy\working copy - 2011 packages\UK 2011-05-31 (May11) Company OO\[Sales.ods]Jun10'!$H$1" table:style-name="ce120">
            <text:p>0.00<text:s/></text:p>
          </table:table-cell>
          <table:table-cell office:value-type="float" office:value="0" table:formula="msoxl:=SUM(D4:D6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Sales.ods]Jun10'!$G$1" table:style-name="ce121">
            <text:p>0.00<text:s/></text:p>
          </table:table-cell>
          <table:table-cell office:value-type="float" office:value="0" table:formula="msoxl:=SUM(F4:F6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Jun10'!$H$1" table:style-name="ce121">
            <text:p>0.00<text:s/></text:p>
          </table:table-cell>
          <table:table-cell office:value-type="float" office:value="0" table:formula="msoxl:=SUM(H4:H6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Jun10'!$G$1" table:style-name="ce121">
            <text:p>0.00<text:s/></text:p>
          </table:table-cell>
          <table:table-cell office:value-type="float" office:value="0" table:formula="msoxl:=SUM(J4:J6)" table:style-name="ce121">
            <text:p>0.00<text:s/></text:p>
          </table:table-cell>
          <table:table-cell table:style-name="ce131"/>
          <table:table-cell office:value-type="float" office:value="0" table:formula="msoxl:=IF('C:\Users\acartwright\Personal\diy\working copy - 2011 packages\UK 2011-05-31 (May11) Company OO\[Sales.ods]Jun10'!$G$4&gt;0,'C:\Users\acartwright\Personal\diy\working copy - 2011 packages\UK 2011-05-31 (May11) Company OO\[Sales.ods]Jun10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3">
          <table:table-cell table:style-name="ce58"/>
          <table:table-cell office:value-type="date" office:date-value="2010-07-31T00:00:00" table:formula="msoxl:='C:\Users\acartwright\Personal\diy\working copy - 2011 packages\UK 2011-05-31 (May11) Company OO\[Financialaccounts.ods]Admin'!$B$16" table:style-name="ce64">
            <text:p>31 July 2010</text:p>
          </table:table-cell>
          <table:table-cell office:value-type="date" office:date-value="2010-08-31T00:00:00" table:formula="msoxl:=B8" table:style-name="ce64">
            <text:p>31 August 2010</text:p>
          </table:table-cell>
          <table:table-cell office:value-type="float" office:value="0" table:formula="msoxl:='C:\Users\acartwright\Personal\diy\working copy - 2011 packages\UK 2011-05-31 (May11) Company OO\[Sales.ods]Jul10'!$H$1" table:style-name="ce120">
            <text:p>0.00<text:s/></text:p>
          </table:table-cell>
          <table:table-cell office:value-type="float" office:value="0" table:formula="msoxl:=SUM(D5:D7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Sales.ods]Jul10'!$G$1" table:style-name="ce121">
            <text:p>0.00<text:s/></text:p>
          </table:table-cell>
          <table:table-cell office:value-type="float" office:value="0" table:formula="msoxl:=SUM(F5:F7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Jul10'!$H$1" table:style-name="ce121">
            <text:p>0.00<text:s/></text:p>
          </table:table-cell>
          <table:table-cell office:value-type="float" office:value="0" table:formula="msoxl:=SUM(H5:H7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Jul10'!$G$1" table:style-name="ce121">
            <text:p>0.00<text:s/></text:p>
          </table:table-cell>
          <table:table-cell office:value-type="float" office:value="0" table:formula="msoxl:=SUM(J5:J7)" table:style-name="ce121">
            <text:p>0.00<text:s/></text:p>
          </table:table-cell>
          <table:table-cell table:style-name="ce131"/>
          <table:table-cell office:value-type="float" office:value="0" table:formula="msoxl:=IF('C:\Users\acartwright\Personal\diy\working copy - 2011 packages\UK 2011-05-31 (May11) Company OO\[Sales.ods]Jul10'!$G$4&gt;0,'C:\Users\acartwright\Personal\diy\working copy - 2011 packages\UK 2011-05-31 (May11) Company OO\[Sales.ods]Jul10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3">
          <table:table-cell table:style-name="ce58"/>
          <table:table-cell office:value-type="date" office:date-value="2010-08-31T00:00:00" table:formula="msoxl:='C:\Users\acartwright\Personal\diy\working copy - 2011 packages\UK 2011-05-31 (May11) Company OO\[Financialaccounts.ods]Admin'!$B$18" table:style-name="ce64">
            <text:p>31 August 2010</text:p>
          </table:table-cell>
          <table:table-cell office:value-type="date" office:date-value="2010-09-30T00:00:00" table:formula="msoxl:=B9" table:style-name="ce64">
            <text:p>30 September 2010</text:p>
          </table:table-cell>
          <table:table-cell office:value-type="float" office:value="0" table:formula="msoxl:='C:\Users\acartwright\Personal\diy\working copy - 2011 packages\UK 2011-05-31 (May11) Company OO\[Sales.ods]Aug10'!$H$1" table:style-name="ce120">
            <text:p>0.00<text:s/></text:p>
          </table:table-cell>
          <table:table-cell office:value-type="float" office:value="0" table:formula="msoxl:=SUM(D6:D8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Sales.ods]Aug10'!$G$1" table:style-name="ce121">
            <text:p>0.00<text:s/></text:p>
          </table:table-cell>
          <table:table-cell office:value-type="float" office:value="0" table:formula="msoxl:=SUM(F6:F8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Aug10'!$H$1" table:style-name="ce121">
            <text:p>0.00<text:s/></text:p>
          </table:table-cell>
          <table:table-cell office:value-type="float" office:value="0" table:formula="msoxl:=SUM(H6:H8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Aug10'!$G$1" table:style-name="ce121">
            <text:p>0.00<text:s/></text:p>
          </table:table-cell>
          <table:table-cell office:value-type="float" office:value="0" table:formula="msoxl:=SUM(J6:J8)" table:style-name="ce121">
            <text:p>0.00<text:s/></text:p>
          </table:table-cell>
          <table:table-cell table:style-name="ce131"/>
          <table:table-cell office:value-type="float" office:value="0" table:formula="msoxl:=IF('C:\Users\acartwright\Personal\diy\working copy - 2011 packages\UK 2011-05-31 (May11) Company OO\[Sales.ods]Aug10'!$G$4&gt;0,'C:\Users\acartwright\Personal\diy\working copy - 2011 packages\UK 2011-05-31 (May11) Company OO\[Sales.ods]Aug10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3">
          <table:table-cell table:style-name="ce58"/>
          <table:table-cell office:value-type="date" office:date-value="2010-09-30T00:00:00" table:formula="msoxl:='C:\Users\acartwright\Personal\diy\working copy - 2011 packages\UK 2011-05-31 (May11) Company OO\[Financialaccounts.ods]Admin'!$B$20" table:style-name="ce64">
            <text:p>30 September 2010</text:p>
          </table:table-cell>
          <table:table-cell office:value-type="date" office:date-value="2010-10-31T00:00:00" table:formula="msoxl:=B10" table:style-name="ce64">
            <text:p>31 October 2010</text:p>
          </table:table-cell>
          <table:table-cell office:value-type="float" office:value="0" table:formula="msoxl:='C:\Users\acartwright\Personal\diy\working copy - 2011 packages\UK 2011-05-31 (May11) Company OO\[Sales.ods]Sep10'!$H$1" table:style-name="ce120">
            <text:p>0.00<text:s/></text:p>
          </table:table-cell>
          <table:table-cell office:value-type="float" office:value="0" table:formula="msoxl:=SUM(D7:D9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Sales.ods]Sep10'!$G$1" table:style-name="ce121">
            <text:p>0.00<text:s/></text:p>
          </table:table-cell>
          <table:table-cell office:value-type="float" office:value="0" table:formula="msoxl:=SUM(F7:F9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Sep10'!$H$1" table:style-name="ce121">
            <text:p>0.00<text:s/></text:p>
          </table:table-cell>
          <table:table-cell office:value-type="float" office:value="0" table:formula="msoxl:=SUM(H7:H9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Sep10'!$G$1" table:style-name="ce121">
            <text:p>0.00<text:s/></text:p>
          </table:table-cell>
          <table:table-cell office:value-type="float" office:value="0" table:formula="msoxl:=SUM(J7:J9)" table:style-name="ce121">
            <text:p>0.00<text:s/></text:p>
          </table:table-cell>
          <table:table-cell table:style-name="ce131"/>
          <table:table-cell office:value-type="float" office:value="0" table:formula="msoxl:=IF('C:\Users\acartwright\Personal\diy\working copy - 2011 packages\UK 2011-05-31 (May11) Company OO\[Sales.ods]Sep10'!$G$4&gt;0,'C:\Users\acartwright\Personal\diy\working copy - 2011 packages\UK 2011-05-31 (May11) Company OO\[Sales.ods]Sep10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3">
          <table:table-cell table:style-name="ce58"/>
          <table:table-cell office:value-type="date" office:date-value="2010-10-31T00:00:00" table:formula="msoxl:='C:\Users\acartwright\Personal\diy\working copy - 2011 packages\UK 2011-05-31 (May11) Company OO\[Financialaccounts.ods]Admin'!$B$22" table:style-name="ce64">
            <text:p>31 October 2010</text:p>
          </table:table-cell>
          <table:table-cell office:value-type="date" office:date-value="2010-11-30T00:00:00" table:formula="msoxl:=B11" table:style-name="ce64">
            <text:p>30 November 2010</text:p>
          </table:table-cell>
          <table:table-cell office:value-type="float" office:value="0" table:formula="msoxl:='C:\Users\acartwright\Personal\diy\working copy - 2011 packages\UK 2011-05-31 (May11) Company OO\[Sales.ods]Oct10'!$H$1" table:style-name="ce120">
            <text:p>0.00<text:s/></text:p>
          </table:table-cell>
          <table:table-cell office:value-type="float" office:value="0" table:formula="msoxl:=SUM(D8:D10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Sales.ods]Oct10'!$G$1" table:style-name="ce121">
            <text:p>0.00<text:s/></text:p>
          </table:table-cell>
          <table:table-cell office:value-type="float" office:value="0" table:formula="msoxl:=SUM(F8:F10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Oct10'!$H$1" table:style-name="ce121">
            <text:p>0.00<text:s/></text:p>
          </table:table-cell>
          <table:table-cell office:value-type="float" office:value="0" table:formula="msoxl:=SUM(H8:H10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Oct10'!$G$1" table:style-name="ce121">
            <text:p>0.00<text:s/></text:p>
          </table:table-cell>
          <table:table-cell office:value-type="float" office:value="0" table:formula="msoxl:=SUM(J8:J10)" table:style-name="ce121">
            <text:p>0.00<text:s/></text:p>
          </table:table-cell>
          <table:table-cell table:style-name="ce131"/>
          <table:table-cell office:value-type="float" office:value="0" table:formula="msoxl:=IF('C:\Users\acartwright\Personal\diy\working copy - 2011 packages\UK 2011-05-31 (May11) Company OO\[Sales.ods]Oct10'!$G$4&gt;0,'C:\Users\acartwright\Personal\diy\working copy - 2011 packages\UK 2011-05-31 (May11) Company OO\[Sales.ods]Oct10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3">
          <table:table-cell table:style-name="ce58"/>
          <table:table-cell office:value-type="date" office:date-value="2010-11-30T00:00:00" table:formula="msoxl:='C:\Users\acartwright\Personal\diy\working copy - 2011 packages\UK 2011-05-31 (May11) Company OO\[Financialaccounts.ods]Admin'!$B$24" table:style-name="ce64">
            <text:p>30 November 2010</text:p>
          </table:table-cell>
          <table:table-cell office:value-type="date" office:date-value="2010-12-31T00:00:00" table:formula="msoxl:=B12" table:style-name="ce64">
            <text:p>31 December 2010</text:p>
          </table:table-cell>
          <table:table-cell office:value-type="float" office:value="0" table:formula="msoxl:='C:\Users\acartwright\Personal\diy\working copy - 2011 packages\UK 2011-05-31 (May11) Company OO\[Sales.ods]Nov10'!$H$1" table:style-name="ce120">
            <text:p>0.00<text:s/></text:p>
          </table:table-cell>
          <table:table-cell office:value-type="float" office:value="0" table:formula="msoxl:=SUM(D9:D11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Sales.ods]Nov10'!$G$1" table:style-name="ce121">
            <text:p>0.00<text:s/></text:p>
          </table:table-cell>
          <table:table-cell office:value-type="float" office:value="0" table:formula="msoxl:=SUM(F9:F11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Nov10'!$H$1" table:style-name="ce121">
            <text:p>0.00<text:s/></text:p>
          </table:table-cell>
          <table:table-cell office:value-type="float" office:value="0" table:formula="msoxl:=SUM(H9:H11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Nov10'!$G$1" table:style-name="ce121">
            <text:p>0.00<text:s/></text:p>
          </table:table-cell>
          <table:table-cell office:value-type="float" office:value="0" table:formula="msoxl:=SUM(J9:J11)" table:style-name="ce121">
            <text:p>0.00<text:s/></text:p>
          </table:table-cell>
          <table:table-cell table:style-name="ce131"/>
          <table:table-cell office:value-type="float" office:value="0" table:formula="msoxl:=IF('C:\Users\acartwright\Personal\diy\working copy - 2011 packages\UK 2011-05-31 (May11) Company OO\[Sales.ods]Nov10'!$G$4&gt;0,'C:\Users\acartwright\Personal\diy\working copy - 2011 packages\UK 2011-05-31 (May11) Company OO\[Sales.ods]Nov10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3">
          <table:table-cell table:style-name="ce58"/>
          <table:table-cell office:value-type="date" office:date-value="2010-12-31T00:00:00" table:formula="msoxl:='C:\Users\acartwright\Personal\diy\working copy - 2011 packages\UK 2011-05-31 (May11) Company OO\[Financialaccounts.ods]Admin'!$B$26" table:style-name="ce64">
            <text:p>31 December 2010</text:p>
          </table:table-cell>
          <table:table-cell office:value-type="date" office:date-value="2011-01-31T00:00:00" table:formula="msoxl:=B13" table:style-name="ce64">
            <text:p>31 January 2011</text:p>
          </table:table-cell>
          <table:table-cell office:value-type="float" office:value="0" table:formula="msoxl:='C:\Users\acartwright\Personal\diy\working copy - 2011 packages\UK 2011-05-31 (May11) Company OO\[Sales.ods]Dec10'!$H$1" table:style-name="ce120">
            <text:p>0.00<text:s/></text:p>
          </table:table-cell>
          <table:table-cell office:value-type="float" office:value="0" table:formula="msoxl:=SUM(D10:D12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Sales.ods]Dec10'!$G$1" table:style-name="ce121">
            <text:p>0.00<text:s/></text:p>
          </table:table-cell>
          <table:table-cell office:value-type="float" office:value="0" table:formula="msoxl:=SUM(F10:F12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Dec10'!$H$1" table:style-name="ce121">
            <text:p>0.00<text:s/></text:p>
          </table:table-cell>
          <table:table-cell office:value-type="float" office:value="0" table:formula="msoxl:=SUM(H10:H12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Dec10'!$G$1" table:style-name="ce121">
            <text:p>0.00<text:s/></text:p>
          </table:table-cell>
          <table:table-cell office:value-type="float" office:value="0" table:formula="msoxl:=SUM(J10:J12)" table:style-name="ce121">
            <text:p>0.00<text:s/></text:p>
          </table:table-cell>
          <table:table-cell table:style-name="ce131"/>
          <table:table-cell office:value-type="float" office:value="0" table:formula="msoxl:=IF('C:\Users\acartwright\Personal\diy\working copy - 2011 packages\UK 2011-05-31 (May11) Company OO\[Sales.ods]Dec10'!$G$4&gt;0,'C:\Users\acartwright\Personal\diy\working copy - 2011 packages\UK 2011-05-31 (May11) Company OO\[Sales.ods]Dec10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3">
          <table:table-cell table:style-name="ce58"/>
          <table:table-cell office:value-type="date" office:date-value="2011-01-31T00:00:00" table:formula="msoxl:='C:\Users\acartwright\Personal\diy\working copy - 2011 packages\UK 2011-05-31 (May11) Company OO\[Financialaccounts.ods]Admin'!$B$28" table:style-name="ce64">
            <text:p>31 January 2011</text:p>
          </table:table-cell>
          <table:table-cell office:value-type="date" office:date-value="2011-02-28T00:00:00" table:formula="msoxl:=B14" table:style-name="ce64">
            <text:p>28 February 2011</text:p>
          </table:table-cell>
          <table:table-cell office:value-type="float" office:value="0" table:formula="msoxl:='C:\Users\acartwright\Personal\diy\working copy - 2011 packages\UK 2011-05-31 (May11) Company OO\[Sales.ods]Jan11'!$H$1" table:style-name="ce120">
            <text:p>0.00<text:s/></text:p>
          </table:table-cell>
          <table:table-cell office:value-type="float" office:value="0" table:formula="msoxl:=SUM(D11:D13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Sales.ods]Jan11'!$G$1" table:style-name="ce121">
            <text:p>0.00<text:s/></text:p>
          </table:table-cell>
          <table:table-cell office:value-type="float" office:value="0" table:formula="msoxl:=SUM(F11:F13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Jan11'!$H$1" table:style-name="ce121">
            <text:p>0.00<text:s/></text:p>
          </table:table-cell>
          <table:table-cell office:value-type="float" office:value="0" table:formula="msoxl:=SUM(H11:H13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Jan11'!$G$1" table:style-name="ce121">
            <text:p>0.00<text:s/></text:p>
          </table:table-cell>
          <table:table-cell office:value-type="float" office:value="0" table:formula="msoxl:=SUM(J11:J13)" table:style-name="ce121">
            <text:p>0.00<text:s/></text:p>
          </table:table-cell>
          <table:table-cell table:style-name="ce131"/>
          <table:table-cell office:value-type="float" office:value="0" table:formula="msoxl:=IF('C:\Users\acartwright\Personal\diy\working copy - 2011 packages\UK 2011-05-31 (May11) Company OO\[Sales.ods]Jan11'!$G$4&gt;0,'C:\Users\acartwright\Personal\diy\working copy - 2011 packages\UK 2011-05-31 (May11) Company OO\[Sales.ods]Jan11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3">
          <table:table-cell table:style-name="ce58"/>
          <table:table-cell office:value-type="date" office:date-value="2011-02-28T00:00:00" table:formula="msoxl:='C:\Users\acartwright\Personal\diy\working copy - 2011 packages\UK 2011-05-31 (May11) Company OO\[Financialaccounts.ods]Admin'!$B$30" table:style-name="ce64">
            <text:p>28 February 2011</text:p>
          </table:table-cell>
          <table:table-cell office:value-type="date" office:date-value="2011-03-31T00:00:00" table:formula="msoxl:=B15" table:style-name="ce64">
            <text:p>31 March 2011</text:p>
          </table:table-cell>
          <table:table-cell office:value-type="float" office:value="0" table:formula="msoxl:='C:\Users\acartwright\Personal\diy\working copy - 2011 packages\UK 2011-05-31 (May11) Company OO\[Sales.ods]Feb11'!$H$1" table:style-name="ce120">
            <text:p>0.00<text:s/></text:p>
          </table:table-cell>
          <table:table-cell office:value-type="float" office:value="0" table:formula="msoxl:=SUM(D12:D14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Sales.ods]Feb11'!$G$1" table:style-name="ce121">
            <text:p>0.00<text:s/></text:p>
          </table:table-cell>
          <table:table-cell office:value-type="float" office:value="0" table:formula="msoxl:=SUM(F12:F14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Feb11'!$H$1" table:style-name="ce121">
            <text:p>0.00<text:s/></text:p>
          </table:table-cell>
          <table:table-cell office:value-type="float" office:value="0" table:formula="msoxl:=SUM(H12:H14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Feb11'!$G$1" table:style-name="ce121">
            <text:p>0.00<text:s/></text:p>
          </table:table-cell>
          <table:table-cell office:value-type="float" office:value="0" table:formula="msoxl:=SUM(J12:J14)" table:style-name="ce121">
            <text:p>0.00<text:s/></text:p>
          </table:table-cell>
          <table:table-cell table:style-name="ce131"/>
          <table:table-cell office:value-type="float" office:value="0" table:formula="msoxl:=IF('C:\Users\acartwright\Personal\diy\working copy - 2011 packages\UK 2011-05-31 (May11) Company OO\[Sales.ods]Feb11'!$G$4&gt;0,'C:\Users\acartwright\Personal\diy\working copy - 2011 packages\UK 2011-05-31 (May11) Company OO\[Sales.ods]Feb11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3">
          <table:table-cell table:style-name="ce58"/>
          <table:table-cell office:value-type="date" office:date-value="2011-03-31T00:00:00" table:formula="msoxl:='C:\Users\acartwright\Personal\diy\working copy - 2011 packages\UK 2011-05-31 (May11) Company OO\[Financialaccounts.ods]Admin'!$B$32" table:style-name="ce64">
            <text:p>31 March 2011</text:p>
          </table:table-cell>
          <table:table-cell office:value-type="date" office:date-value="2011-04-30T00:00:00" table:formula="msoxl:=B16" table:style-name="ce64">
            <text:p>30 April 2011</text:p>
          </table:table-cell>
          <table:table-cell office:value-type="float" office:value="0" table:formula="msoxl:='C:\Users\acartwright\Personal\diy\working copy - 2011 packages\UK 2011-05-31 (May11) Company OO\[Sales.ods]Mar11'!$H$1" table:style-name="ce120">
            <text:p>0.00<text:s/></text:p>
          </table:table-cell>
          <table:table-cell office:value-type="float" office:value="0" table:formula="msoxl:=SUM(D13:D15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Sales.ods]Mar11'!$G$1" table:style-name="ce121">
            <text:p>0.00<text:s/></text:p>
          </table:table-cell>
          <table:table-cell office:value-type="float" office:value="0" table:formula="msoxl:=SUM(F13:F15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Mar11'!$H$1" table:style-name="ce121">
            <text:p>0.00<text:s/></text:p>
          </table:table-cell>
          <table:table-cell office:value-type="float" office:value="0" table:formula="msoxl:=SUM(H13:H15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Mar11'!$G$1" table:style-name="ce121">
            <text:p>0.00<text:s/></text:p>
          </table:table-cell>
          <table:table-cell office:value-type="float" office:value="0" table:formula="msoxl:=SUM(J13:J15)" table:style-name="ce121">
            <text:p>0.00<text:s/></text:p>
          </table:table-cell>
          <table:table-cell table:style-name="ce131"/>
          <table:table-cell office:value-type="float" office:value="0" table:formula="msoxl:=IF('C:\Users\acartwright\Personal\diy\working copy - 2011 packages\UK 2011-05-31 (May11) Company OO\[Sales.ods]Mar11'!$G$4&gt;0,'C:\Users\acartwright\Personal\diy\working copy - 2011 packages\UK 2011-05-31 (May11) Company OO\[Sales.ods]Mar11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3">
          <table:table-cell table:style-name="ce58"/>
          <table:table-cell office:value-type="date" office:date-value="2011-04-30T00:00:00" table:formula="msoxl:='C:\Users\acartwright\Personal\diy\working copy - 2011 packages\UK 2011-05-31 (May11) Company OO\[Financialaccounts.ods]Admin'!$B$34" table:style-name="ce64">
            <text:p>30 April 2011</text:p>
          </table:table-cell>
          <table:table-cell office:value-type="date" office:date-value="2011-05-31T00:00:00" table:formula="msoxl:=B17" table:style-name="ce64">
            <text:p>31 May 2011</text:p>
          </table:table-cell>
          <table:table-cell office:value-type="float" office:value="0" table:formula="msoxl:='C:\Users\acartwright\Personal\diy\working copy - 2011 packages\UK 2011-05-31 (May11) Company OO\[Sales.ods]Apr11'!$H$1" table:style-name="ce120">
            <text:p>0.00<text:s/></text:p>
          </table:table-cell>
          <table:table-cell office:value-type="float" office:value="0" table:formula="msoxl:=SUM(D14:D16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Sales.ods]Apr11'!$G$1" table:style-name="ce121">
            <text:p>0.00<text:s/></text:p>
          </table:table-cell>
          <table:table-cell office:value-type="float" office:value="0" table:formula="msoxl:=SUM(F14:F16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Apr11'!$H$1" table:style-name="ce121">
            <text:p>0.00<text:s/></text:p>
          </table:table-cell>
          <table:table-cell office:value-type="float" office:value="0" table:formula="msoxl:=SUM(H14:H16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Apr11'!$G$1" table:style-name="ce121">
            <text:p>0.00<text:s/></text:p>
          </table:table-cell>
          <table:table-cell office:value-type="float" office:value="0" table:formula="msoxl:=SUM(J14:J16)" table:style-name="ce121">
            <text:p>0.00<text:s/></text:p>
          </table:table-cell>
          <table:table-cell table:style-name="ce131"/>
          <table:table-cell office:value-type="float" office:value="0" table:formula="msoxl:=IF('C:\Users\acartwright\Personal\diy\working copy - 2011 packages\UK 2011-05-31 (May11) Company OO\[Sales.ods]Apr11'!$G$4&gt;0,'C:\Users\acartwright\Personal\diy\working copy - 2011 packages\UK 2011-05-31 (May11) Company OO\[Sales.ods]Apr11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3">
          <table:table-cell table:style-name="ce58"/>
          <table:table-cell office:value-type="date" office:date-value="2011-05-31T00:00:00" table:formula="msoxl:='C:\Users\acartwright\Personal\diy\working copy - 2011 packages\UK 2011-05-31 (May11) Company OO\[Financialaccounts.ods]Admin'!$B$36" table:style-name="ce64">
            <text:p>31 May 2011</text:p>
          </table:table-cell>
          <table:table-cell office:value-type="date" office:date-value="2011-06-30T00:00:00" table:formula="msoxl:=B18" table:style-name="ce64">
            <text:p>30 June 2011</text:p>
          </table:table-cell>
          <table:table-cell office:value-type="float" office:value="0" table:formula="msoxl:='C:\Users\acartwright\Personal\diy\working copy - 2011 packages\UK 2011-05-31 (May11) Company OO\[Sales.ods]May11'!$H$1" table:style-name="ce120">
            <text:p>0.00<text:s/></text:p>
          </table:table-cell>
          <table:table-cell office:value-type="float" office:value="0" table:formula="msoxl:=SUM(D15:D17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Sales.ods]May11'!$G$1" table:style-name="ce121">
            <text:p>0.00<text:s/></text:p>
          </table:table-cell>
          <table:table-cell office:value-type="float" office:value="0" table:formula="msoxl:=SUM(F15:F17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May11'!$H$1" table:style-name="ce121">
            <text:p>0.00<text:s/></text:p>
          </table:table-cell>
          <table:table-cell office:value-type="float" office:value="0" table:formula="msoxl:=SUM(H15:H17)" table:style-name="ce121">
            <text:p>0.00<text:s/></text:p>
          </table:table-cell>
          <table:table-cell office:value-type="float" office:value="0" table:formula="msoxl:='C:\Users\acartwright\Personal\diy\working copy - 2011 packages\UK 2011-05-31 (May11) Company OO\[Purchases.ods]May11'!$G$1" table:style-name="ce121">
            <text:p>0.00<text:s/></text:p>
          </table:table-cell>
          <table:table-cell office:value-type="float" office:value="0" table:formula="msoxl:=SUM(J15:J17)" table:style-name="ce121">
            <text:p>0.00<text:s/></text:p>
          </table:table-cell>
          <table:table-cell table:style-name="ce131"/>
          <table:table-cell office:value-type="float" office:value="0" table:formula="msoxl:=IF('C:\Users\acartwright\Personal\diy\working copy - 2011 packages\UK 2011-05-31 (May11) Company OO\[Sales.ods]May11'!$G$4&gt;0,'C:\Users\acartwright\Personal\diy\working copy - 2011 packages\UK 2011-05-31 (May11) Company OO\[Sales.ods]May11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3">
          <table:table-cell table:style-name="ce58"/>
          <table:table-cell office:value-type="date" office:date-value="2011-06-30T00:00:00" table:formula="msoxl:='C:\Users\acartwright\Personal\diy\working copy - 2011 packages\UK 2011-05-31 (May11) Company OO\[Financialaccounts.ods]Admin'!$B$38" table:style-name="ce64">
            <text:p>30 June 2011</text:p>
          </table:table-cell>
          <table:table-cell office:value-type="date" office:date-value="2011-07-31T00:00:00" table:formula="msoxl:=B19" table:style-name="ce64">
            <text:p>31 July 2011</text:p>
          </table:table-cell>
          <table:table-cell office:value-type="float" office:value="0" table:formula="msoxl:='S0611'!$H$1" table:style-name="ce120">
            <text:p>0.00<text:s/></text:p>
          </table:table-cell>
          <table:table-cell office:value-type="float" office:value="0" table:formula="msoxl:=SUM(D16:D18)" table:style-name="ce121">
            <text:p>0.00<text:s/></text:p>
          </table:table-cell>
          <table:table-cell office:value-type="float" office:value="0" table:formula="msoxl:='S0611'!$G$1" table:style-name="ce121">
            <text:p>0.00<text:s/></text:p>
          </table:table-cell>
          <table:table-cell office:value-type="float" office:value="0" table:formula="msoxl:=SUM(F16:F18)" table:style-name="ce121">
            <text:p>0.00<text:s/></text:p>
          </table:table-cell>
          <table:table-cell office:value-type="float" office:value="0" table:formula="msoxl:='P0611'!$G$1" table:style-name="ce121">
            <text:p>0.00<text:s/></text:p>
          </table:table-cell>
          <table:table-cell office:value-type="float" office:value="0" table:formula="msoxl:=SUM(H16:H18)" table:style-name="ce121">
            <text:p>0.00<text:s/></text:p>
          </table:table-cell>
          <table:table-cell office:value-type="float" office:value="0" table:formula="msoxl:='P0611'!$F$1" table:style-name="ce121">
            <text:p>0.00<text:s/></text:p>
          </table:table-cell>
          <table:table-cell office:value-type="float" office:value="0" table:formula="msoxl:=SUM(J16:J18)" table:style-name="ce121">
            <text:p>0.00<text:s/></text:p>
          </table:table-cell>
          <table:table-cell table:style-name="ce131"/>
          <table:table-cell office:value-type="float" office:value="0" table:formula="msoxl:=IF('C:\Users\acartwright\Personal\diy\working copy - 2011 packages\UK 2011-05-31 (May11) Company OO\[Sales.ods]May11'!$G$4&gt;0,'C:\Users\acartwright\Personal\diy\working copy - 2011 packages\UK 2011-05-31 (May11) Company OO\[Sales.ods]May11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3">
          <table:table-cell table:style-name="ce58"/>
          <table:table-cell office:value-type="date" office:date-value="2011-07-31T00:00:00" table:formula="msoxl:='C:\Users\acartwright\Personal\diy\working copy - 2011 packages\UK 2011-05-31 (May11) Company OO\[Financialaccounts.ods]Admin'!$B$40" table:style-name="ce64">
            <text:p>31 July 2011</text:p>
          </table:table-cell>
          <table:table-cell office:value-type="date" office:date-value="2011-08-31T00:00:00" table:formula="msoxl:='C:\Users\acartwright\Personal\diy\working copy - 2011 packages\UK 2011-05-31 (May11) Company OO\[Financialaccounts.ods]Admin'!$B$42" table:style-name="ce65">
            <text:p>31 August 2011</text:p>
          </table:table-cell>
          <table:table-cell office:value-type="float" office:value="0" table:formula="msoxl:='S0711'!$H$1" table:style-name="ce120">
            <text:p>0.00<text:s/></text:p>
          </table:table-cell>
          <table:table-cell office:value-type="float" office:value="0" table:formula="msoxl:=SUM(D17:D19)" table:style-name="ce121">
            <text:p>0.00<text:s/></text:p>
          </table:table-cell>
          <table:table-cell office:value-type="float" office:value="0" table:formula="msoxl:='S0711'!$G$1" table:style-name="ce121">
            <text:p>0.00<text:s/></text:p>
          </table:table-cell>
          <table:table-cell office:value-type="float" office:value="0" table:formula="msoxl:=SUM(F17:F19)" table:style-name="ce121">
            <text:p>0.00<text:s/></text:p>
          </table:table-cell>
          <table:table-cell office:value-type="float" office:value="0" table:formula="msoxl:='P0711'!$H$1" table:style-name="ce121">
            <text:p>0.00<text:s/></text:p>
          </table:table-cell>
          <table:table-cell office:value-type="float" office:value="0" table:formula="msoxl:=SUM(H17:H19)" table:style-name="ce121">
            <text:p>0.00<text:s/></text:p>
          </table:table-cell>
          <table:table-cell office:value-type="float" office:value="0" table:formula="msoxl:='P0711'!$G$1" table:style-name="ce121">
            <text:p>0.00<text:s/></text:p>
          </table:table-cell>
          <table:table-cell office:value-type="float" office:value="0" table:formula="msoxl:=SUM(J17:J19)" table:style-name="ce121">
            <text:p>0.00<text:s/></text:p>
          </table:table-cell>
          <table:table-cell table:style-name="ce131"/>
          <table:table-cell office:value-type="float" office:value="0" table:formula="msoxl:=IF('C:\Users\acartwright\Personal\diy\working copy - 2011 packages\UK 2011-05-31 (May11) Company OO\[Sales.ods]May11'!$G$4&gt;0,'C:\Users\acartwright\Personal\diy\working copy - 2011 packages\UK 2011-05-31 (May11) Company OO\[Sales.ods]May11'!$G$4,0)" table:style-name="ce132">
            <text:p>0</text:p>
          </table:table-cell>
          <table:table-cell table:style-name="ce59"/>
          <table:table-cell table:number-columns-repeated="16370"/>
        </table:table-row>
        <table:table-row table:style-name="ro1">
          <table:table-cell table:style-name="ce60"/>
          <table:table-cell table:number-columns-repeated="2" table:style-name="ce61"/>
          <table:table-cell table:number-columns-repeated="8" table:style-name="ce62"/>
          <table:table-cell table:style-name="ce133"/>
          <table:table-cell table:style-name="ce134"/>
          <table:table-cell table:style-name="ce63"/>
          <table:table-cell table:number-columns-repeated="16370"/>
        </table:table-row>
        <table:table-row table:number-rows-repeated="1048556" table:style-name="ro13">
          <table:table-cell table:number-columns-repeated="16384"/>
        </table:table-row>
      </table:table>
      <table:table table:name="S0410" table:style-name="ta4">
        <table:table-column table:style-name="co9" table:default-cell-style-name="ce83"/>
        <table:table-column table:style-name="co15" table:default-cell-style-name="ce82"/>
        <table:table-column table:style-name="co16" table:default-cell-style-name="ce81"/>
        <table:table-column table:style-name="co17" table:default-cell-style-name="ce80"/>
        <table:table-column table:style-name="co18" table:default-cell-style-name="ce80"/>
        <table:table-column table:style-name="co3" table:default-cell-style-name="ce79"/>
        <table:table-column table:style-name="co19" table:default-cell-style-name="ce79"/>
        <table:table-column table:style-name="co3" table:default-cell-style-name="ce79"/>
        <table:table-column table:style-name="co9" table:number-columns-repeated="16376" table:default-cell-style-name="ce78"/>
        <table:table-row table:style-name="ro8">
          <table:table-cell office:value-type="string" table:number-columns-spanned="3" table:number-rows-spanned="1" table:style-name="ce195">
            <text:p>USE FOR VAT PERIODS OUTSIDE FINANCIAL YEAR</text:p>
          </table:table-cell>
          <table:covered-table-cell table:number-columns-repeated="2"/>
          <table:table-cell office:value-type="string" table:number-columns-spanned="2" table:number-rows-spanned="1" table:style-name="ce194">
            <text:p>Total for Month</text:p>
          </table:table-cell>
          <table:covered-table-cell/>
          <table:table-cell office:value-type="float" office:value="0" table:formula="msoxl:=SUM(F5:F500)" table:style-name="ce99">
            <text:p>0.00<text:s/></text:p>
          </table:table-cell>
          <table:table-cell office:value-type="float" office:value="0" table:formula="msoxl:=SUM(G5:G500)" table:style-name="ce99">
            <text:p>0.00<text:s/></text:p>
          </table:table-cell>
          <table:table-cell office:value-type="float" office:value="0" table:formula="msoxl:=SUM(H5:H500)" table:style-name="ce99">
            <text:p>0.00<text:s/></text:p>
          </table:table-cell>
          <table:table-cell table:number-columns-repeated="16376" table:style-name="ce98"/>
        </table:table-row>
        <table:table-row table:style-name="ro14">
          <table:table-cell office:value-type="string" table:number-columns-spanned="1" table:number-rows-spanned="3" table:style-name="ce163">
            <text:p>Sales <text:s text:c="5"/>Date</text:p>
          </table:table-cell>
          <table:table-cell office:value-type="string" table:number-columns-spanned="1" table:number-rows-spanned="3" table:style-name="ce161">
            <text:p>Customer Name</text:p>
          </table:table-cell>
          <table:table-cell office:value-type="string" table:number-columns-spanned="1" table:number-rows-spanned="3" table:style-name="ce166">
            <text:p>Sales Invoice Number or reference</text:p>
          </table:table-cell>
          <table:table-cell office:value-type="string" table:number-columns-spanned="1" table:number-rows-spanned="3" table:style-name="ce165">
            <text:p>Sales <text:s text:c="12"/>Description</text:p>
          </table:table-cell>
          <table:table-cell table:number-columns-spanned="1" table:number-rows-spanned="3" table:style-name="ce174"/>
          <table:table-cell office:value-type="string" table:number-columns-spanned="1" table:number-rows-spanned="3" table:style-name="ce161">
            <text:p>Sales Value including <text:s text:c="2"/>Vat</text:p>
          </table:table-cell>
          <table:table-cell office:value-type="float" office:value="17.5" table:formula="msoxl:='C:\Users\acartwright\Personal\diy\working copy - 2011 packages\UK 2011-05-31 (May11) Company OO\[Sales.ods]OpeningDebtors'!$G$2" table:style-name="ce138">
            <text:p>17.50<text:s/></text:p>
          </table:table-cell>
          <table:table-cell office:value-type="string" table:number-columns-spanned="1" table:number-rows-spanned="3" table:style-name="ce161">
            <text:p>Sales <text:s text:c="8"/>Net of Vat</text:p>
          </table:table-cell>
          <table:table-cell table:number-columns-repeated="16376" table:style-name="ce98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37">
            <text:p>Vat <text:s text:c="6"/>Output</text:p>
          </table:table-cell>
          <table:covered-table-cell/>
          <table:table-cell table:number-columns-repeated="16376" table:style-name="ce9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0" table:formula="msoxl:='C:\Users\acartwright\Personal\diy\working copy - 2011 packages\UK 2011-05-31 (May11) Company OO\[Sales.ods]OpeningDebtors'!$G$4" table:style-name="ce139">
            <text:p>0.00<text:s/></text:p>
          </table:table-cell>
          <table:covered-table-cell/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5&lt;&gt;0,F5*G$4/100,&quot; &quot;)),IF(F5&lt;&gt;0,F5*G$2/(100+G$2),&quot; &quot;))" table:style-name="ce85">
            <text:p><text:s/></text:p>
          </table:table-cell>
          <table:table-cell office:value-type="string" office:string-value=" " table:formula="msoxl:=IF((F5&lt;&gt;0),F5-G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6&lt;&gt;0,F6*G$4/100,&quot; &quot;)),IF(F6&lt;&gt;0,F6*G$2/(100+G$2),&quot; &quot;))" table:style-name="ce85">
            <text:p><text:s/></text:p>
          </table:table-cell>
          <table:table-cell office:value-type="string" office:string-value=" " table:formula="msoxl:=IF((F6&lt;&gt;0),F6-G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7&lt;&gt;0,F7*G$4/100,&quot; &quot;)),IF(F7&lt;&gt;0,F7*G$2/(100+G$2),&quot; &quot;))" table:style-name="ce85">
            <text:p><text:s/></text:p>
          </table:table-cell>
          <table:table-cell office:value-type="string" office:string-value=" " table:formula="msoxl:=IF((F7&lt;&gt;0),F7-G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8&lt;&gt;0,F8*G$4/100,&quot; &quot;)),IF(F8&lt;&gt;0,F8*G$2/(100+G$2),&quot; &quot;))" table:style-name="ce85">
            <text:p><text:s/></text:p>
          </table:table-cell>
          <table:table-cell office:value-type="string" office:string-value=" " table:formula="msoxl:=IF((F8&lt;&gt;0),F8-G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9&lt;&gt;0,F9*G$4/100,&quot; &quot;)),IF(F9&lt;&gt;0,F9*G$2/(100+G$2),&quot; &quot;))" table:style-name="ce85">
            <text:p><text:s/></text:p>
          </table:table-cell>
          <table:table-cell office:value-type="string" office:string-value=" " table:formula="msoxl:=IF((F9&lt;&gt;0),F9-G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0&lt;&gt;0,F10*G$4/100,&quot; &quot;)),IF(F10&lt;&gt;0,F10*G$2/(100+G$2),&quot; &quot;))" table:style-name="ce85">
            <text:p><text:s/></text:p>
          </table:table-cell>
          <table:table-cell office:value-type="string" office:string-value=" " table:formula="msoxl:=IF((F10&lt;&gt;0),F10-G1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1&lt;&gt;0,F11*G$4/100,&quot; &quot;)),IF(F11&lt;&gt;0,F11*G$2/(100+G$2),&quot; &quot;))" table:style-name="ce85">
            <text:p><text:s/></text:p>
          </table:table-cell>
          <table:table-cell office:value-type="string" office:string-value=" " table:formula="msoxl:=IF((F11&lt;&gt;0),F11-G1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2&lt;&gt;0,F12*G$4/100,&quot; &quot;)),IF(F12&lt;&gt;0,F12*G$2/(100+G$2),&quot; &quot;))" table:style-name="ce85">
            <text:p><text:s/></text:p>
          </table:table-cell>
          <table:table-cell office:value-type="string" office:string-value=" " table:formula="msoxl:=IF((F12&lt;&gt;0),F12-G1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3&lt;&gt;0,F13*G$4/100,&quot; &quot;)),IF(F13&lt;&gt;0,F13*G$2/(100+G$2),&quot; &quot;))" table:style-name="ce85">
            <text:p><text:s/></text:p>
          </table:table-cell>
          <table:table-cell office:value-type="string" office:string-value=" " table:formula="msoxl:=IF((F13&lt;&gt;0),F13-G1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4&lt;&gt;0,F14*G$4/100,&quot; &quot;)),IF(F14&lt;&gt;0,F14*G$2/(100+G$2),&quot; &quot;))" table:style-name="ce85">
            <text:p><text:s/></text:p>
          </table:table-cell>
          <table:table-cell office:value-type="string" office:string-value=" " table:formula="msoxl:=IF((F14&lt;&gt;0),F14-G1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5&lt;&gt;0,F15*G$4/100,&quot; &quot;)),IF(F15&lt;&gt;0,F15*G$2/(100+G$2),&quot; &quot;))" table:style-name="ce85">
            <text:p><text:s/></text:p>
          </table:table-cell>
          <table:table-cell office:value-type="string" office:string-value=" " table:formula="msoxl:=IF((F15&lt;&gt;0),F15-G15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6&lt;&gt;0,F16*G$4/100,&quot; &quot;)),IF(F16&lt;&gt;0,F16*G$2/(100+G$2),&quot; &quot;))" table:style-name="ce85">
            <text:p><text:s/></text:p>
          </table:table-cell>
          <table:table-cell office:value-type="string" office:string-value=" " table:formula="msoxl:=IF((F16&lt;&gt;0),F16-G16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7&lt;&gt;0,F17*G$4/100,&quot; &quot;)),IF(F17&lt;&gt;0,F17*G$2/(100+G$2),&quot; &quot;))" table:style-name="ce85">
            <text:p><text:s/></text:p>
          </table:table-cell>
          <table:table-cell office:value-type="string" office:string-value=" " table:formula="msoxl:=IF((F17&lt;&gt;0),F17-G17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8&lt;&gt;0,F18*G$4/100,&quot; &quot;)),IF(F18&lt;&gt;0,F18*G$2/(100+G$2),&quot; &quot;))" table:style-name="ce85">
            <text:p><text:s/></text:p>
          </table:table-cell>
          <table:table-cell office:value-type="string" office:string-value=" " table:formula="msoxl:=IF((F18&lt;&gt;0),F18-G18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9&lt;&gt;0,F19*G$4/100,&quot; &quot;)),IF(F19&lt;&gt;0,F19*G$2/(100+G$2),&quot; &quot;))" table:style-name="ce85">
            <text:p><text:s/></text:p>
          </table:table-cell>
          <table:table-cell office:value-type="string" office:string-value=" " table:formula="msoxl:=IF((F19&lt;&gt;0),F19-G19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0&lt;&gt;0,F20*G$4/100,&quot; &quot;)),IF(F20&lt;&gt;0,F20*G$2/(100+G$2),&quot; &quot;))" table:style-name="ce85">
            <text:p><text:s/></text:p>
          </table:table-cell>
          <table:table-cell office:value-type="string" office:string-value=" " table:formula="msoxl:=IF((F20&lt;&gt;0),F20-G2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1&lt;&gt;0,F21*G$4/100,&quot; &quot;)),IF(F21&lt;&gt;0,F21*G$2/(100+G$2),&quot; &quot;))" table:style-name="ce85">
            <text:p><text:s/></text:p>
          </table:table-cell>
          <table:table-cell office:value-type="string" office:string-value=" " table:formula="msoxl:=IF((F21&lt;&gt;0),F21-G2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2&lt;&gt;0,F22*G$4/100,&quot; &quot;)),IF(F22&lt;&gt;0,F22*G$2/(100+G$2),&quot; &quot;))" table:style-name="ce85">
            <text:p><text:s/></text:p>
          </table:table-cell>
          <table:table-cell office:value-type="string" office:string-value=" " table:formula="msoxl:=IF((F22&lt;&gt;0),F22-G2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3&lt;&gt;0,F23*G$4/100,&quot; &quot;)),IF(F23&lt;&gt;0,F23*G$2/(100+G$2),&quot; &quot;))" table:style-name="ce85">
            <text:p><text:s/></text:p>
          </table:table-cell>
          <table:table-cell office:value-type="string" office:string-value=" " table:formula="msoxl:=IF((F23&lt;&gt;0),F23-G2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4&lt;&gt;0,F24*G$4/100,&quot; &quot;)),IF(F24&lt;&gt;0,F24*G$2/(100+G$2),&quot; &quot;))" table:style-name="ce85">
            <text:p><text:s/></text:p>
          </table:table-cell>
          <table:table-cell office:value-type="string" office:string-value=" " table:formula="msoxl:=IF((F24&lt;&gt;0),F24-G2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5&lt;&gt;0,F25*G$4/100,&quot; &quot;)),IF(F25&lt;&gt;0,F25*G$2/(100+G$2),&quot; &quot;))" table:style-name="ce85">
            <text:p><text:s/></text:p>
          </table:table-cell>
          <table:table-cell office:value-type="string" office:string-value=" " table:formula="msoxl:=IF((F25&lt;&gt;0),F25-G2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6&lt;&gt;0,F26*G$4/100,&quot; &quot;)),IF(F26&lt;&gt;0,F26*G$2/(100+G$2),&quot; &quot;))" table:style-name="ce85">
            <text:p><text:s/></text:p>
          </table:table-cell>
          <table:table-cell office:value-type="string" office:string-value=" " table:formula="msoxl:=IF((F26&lt;&gt;0),F26-G2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7&lt;&gt;0,F27*G$4/100,&quot; &quot;)),IF(F27&lt;&gt;0,F27*G$2/(100+G$2),&quot; &quot;))" table:style-name="ce85">
            <text:p><text:s/></text:p>
          </table:table-cell>
          <table:table-cell office:value-type="string" office:string-value=" " table:formula="msoxl:=IF((F27&lt;&gt;0),F27-G2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8&lt;&gt;0,F28*G$4/100,&quot; &quot;)),IF(F28&lt;&gt;0,F28*G$2/(100+G$2),&quot; &quot;))" table:style-name="ce85">
            <text:p><text:s/></text:p>
          </table:table-cell>
          <table:table-cell office:value-type="string" office:string-value=" " table:formula="msoxl:=IF((F28&lt;&gt;0),F28-G2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9&lt;&gt;0,F29*G$4/100,&quot; &quot;)),IF(F29&lt;&gt;0,F29*G$2/(100+G$2),&quot; &quot;))" table:style-name="ce85">
            <text:p><text:s/></text:p>
          </table:table-cell>
          <table:table-cell office:value-type="string" office:string-value=" " table:formula="msoxl:=IF((F29&lt;&gt;0),F29-G2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30&lt;&gt;0,F30*G$4/100,&quot; &quot;)),IF(F30&lt;&gt;0,F30*G$2/(100+G$2),&quot; &quot;))" table:style-name="ce85">
            <text:p><text:s/></text:p>
          </table:table-cell>
          <table:table-cell office:value-type="string" office:string-value=" " table:formula="msoxl:=IF((F30&lt;&gt;0),F30-G3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31&lt;&gt;0,F31*G$4/100,&quot; &quot;)),IF(F31&lt;&gt;0,F31*G$2/(100+G$2),&quot; &quot;))" table:style-name="ce85">
            <text:p><text:s/></text:p>
          </table:table-cell>
          <table:table-cell office:value-type="string" office:string-value=" " table:formula="msoxl:=IF((F31&lt;&gt;0),F31-G3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32&lt;&gt;0,F32*G$4/100,&quot; &quot;)),IF(F32&lt;&gt;0,F32*G$2/(100+G$2),&quot; &quot;))" table:style-name="ce85">
            <text:p><text:s/></text:p>
          </table:table-cell>
          <table:table-cell office:value-type="string" office:string-value=" " table:formula="msoxl:=IF((F32&lt;&gt;0),F32-G3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3&lt;&gt;0,F33*G$4/100,&quot; &quot;)),IF(F33&lt;&gt;0,F33*G$2/(100+G$2),&quot; &quot;))" table:style-name="ce85">
            <text:p><text:s/></text:p>
          </table:table-cell>
          <table:table-cell office:value-type="string" office:string-value=" " table:formula="msoxl:=IF((F33&lt;&gt;0),F33-G3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4&lt;&gt;0,F34*G$4/100,&quot; &quot;)),IF(F34&lt;&gt;0,F34*G$2/(100+G$2),&quot; &quot;))" table:style-name="ce85">
            <text:p><text:s/></text:p>
          </table:table-cell>
          <table:table-cell office:value-type="string" office:string-value=" " table:formula="msoxl:=IF((F34&lt;&gt;0),F34-G3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5&lt;&gt;0,F35*G$4/100,&quot; &quot;)),IF(F35&lt;&gt;0,F35*G$2/(100+G$2),&quot; &quot;))" table:style-name="ce85">
            <text:p><text:s/></text:p>
          </table:table-cell>
          <table:table-cell office:value-type="string" office:string-value=" " table:formula="msoxl:=IF((F35&lt;&gt;0),F35-G3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6&lt;&gt;0,F36*G$4/100,&quot; &quot;)),IF(F36&lt;&gt;0,F36*G$2/(100+G$2),&quot; &quot;))" table:style-name="ce85">
            <text:p><text:s/></text:p>
          </table:table-cell>
          <table:table-cell office:value-type="string" office:string-value=" " table:formula="msoxl:=IF((F36&lt;&gt;0),F36-G3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7&lt;&gt;0,F37*G$4/100,&quot; &quot;)),IF(F37&lt;&gt;0,F37*G$2/(100+G$2),&quot; &quot;))" table:style-name="ce85">
            <text:p><text:s/></text:p>
          </table:table-cell>
          <table:table-cell office:value-type="string" office:string-value=" " table:formula="msoxl:=IF((F37&lt;&gt;0),F37-G3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8&lt;&gt;0,F38*G$4/100,&quot; &quot;)),IF(F38&lt;&gt;0,F38*G$2/(100+G$2),&quot; &quot;))" table:style-name="ce85">
            <text:p><text:s/></text:p>
          </table:table-cell>
          <table:table-cell office:value-type="string" office:string-value=" " table:formula="msoxl:=IF((F38&lt;&gt;0),F38-G3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9&lt;&gt;0,F39*G$4/100,&quot; &quot;)),IF(F39&lt;&gt;0,F39*G$2/(100+G$2),&quot; &quot;))" table:style-name="ce85">
            <text:p><text:s/></text:p>
          </table:table-cell>
          <table:table-cell office:value-type="string" office:string-value=" " table:formula="msoxl:=IF((F39&lt;&gt;0),F39-G3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0&lt;&gt;0,F40*G$4/100,&quot; &quot;)),IF(F40&lt;&gt;0,F40*G$2/(100+G$2),&quot; &quot;))" table:style-name="ce85">
            <text:p><text:s/></text:p>
          </table:table-cell>
          <table:table-cell office:value-type="string" office:string-value=" " table:formula="msoxl:=IF((F40&lt;&gt;0),F40-G4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1&lt;&gt;0,F41*G$4/100,&quot; &quot;)),IF(F41&lt;&gt;0,F41*G$2/(100+G$2),&quot; &quot;))" table:style-name="ce85">
            <text:p><text:s/></text:p>
          </table:table-cell>
          <table:table-cell office:value-type="string" office:string-value=" " table:formula="msoxl:=IF((F41&lt;&gt;0),F41-G4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2&lt;&gt;0,F42*G$4/100,&quot; &quot;)),IF(F42&lt;&gt;0,F42*G$2/(100+G$2),&quot; &quot;))" table:style-name="ce85">
            <text:p><text:s/></text:p>
          </table:table-cell>
          <table:table-cell office:value-type="string" office:string-value=" " table:formula="msoxl:=IF((F42&lt;&gt;0),F42-G4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3&lt;&gt;0,F43*G$4/100,&quot; &quot;)),IF(F43&lt;&gt;0,F43*G$2/(100+G$2),&quot; &quot;))" table:style-name="ce85">
            <text:p><text:s/></text:p>
          </table:table-cell>
          <table:table-cell office:value-type="string" office:string-value=" " table:formula="msoxl:=IF((F43&lt;&gt;0),F43-G4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4&lt;&gt;0,F44*G$4/100,&quot; &quot;)),IF(F44&lt;&gt;0,F44*G$2/(100+G$2),&quot; &quot;))" table:style-name="ce85">
            <text:p><text:s/></text:p>
          </table:table-cell>
          <table:table-cell office:value-type="string" office:string-value=" " table:formula="msoxl:=IF((F44&lt;&gt;0),F44-G4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5&lt;&gt;0,F45*G$4/100,&quot; &quot;)),IF(F45&lt;&gt;0,F45*G$2/(100+G$2),&quot; &quot;))" table:style-name="ce85">
            <text:p><text:s/></text:p>
          </table:table-cell>
          <table:table-cell office:value-type="string" office:string-value=" " table:formula="msoxl:=IF((F45&lt;&gt;0),F45-G4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6&lt;&gt;0,F46*G$4/100,&quot; &quot;)),IF(F46&lt;&gt;0,F46*G$2/(100+G$2),&quot; &quot;))" table:style-name="ce85">
            <text:p><text:s/></text:p>
          </table:table-cell>
          <table:table-cell office:value-type="string" office:string-value=" " table:formula="msoxl:=IF((F46&lt;&gt;0),F46-G4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7&lt;&gt;0,F47*G$4/100,&quot; &quot;)),IF(F47&lt;&gt;0,F47*G$2/(100+G$2),&quot; &quot;))" table:style-name="ce85">
            <text:p><text:s/></text:p>
          </table:table-cell>
          <table:table-cell office:value-type="string" office:string-value=" " table:formula="msoxl:=IF((F47&lt;&gt;0),F47-G4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8&lt;&gt;0,F48*G$4/100,&quot; &quot;)),IF(F48&lt;&gt;0,F48*G$2/(100+G$2),&quot; &quot;))" table:style-name="ce85">
            <text:p><text:s/></text:p>
          </table:table-cell>
          <table:table-cell office:value-type="string" office:string-value=" " table:formula="msoxl:=IF((F48&lt;&gt;0),F48-G4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9&lt;&gt;0,F49*G$4/100,&quot; &quot;)),IF(F49&lt;&gt;0,F49*G$2/(100+G$2),&quot; &quot;))" table:style-name="ce85">
            <text:p><text:s/></text:p>
          </table:table-cell>
          <table:table-cell office:value-type="string" office:string-value=" " table:formula="msoxl:=IF((F49&lt;&gt;0),F49-G4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0&lt;&gt;0,F50*G$4/100,&quot; &quot;)),IF(F50&lt;&gt;0,F50*G$2/(100+G$2),&quot; &quot;))" table:style-name="ce85">
            <text:p><text:s/></text:p>
          </table:table-cell>
          <table:table-cell office:value-type="string" office:string-value=" " table:formula="msoxl:=IF((F50&lt;&gt;0),F50-G5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1&lt;&gt;0,F51*G$4/100,&quot; &quot;)),IF(F51&lt;&gt;0,F51*G$2/(100+G$2),&quot; &quot;))" table:style-name="ce85">
            <text:p><text:s/></text:p>
          </table:table-cell>
          <table:table-cell office:value-type="string" office:string-value=" " table:formula="msoxl:=IF((F51&lt;&gt;0),F51-G5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2&lt;&gt;0,F52*G$4/100,&quot; &quot;)),IF(F52&lt;&gt;0,F52*G$2/(100+G$2),&quot; &quot;))" table:style-name="ce85">
            <text:p><text:s/></text:p>
          </table:table-cell>
          <table:table-cell office:value-type="string" office:string-value=" " table:formula="msoxl:=IF((F52&lt;&gt;0),F52-G5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3&lt;&gt;0,F53*G$4/100,&quot; &quot;)),IF(F53&lt;&gt;0,F53*G$2/(100+G$2),&quot; &quot;))" table:style-name="ce85">
            <text:p><text:s/></text:p>
          </table:table-cell>
          <table:table-cell office:value-type="string" office:string-value=" " table:formula="msoxl:=IF((F53&lt;&gt;0),F53-G5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4&lt;&gt;0,F54*G$4/100,&quot; &quot;)),IF(F54&lt;&gt;0,F54*G$2/(100+G$2),&quot; &quot;))" table:style-name="ce85">
            <text:p><text:s/></text:p>
          </table:table-cell>
          <table:table-cell office:value-type="string" office:string-value=" " table:formula="msoxl:=IF((F54&lt;&gt;0),F54-G5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5&lt;&gt;0,F55*G$4/100,&quot; &quot;)),IF(F55&lt;&gt;0,F55*G$2/(100+G$2),&quot; &quot;))" table:style-name="ce85">
            <text:p><text:s/></text:p>
          </table:table-cell>
          <table:table-cell office:value-type="string" office:string-value=" " table:formula="msoxl:=IF((F55&lt;&gt;0),F55-G5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6&lt;&gt;0,F56*G$4/100,&quot; &quot;)),IF(F56&lt;&gt;0,F56*G$2/(100+G$2),&quot; &quot;))" table:style-name="ce85">
            <text:p><text:s/></text:p>
          </table:table-cell>
          <table:table-cell office:value-type="string" office:string-value=" " table:formula="msoxl:=IF((F56&lt;&gt;0),F56-G5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7&lt;&gt;0,F57*G$4/100,&quot; &quot;)),IF(F57&lt;&gt;0,F57*G$2/(100+G$2),&quot; &quot;))" table:style-name="ce85">
            <text:p><text:s/></text:p>
          </table:table-cell>
          <table:table-cell office:value-type="string" office:string-value=" " table:formula="msoxl:=IF((F57&lt;&gt;0),F57-G5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8&lt;&gt;0,F58*G$4/100,&quot; &quot;)),IF(F58&lt;&gt;0,F58*G$2/(100+G$2),&quot; &quot;))" table:style-name="ce85">
            <text:p><text:s/></text:p>
          </table:table-cell>
          <table:table-cell office:value-type="string" office:string-value=" " table:formula="msoxl:=IF((F58&lt;&gt;0),F58-G5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9&lt;&gt;0,F59*G$4/100,&quot; &quot;)),IF(F59&lt;&gt;0,F59*G$2/(100+G$2),&quot; &quot;))" table:style-name="ce85">
            <text:p><text:s/></text:p>
          </table:table-cell>
          <table:table-cell office:value-type="string" office:string-value=" " table:formula="msoxl:=IF((F59&lt;&gt;0),F59-G5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0&lt;&gt;0,F60*G$4/100,&quot; &quot;)),IF(F60&lt;&gt;0,F60*G$2/(100+G$2),&quot; &quot;))" table:style-name="ce85">
            <text:p><text:s/></text:p>
          </table:table-cell>
          <table:table-cell office:value-type="string" office:string-value=" " table:formula="msoxl:=IF((F60&lt;&gt;0),F60-G6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1&lt;&gt;0,F61*G$4/100,&quot; &quot;)),IF(F61&lt;&gt;0,F61*G$2/(100+G$2),&quot; &quot;))" table:style-name="ce85">
            <text:p><text:s/></text:p>
          </table:table-cell>
          <table:table-cell office:value-type="string" office:string-value=" " table:formula="msoxl:=IF((F61&lt;&gt;0),F61-G6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2&lt;&gt;0,F62*G$4/100,&quot; &quot;)),IF(F62&lt;&gt;0,F62*G$2/(100+G$2),&quot; &quot;))" table:style-name="ce85">
            <text:p><text:s/></text:p>
          </table:table-cell>
          <table:table-cell office:value-type="string" office:string-value=" " table:formula="msoxl:=IF((F62&lt;&gt;0),F62-G6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3&lt;&gt;0,F63*G$4/100,&quot; &quot;)),IF(F63&lt;&gt;0,F63*G$2/(100+G$2),&quot; &quot;))" table:style-name="ce85">
            <text:p><text:s/></text:p>
          </table:table-cell>
          <table:table-cell office:value-type="string" office:string-value=" " table:formula="msoxl:=IF((F63&lt;&gt;0),F63-G6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4&lt;&gt;0,F64*G$4/100,&quot; &quot;)),IF(F64&lt;&gt;0,F64*G$2/(100+G$2),&quot; &quot;))" table:style-name="ce85">
            <text:p><text:s/></text:p>
          </table:table-cell>
          <table:table-cell office:value-type="string" office:string-value=" " table:formula="msoxl:=IF((F64&lt;&gt;0),F64-G6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5&lt;&gt;0,F65*G$4/100,&quot; &quot;)),IF(F65&lt;&gt;0,F65*G$2/(100+G$2),&quot; &quot;))" table:style-name="ce85">
            <text:p><text:s/></text:p>
          </table:table-cell>
          <table:table-cell office:value-type="string" office:string-value=" " table:formula="msoxl:=IF((F65&lt;&gt;0),F65-G6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6&lt;&gt;0,F66*G$4/100,&quot; &quot;)),IF(F66&lt;&gt;0,F66*G$2/(100+G$2),&quot; &quot;))" table:style-name="ce85">
            <text:p><text:s/></text:p>
          </table:table-cell>
          <table:table-cell office:value-type="string" office:string-value=" " table:formula="msoxl:=IF((F66&lt;&gt;0),F66-G6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7&lt;&gt;0,F67*G$4/100,&quot; &quot;)),IF(F67&lt;&gt;0,F67*G$2/(100+G$2),&quot; &quot;))" table:style-name="ce85">
            <text:p><text:s/></text:p>
          </table:table-cell>
          <table:table-cell office:value-type="string" office:string-value=" " table:formula="msoxl:=IF((F67&lt;&gt;0),F67-G6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8&lt;&gt;0,F68*G$4/100,&quot; &quot;)),IF(F68&lt;&gt;0,F68*G$2/(100+G$2),&quot; &quot;))" table:style-name="ce85">
            <text:p><text:s/></text:p>
          </table:table-cell>
          <table:table-cell office:value-type="string" office:string-value=" " table:formula="msoxl:=IF((F68&lt;&gt;0),F68-G6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9&lt;&gt;0,F69*G$4/100,&quot; &quot;)),IF(F69&lt;&gt;0,F69*G$2/(100+G$2),&quot; &quot;))" table:style-name="ce85">
            <text:p><text:s/></text:p>
          </table:table-cell>
          <table:table-cell office:value-type="string" office:string-value=" " table:formula="msoxl:=IF((F69&lt;&gt;0),F69-G6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0&lt;&gt;0,F70*G$4/100,&quot; &quot;)),IF(F70&lt;&gt;0,F70*G$2/(100+G$2),&quot; &quot;))" table:style-name="ce85">
            <text:p><text:s/></text:p>
          </table:table-cell>
          <table:table-cell office:value-type="string" office:string-value=" " table:formula="msoxl:=IF((F70&lt;&gt;0),F70-G7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1&lt;&gt;0,F71*G$4/100,&quot; &quot;)),IF(F71&lt;&gt;0,F71*G$2/(100+G$2),&quot; &quot;))" table:style-name="ce85">
            <text:p><text:s/></text:p>
          </table:table-cell>
          <table:table-cell office:value-type="string" office:string-value=" " table:formula="msoxl:=IF((F71&lt;&gt;0),F71-G7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2&lt;&gt;0,F72*G$4/100,&quot; &quot;)),IF(F72&lt;&gt;0,F72*G$2/(100+G$2),&quot; &quot;))" table:style-name="ce85">
            <text:p><text:s/></text:p>
          </table:table-cell>
          <table:table-cell office:value-type="string" office:string-value=" " table:formula="msoxl:=IF((F72&lt;&gt;0),F72-G7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3&lt;&gt;0,F73*G$4/100,&quot; &quot;)),IF(F73&lt;&gt;0,F73*G$2/(100+G$2),&quot; &quot;))" table:style-name="ce85">
            <text:p><text:s/></text:p>
          </table:table-cell>
          <table:table-cell office:value-type="string" office:string-value=" " table:formula="msoxl:=IF((F73&lt;&gt;0),F73-G7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4&lt;&gt;0,F74*G$4/100,&quot; &quot;)),IF(F74&lt;&gt;0,F74*G$2/(100+G$2),&quot; &quot;))" table:style-name="ce85">
            <text:p><text:s/></text:p>
          </table:table-cell>
          <table:table-cell office:value-type="string" office:string-value=" " table:formula="msoxl:=IF((F74&lt;&gt;0),F74-G7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5&lt;&gt;0,F75*G$4/100,&quot; &quot;)),IF(F75&lt;&gt;0,F75*G$2/(100+G$2),&quot; &quot;))" table:style-name="ce85">
            <text:p><text:s/></text:p>
          </table:table-cell>
          <table:table-cell office:value-type="string" office:string-value=" " table:formula="msoxl:=IF((F75&lt;&gt;0),F75-G7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6&lt;&gt;0,F76*G$4/100,&quot; &quot;)),IF(F76&lt;&gt;0,F76*G$2/(100+G$2),&quot; &quot;))" table:style-name="ce85">
            <text:p><text:s/></text:p>
          </table:table-cell>
          <table:table-cell office:value-type="string" office:string-value=" " table:formula="msoxl:=IF((F76&lt;&gt;0),F76-G7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7&lt;&gt;0,F77*G$4/100,&quot; &quot;)),IF(F77&lt;&gt;0,F77*G$2/(100+G$2),&quot; &quot;))" table:style-name="ce85">
            <text:p><text:s/></text:p>
          </table:table-cell>
          <table:table-cell office:value-type="string" office:string-value=" " table:formula="msoxl:=IF((F77&lt;&gt;0),F77-G7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8&lt;&gt;0,F78*G$4/100,&quot; &quot;)),IF(F78&lt;&gt;0,F78*G$2/(100+G$2),&quot; &quot;))" table:style-name="ce85">
            <text:p><text:s/></text:p>
          </table:table-cell>
          <table:table-cell office:value-type="string" office:string-value=" " table:formula="msoxl:=IF((F78&lt;&gt;0),F78-G7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9&lt;&gt;0,F79*G$4/100,&quot; &quot;)),IF(F79&lt;&gt;0,F79*G$2/(100+G$2),&quot; &quot;))" table:style-name="ce85">
            <text:p><text:s/></text:p>
          </table:table-cell>
          <table:table-cell office:value-type="string" office:string-value=" " table:formula="msoxl:=IF((F79&lt;&gt;0),F79-G7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0&lt;&gt;0,F80*G$4/100,&quot; &quot;)),IF(F80&lt;&gt;0,F80*G$2/(100+G$2),&quot; &quot;))" table:style-name="ce85">
            <text:p><text:s/></text:p>
          </table:table-cell>
          <table:table-cell office:value-type="string" office:string-value=" " table:formula="msoxl:=IF((F80&lt;&gt;0),F80-G8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1&lt;&gt;0,F81*G$4/100,&quot; &quot;)),IF(F81&lt;&gt;0,F81*G$2/(100+G$2),&quot; &quot;))" table:style-name="ce85">
            <text:p><text:s/></text:p>
          </table:table-cell>
          <table:table-cell office:value-type="string" office:string-value=" " table:formula="msoxl:=IF((F81&lt;&gt;0),F81-G8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2&lt;&gt;0,F82*G$4/100,&quot; &quot;)),IF(F82&lt;&gt;0,F82*G$2/(100+G$2),&quot; &quot;))" table:style-name="ce85">
            <text:p><text:s/></text:p>
          </table:table-cell>
          <table:table-cell office:value-type="string" office:string-value=" " table:formula="msoxl:=IF((F82&lt;&gt;0),F82-G8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3&lt;&gt;0,F83*G$4/100,&quot; &quot;)),IF(F83&lt;&gt;0,F83*G$2/(100+G$2),&quot; &quot;))" table:style-name="ce85">
            <text:p><text:s/></text:p>
          </table:table-cell>
          <table:table-cell office:value-type="string" office:string-value=" " table:formula="msoxl:=IF((F83&lt;&gt;0),F83-G8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4&lt;&gt;0,F84*G$4/100,&quot; &quot;)),IF(F84&lt;&gt;0,F84*G$2/(100+G$2),&quot; &quot;))" table:style-name="ce85">
            <text:p><text:s/></text:p>
          </table:table-cell>
          <table:table-cell office:value-type="string" office:string-value=" " table:formula="msoxl:=IF((F84&lt;&gt;0),F84-G8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5&lt;&gt;0,F85*G$4/100,&quot; &quot;)),IF(F85&lt;&gt;0,F85*G$2/(100+G$2),&quot; &quot;))" table:style-name="ce85">
            <text:p><text:s/></text:p>
          </table:table-cell>
          <table:table-cell office:value-type="string" office:string-value=" " table:formula="msoxl:=IF((F85&lt;&gt;0),F85-G8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6&lt;&gt;0,F86*G$4/100,&quot; &quot;)),IF(F86&lt;&gt;0,F86*G$2/(100+G$2),&quot; &quot;))" table:style-name="ce85">
            <text:p><text:s/></text:p>
          </table:table-cell>
          <table:table-cell office:value-type="string" office:string-value=" " table:formula="msoxl:=IF((F86&lt;&gt;0),F86-G8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7&lt;&gt;0,F87*G$4/100,&quot; &quot;)),IF(F87&lt;&gt;0,F87*G$2/(100+G$2),&quot; &quot;))" table:style-name="ce85">
            <text:p><text:s/></text:p>
          </table:table-cell>
          <table:table-cell office:value-type="string" office:string-value=" " table:formula="msoxl:=IF((F87&lt;&gt;0),F87-G8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8&lt;&gt;0,F88*G$4/100,&quot; &quot;)),IF(F88&lt;&gt;0,F88*G$2/(100+G$2),&quot; &quot;))" table:style-name="ce85">
            <text:p><text:s/></text:p>
          </table:table-cell>
          <table:table-cell office:value-type="string" office:string-value=" " table:formula="msoxl:=IF((F88&lt;&gt;0),F88-G8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9&lt;&gt;0,F89*G$4/100,&quot; &quot;)),IF(F89&lt;&gt;0,F89*G$2/(100+G$2),&quot; &quot;))" table:style-name="ce85">
            <text:p><text:s/></text:p>
          </table:table-cell>
          <table:table-cell office:value-type="string" office:string-value=" " table:formula="msoxl:=IF((F89&lt;&gt;0),F89-G8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0&lt;&gt;0,F90*G$4/100,&quot; &quot;)),IF(F90&lt;&gt;0,F90*G$2/(100+G$2),&quot; &quot;))" table:style-name="ce85">
            <text:p><text:s/></text:p>
          </table:table-cell>
          <table:table-cell office:value-type="string" office:string-value=" " table:formula="msoxl:=IF((F90&lt;&gt;0),F90-G9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1&lt;&gt;0,F91*G$4/100,&quot; &quot;)),IF(F91&lt;&gt;0,F91*G$2/(100+G$2),&quot; &quot;))" table:style-name="ce85">
            <text:p><text:s/></text:p>
          </table:table-cell>
          <table:table-cell office:value-type="string" office:string-value=" " table:formula="msoxl:=IF((F91&lt;&gt;0),F91-G9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2&lt;&gt;0,F92*G$4/100,&quot; &quot;)),IF(F92&lt;&gt;0,F92*G$2/(100+G$2),&quot; &quot;))" table:style-name="ce85">
            <text:p><text:s/></text:p>
          </table:table-cell>
          <table:table-cell office:value-type="string" office:string-value=" " table:formula="msoxl:=IF((F92&lt;&gt;0),F92-G9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3&lt;&gt;0,F93*G$4/100,&quot; &quot;)),IF(F93&lt;&gt;0,F93*G$2/(100+G$2),&quot; &quot;))" table:style-name="ce85">
            <text:p><text:s/></text:p>
          </table:table-cell>
          <table:table-cell office:value-type="string" office:string-value=" " table:formula="msoxl:=IF((F93&lt;&gt;0),F93-G9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4&lt;&gt;0,F94*G$4/100,&quot; &quot;)),IF(F94&lt;&gt;0,F94*G$2/(100+G$2),&quot; &quot;))" table:style-name="ce85">
            <text:p><text:s/></text:p>
          </table:table-cell>
          <table:table-cell office:value-type="string" office:string-value=" " table:formula="msoxl:=IF((F94&lt;&gt;0),F94-G9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5&lt;&gt;0,F95*G$4/100,&quot; &quot;)),IF(F95&lt;&gt;0,F95*G$2/(100+G$2),&quot; &quot;))" table:style-name="ce85">
            <text:p><text:s/></text:p>
          </table:table-cell>
          <table:table-cell office:value-type="string" office:string-value=" " table:formula="msoxl:=IF((F95&lt;&gt;0),F95-G9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6&lt;&gt;0,F96*G$4/100,&quot; &quot;)),IF(F96&lt;&gt;0,F96*G$2/(100+G$2),&quot; &quot;))" table:style-name="ce85">
            <text:p><text:s/></text:p>
          </table:table-cell>
          <table:table-cell office:value-type="string" office:string-value=" " table:formula="msoxl:=IF((F96&lt;&gt;0),F96-G9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7&lt;&gt;0,F97*G$4/100,&quot; &quot;)),IF(F97&lt;&gt;0,F97*G$2/(100+G$2),&quot; &quot;))" table:style-name="ce85">
            <text:p><text:s/></text:p>
          </table:table-cell>
          <table:table-cell office:value-type="string" office:string-value=" " table:formula="msoxl:=IF((F97&lt;&gt;0),F97-G9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8&lt;&gt;0,F98*G$4/100,&quot; &quot;)),IF(F98&lt;&gt;0,F98*G$2/(100+G$2),&quot; &quot;))" table:style-name="ce85">
            <text:p><text:s/></text:p>
          </table:table-cell>
          <table:table-cell office:value-type="string" office:string-value=" " table:formula="msoxl:=IF((F98&lt;&gt;0),F98-G9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9&lt;&gt;0,F99*G$4/100,&quot; &quot;)),IF(F99&lt;&gt;0,F99*G$2/(100+G$2),&quot; &quot;))" table:style-name="ce85">
            <text:p><text:s/></text:p>
          </table:table-cell>
          <table:table-cell office:value-type="string" office:string-value=" " table:formula="msoxl:=IF((F99&lt;&gt;0),F99-G9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0&lt;&gt;0,F100*G$4/100,&quot; &quot;)),IF(F100&lt;&gt;0,F100*G$2/(100+G$2),&quot; &quot;))" table:style-name="ce85">
            <text:p><text:s/></text:p>
          </table:table-cell>
          <table:table-cell office:value-type="string" office:string-value=" " table:formula="msoxl:=IF((F100&lt;&gt;0),F100-G10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1&lt;&gt;0,F101*G$4/100,&quot; &quot;)),IF(F101&lt;&gt;0,F101*G$2/(100+G$2),&quot; &quot;))" table:style-name="ce85">
            <text:p><text:s/></text:p>
          </table:table-cell>
          <table:table-cell office:value-type="string" office:string-value=" " table:formula="msoxl:=IF((F101&lt;&gt;0),F101-G10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2&lt;&gt;0,F102*G$4/100,&quot; &quot;)),IF(F102&lt;&gt;0,F102*G$2/(100+G$2),&quot; &quot;))" table:style-name="ce85">
            <text:p><text:s/></text:p>
          </table:table-cell>
          <table:table-cell office:value-type="string" office:string-value=" " table:formula="msoxl:=IF((F102&lt;&gt;0),F102-G10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3&lt;&gt;0,F103*G$4/100,&quot; &quot;)),IF(F103&lt;&gt;0,F103*G$2/(100+G$2),&quot; &quot;))" table:style-name="ce85">
            <text:p><text:s/></text:p>
          </table:table-cell>
          <table:table-cell office:value-type="string" office:string-value=" " table:formula="msoxl:=IF((F103&lt;&gt;0),F103-G10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4&lt;&gt;0,F104*G$4/100,&quot; &quot;)),IF(F104&lt;&gt;0,F104*G$2/(100+G$2),&quot; &quot;))" table:style-name="ce85">
            <text:p><text:s/></text:p>
          </table:table-cell>
          <table:table-cell office:value-type="string" office:string-value=" " table:formula="msoxl:=IF((F104&lt;&gt;0),F104-G10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5&lt;&gt;0,F105*G$4/100,&quot; &quot;)),IF(F105&lt;&gt;0,F105*G$2/(100+G$2),&quot; &quot;))" table:style-name="ce85">
            <text:p><text:s/></text:p>
          </table:table-cell>
          <table:table-cell office:value-type="string" office:string-value=" " table:formula="msoxl:=IF((F105&lt;&gt;0),F105-G10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6&lt;&gt;0,F106*G$4/100,&quot; &quot;)),IF(F106&lt;&gt;0,F106*G$2/(100+G$2),&quot; &quot;))" table:style-name="ce85">
            <text:p><text:s/></text:p>
          </table:table-cell>
          <table:table-cell office:value-type="string" office:string-value=" " table:formula="msoxl:=IF((F106&lt;&gt;0),F106-G10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7&lt;&gt;0,F107*G$4/100,&quot; &quot;)),IF(F107&lt;&gt;0,F107*G$2/(100+G$2),&quot; &quot;))" table:style-name="ce85">
            <text:p><text:s/></text:p>
          </table:table-cell>
          <table:table-cell office:value-type="string" office:string-value=" " table:formula="msoxl:=IF((F107&lt;&gt;0),F107-G10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8&lt;&gt;0,F108*G$4/100,&quot; &quot;)),IF(F108&lt;&gt;0,F108*G$2/(100+G$2),&quot; &quot;))" table:style-name="ce85">
            <text:p><text:s/></text:p>
          </table:table-cell>
          <table:table-cell office:value-type="string" office:string-value=" " table:formula="msoxl:=IF((F108&lt;&gt;0),F108-G10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9&lt;&gt;0,F109*G$4/100,&quot; &quot;)),IF(F109&lt;&gt;0,F109*G$2/(100+G$2),&quot; &quot;))" table:style-name="ce85">
            <text:p><text:s/></text:p>
          </table:table-cell>
          <table:table-cell office:value-type="string" office:string-value=" " table:formula="msoxl:=IF((F109&lt;&gt;0),F109-G10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0&lt;&gt;0,F110*G$4/100,&quot; &quot;)),IF(F110&lt;&gt;0,F110*G$2/(100+G$2),&quot; &quot;))" table:style-name="ce85">
            <text:p><text:s/></text:p>
          </table:table-cell>
          <table:table-cell office:value-type="string" office:string-value=" " table:formula="msoxl:=IF((F110&lt;&gt;0),F110-G11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1&lt;&gt;0,F111*G$4/100,&quot; &quot;)),IF(F111&lt;&gt;0,F111*G$2/(100+G$2),&quot; &quot;))" table:style-name="ce85">
            <text:p><text:s/></text:p>
          </table:table-cell>
          <table:table-cell office:value-type="string" office:string-value=" " table:formula="msoxl:=IF((F111&lt;&gt;0),F111-G11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2&lt;&gt;0,F112*G$4/100,&quot; &quot;)),IF(F112&lt;&gt;0,F112*G$2/(100+G$2),&quot; &quot;))" table:style-name="ce85">
            <text:p><text:s/></text:p>
          </table:table-cell>
          <table:table-cell office:value-type="string" office:string-value=" " table:formula="msoxl:=IF((F112&lt;&gt;0),F112-G11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3&lt;&gt;0,F113*G$4/100,&quot; &quot;)),IF(F113&lt;&gt;0,F113*G$2/(100+G$2),&quot; &quot;))" table:style-name="ce85">
            <text:p><text:s/></text:p>
          </table:table-cell>
          <table:table-cell office:value-type="string" office:string-value=" " table:formula="msoxl:=IF((F113&lt;&gt;0),F113-G11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4&lt;&gt;0,F114*G$4/100,&quot; &quot;)),IF(F114&lt;&gt;0,F114*G$2/(100+G$2),&quot; &quot;))" table:style-name="ce85">
            <text:p><text:s/></text:p>
          </table:table-cell>
          <table:table-cell office:value-type="string" office:string-value=" " table:formula="msoxl:=IF((F114&lt;&gt;0),F114-G11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5&lt;&gt;0,F115*G$4/100,&quot; &quot;)),IF(F115&lt;&gt;0,F115*G$2/(100+G$2),&quot; &quot;))" table:style-name="ce85">
            <text:p><text:s/></text:p>
          </table:table-cell>
          <table:table-cell office:value-type="string" office:string-value=" " table:formula="msoxl:=IF((F115&lt;&gt;0),F115-G11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6&lt;&gt;0,F116*G$4/100,&quot; &quot;)),IF(F116&lt;&gt;0,F116*G$2/(100+G$2),&quot; &quot;))" table:style-name="ce85">
            <text:p><text:s/></text:p>
          </table:table-cell>
          <table:table-cell office:value-type="string" office:string-value=" " table:formula="msoxl:=IF((F116&lt;&gt;0),F116-G11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7&lt;&gt;0,F117*G$4/100,&quot; &quot;)),IF(F117&lt;&gt;0,F117*G$2/(100+G$2),&quot; &quot;))" table:style-name="ce85">
            <text:p><text:s/></text:p>
          </table:table-cell>
          <table:table-cell office:value-type="string" office:string-value=" " table:formula="msoxl:=IF((F117&lt;&gt;0),F117-G11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8&lt;&gt;0,F118*G$4/100,&quot; &quot;)),IF(F118&lt;&gt;0,F118*G$2/(100+G$2),&quot; &quot;))" table:style-name="ce85">
            <text:p><text:s/></text:p>
          </table:table-cell>
          <table:table-cell office:value-type="string" office:string-value=" " table:formula="msoxl:=IF((F118&lt;&gt;0),F118-G11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9&lt;&gt;0,F119*G$4/100,&quot; &quot;)),IF(F119&lt;&gt;0,F119*G$2/(100+G$2),&quot; &quot;))" table:style-name="ce85">
            <text:p><text:s/></text:p>
          </table:table-cell>
          <table:table-cell office:value-type="string" office:string-value=" " table:formula="msoxl:=IF((F119&lt;&gt;0),F119-G11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0&lt;&gt;0,F120*G$4/100,&quot; &quot;)),IF(F120&lt;&gt;0,F120*G$2/(100+G$2),&quot; &quot;))" table:style-name="ce85">
            <text:p><text:s/></text:p>
          </table:table-cell>
          <table:table-cell office:value-type="string" office:string-value=" " table:formula="msoxl:=IF((F120&lt;&gt;0),F120-G12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1&lt;&gt;0,F121*G$4/100,&quot; &quot;)),IF(F121&lt;&gt;0,F121*G$2/(100+G$2),&quot; &quot;))" table:style-name="ce85">
            <text:p><text:s/></text:p>
          </table:table-cell>
          <table:table-cell office:value-type="string" office:string-value=" " table:formula="msoxl:=IF((F121&lt;&gt;0),F121-G12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2&lt;&gt;0,F122*G$4/100,&quot; &quot;)),IF(F122&lt;&gt;0,F122*G$2/(100+G$2),&quot; &quot;))" table:style-name="ce85">
            <text:p><text:s/></text:p>
          </table:table-cell>
          <table:table-cell office:value-type="string" office:string-value=" " table:formula="msoxl:=IF((F122&lt;&gt;0),F122-G12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3&lt;&gt;0,F123*G$4/100,&quot; &quot;)),IF(F123&lt;&gt;0,F123*G$2/(100+G$2),&quot; &quot;))" table:style-name="ce85">
            <text:p><text:s/></text:p>
          </table:table-cell>
          <table:table-cell office:value-type="string" office:string-value=" " table:formula="msoxl:=IF((F123&lt;&gt;0),F123-G12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4&lt;&gt;0,F124*G$4/100,&quot; &quot;)),IF(F124&lt;&gt;0,F124*G$2/(100+G$2),&quot; &quot;))" table:style-name="ce85">
            <text:p><text:s/></text:p>
          </table:table-cell>
          <table:table-cell office:value-type="string" office:string-value=" " table:formula="msoxl:=IF((F124&lt;&gt;0),F124-G12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5&lt;&gt;0,F125*G$4/100,&quot; &quot;)),IF(F125&lt;&gt;0,F125*G$2/(100+G$2),&quot; &quot;))" table:style-name="ce85">
            <text:p><text:s/></text:p>
          </table:table-cell>
          <table:table-cell office:value-type="string" office:string-value=" " table:formula="msoxl:=IF((F125&lt;&gt;0),F125-G12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6&lt;&gt;0,F126*G$4/100,&quot; &quot;)),IF(F126&lt;&gt;0,F126*G$2/(100+G$2),&quot; &quot;))" table:style-name="ce85">
            <text:p><text:s/></text:p>
          </table:table-cell>
          <table:table-cell office:value-type="string" office:string-value=" " table:formula="msoxl:=IF((F126&lt;&gt;0),F126-G12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7&lt;&gt;0,F127*G$4/100,&quot; &quot;)),IF(F127&lt;&gt;0,F127*G$2/(100+G$2),&quot; &quot;))" table:style-name="ce85">
            <text:p><text:s/></text:p>
          </table:table-cell>
          <table:table-cell office:value-type="string" office:string-value=" " table:formula="msoxl:=IF((F127&lt;&gt;0),F127-G12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8&lt;&gt;0,F128*G$4/100,&quot; &quot;)),IF(F128&lt;&gt;0,F128*G$2/(100+G$2),&quot; &quot;))" table:style-name="ce85">
            <text:p><text:s/></text:p>
          </table:table-cell>
          <table:table-cell office:value-type="string" office:string-value=" " table:formula="msoxl:=IF((F128&lt;&gt;0),F128-G12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9&lt;&gt;0,F129*G$4/100,&quot; &quot;)),IF(F129&lt;&gt;0,F129*G$2/(100+G$2),&quot; &quot;))" table:style-name="ce85">
            <text:p><text:s/></text:p>
          </table:table-cell>
          <table:table-cell office:value-type="string" office:string-value=" " table:formula="msoxl:=IF((F129&lt;&gt;0),F129-G12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0&lt;&gt;0,F130*G$4/100,&quot; &quot;)),IF(F130&lt;&gt;0,F130*G$2/(100+G$2),&quot; &quot;))" table:style-name="ce85">
            <text:p><text:s/></text:p>
          </table:table-cell>
          <table:table-cell office:value-type="string" office:string-value=" " table:formula="msoxl:=IF((F130&lt;&gt;0),F130-G13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1&lt;&gt;0,F131*G$4/100,&quot; &quot;)),IF(F131&lt;&gt;0,F131*G$2/(100+G$2),&quot; &quot;))" table:style-name="ce85">
            <text:p><text:s/></text:p>
          </table:table-cell>
          <table:table-cell office:value-type="string" office:string-value=" " table:formula="msoxl:=IF((F131&lt;&gt;0),F131-G13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2&lt;&gt;0,F132*G$4/100,&quot; &quot;)),IF(F132&lt;&gt;0,F132*G$2/(100+G$2),&quot; &quot;))" table:style-name="ce85">
            <text:p><text:s/></text:p>
          </table:table-cell>
          <table:table-cell office:value-type="string" office:string-value=" " table:formula="msoxl:=IF((F132&lt;&gt;0),F132-G13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3&lt;&gt;0,F133*G$4/100,&quot; &quot;)),IF(F133&lt;&gt;0,F133*G$2/(100+G$2),&quot; &quot;))" table:style-name="ce85">
            <text:p><text:s/></text:p>
          </table:table-cell>
          <table:table-cell office:value-type="string" office:string-value=" " table:formula="msoxl:=IF((F133&lt;&gt;0),F133-G13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4&lt;&gt;0,F134*G$4/100,&quot; &quot;)),IF(F134&lt;&gt;0,F134*G$2/(100+G$2),&quot; &quot;))" table:style-name="ce85">
            <text:p><text:s/></text:p>
          </table:table-cell>
          <table:table-cell office:value-type="string" office:string-value=" " table:formula="msoxl:=IF((F134&lt;&gt;0),F134-G13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5&lt;&gt;0,F135*G$4/100,&quot; &quot;)),IF(F135&lt;&gt;0,F135*G$2/(100+G$2),&quot; &quot;))" table:style-name="ce85">
            <text:p><text:s/></text:p>
          </table:table-cell>
          <table:table-cell office:value-type="string" office:string-value=" " table:formula="msoxl:=IF((F135&lt;&gt;0),F135-G13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6&lt;&gt;0,F136*G$4/100,&quot; &quot;)),IF(F136&lt;&gt;0,F136*G$2/(100+G$2),&quot; &quot;))" table:style-name="ce85">
            <text:p><text:s/></text:p>
          </table:table-cell>
          <table:table-cell office:value-type="string" office:string-value=" " table:formula="msoxl:=IF((F136&lt;&gt;0),F136-G13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7&lt;&gt;0,F137*G$4/100,&quot; &quot;)),IF(F137&lt;&gt;0,F137*G$2/(100+G$2),&quot; &quot;))" table:style-name="ce85">
            <text:p><text:s/></text:p>
          </table:table-cell>
          <table:table-cell office:value-type="string" office:string-value=" " table:formula="msoxl:=IF((F137&lt;&gt;0),F137-G13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8&lt;&gt;0,F138*G$4/100,&quot; &quot;)),IF(F138&lt;&gt;0,F138*G$2/(100+G$2),&quot; &quot;))" table:style-name="ce85">
            <text:p><text:s/></text:p>
          </table:table-cell>
          <table:table-cell office:value-type="string" office:string-value=" " table:formula="msoxl:=IF((F138&lt;&gt;0),F138-G13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9&lt;&gt;0,F139*G$4/100,&quot; &quot;)),IF(F139&lt;&gt;0,F139*G$2/(100+G$2),&quot; &quot;))" table:style-name="ce85">
            <text:p><text:s/></text:p>
          </table:table-cell>
          <table:table-cell office:value-type="string" office:string-value=" " table:formula="msoxl:=IF((F139&lt;&gt;0),F139-G13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0&lt;&gt;0,F140*G$4/100,&quot; &quot;)),IF(F140&lt;&gt;0,F140*G$2/(100+G$2),&quot; &quot;))" table:style-name="ce85">
            <text:p><text:s/></text:p>
          </table:table-cell>
          <table:table-cell office:value-type="string" office:string-value=" " table:formula="msoxl:=IF((F140&lt;&gt;0),F140-G14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1&lt;&gt;0,F141*G$4/100,&quot; &quot;)),IF(F141&lt;&gt;0,F141*G$2/(100+G$2),&quot; &quot;))" table:style-name="ce85">
            <text:p><text:s/></text:p>
          </table:table-cell>
          <table:table-cell office:value-type="string" office:string-value=" " table:formula="msoxl:=IF((F141&lt;&gt;0),F141-G14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2&lt;&gt;0,F142*G$4/100,&quot; &quot;)),IF(F142&lt;&gt;0,F142*G$2/(100+G$2),&quot; &quot;))" table:style-name="ce85">
            <text:p><text:s/></text:p>
          </table:table-cell>
          <table:table-cell office:value-type="string" office:string-value=" " table:formula="msoxl:=IF((F142&lt;&gt;0),F142-G14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3&lt;&gt;0,F143*G$4/100,&quot; &quot;)),IF(F143&lt;&gt;0,F143*G$2/(100+G$2),&quot; &quot;))" table:style-name="ce85">
            <text:p><text:s/></text:p>
          </table:table-cell>
          <table:table-cell office:value-type="string" office:string-value=" " table:formula="msoxl:=IF((F143&lt;&gt;0),F143-G14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4&lt;&gt;0,F144*G$4/100,&quot; &quot;)),IF(F144&lt;&gt;0,F144*G$2/(100+G$2),&quot; &quot;))" table:style-name="ce85">
            <text:p><text:s/></text:p>
          </table:table-cell>
          <table:table-cell office:value-type="string" office:string-value=" " table:formula="msoxl:=IF((F144&lt;&gt;0),F144-G14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5&lt;&gt;0,F145*G$4/100,&quot; &quot;)),IF(F145&lt;&gt;0,F145*G$2/(100+G$2),&quot; &quot;))" table:style-name="ce85">
            <text:p><text:s/></text:p>
          </table:table-cell>
          <table:table-cell office:value-type="string" office:string-value=" " table:formula="msoxl:=IF((F145&lt;&gt;0),F145-G14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6&lt;&gt;0,F146*G$4/100,&quot; &quot;)),IF(F146&lt;&gt;0,F146*G$2/(100+G$2),&quot; &quot;))" table:style-name="ce85">
            <text:p><text:s/></text:p>
          </table:table-cell>
          <table:table-cell office:value-type="string" office:string-value=" " table:formula="msoxl:=IF((F146&lt;&gt;0),F146-G14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7&lt;&gt;0,F147*G$4/100,&quot; &quot;)),IF(F147&lt;&gt;0,F147*G$2/(100+G$2),&quot; &quot;))" table:style-name="ce85">
            <text:p><text:s/></text:p>
          </table:table-cell>
          <table:table-cell office:value-type="string" office:string-value=" " table:formula="msoxl:=IF((F147&lt;&gt;0),F147-G14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8&lt;&gt;0,F148*G$4/100,&quot; &quot;)),IF(F148&lt;&gt;0,F148*G$2/(100+G$2),&quot; &quot;))" table:style-name="ce85">
            <text:p><text:s/></text:p>
          </table:table-cell>
          <table:table-cell office:value-type="string" office:string-value=" " table:formula="msoxl:=IF((F148&lt;&gt;0),F148-G14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9&lt;&gt;0,F149*G$4/100,&quot; &quot;)),IF(F149&lt;&gt;0,F149*G$2/(100+G$2),&quot; &quot;))" table:style-name="ce85">
            <text:p><text:s/></text:p>
          </table:table-cell>
          <table:table-cell office:value-type="string" office:string-value=" " table:formula="msoxl:=IF((F149&lt;&gt;0),F149-G14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0&lt;&gt;0,F150*G$4/100,&quot; &quot;)),IF(F150&lt;&gt;0,F150*G$2/(100+G$2),&quot; &quot;))" table:style-name="ce85">
            <text:p><text:s/></text:p>
          </table:table-cell>
          <table:table-cell office:value-type="string" office:string-value=" " table:formula="msoxl:=IF((F150&lt;&gt;0),F150-G15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1&lt;&gt;0,F151*G$4/100,&quot; &quot;)),IF(F151&lt;&gt;0,F151*G$2/(100+G$2),&quot; &quot;))" table:style-name="ce85">
            <text:p><text:s/></text:p>
          </table:table-cell>
          <table:table-cell office:value-type="string" office:string-value=" " table:formula="msoxl:=IF((F151&lt;&gt;0),F151-G15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2&lt;&gt;0,F152*G$4/100,&quot; &quot;)),IF(F152&lt;&gt;0,F152*G$2/(100+G$2),&quot; &quot;))" table:style-name="ce85">
            <text:p><text:s/></text:p>
          </table:table-cell>
          <table:table-cell office:value-type="string" office:string-value=" " table:formula="msoxl:=IF((F152&lt;&gt;0),F152-G15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3&lt;&gt;0,F153*G$4/100,&quot; &quot;)),IF(F153&lt;&gt;0,F153*G$2/(100+G$2),&quot; &quot;))" table:style-name="ce85">
            <text:p><text:s/></text:p>
          </table:table-cell>
          <table:table-cell office:value-type="string" office:string-value=" " table:formula="msoxl:=IF((F153&lt;&gt;0),F153-G15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4&lt;&gt;0,F154*G$4/100,&quot; &quot;)),IF(F154&lt;&gt;0,F154*G$2/(100+G$2),&quot; &quot;))" table:style-name="ce85">
            <text:p><text:s/></text:p>
          </table:table-cell>
          <table:table-cell office:value-type="string" office:string-value=" " table:formula="msoxl:=IF((F154&lt;&gt;0),F154-G15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5&lt;&gt;0,F155*G$4/100,&quot; &quot;)),IF(F155&lt;&gt;0,F155*G$2/(100+G$2),&quot; &quot;))" table:style-name="ce85">
            <text:p><text:s/></text:p>
          </table:table-cell>
          <table:table-cell office:value-type="string" office:string-value=" " table:formula="msoxl:=IF((F155&lt;&gt;0),F155-G15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6&lt;&gt;0,F156*G$4/100,&quot; &quot;)),IF(F156&lt;&gt;0,F156*G$2/(100+G$2),&quot; &quot;))" table:style-name="ce85">
            <text:p><text:s/></text:p>
          </table:table-cell>
          <table:table-cell office:value-type="string" office:string-value=" " table:formula="msoxl:=IF((F156&lt;&gt;0),F156-G15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7&lt;&gt;0,F157*G$4/100,&quot; &quot;)),IF(F157&lt;&gt;0,F157*G$2/(100+G$2),&quot; &quot;))" table:style-name="ce85">
            <text:p><text:s/></text:p>
          </table:table-cell>
          <table:table-cell office:value-type="string" office:string-value=" " table:formula="msoxl:=IF((F157&lt;&gt;0),F157-G15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8&lt;&gt;0,F158*G$4/100,&quot; &quot;)),IF(F158&lt;&gt;0,F158*G$2/(100+G$2),&quot; &quot;))" table:style-name="ce85">
            <text:p><text:s/></text:p>
          </table:table-cell>
          <table:table-cell office:value-type="string" office:string-value=" " table:formula="msoxl:=IF((F158&lt;&gt;0),F158-G15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9&lt;&gt;0,F159*G$4/100,&quot; &quot;)),IF(F159&lt;&gt;0,F159*G$2/(100+G$2),&quot; &quot;))" table:style-name="ce85">
            <text:p><text:s/></text:p>
          </table:table-cell>
          <table:table-cell office:value-type="string" office:string-value=" " table:formula="msoxl:=IF((F159&lt;&gt;0),F159-G15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0&lt;&gt;0,F160*G$4/100,&quot; &quot;)),IF(F160&lt;&gt;0,F160*G$2/(100+G$2),&quot; &quot;))" table:style-name="ce85">
            <text:p><text:s/></text:p>
          </table:table-cell>
          <table:table-cell office:value-type="string" office:string-value=" " table:formula="msoxl:=IF((F160&lt;&gt;0),F160-G16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1&lt;&gt;0,F161*G$4/100,&quot; &quot;)),IF(F161&lt;&gt;0,F161*G$2/(100+G$2),&quot; &quot;))" table:style-name="ce85">
            <text:p><text:s/></text:p>
          </table:table-cell>
          <table:table-cell office:value-type="string" office:string-value=" " table:formula="msoxl:=IF((F161&lt;&gt;0),F161-G16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2&lt;&gt;0,F162*G$4/100,&quot; &quot;)),IF(F162&lt;&gt;0,F162*G$2/(100+G$2),&quot; &quot;))" table:style-name="ce85">
            <text:p><text:s/></text:p>
          </table:table-cell>
          <table:table-cell office:value-type="string" office:string-value=" " table:formula="msoxl:=IF((F162&lt;&gt;0),F162-G16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3&lt;&gt;0,F163*G$4/100,&quot; &quot;)),IF(F163&lt;&gt;0,F163*G$2/(100+G$2),&quot; &quot;))" table:style-name="ce85">
            <text:p><text:s/></text:p>
          </table:table-cell>
          <table:table-cell office:value-type="string" office:string-value=" " table:formula="msoxl:=IF((F163&lt;&gt;0),F163-G16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4&lt;&gt;0,F164*G$4/100,&quot; &quot;)),IF(F164&lt;&gt;0,F164*G$2/(100+G$2),&quot; &quot;))" table:style-name="ce85">
            <text:p><text:s/></text:p>
          </table:table-cell>
          <table:table-cell office:value-type="string" office:string-value=" " table:formula="msoxl:=IF((F164&lt;&gt;0),F164-G16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5&lt;&gt;0,F165*G$4/100,&quot; &quot;)),IF(F165&lt;&gt;0,F165*G$2/(100+G$2),&quot; &quot;))" table:style-name="ce85">
            <text:p><text:s/></text:p>
          </table:table-cell>
          <table:table-cell office:value-type="string" office:string-value=" " table:formula="msoxl:=IF((F165&lt;&gt;0),F165-G16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6&lt;&gt;0,F166*G$4/100,&quot; &quot;)),IF(F166&lt;&gt;0,F166*G$2/(100+G$2),&quot; &quot;))" table:style-name="ce85">
            <text:p><text:s/></text:p>
          </table:table-cell>
          <table:table-cell office:value-type="string" office:string-value=" " table:formula="msoxl:=IF((F166&lt;&gt;0),F166-G16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7&lt;&gt;0,F167*G$4/100,&quot; &quot;)),IF(F167&lt;&gt;0,F167*G$2/(100+G$2),&quot; &quot;))" table:style-name="ce85">
            <text:p><text:s/></text:p>
          </table:table-cell>
          <table:table-cell office:value-type="string" office:string-value=" " table:formula="msoxl:=IF((F167&lt;&gt;0),F167-G16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8&lt;&gt;0,F168*G$4/100,&quot; &quot;)),IF(F168&lt;&gt;0,F168*G$2/(100+G$2),&quot; &quot;))" table:style-name="ce85">
            <text:p><text:s/></text:p>
          </table:table-cell>
          <table:table-cell office:value-type="string" office:string-value=" " table:formula="msoxl:=IF((F168&lt;&gt;0),F168-G16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9&lt;&gt;0,F169*G$4/100,&quot; &quot;)),IF(F169&lt;&gt;0,F169*G$2/(100+G$2),&quot; &quot;))" table:style-name="ce85">
            <text:p><text:s/></text:p>
          </table:table-cell>
          <table:table-cell office:value-type="string" office:string-value=" " table:formula="msoxl:=IF((F169&lt;&gt;0),F169-G16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0&lt;&gt;0,F170*G$4/100,&quot; &quot;)),IF(F170&lt;&gt;0,F170*G$2/(100+G$2),&quot; &quot;))" table:style-name="ce85">
            <text:p><text:s/></text:p>
          </table:table-cell>
          <table:table-cell office:value-type="string" office:string-value=" " table:formula="msoxl:=IF((F170&lt;&gt;0),F170-G17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1&lt;&gt;0,F171*G$4/100,&quot; &quot;)),IF(F171&lt;&gt;0,F171*G$2/(100+G$2),&quot; &quot;))" table:style-name="ce85">
            <text:p><text:s/></text:p>
          </table:table-cell>
          <table:table-cell office:value-type="string" office:string-value=" " table:formula="msoxl:=IF((F171&lt;&gt;0),F171-G17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2&lt;&gt;0,F172*G$4/100,&quot; &quot;)),IF(F172&lt;&gt;0,F172*G$2/(100+G$2),&quot; &quot;))" table:style-name="ce85">
            <text:p><text:s/></text:p>
          </table:table-cell>
          <table:table-cell office:value-type="string" office:string-value=" " table:formula="msoxl:=IF((F172&lt;&gt;0),F172-G17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3&lt;&gt;0,F173*G$4/100,&quot; &quot;)),IF(F173&lt;&gt;0,F173*G$2/(100+G$2),&quot; &quot;))" table:style-name="ce85">
            <text:p><text:s/></text:p>
          </table:table-cell>
          <table:table-cell office:value-type="string" office:string-value=" " table:formula="msoxl:=IF((F173&lt;&gt;0),F173-G17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4&lt;&gt;0,F174*G$4/100,&quot; &quot;)),IF(F174&lt;&gt;0,F174*G$2/(100+G$2),&quot; &quot;))" table:style-name="ce85">
            <text:p><text:s/></text:p>
          </table:table-cell>
          <table:table-cell office:value-type="string" office:string-value=" " table:formula="msoxl:=IF((F174&lt;&gt;0),F174-G17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5&lt;&gt;0,F175*G$4/100,&quot; &quot;)),IF(F175&lt;&gt;0,F175*G$2/(100+G$2),&quot; &quot;))" table:style-name="ce85">
            <text:p><text:s/></text:p>
          </table:table-cell>
          <table:table-cell office:value-type="string" office:string-value=" " table:formula="msoxl:=IF((F175&lt;&gt;0),F175-G17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6&lt;&gt;0,F176*G$4/100,&quot; &quot;)),IF(F176&lt;&gt;0,F176*G$2/(100+G$2),&quot; &quot;))" table:style-name="ce85">
            <text:p><text:s/></text:p>
          </table:table-cell>
          <table:table-cell office:value-type="string" office:string-value=" " table:formula="msoxl:=IF((F176&lt;&gt;0),F176-G17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7&lt;&gt;0,F177*G$4/100,&quot; &quot;)),IF(F177&lt;&gt;0,F177*G$2/(100+G$2),&quot; &quot;))" table:style-name="ce85">
            <text:p><text:s/></text:p>
          </table:table-cell>
          <table:table-cell office:value-type="string" office:string-value=" " table:formula="msoxl:=IF((F177&lt;&gt;0),F177-G17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8&lt;&gt;0,F178*G$4/100,&quot; &quot;)),IF(F178&lt;&gt;0,F178*G$2/(100+G$2),&quot; &quot;))" table:style-name="ce85">
            <text:p><text:s/></text:p>
          </table:table-cell>
          <table:table-cell office:value-type="string" office:string-value=" " table:formula="msoxl:=IF((F178&lt;&gt;0),F178-G17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9&lt;&gt;0,F179*G$4/100,&quot; &quot;)),IF(F179&lt;&gt;0,F179*G$2/(100+G$2),&quot; &quot;))" table:style-name="ce85">
            <text:p><text:s/></text:p>
          </table:table-cell>
          <table:table-cell office:value-type="string" office:string-value=" " table:formula="msoxl:=IF((F179&lt;&gt;0),F179-G17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0&lt;&gt;0,F180*G$4/100,&quot; &quot;)),IF(F180&lt;&gt;0,F180*G$2/(100+G$2),&quot; &quot;))" table:style-name="ce85">
            <text:p><text:s/></text:p>
          </table:table-cell>
          <table:table-cell office:value-type="string" office:string-value=" " table:formula="msoxl:=IF((F180&lt;&gt;0),F180-G18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1&lt;&gt;0,F181*G$4/100,&quot; &quot;)),IF(F181&lt;&gt;0,F181*G$2/(100+G$2),&quot; &quot;))" table:style-name="ce85">
            <text:p><text:s/></text:p>
          </table:table-cell>
          <table:table-cell office:value-type="string" office:string-value=" " table:formula="msoxl:=IF((F181&lt;&gt;0),F181-G18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2&lt;&gt;0,F182*G$4/100,&quot; &quot;)),IF(F182&lt;&gt;0,F182*G$2/(100+G$2),&quot; &quot;))" table:style-name="ce85">
            <text:p><text:s/></text:p>
          </table:table-cell>
          <table:table-cell office:value-type="string" office:string-value=" " table:formula="msoxl:=IF((F182&lt;&gt;0),F182-G18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3&lt;&gt;0,F183*G$4/100,&quot; &quot;)),IF(F183&lt;&gt;0,F183*G$2/(100+G$2),&quot; &quot;))" table:style-name="ce85">
            <text:p><text:s/></text:p>
          </table:table-cell>
          <table:table-cell office:value-type="string" office:string-value=" " table:formula="msoxl:=IF((F183&lt;&gt;0),F183-G18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4&lt;&gt;0,F184*G$4/100,&quot; &quot;)),IF(F184&lt;&gt;0,F184*G$2/(100+G$2),&quot; &quot;))" table:style-name="ce85">
            <text:p><text:s/></text:p>
          </table:table-cell>
          <table:table-cell office:value-type="string" office:string-value=" " table:formula="msoxl:=IF((F184&lt;&gt;0),F184-G18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5&lt;&gt;0,F185*G$4/100,&quot; &quot;)),IF(F185&lt;&gt;0,F185*G$2/(100+G$2),&quot; &quot;))" table:style-name="ce85">
            <text:p><text:s/></text:p>
          </table:table-cell>
          <table:table-cell office:value-type="string" office:string-value=" " table:formula="msoxl:=IF((F185&lt;&gt;0),F185-G18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6&lt;&gt;0,F186*G$4/100,&quot; &quot;)),IF(F186&lt;&gt;0,F186*G$2/(100+G$2),&quot; &quot;))" table:style-name="ce85">
            <text:p><text:s/></text:p>
          </table:table-cell>
          <table:table-cell office:value-type="string" office:string-value=" " table:formula="msoxl:=IF((F186&lt;&gt;0),F186-G18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7&lt;&gt;0,F187*G$4/100,&quot; &quot;)),IF(F187&lt;&gt;0,F187*G$2/(100+G$2),&quot; &quot;))" table:style-name="ce85">
            <text:p><text:s/></text:p>
          </table:table-cell>
          <table:table-cell office:value-type="string" office:string-value=" " table:formula="msoxl:=IF((F187&lt;&gt;0),F187-G18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8&lt;&gt;0,F188*G$4/100,&quot; &quot;)),IF(F188&lt;&gt;0,F188*G$2/(100+G$2),&quot; &quot;))" table:style-name="ce85">
            <text:p><text:s/></text:p>
          </table:table-cell>
          <table:table-cell office:value-type="string" office:string-value=" " table:formula="msoxl:=IF((F188&lt;&gt;0),F188-G18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9&lt;&gt;0,F189*G$4/100,&quot; &quot;)),IF(F189&lt;&gt;0,F189*G$2/(100+G$2),&quot; &quot;))" table:style-name="ce85">
            <text:p><text:s/></text:p>
          </table:table-cell>
          <table:table-cell office:value-type="string" office:string-value=" " table:formula="msoxl:=IF((F189&lt;&gt;0),F189-G18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90&lt;&gt;0,F190*G$4/100,&quot; &quot;)),IF(F190&lt;&gt;0,F190*G$2/(100+G$2),&quot; &quot;))" table:style-name="ce85">
            <text:p><text:s/></text:p>
          </table:table-cell>
          <table:table-cell office:value-type="string" office:string-value=" " table:formula="msoxl:=IF((F190&lt;&gt;0),F190-G19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91&lt;&gt;0,F191*G$4/100,&quot; &quot;)),IF(F191&lt;&gt;0,F191*G$2/(100+G$2),&quot; &quot;))" table:style-name="ce85">
            <text:p><text:s/></text:p>
          </table:table-cell>
          <table:table-cell office:value-type="string" office:string-value=" " table:formula="msoxl:=IF((F191&lt;&gt;0),F191-G19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92&lt;&gt;0,F192*G$4/100,&quot; &quot;)),IF(F192&lt;&gt;0,F192*G$2/(100+G$2),&quot; &quot;))" table:style-name="ce85">
            <text:p><text:s/></text:p>
          </table:table-cell>
          <table:table-cell office:value-type="string" office:string-value=" " table:formula="msoxl:=IF((F192&lt;&gt;0),F192-G19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3&lt;&gt;0,F193*G$4/100,&quot; &quot;)),IF(F193&lt;&gt;0,F193*G$2/(100+G$2),&quot; &quot;))" table:style-name="ce85">
            <text:p><text:s/></text:p>
          </table:table-cell>
          <table:table-cell office:value-type="string" office:string-value=" " table:formula="msoxl:=IF((F193&lt;&gt;0),F193-G19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4&lt;&gt;0,F194*G$4/100,&quot; &quot;)),IF(F194&lt;&gt;0,F194*G$2/(100+G$2),&quot; &quot;))" table:style-name="ce85">
            <text:p><text:s/></text:p>
          </table:table-cell>
          <table:table-cell office:value-type="string" office:string-value=" " table:formula="msoxl:=IF((F194&lt;&gt;0),F194-G19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5&lt;&gt;0,F195*G$4/100,&quot; &quot;)),IF(F195&lt;&gt;0,F195*G$2/(100+G$2),&quot; &quot;))" table:style-name="ce85">
            <text:p><text:s/></text:p>
          </table:table-cell>
          <table:table-cell office:value-type="string" office:string-value=" " table:formula="msoxl:=IF((F195&lt;&gt;0),F195-G19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6&lt;&gt;0,F196*G$4/100,&quot; &quot;)),IF(F196&lt;&gt;0,F196*G$2/(100+G$2),&quot; &quot;))" table:style-name="ce85">
            <text:p><text:s/></text:p>
          </table:table-cell>
          <table:table-cell office:value-type="string" office:string-value=" " table:formula="msoxl:=IF((F196&lt;&gt;0),F196-G19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7&lt;&gt;0,F197*G$4/100,&quot; &quot;)),IF(F197&lt;&gt;0,F197*G$2/(100+G$2),&quot; &quot;))" table:style-name="ce85">
            <text:p><text:s/></text:p>
          </table:table-cell>
          <table:table-cell office:value-type="string" office:string-value=" " table:formula="msoxl:=IF((F197&lt;&gt;0),F197-G19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8&lt;&gt;0,F198*G$4/100,&quot; &quot;)),IF(F198&lt;&gt;0,F198*G$2/(100+G$2),&quot; &quot;))" table:style-name="ce85">
            <text:p><text:s/></text:p>
          </table:table-cell>
          <table:table-cell office:value-type="string" office:string-value=" " table:formula="msoxl:=IF((F198&lt;&gt;0),F198-G19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9&lt;&gt;0,F199*G$4/100,&quot; &quot;)),IF(F199&lt;&gt;0,F199*G$2/(100+G$2),&quot; &quot;))" table:style-name="ce85">
            <text:p><text:s/></text:p>
          </table:table-cell>
          <table:table-cell office:value-type="string" office:string-value=" " table:formula="msoxl:=IF((F199&lt;&gt;0),F199-G199,&quot; &quot;)" table:style-name="ce85">
            <text:p><text:s/></text:p>
          </table:table-cell>
          <table:table-cell table:number-columns-repeated="16376"/>
        </table:table-row>
        <table:table-row table:style-name="ro3">
          <table:table-cell table:style-name="ce96"/>
          <table:table-cell table:style-name="ce95"/>
          <table:table-cell table:style-name="ce94"/>
          <table:table-cell table:number-columns-repeated="2" table:style-name="ce93"/>
          <table:table-cell table:style-name="ce92"/>
          <table:table-cell office:value-type="string" office:string-value=" " table:formula="msoxl:=IF(G$4&gt;0,(IF(F200&lt;&gt;0,F200*G$4/100,&quot; &quot;)),IF(F200&lt;&gt;0,F200*G$2/(100+G$2),&quot; &quot;))" table:style-name="ce91">
            <text:p><text:s/></text:p>
          </table:table-cell>
          <table:table-cell office:value-type="string" office:string-value=" " table:formula="msoxl:=IF((F200&lt;&gt;0),F200-G200,&quot; &quot;)" table:style-name="ce91">
            <text:p><text:s/></text:p>
          </table:table-cell>
          <table:table-cell table:number-columns-repeated="16376"/>
        </table:table-row>
        <table:table-row table:style-name="ro5">
          <table:table-cell office:value-type="string" table:style-name="ce83">
            <text:p>Entries below this row are not included in Row 1 Totals</text:p>
          </table:table-cell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table:number-columns-repeated="2" table:style-name="ce85"/>
          <table:table-cell table:number-columns-repeated="16376"/>
        </table:table-row>
        <table:table-row table:number-rows-repeated="7"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table:number-columns-repeated="2" table:style-name="ce85"/>
          <table:table-cell table:number-columns-repeated="16376"/>
        </table:table-row>
        <table:table-row table:number-rows-repeated="400" table:style-name="ro5">
          <table:table-cell table:number-columns-repeated="6"/>
          <table:table-cell table:number-columns-repeated="2" table:style-name="ce85"/>
          <table:table-cell table:number-columns-repeated="16376"/>
        </table:table-row>
        <table:table-row table:number-rows-repeated="11"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table:number-columns-repeated="2" table:style-name="ce85"/>
          <table:table-cell table:number-columns-repeated="16376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86"/>
          <table:table-cell table:number-columns-repeated="2" table:style-name="ce85"/>
          <table:table-cell table:number-columns-repeated="16376"/>
        </table:table-row>
        <table:table-row table:number-rows-repeated="379" table:style-name="ro5">
          <table:table-cell table:number-columns-repeated="16384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number-columns-repeated="3" table:style-name="ce79"/>
          <table:table-cell table:number-columns-repeated="16376" table:style-name="ce84"/>
        </table:table-row>
        <table:table-row table:number-rows-repeated="1047576" table:style-name="ro5">
          <table:table-cell table:number-columns-repeated="16384"/>
        </table:table-row>
      </table:table>
      <table:table table:name="S0510" table:style-name="ta4">
        <table:table-column table:style-name="co9" table:default-cell-style-name="ce83"/>
        <table:table-column table:style-name="co15" table:default-cell-style-name="ce82"/>
        <table:table-column table:style-name="co16" table:default-cell-style-name="ce81"/>
        <table:table-column table:style-name="co20" table:default-cell-style-name="ce80"/>
        <table:table-column table:style-name="co18" table:default-cell-style-name="ce80"/>
        <table:table-column table:style-name="co3" table:default-cell-style-name="ce79"/>
        <table:table-column table:style-name="co19" table:default-cell-style-name="ce79"/>
        <table:table-column table:style-name="co3" table:default-cell-style-name="ce79"/>
        <table:table-column table:style-name="co9" table:number-columns-repeated="16376" table:default-cell-style-name="ce78"/>
        <table:table-row table:style-name="ro8">
          <table:table-cell office:value-type="string" table:number-columns-spanned="3" table:number-rows-spanned="1" table:style-name="ce195">
            <text:p>USE FOR VAT PERIODS OUTSIDE FINANCIAL YEAR</text:p>
          </table:table-cell>
          <table:covered-table-cell table:number-columns-repeated="2"/>
          <table:table-cell office:value-type="string" table:number-columns-spanned="2" table:number-rows-spanned="1" table:style-name="ce194">
            <text:p>Total for Month</text:p>
          </table:table-cell>
          <table:covered-table-cell/>
          <table:table-cell office:value-type="float" office:value="0" table:formula="msoxl:=SUM(F5:F500)" table:style-name="ce99">
            <text:p>0.00<text:s/></text:p>
          </table:table-cell>
          <table:table-cell office:value-type="float" office:value="0" table:formula="msoxl:=SUM(G5:G500)" table:style-name="ce99">
            <text:p>0.00<text:s/></text:p>
          </table:table-cell>
          <table:table-cell office:value-type="float" office:value="0" table:formula="msoxl:=SUM(H5:H500)" table:style-name="ce99">
            <text:p>0.00<text:s/></text:p>
          </table:table-cell>
          <table:table-cell table:number-columns-repeated="16376" table:style-name="ce98"/>
        </table:table-row>
        <table:table-row table:style-name="ro14">
          <table:table-cell office:value-type="string" table:number-columns-spanned="1" table:number-rows-spanned="3" table:style-name="ce163">
            <text:p>Sales <text:s text:c="5"/>Date</text:p>
          </table:table-cell>
          <table:table-cell office:value-type="string" table:number-columns-spanned="1" table:number-rows-spanned="3" table:style-name="ce161">
            <text:p>Customer Name</text:p>
          </table:table-cell>
          <table:table-cell office:value-type="string" table:number-columns-spanned="1" table:number-rows-spanned="3" table:style-name="ce166">
            <text:p>Sales Invoice Number or reference</text:p>
          </table:table-cell>
          <table:table-cell office:value-type="string" table:number-columns-spanned="1" table:number-rows-spanned="3" table:style-name="ce165">
            <text:p>Sales <text:s text:c="12"/>Description</text:p>
          </table:table-cell>
          <table:table-cell table:number-columns-spanned="1" table:number-rows-spanned="3" table:style-name="ce174"/>
          <table:table-cell office:value-type="string" table:number-columns-spanned="1" table:number-rows-spanned="3" table:style-name="ce161">
            <text:p>Sales Value including <text:s text:c="2"/>Vat</text:p>
          </table:table-cell>
          <table:table-cell office:value-type="float" office:value="17.5" table:formula="msoxl:='C:\Users\acartwright\Personal\diy\working copy - 2011 packages\UK 2011-05-31 (May11) Company OO\[Sales.ods]OpeningDebtors'!$G$2" table:style-name="ce138">
            <text:p>17.50<text:s/></text:p>
          </table:table-cell>
          <table:table-cell office:value-type="string" table:number-columns-spanned="1" table:number-rows-spanned="3" table:style-name="ce161">
            <text:p>Sales <text:s text:c="8"/>Net of Vat</text:p>
          </table:table-cell>
          <table:table-cell table:number-columns-repeated="16376" table:style-name="ce98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37">
            <text:p>Vat <text:s text:c="6"/>Output</text:p>
          </table:table-cell>
          <table:covered-table-cell/>
          <table:table-cell table:number-columns-repeated="16376" table:style-name="ce9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0" table:formula="msoxl:='C:\Users\acartwright\Personal\diy\working copy - 2011 packages\UK 2011-05-31 (May11) Company OO\[Sales.ods]OpeningDebtors'!$G$4" table:style-name="ce139">
            <text:p>0.00<text:s/></text:p>
          </table:table-cell>
          <table:covered-table-cell/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5&lt;&gt;0,F5*G$4/100,&quot; &quot;)),IF(F5&lt;&gt;0,F5*G$2/(100+G$2),&quot; &quot;))" table:style-name="ce85">
            <text:p><text:s/></text:p>
          </table:table-cell>
          <table:table-cell office:value-type="string" office:string-value=" " table:formula="msoxl:=IF((F5&lt;&gt;0),F5-G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6&lt;&gt;0,F6*G$4/100,&quot; &quot;)),IF(F6&lt;&gt;0,F6*G$2/(100+G$2),&quot; &quot;))" table:style-name="ce85">
            <text:p><text:s/></text:p>
          </table:table-cell>
          <table:table-cell office:value-type="string" office:string-value=" " table:formula="msoxl:=IF((F6&lt;&gt;0),F6-G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7&lt;&gt;0,F7*G$4/100,&quot; &quot;)),IF(F7&lt;&gt;0,F7*G$2/(100+G$2),&quot; &quot;))" table:style-name="ce85">
            <text:p><text:s/></text:p>
          </table:table-cell>
          <table:table-cell office:value-type="string" office:string-value=" " table:formula="msoxl:=IF((F7&lt;&gt;0),F7-G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8&lt;&gt;0,F8*G$4/100,&quot; &quot;)),IF(F8&lt;&gt;0,F8*G$2/(100+G$2),&quot; &quot;))" table:style-name="ce85">
            <text:p><text:s/></text:p>
          </table:table-cell>
          <table:table-cell office:value-type="string" office:string-value=" " table:formula="msoxl:=IF((F8&lt;&gt;0),F8-G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9&lt;&gt;0,F9*G$4/100,&quot; &quot;)),IF(F9&lt;&gt;0,F9*G$2/(100+G$2),&quot; &quot;))" table:style-name="ce85">
            <text:p><text:s/></text:p>
          </table:table-cell>
          <table:table-cell office:value-type="string" office:string-value=" " table:formula="msoxl:=IF((F9&lt;&gt;0),F9-G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0&lt;&gt;0,F10*G$4/100,&quot; &quot;)),IF(F10&lt;&gt;0,F10*G$2/(100+G$2),&quot; &quot;))" table:style-name="ce85">
            <text:p><text:s/></text:p>
          </table:table-cell>
          <table:table-cell office:value-type="string" office:string-value=" " table:formula="msoxl:=IF((F10&lt;&gt;0),F10-G1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1&lt;&gt;0,F11*G$4/100,&quot; &quot;)),IF(F11&lt;&gt;0,F11*G$2/(100+G$2),&quot; &quot;))" table:style-name="ce85">
            <text:p><text:s/></text:p>
          </table:table-cell>
          <table:table-cell office:value-type="string" office:string-value=" " table:formula="msoxl:=IF((F11&lt;&gt;0),F11-G1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2&lt;&gt;0,F12*G$4/100,&quot; &quot;)),IF(F12&lt;&gt;0,F12*G$2/(100+G$2),&quot; &quot;))" table:style-name="ce85">
            <text:p><text:s/></text:p>
          </table:table-cell>
          <table:table-cell office:value-type="string" office:string-value=" " table:formula="msoxl:=IF((F12&lt;&gt;0),F12-G1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3&lt;&gt;0,F13*G$4/100,&quot; &quot;)),IF(F13&lt;&gt;0,F13*G$2/(100+G$2),&quot; &quot;))" table:style-name="ce85">
            <text:p><text:s/></text:p>
          </table:table-cell>
          <table:table-cell office:value-type="string" office:string-value=" " table:formula="msoxl:=IF((F13&lt;&gt;0),F13-G1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4&lt;&gt;0,F14*G$4/100,&quot; &quot;)),IF(F14&lt;&gt;0,F14*G$2/(100+G$2),&quot; &quot;))" table:style-name="ce85">
            <text:p><text:s/></text:p>
          </table:table-cell>
          <table:table-cell office:value-type="string" office:string-value=" " table:formula="msoxl:=IF((F14&lt;&gt;0),F14-G1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5&lt;&gt;0,F15*G$4/100,&quot; &quot;)),IF(F15&lt;&gt;0,F15*G$2/(100+G$2),&quot; &quot;))" table:style-name="ce85">
            <text:p><text:s/></text:p>
          </table:table-cell>
          <table:table-cell office:value-type="string" office:string-value=" " table:formula="msoxl:=IF((F15&lt;&gt;0),F15-G15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6&lt;&gt;0,F16*G$4/100,&quot; &quot;)),IF(F16&lt;&gt;0,F16*G$2/(100+G$2),&quot; &quot;))" table:style-name="ce85">
            <text:p><text:s/></text:p>
          </table:table-cell>
          <table:table-cell office:value-type="string" office:string-value=" " table:formula="msoxl:=IF((F16&lt;&gt;0),F16-G16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7&lt;&gt;0,F17*G$4/100,&quot; &quot;)),IF(F17&lt;&gt;0,F17*G$2/(100+G$2),&quot; &quot;))" table:style-name="ce85">
            <text:p><text:s/></text:p>
          </table:table-cell>
          <table:table-cell office:value-type="string" office:string-value=" " table:formula="msoxl:=IF((F17&lt;&gt;0),F17-G17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8&lt;&gt;0,F18*G$4/100,&quot; &quot;)),IF(F18&lt;&gt;0,F18*G$2/(100+G$2),&quot; &quot;))" table:style-name="ce85">
            <text:p><text:s/></text:p>
          </table:table-cell>
          <table:table-cell office:value-type="string" office:string-value=" " table:formula="msoxl:=IF((F18&lt;&gt;0),F18-G18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9&lt;&gt;0,F19*G$4/100,&quot; &quot;)),IF(F19&lt;&gt;0,F19*G$2/(100+G$2),&quot; &quot;))" table:style-name="ce85">
            <text:p><text:s/></text:p>
          </table:table-cell>
          <table:table-cell office:value-type="string" office:string-value=" " table:formula="msoxl:=IF((F19&lt;&gt;0),F19-G19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0&lt;&gt;0,F20*G$4/100,&quot; &quot;)),IF(F20&lt;&gt;0,F20*G$2/(100+G$2),&quot; &quot;))" table:style-name="ce85">
            <text:p><text:s/></text:p>
          </table:table-cell>
          <table:table-cell office:value-type="string" office:string-value=" " table:formula="msoxl:=IF((F20&lt;&gt;0),F20-G2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1&lt;&gt;0,F21*G$4/100,&quot; &quot;)),IF(F21&lt;&gt;0,F21*G$2/(100+G$2),&quot; &quot;))" table:style-name="ce85">
            <text:p><text:s/></text:p>
          </table:table-cell>
          <table:table-cell office:value-type="string" office:string-value=" " table:formula="msoxl:=IF((F21&lt;&gt;0),F21-G2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2&lt;&gt;0,F22*G$4/100,&quot; &quot;)),IF(F22&lt;&gt;0,F22*G$2/(100+G$2),&quot; &quot;))" table:style-name="ce85">
            <text:p><text:s/></text:p>
          </table:table-cell>
          <table:table-cell office:value-type="string" office:string-value=" " table:formula="msoxl:=IF((F22&lt;&gt;0),F22-G2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3&lt;&gt;0,F23*G$4/100,&quot; &quot;)),IF(F23&lt;&gt;0,F23*G$2/(100+G$2),&quot; &quot;))" table:style-name="ce85">
            <text:p><text:s/></text:p>
          </table:table-cell>
          <table:table-cell office:value-type="string" office:string-value=" " table:formula="msoxl:=IF((F23&lt;&gt;0),F23-G2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4&lt;&gt;0,F24*G$4/100,&quot; &quot;)),IF(F24&lt;&gt;0,F24*G$2/(100+G$2),&quot; &quot;))" table:style-name="ce85">
            <text:p><text:s/></text:p>
          </table:table-cell>
          <table:table-cell office:value-type="string" office:string-value=" " table:formula="msoxl:=IF((F24&lt;&gt;0),F24-G2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5&lt;&gt;0,F25*G$4/100,&quot; &quot;)),IF(F25&lt;&gt;0,F25*G$2/(100+G$2),&quot; &quot;))" table:style-name="ce85">
            <text:p><text:s/></text:p>
          </table:table-cell>
          <table:table-cell office:value-type="string" office:string-value=" " table:formula="msoxl:=IF((F25&lt;&gt;0),F25-G2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6&lt;&gt;0,F26*G$4/100,&quot; &quot;)),IF(F26&lt;&gt;0,F26*G$2/(100+G$2),&quot; &quot;))" table:style-name="ce85">
            <text:p><text:s/></text:p>
          </table:table-cell>
          <table:table-cell office:value-type="string" office:string-value=" " table:formula="msoxl:=IF((F26&lt;&gt;0),F26-G2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7&lt;&gt;0,F27*G$4/100,&quot; &quot;)),IF(F27&lt;&gt;0,F27*G$2/(100+G$2),&quot; &quot;))" table:style-name="ce85">
            <text:p><text:s/></text:p>
          </table:table-cell>
          <table:table-cell office:value-type="string" office:string-value=" " table:formula="msoxl:=IF((F27&lt;&gt;0),F27-G2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8&lt;&gt;0,F28*G$4/100,&quot; &quot;)),IF(F28&lt;&gt;0,F28*G$2/(100+G$2),&quot; &quot;))" table:style-name="ce85">
            <text:p><text:s/></text:p>
          </table:table-cell>
          <table:table-cell office:value-type="string" office:string-value=" " table:formula="msoxl:=IF((F28&lt;&gt;0),F28-G2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9&lt;&gt;0,F29*G$4/100,&quot; &quot;)),IF(F29&lt;&gt;0,F29*G$2/(100+G$2),&quot; &quot;))" table:style-name="ce85">
            <text:p><text:s/></text:p>
          </table:table-cell>
          <table:table-cell office:value-type="string" office:string-value=" " table:formula="msoxl:=IF((F29&lt;&gt;0),F29-G2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30&lt;&gt;0,F30*G$4/100,&quot; &quot;)),IF(F30&lt;&gt;0,F30*G$2/(100+G$2),&quot; &quot;))" table:style-name="ce85">
            <text:p><text:s/></text:p>
          </table:table-cell>
          <table:table-cell office:value-type="string" office:string-value=" " table:formula="msoxl:=IF((F30&lt;&gt;0),F30-G3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31&lt;&gt;0,F31*G$4/100,&quot; &quot;)),IF(F31&lt;&gt;0,F31*G$2/(100+G$2),&quot; &quot;))" table:style-name="ce85">
            <text:p><text:s/></text:p>
          </table:table-cell>
          <table:table-cell office:value-type="string" office:string-value=" " table:formula="msoxl:=IF((F31&lt;&gt;0),F31-G3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32&lt;&gt;0,F32*G$4/100,&quot; &quot;)),IF(F32&lt;&gt;0,F32*G$2/(100+G$2),&quot; &quot;))" table:style-name="ce85">
            <text:p><text:s/></text:p>
          </table:table-cell>
          <table:table-cell office:value-type="string" office:string-value=" " table:formula="msoxl:=IF((F32&lt;&gt;0),F32-G3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3&lt;&gt;0,F33*G$4/100,&quot; &quot;)),IF(F33&lt;&gt;0,F33*G$2/(100+G$2),&quot; &quot;))" table:style-name="ce85">
            <text:p><text:s/></text:p>
          </table:table-cell>
          <table:table-cell office:value-type="string" office:string-value=" " table:formula="msoxl:=IF((F33&lt;&gt;0),F33-G3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4&lt;&gt;0,F34*G$4/100,&quot; &quot;)),IF(F34&lt;&gt;0,F34*G$2/(100+G$2),&quot; &quot;))" table:style-name="ce85">
            <text:p><text:s/></text:p>
          </table:table-cell>
          <table:table-cell office:value-type="string" office:string-value=" " table:formula="msoxl:=IF((F34&lt;&gt;0),F34-G3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5&lt;&gt;0,F35*G$4/100,&quot; &quot;)),IF(F35&lt;&gt;0,F35*G$2/(100+G$2),&quot; &quot;))" table:style-name="ce85">
            <text:p><text:s/></text:p>
          </table:table-cell>
          <table:table-cell office:value-type="string" office:string-value=" " table:formula="msoxl:=IF((F35&lt;&gt;0),F35-G3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6&lt;&gt;0,F36*G$4/100,&quot; &quot;)),IF(F36&lt;&gt;0,F36*G$2/(100+G$2),&quot; &quot;))" table:style-name="ce85">
            <text:p><text:s/></text:p>
          </table:table-cell>
          <table:table-cell office:value-type="string" office:string-value=" " table:formula="msoxl:=IF((F36&lt;&gt;0),F36-G3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7&lt;&gt;0,F37*G$4/100,&quot; &quot;)),IF(F37&lt;&gt;0,F37*G$2/(100+G$2),&quot; &quot;))" table:style-name="ce85">
            <text:p><text:s/></text:p>
          </table:table-cell>
          <table:table-cell office:value-type="string" office:string-value=" " table:formula="msoxl:=IF((F37&lt;&gt;0),F37-G3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8&lt;&gt;0,F38*G$4/100,&quot; &quot;)),IF(F38&lt;&gt;0,F38*G$2/(100+G$2),&quot; &quot;))" table:style-name="ce85">
            <text:p><text:s/></text:p>
          </table:table-cell>
          <table:table-cell office:value-type="string" office:string-value=" " table:formula="msoxl:=IF((F38&lt;&gt;0),F38-G3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9&lt;&gt;0,F39*G$4/100,&quot; &quot;)),IF(F39&lt;&gt;0,F39*G$2/(100+G$2),&quot; &quot;))" table:style-name="ce85">
            <text:p><text:s/></text:p>
          </table:table-cell>
          <table:table-cell office:value-type="string" office:string-value=" " table:formula="msoxl:=IF((F39&lt;&gt;0),F39-G3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0&lt;&gt;0,F40*G$4/100,&quot; &quot;)),IF(F40&lt;&gt;0,F40*G$2/(100+G$2),&quot; &quot;))" table:style-name="ce85">
            <text:p><text:s/></text:p>
          </table:table-cell>
          <table:table-cell office:value-type="string" office:string-value=" " table:formula="msoxl:=IF((F40&lt;&gt;0),F40-G4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1&lt;&gt;0,F41*G$4/100,&quot; &quot;)),IF(F41&lt;&gt;0,F41*G$2/(100+G$2),&quot; &quot;))" table:style-name="ce85">
            <text:p><text:s/></text:p>
          </table:table-cell>
          <table:table-cell office:value-type="string" office:string-value=" " table:formula="msoxl:=IF((F41&lt;&gt;0),F41-G4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2&lt;&gt;0,F42*G$4/100,&quot; &quot;)),IF(F42&lt;&gt;0,F42*G$2/(100+G$2),&quot; &quot;))" table:style-name="ce85">
            <text:p><text:s/></text:p>
          </table:table-cell>
          <table:table-cell office:value-type="string" office:string-value=" " table:formula="msoxl:=IF((F42&lt;&gt;0),F42-G4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3&lt;&gt;0,F43*G$4/100,&quot; &quot;)),IF(F43&lt;&gt;0,F43*G$2/(100+G$2),&quot; &quot;))" table:style-name="ce85">
            <text:p><text:s/></text:p>
          </table:table-cell>
          <table:table-cell office:value-type="string" office:string-value=" " table:formula="msoxl:=IF((F43&lt;&gt;0),F43-G4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4&lt;&gt;0,F44*G$4/100,&quot; &quot;)),IF(F44&lt;&gt;0,F44*G$2/(100+G$2),&quot; &quot;))" table:style-name="ce85">
            <text:p><text:s/></text:p>
          </table:table-cell>
          <table:table-cell office:value-type="string" office:string-value=" " table:formula="msoxl:=IF((F44&lt;&gt;0),F44-G4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5&lt;&gt;0,F45*G$4/100,&quot; &quot;)),IF(F45&lt;&gt;0,F45*G$2/(100+G$2),&quot; &quot;))" table:style-name="ce85">
            <text:p><text:s/></text:p>
          </table:table-cell>
          <table:table-cell office:value-type="string" office:string-value=" " table:formula="msoxl:=IF((F45&lt;&gt;0),F45-G4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6&lt;&gt;0,F46*G$4/100,&quot; &quot;)),IF(F46&lt;&gt;0,F46*G$2/(100+G$2),&quot; &quot;))" table:style-name="ce85">
            <text:p><text:s/></text:p>
          </table:table-cell>
          <table:table-cell office:value-type="string" office:string-value=" " table:formula="msoxl:=IF((F46&lt;&gt;0),F46-G4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7&lt;&gt;0,F47*G$4/100,&quot; &quot;)),IF(F47&lt;&gt;0,F47*G$2/(100+G$2),&quot; &quot;))" table:style-name="ce85">
            <text:p><text:s/></text:p>
          </table:table-cell>
          <table:table-cell office:value-type="string" office:string-value=" " table:formula="msoxl:=IF((F47&lt;&gt;0),F47-G4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8&lt;&gt;0,F48*G$4/100,&quot; &quot;)),IF(F48&lt;&gt;0,F48*G$2/(100+G$2),&quot; &quot;))" table:style-name="ce85">
            <text:p><text:s/></text:p>
          </table:table-cell>
          <table:table-cell office:value-type="string" office:string-value=" " table:formula="msoxl:=IF((F48&lt;&gt;0),F48-G4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9&lt;&gt;0,F49*G$4/100,&quot; &quot;)),IF(F49&lt;&gt;0,F49*G$2/(100+G$2),&quot; &quot;))" table:style-name="ce85">
            <text:p><text:s/></text:p>
          </table:table-cell>
          <table:table-cell office:value-type="string" office:string-value=" " table:formula="msoxl:=IF((F49&lt;&gt;0),F49-G4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0&lt;&gt;0,F50*G$4/100,&quot; &quot;)),IF(F50&lt;&gt;0,F50*G$2/(100+G$2),&quot; &quot;))" table:style-name="ce85">
            <text:p><text:s/></text:p>
          </table:table-cell>
          <table:table-cell office:value-type="string" office:string-value=" " table:formula="msoxl:=IF((F50&lt;&gt;0),F50-G5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1&lt;&gt;0,F51*G$4/100,&quot; &quot;)),IF(F51&lt;&gt;0,F51*G$2/(100+G$2),&quot; &quot;))" table:style-name="ce85">
            <text:p><text:s/></text:p>
          </table:table-cell>
          <table:table-cell office:value-type="string" office:string-value=" " table:formula="msoxl:=IF((F51&lt;&gt;0),F51-G5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2&lt;&gt;0,F52*G$4/100,&quot; &quot;)),IF(F52&lt;&gt;0,F52*G$2/(100+G$2),&quot; &quot;))" table:style-name="ce85">
            <text:p><text:s/></text:p>
          </table:table-cell>
          <table:table-cell office:value-type="string" office:string-value=" " table:formula="msoxl:=IF((F52&lt;&gt;0),F52-G5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3&lt;&gt;0,F53*G$4/100,&quot; &quot;)),IF(F53&lt;&gt;0,F53*G$2/(100+G$2),&quot; &quot;))" table:style-name="ce85">
            <text:p><text:s/></text:p>
          </table:table-cell>
          <table:table-cell office:value-type="string" office:string-value=" " table:formula="msoxl:=IF((F53&lt;&gt;0),F53-G5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4&lt;&gt;0,F54*G$4/100,&quot; &quot;)),IF(F54&lt;&gt;0,F54*G$2/(100+G$2),&quot; &quot;))" table:style-name="ce85">
            <text:p><text:s/></text:p>
          </table:table-cell>
          <table:table-cell office:value-type="string" office:string-value=" " table:formula="msoxl:=IF((F54&lt;&gt;0),F54-G5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5&lt;&gt;0,F55*G$4/100,&quot; &quot;)),IF(F55&lt;&gt;0,F55*G$2/(100+G$2),&quot; &quot;))" table:style-name="ce85">
            <text:p><text:s/></text:p>
          </table:table-cell>
          <table:table-cell office:value-type="string" office:string-value=" " table:formula="msoxl:=IF((F55&lt;&gt;0),F55-G5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6&lt;&gt;0,F56*G$4/100,&quot; &quot;)),IF(F56&lt;&gt;0,F56*G$2/(100+G$2),&quot; &quot;))" table:style-name="ce85">
            <text:p><text:s/></text:p>
          </table:table-cell>
          <table:table-cell office:value-type="string" office:string-value=" " table:formula="msoxl:=IF((F56&lt;&gt;0),F56-G5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7&lt;&gt;0,F57*G$4/100,&quot; &quot;)),IF(F57&lt;&gt;0,F57*G$2/(100+G$2),&quot; &quot;))" table:style-name="ce85">
            <text:p><text:s/></text:p>
          </table:table-cell>
          <table:table-cell office:value-type="string" office:string-value=" " table:formula="msoxl:=IF((F57&lt;&gt;0),F57-G5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8&lt;&gt;0,F58*G$4/100,&quot; &quot;)),IF(F58&lt;&gt;0,F58*G$2/(100+G$2),&quot; &quot;))" table:style-name="ce85">
            <text:p><text:s/></text:p>
          </table:table-cell>
          <table:table-cell office:value-type="string" office:string-value=" " table:formula="msoxl:=IF((F58&lt;&gt;0),F58-G5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9&lt;&gt;0,F59*G$4/100,&quot; &quot;)),IF(F59&lt;&gt;0,F59*G$2/(100+G$2),&quot; &quot;))" table:style-name="ce85">
            <text:p><text:s/></text:p>
          </table:table-cell>
          <table:table-cell office:value-type="string" office:string-value=" " table:formula="msoxl:=IF((F59&lt;&gt;0),F59-G5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0&lt;&gt;0,F60*G$4/100,&quot; &quot;)),IF(F60&lt;&gt;0,F60*G$2/(100+G$2),&quot; &quot;))" table:style-name="ce85">
            <text:p><text:s/></text:p>
          </table:table-cell>
          <table:table-cell office:value-type="string" office:string-value=" " table:formula="msoxl:=IF((F60&lt;&gt;0),F60-G6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1&lt;&gt;0,F61*G$4/100,&quot; &quot;)),IF(F61&lt;&gt;0,F61*G$2/(100+G$2),&quot; &quot;))" table:style-name="ce85">
            <text:p><text:s/></text:p>
          </table:table-cell>
          <table:table-cell office:value-type="string" office:string-value=" " table:formula="msoxl:=IF((F61&lt;&gt;0),F61-G6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2&lt;&gt;0,F62*G$4/100,&quot; &quot;)),IF(F62&lt;&gt;0,F62*G$2/(100+G$2),&quot; &quot;))" table:style-name="ce85">
            <text:p><text:s/></text:p>
          </table:table-cell>
          <table:table-cell office:value-type="string" office:string-value=" " table:formula="msoxl:=IF((F62&lt;&gt;0),F62-G6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3&lt;&gt;0,F63*G$4/100,&quot; &quot;)),IF(F63&lt;&gt;0,F63*G$2/(100+G$2),&quot; &quot;))" table:style-name="ce85">
            <text:p><text:s/></text:p>
          </table:table-cell>
          <table:table-cell office:value-type="string" office:string-value=" " table:formula="msoxl:=IF((F63&lt;&gt;0),F63-G6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4&lt;&gt;0,F64*G$4/100,&quot; &quot;)),IF(F64&lt;&gt;0,F64*G$2/(100+G$2),&quot; &quot;))" table:style-name="ce85">
            <text:p><text:s/></text:p>
          </table:table-cell>
          <table:table-cell office:value-type="string" office:string-value=" " table:formula="msoxl:=IF((F64&lt;&gt;0),F64-G6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5&lt;&gt;0,F65*G$4/100,&quot; &quot;)),IF(F65&lt;&gt;0,F65*G$2/(100+G$2),&quot; &quot;))" table:style-name="ce85">
            <text:p><text:s/></text:p>
          </table:table-cell>
          <table:table-cell office:value-type="string" office:string-value=" " table:formula="msoxl:=IF((F65&lt;&gt;0),F65-G6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6&lt;&gt;0,F66*G$4/100,&quot; &quot;)),IF(F66&lt;&gt;0,F66*G$2/(100+G$2),&quot; &quot;))" table:style-name="ce85">
            <text:p><text:s/></text:p>
          </table:table-cell>
          <table:table-cell office:value-type="string" office:string-value=" " table:formula="msoxl:=IF((F66&lt;&gt;0),F66-G6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7&lt;&gt;0,F67*G$4/100,&quot; &quot;)),IF(F67&lt;&gt;0,F67*G$2/(100+G$2),&quot; &quot;))" table:style-name="ce85">
            <text:p><text:s/></text:p>
          </table:table-cell>
          <table:table-cell office:value-type="string" office:string-value=" " table:formula="msoxl:=IF((F67&lt;&gt;0),F67-G6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8&lt;&gt;0,F68*G$4/100,&quot; &quot;)),IF(F68&lt;&gt;0,F68*G$2/(100+G$2),&quot; &quot;))" table:style-name="ce85">
            <text:p><text:s/></text:p>
          </table:table-cell>
          <table:table-cell office:value-type="string" office:string-value=" " table:formula="msoxl:=IF((F68&lt;&gt;0),F68-G6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9&lt;&gt;0,F69*G$4/100,&quot; &quot;)),IF(F69&lt;&gt;0,F69*G$2/(100+G$2),&quot; &quot;))" table:style-name="ce85">
            <text:p><text:s/></text:p>
          </table:table-cell>
          <table:table-cell office:value-type="string" office:string-value=" " table:formula="msoxl:=IF((F69&lt;&gt;0),F69-G6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0&lt;&gt;0,F70*G$4/100,&quot; &quot;)),IF(F70&lt;&gt;0,F70*G$2/(100+G$2),&quot; &quot;))" table:style-name="ce85">
            <text:p><text:s/></text:p>
          </table:table-cell>
          <table:table-cell office:value-type="string" office:string-value=" " table:formula="msoxl:=IF((F70&lt;&gt;0),F70-G7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1&lt;&gt;0,F71*G$4/100,&quot; &quot;)),IF(F71&lt;&gt;0,F71*G$2/(100+G$2),&quot; &quot;))" table:style-name="ce85">
            <text:p><text:s/></text:p>
          </table:table-cell>
          <table:table-cell office:value-type="string" office:string-value=" " table:formula="msoxl:=IF((F71&lt;&gt;0),F71-G7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2&lt;&gt;0,F72*G$4/100,&quot; &quot;)),IF(F72&lt;&gt;0,F72*G$2/(100+G$2),&quot; &quot;))" table:style-name="ce85">
            <text:p><text:s/></text:p>
          </table:table-cell>
          <table:table-cell office:value-type="string" office:string-value=" " table:formula="msoxl:=IF((F72&lt;&gt;0),F72-G7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3&lt;&gt;0,F73*G$4/100,&quot; &quot;)),IF(F73&lt;&gt;0,F73*G$2/(100+G$2),&quot; &quot;))" table:style-name="ce85">
            <text:p><text:s/></text:p>
          </table:table-cell>
          <table:table-cell office:value-type="string" office:string-value=" " table:formula="msoxl:=IF((F73&lt;&gt;0),F73-G7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4&lt;&gt;0,F74*G$4/100,&quot; &quot;)),IF(F74&lt;&gt;0,F74*G$2/(100+G$2),&quot; &quot;))" table:style-name="ce85">
            <text:p><text:s/></text:p>
          </table:table-cell>
          <table:table-cell office:value-type="string" office:string-value=" " table:formula="msoxl:=IF((F74&lt;&gt;0),F74-G7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5&lt;&gt;0,F75*G$4/100,&quot; &quot;)),IF(F75&lt;&gt;0,F75*G$2/(100+G$2),&quot; &quot;))" table:style-name="ce85">
            <text:p><text:s/></text:p>
          </table:table-cell>
          <table:table-cell office:value-type="string" office:string-value=" " table:formula="msoxl:=IF((F75&lt;&gt;0),F75-G7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6&lt;&gt;0,F76*G$4/100,&quot; &quot;)),IF(F76&lt;&gt;0,F76*G$2/(100+G$2),&quot; &quot;))" table:style-name="ce85">
            <text:p><text:s/></text:p>
          </table:table-cell>
          <table:table-cell office:value-type="string" office:string-value=" " table:formula="msoxl:=IF((F76&lt;&gt;0),F76-G7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7&lt;&gt;0,F77*G$4/100,&quot; &quot;)),IF(F77&lt;&gt;0,F77*G$2/(100+G$2),&quot; &quot;))" table:style-name="ce85">
            <text:p><text:s/></text:p>
          </table:table-cell>
          <table:table-cell office:value-type="string" office:string-value=" " table:formula="msoxl:=IF((F77&lt;&gt;0),F77-G7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8&lt;&gt;0,F78*G$4/100,&quot; &quot;)),IF(F78&lt;&gt;0,F78*G$2/(100+G$2),&quot; &quot;))" table:style-name="ce85">
            <text:p><text:s/></text:p>
          </table:table-cell>
          <table:table-cell office:value-type="string" office:string-value=" " table:formula="msoxl:=IF((F78&lt;&gt;0),F78-G7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9&lt;&gt;0,F79*G$4/100,&quot; &quot;)),IF(F79&lt;&gt;0,F79*G$2/(100+G$2),&quot; &quot;))" table:style-name="ce85">
            <text:p><text:s/></text:p>
          </table:table-cell>
          <table:table-cell office:value-type="string" office:string-value=" " table:formula="msoxl:=IF((F79&lt;&gt;0),F79-G7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0&lt;&gt;0,F80*G$4/100,&quot; &quot;)),IF(F80&lt;&gt;0,F80*G$2/(100+G$2),&quot; &quot;))" table:style-name="ce85">
            <text:p><text:s/></text:p>
          </table:table-cell>
          <table:table-cell office:value-type="string" office:string-value=" " table:formula="msoxl:=IF((F80&lt;&gt;0),F80-G8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1&lt;&gt;0,F81*G$4/100,&quot; &quot;)),IF(F81&lt;&gt;0,F81*G$2/(100+G$2),&quot; &quot;))" table:style-name="ce85">
            <text:p><text:s/></text:p>
          </table:table-cell>
          <table:table-cell office:value-type="string" office:string-value=" " table:formula="msoxl:=IF((F81&lt;&gt;0),F81-G8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2&lt;&gt;0,F82*G$4/100,&quot; &quot;)),IF(F82&lt;&gt;0,F82*G$2/(100+G$2),&quot; &quot;))" table:style-name="ce85">
            <text:p><text:s/></text:p>
          </table:table-cell>
          <table:table-cell office:value-type="string" office:string-value=" " table:formula="msoxl:=IF((F82&lt;&gt;0),F82-G8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3&lt;&gt;0,F83*G$4/100,&quot; &quot;)),IF(F83&lt;&gt;0,F83*G$2/(100+G$2),&quot; &quot;))" table:style-name="ce85">
            <text:p><text:s/></text:p>
          </table:table-cell>
          <table:table-cell office:value-type="string" office:string-value=" " table:formula="msoxl:=IF((F83&lt;&gt;0),F83-G8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4&lt;&gt;0,F84*G$4/100,&quot; &quot;)),IF(F84&lt;&gt;0,F84*G$2/(100+G$2),&quot; &quot;))" table:style-name="ce85">
            <text:p><text:s/></text:p>
          </table:table-cell>
          <table:table-cell office:value-type="string" office:string-value=" " table:formula="msoxl:=IF((F84&lt;&gt;0),F84-G8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5&lt;&gt;0,F85*G$4/100,&quot; &quot;)),IF(F85&lt;&gt;0,F85*G$2/(100+G$2),&quot; &quot;))" table:style-name="ce85">
            <text:p><text:s/></text:p>
          </table:table-cell>
          <table:table-cell office:value-type="string" office:string-value=" " table:formula="msoxl:=IF((F85&lt;&gt;0),F85-G8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6&lt;&gt;0,F86*G$4/100,&quot; &quot;)),IF(F86&lt;&gt;0,F86*G$2/(100+G$2),&quot; &quot;))" table:style-name="ce85">
            <text:p><text:s/></text:p>
          </table:table-cell>
          <table:table-cell office:value-type="string" office:string-value=" " table:formula="msoxl:=IF((F86&lt;&gt;0),F86-G8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7&lt;&gt;0,F87*G$4/100,&quot; &quot;)),IF(F87&lt;&gt;0,F87*G$2/(100+G$2),&quot; &quot;))" table:style-name="ce85">
            <text:p><text:s/></text:p>
          </table:table-cell>
          <table:table-cell office:value-type="string" office:string-value=" " table:formula="msoxl:=IF((F87&lt;&gt;0),F87-G8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8&lt;&gt;0,F88*G$4/100,&quot; &quot;)),IF(F88&lt;&gt;0,F88*G$2/(100+G$2),&quot; &quot;))" table:style-name="ce85">
            <text:p><text:s/></text:p>
          </table:table-cell>
          <table:table-cell office:value-type="string" office:string-value=" " table:formula="msoxl:=IF((F88&lt;&gt;0),F88-G8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9&lt;&gt;0,F89*G$4/100,&quot; &quot;)),IF(F89&lt;&gt;0,F89*G$2/(100+G$2),&quot; &quot;))" table:style-name="ce85">
            <text:p><text:s/></text:p>
          </table:table-cell>
          <table:table-cell office:value-type="string" office:string-value=" " table:formula="msoxl:=IF((F89&lt;&gt;0),F89-G8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0&lt;&gt;0,F90*G$4/100,&quot; &quot;)),IF(F90&lt;&gt;0,F90*G$2/(100+G$2),&quot; &quot;))" table:style-name="ce85">
            <text:p><text:s/></text:p>
          </table:table-cell>
          <table:table-cell office:value-type="string" office:string-value=" " table:formula="msoxl:=IF((F90&lt;&gt;0),F90-G9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1&lt;&gt;0,F91*G$4/100,&quot; &quot;)),IF(F91&lt;&gt;0,F91*G$2/(100+G$2),&quot; &quot;))" table:style-name="ce85">
            <text:p><text:s/></text:p>
          </table:table-cell>
          <table:table-cell office:value-type="string" office:string-value=" " table:formula="msoxl:=IF((F91&lt;&gt;0),F91-G9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2&lt;&gt;0,F92*G$4/100,&quot; &quot;)),IF(F92&lt;&gt;0,F92*G$2/(100+G$2),&quot; &quot;))" table:style-name="ce85">
            <text:p><text:s/></text:p>
          </table:table-cell>
          <table:table-cell office:value-type="string" office:string-value=" " table:formula="msoxl:=IF((F92&lt;&gt;0),F92-G9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3&lt;&gt;0,F93*G$4/100,&quot; &quot;)),IF(F93&lt;&gt;0,F93*G$2/(100+G$2),&quot; &quot;))" table:style-name="ce85">
            <text:p><text:s/></text:p>
          </table:table-cell>
          <table:table-cell office:value-type="string" office:string-value=" " table:formula="msoxl:=IF((F93&lt;&gt;0),F93-G9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4&lt;&gt;0,F94*G$4/100,&quot; &quot;)),IF(F94&lt;&gt;0,F94*G$2/(100+G$2),&quot; &quot;))" table:style-name="ce85">
            <text:p><text:s/></text:p>
          </table:table-cell>
          <table:table-cell office:value-type="string" office:string-value=" " table:formula="msoxl:=IF((F94&lt;&gt;0),F94-G9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5&lt;&gt;0,F95*G$4/100,&quot; &quot;)),IF(F95&lt;&gt;0,F95*G$2/(100+G$2),&quot; &quot;))" table:style-name="ce85">
            <text:p><text:s/></text:p>
          </table:table-cell>
          <table:table-cell office:value-type="string" office:string-value=" " table:formula="msoxl:=IF((F95&lt;&gt;0),F95-G9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6&lt;&gt;0,F96*G$4/100,&quot; &quot;)),IF(F96&lt;&gt;0,F96*G$2/(100+G$2),&quot; &quot;))" table:style-name="ce85">
            <text:p><text:s/></text:p>
          </table:table-cell>
          <table:table-cell office:value-type="string" office:string-value=" " table:formula="msoxl:=IF((F96&lt;&gt;0),F96-G9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7&lt;&gt;0,F97*G$4/100,&quot; &quot;)),IF(F97&lt;&gt;0,F97*G$2/(100+G$2),&quot; &quot;))" table:style-name="ce85">
            <text:p><text:s/></text:p>
          </table:table-cell>
          <table:table-cell office:value-type="string" office:string-value=" " table:formula="msoxl:=IF((F97&lt;&gt;0),F97-G9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8&lt;&gt;0,F98*G$4/100,&quot; &quot;)),IF(F98&lt;&gt;0,F98*G$2/(100+G$2),&quot; &quot;))" table:style-name="ce85">
            <text:p><text:s/></text:p>
          </table:table-cell>
          <table:table-cell office:value-type="string" office:string-value=" " table:formula="msoxl:=IF((F98&lt;&gt;0),F98-G9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9&lt;&gt;0,F99*G$4/100,&quot; &quot;)),IF(F99&lt;&gt;0,F99*G$2/(100+G$2),&quot; &quot;))" table:style-name="ce85">
            <text:p><text:s/></text:p>
          </table:table-cell>
          <table:table-cell office:value-type="string" office:string-value=" " table:formula="msoxl:=IF((F99&lt;&gt;0),F99-G9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0&lt;&gt;0,F100*G$4/100,&quot; &quot;)),IF(F100&lt;&gt;0,F100*G$2/(100+G$2),&quot; &quot;))" table:style-name="ce85">
            <text:p><text:s/></text:p>
          </table:table-cell>
          <table:table-cell office:value-type="string" office:string-value=" " table:formula="msoxl:=IF((F100&lt;&gt;0),F100-G10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1&lt;&gt;0,F101*G$4/100,&quot; &quot;)),IF(F101&lt;&gt;0,F101*G$2/(100+G$2),&quot; &quot;))" table:style-name="ce85">
            <text:p><text:s/></text:p>
          </table:table-cell>
          <table:table-cell office:value-type="string" office:string-value=" " table:formula="msoxl:=IF((F101&lt;&gt;0),F101-G10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2&lt;&gt;0,F102*G$4/100,&quot; &quot;)),IF(F102&lt;&gt;0,F102*G$2/(100+G$2),&quot; &quot;))" table:style-name="ce85">
            <text:p><text:s/></text:p>
          </table:table-cell>
          <table:table-cell office:value-type="string" office:string-value=" " table:formula="msoxl:=IF((F102&lt;&gt;0),F102-G10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3&lt;&gt;0,F103*G$4/100,&quot; &quot;)),IF(F103&lt;&gt;0,F103*G$2/(100+G$2),&quot; &quot;))" table:style-name="ce85">
            <text:p><text:s/></text:p>
          </table:table-cell>
          <table:table-cell office:value-type="string" office:string-value=" " table:formula="msoxl:=IF((F103&lt;&gt;0),F103-G10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4&lt;&gt;0,F104*G$4/100,&quot; &quot;)),IF(F104&lt;&gt;0,F104*G$2/(100+G$2),&quot; &quot;))" table:style-name="ce85">
            <text:p><text:s/></text:p>
          </table:table-cell>
          <table:table-cell office:value-type="string" office:string-value=" " table:formula="msoxl:=IF((F104&lt;&gt;0),F104-G10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5&lt;&gt;0,F105*G$4/100,&quot; &quot;)),IF(F105&lt;&gt;0,F105*G$2/(100+G$2),&quot; &quot;))" table:style-name="ce85">
            <text:p><text:s/></text:p>
          </table:table-cell>
          <table:table-cell office:value-type="string" office:string-value=" " table:formula="msoxl:=IF((F105&lt;&gt;0),F105-G10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6&lt;&gt;0,F106*G$4/100,&quot; &quot;)),IF(F106&lt;&gt;0,F106*G$2/(100+G$2),&quot; &quot;))" table:style-name="ce85">
            <text:p><text:s/></text:p>
          </table:table-cell>
          <table:table-cell office:value-type="string" office:string-value=" " table:formula="msoxl:=IF((F106&lt;&gt;0),F106-G10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7&lt;&gt;0,F107*G$4/100,&quot; &quot;)),IF(F107&lt;&gt;0,F107*G$2/(100+G$2),&quot; &quot;))" table:style-name="ce85">
            <text:p><text:s/></text:p>
          </table:table-cell>
          <table:table-cell office:value-type="string" office:string-value=" " table:formula="msoxl:=IF((F107&lt;&gt;0),F107-G10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8&lt;&gt;0,F108*G$4/100,&quot; &quot;)),IF(F108&lt;&gt;0,F108*G$2/(100+G$2),&quot; &quot;))" table:style-name="ce85">
            <text:p><text:s/></text:p>
          </table:table-cell>
          <table:table-cell office:value-type="string" office:string-value=" " table:formula="msoxl:=IF((F108&lt;&gt;0),F108-G10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9&lt;&gt;0,F109*G$4/100,&quot; &quot;)),IF(F109&lt;&gt;0,F109*G$2/(100+G$2),&quot; &quot;))" table:style-name="ce85">
            <text:p><text:s/></text:p>
          </table:table-cell>
          <table:table-cell office:value-type="string" office:string-value=" " table:formula="msoxl:=IF((F109&lt;&gt;0),F109-G10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0&lt;&gt;0,F110*G$4/100,&quot; &quot;)),IF(F110&lt;&gt;0,F110*G$2/(100+G$2),&quot; &quot;))" table:style-name="ce85">
            <text:p><text:s/></text:p>
          </table:table-cell>
          <table:table-cell office:value-type="string" office:string-value=" " table:formula="msoxl:=IF((F110&lt;&gt;0),F110-G11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1&lt;&gt;0,F111*G$4/100,&quot; &quot;)),IF(F111&lt;&gt;0,F111*G$2/(100+G$2),&quot; &quot;))" table:style-name="ce85">
            <text:p><text:s/></text:p>
          </table:table-cell>
          <table:table-cell office:value-type="string" office:string-value=" " table:formula="msoxl:=IF((F111&lt;&gt;0),F111-G11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2&lt;&gt;0,F112*G$4/100,&quot; &quot;)),IF(F112&lt;&gt;0,F112*G$2/(100+G$2),&quot; &quot;))" table:style-name="ce85">
            <text:p><text:s/></text:p>
          </table:table-cell>
          <table:table-cell office:value-type="string" office:string-value=" " table:formula="msoxl:=IF((F112&lt;&gt;0),F112-G11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3&lt;&gt;0,F113*G$4/100,&quot; &quot;)),IF(F113&lt;&gt;0,F113*G$2/(100+G$2),&quot; &quot;))" table:style-name="ce85">
            <text:p><text:s/></text:p>
          </table:table-cell>
          <table:table-cell office:value-type="string" office:string-value=" " table:formula="msoxl:=IF((F113&lt;&gt;0),F113-G11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4&lt;&gt;0,F114*G$4/100,&quot; &quot;)),IF(F114&lt;&gt;0,F114*G$2/(100+G$2),&quot; &quot;))" table:style-name="ce85">
            <text:p><text:s/></text:p>
          </table:table-cell>
          <table:table-cell office:value-type="string" office:string-value=" " table:formula="msoxl:=IF((F114&lt;&gt;0),F114-G11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5&lt;&gt;0,F115*G$4/100,&quot; &quot;)),IF(F115&lt;&gt;0,F115*G$2/(100+G$2),&quot; &quot;))" table:style-name="ce85">
            <text:p><text:s/></text:p>
          </table:table-cell>
          <table:table-cell office:value-type="string" office:string-value=" " table:formula="msoxl:=IF((F115&lt;&gt;0),F115-G11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6&lt;&gt;0,F116*G$4/100,&quot; &quot;)),IF(F116&lt;&gt;0,F116*G$2/(100+G$2),&quot; &quot;))" table:style-name="ce85">
            <text:p><text:s/></text:p>
          </table:table-cell>
          <table:table-cell office:value-type="string" office:string-value=" " table:formula="msoxl:=IF((F116&lt;&gt;0),F116-G11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7&lt;&gt;0,F117*G$4/100,&quot; &quot;)),IF(F117&lt;&gt;0,F117*G$2/(100+G$2),&quot; &quot;))" table:style-name="ce85">
            <text:p><text:s/></text:p>
          </table:table-cell>
          <table:table-cell office:value-type="string" office:string-value=" " table:formula="msoxl:=IF((F117&lt;&gt;0),F117-G11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8&lt;&gt;0,F118*G$4/100,&quot; &quot;)),IF(F118&lt;&gt;0,F118*G$2/(100+G$2),&quot; &quot;))" table:style-name="ce85">
            <text:p><text:s/></text:p>
          </table:table-cell>
          <table:table-cell office:value-type="string" office:string-value=" " table:formula="msoxl:=IF((F118&lt;&gt;0),F118-G11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9&lt;&gt;0,F119*G$4/100,&quot; &quot;)),IF(F119&lt;&gt;0,F119*G$2/(100+G$2),&quot; &quot;))" table:style-name="ce85">
            <text:p><text:s/></text:p>
          </table:table-cell>
          <table:table-cell office:value-type="string" office:string-value=" " table:formula="msoxl:=IF((F119&lt;&gt;0),F119-G11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0&lt;&gt;0,F120*G$4/100,&quot; &quot;)),IF(F120&lt;&gt;0,F120*G$2/(100+G$2),&quot; &quot;))" table:style-name="ce85">
            <text:p><text:s/></text:p>
          </table:table-cell>
          <table:table-cell office:value-type="string" office:string-value=" " table:formula="msoxl:=IF((F120&lt;&gt;0),F120-G12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1&lt;&gt;0,F121*G$4/100,&quot; &quot;)),IF(F121&lt;&gt;0,F121*G$2/(100+G$2),&quot; &quot;))" table:style-name="ce85">
            <text:p><text:s/></text:p>
          </table:table-cell>
          <table:table-cell office:value-type="string" office:string-value=" " table:formula="msoxl:=IF((F121&lt;&gt;0),F121-G12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2&lt;&gt;0,F122*G$4/100,&quot; &quot;)),IF(F122&lt;&gt;0,F122*G$2/(100+G$2),&quot; &quot;))" table:style-name="ce85">
            <text:p><text:s/></text:p>
          </table:table-cell>
          <table:table-cell office:value-type="string" office:string-value=" " table:formula="msoxl:=IF((F122&lt;&gt;0),F122-G12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3&lt;&gt;0,F123*G$4/100,&quot; &quot;)),IF(F123&lt;&gt;0,F123*G$2/(100+G$2),&quot; &quot;))" table:style-name="ce85">
            <text:p><text:s/></text:p>
          </table:table-cell>
          <table:table-cell office:value-type="string" office:string-value=" " table:formula="msoxl:=IF((F123&lt;&gt;0),F123-G12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4&lt;&gt;0,F124*G$4/100,&quot; &quot;)),IF(F124&lt;&gt;0,F124*G$2/(100+G$2),&quot; &quot;))" table:style-name="ce85">
            <text:p><text:s/></text:p>
          </table:table-cell>
          <table:table-cell office:value-type="string" office:string-value=" " table:formula="msoxl:=IF((F124&lt;&gt;0),F124-G12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5&lt;&gt;0,F125*G$4/100,&quot; &quot;)),IF(F125&lt;&gt;0,F125*G$2/(100+G$2),&quot; &quot;))" table:style-name="ce85">
            <text:p><text:s/></text:p>
          </table:table-cell>
          <table:table-cell office:value-type="string" office:string-value=" " table:formula="msoxl:=IF((F125&lt;&gt;0),F125-G12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6&lt;&gt;0,F126*G$4/100,&quot; &quot;)),IF(F126&lt;&gt;0,F126*G$2/(100+G$2),&quot; &quot;))" table:style-name="ce85">
            <text:p><text:s/></text:p>
          </table:table-cell>
          <table:table-cell office:value-type="string" office:string-value=" " table:formula="msoxl:=IF((F126&lt;&gt;0),F126-G12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7&lt;&gt;0,F127*G$4/100,&quot; &quot;)),IF(F127&lt;&gt;0,F127*G$2/(100+G$2),&quot; &quot;))" table:style-name="ce85">
            <text:p><text:s/></text:p>
          </table:table-cell>
          <table:table-cell office:value-type="string" office:string-value=" " table:formula="msoxl:=IF((F127&lt;&gt;0),F127-G12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8&lt;&gt;0,F128*G$4/100,&quot; &quot;)),IF(F128&lt;&gt;0,F128*G$2/(100+G$2),&quot; &quot;))" table:style-name="ce85">
            <text:p><text:s/></text:p>
          </table:table-cell>
          <table:table-cell office:value-type="string" office:string-value=" " table:formula="msoxl:=IF((F128&lt;&gt;0),F128-G12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9&lt;&gt;0,F129*G$4/100,&quot; &quot;)),IF(F129&lt;&gt;0,F129*G$2/(100+G$2),&quot; &quot;))" table:style-name="ce85">
            <text:p><text:s/></text:p>
          </table:table-cell>
          <table:table-cell office:value-type="string" office:string-value=" " table:formula="msoxl:=IF((F129&lt;&gt;0),F129-G12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0&lt;&gt;0,F130*G$4/100,&quot; &quot;)),IF(F130&lt;&gt;0,F130*G$2/(100+G$2),&quot; &quot;))" table:style-name="ce85">
            <text:p><text:s/></text:p>
          </table:table-cell>
          <table:table-cell office:value-type="string" office:string-value=" " table:formula="msoxl:=IF((F130&lt;&gt;0),F130-G13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1&lt;&gt;0,F131*G$4/100,&quot; &quot;)),IF(F131&lt;&gt;0,F131*G$2/(100+G$2),&quot; &quot;))" table:style-name="ce85">
            <text:p><text:s/></text:p>
          </table:table-cell>
          <table:table-cell office:value-type="string" office:string-value=" " table:formula="msoxl:=IF((F131&lt;&gt;0),F131-G13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2&lt;&gt;0,F132*G$4/100,&quot; &quot;)),IF(F132&lt;&gt;0,F132*G$2/(100+G$2),&quot; &quot;))" table:style-name="ce85">
            <text:p><text:s/></text:p>
          </table:table-cell>
          <table:table-cell office:value-type="string" office:string-value=" " table:formula="msoxl:=IF((F132&lt;&gt;0),F132-G13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3&lt;&gt;0,F133*G$4/100,&quot; &quot;)),IF(F133&lt;&gt;0,F133*G$2/(100+G$2),&quot; &quot;))" table:style-name="ce85">
            <text:p><text:s/></text:p>
          </table:table-cell>
          <table:table-cell office:value-type="string" office:string-value=" " table:formula="msoxl:=IF((F133&lt;&gt;0),F133-G13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4&lt;&gt;0,F134*G$4/100,&quot; &quot;)),IF(F134&lt;&gt;0,F134*G$2/(100+G$2),&quot; &quot;))" table:style-name="ce85">
            <text:p><text:s/></text:p>
          </table:table-cell>
          <table:table-cell office:value-type="string" office:string-value=" " table:formula="msoxl:=IF((F134&lt;&gt;0),F134-G13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5&lt;&gt;0,F135*G$4/100,&quot; &quot;)),IF(F135&lt;&gt;0,F135*G$2/(100+G$2),&quot; &quot;))" table:style-name="ce85">
            <text:p><text:s/></text:p>
          </table:table-cell>
          <table:table-cell office:value-type="string" office:string-value=" " table:formula="msoxl:=IF((F135&lt;&gt;0),F135-G13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6&lt;&gt;0,F136*G$4/100,&quot; &quot;)),IF(F136&lt;&gt;0,F136*G$2/(100+G$2),&quot; &quot;))" table:style-name="ce85">
            <text:p><text:s/></text:p>
          </table:table-cell>
          <table:table-cell office:value-type="string" office:string-value=" " table:formula="msoxl:=IF((F136&lt;&gt;0),F136-G13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7&lt;&gt;0,F137*G$4/100,&quot; &quot;)),IF(F137&lt;&gt;0,F137*G$2/(100+G$2),&quot; &quot;))" table:style-name="ce85">
            <text:p><text:s/></text:p>
          </table:table-cell>
          <table:table-cell office:value-type="string" office:string-value=" " table:formula="msoxl:=IF((F137&lt;&gt;0),F137-G13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8&lt;&gt;0,F138*G$4/100,&quot; &quot;)),IF(F138&lt;&gt;0,F138*G$2/(100+G$2),&quot; &quot;))" table:style-name="ce85">
            <text:p><text:s/></text:p>
          </table:table-cell>
          <table:table-cell office:value-type="string" office:string-value=" " table:formula="msoxl:=IF((F138&lt;&gt;0),F138-G13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9&lt;&gt;0,F139*G$4/100,&quot; &quot;)),IF(F139&lt;&gt;0,F139*G$2/(100+G$2),&quot; &quot;))" table:style-name="ce85">
            <text:p><text:s/></text:p>
          </table:table-cell>
          <table:table-cell office:value-type="string" office:string-value=" " table:formula="msoxl:=IF((F139&lt;&gt;0),F139-G13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0&lt;&gt;0,F140*G$4/100,&quot; &quot;)),IF(F140&lt;&gt;0,F140*G$2/(100+G$2),&quot; &quot;))" table:style-name="ce85">
            <text:p><text:s/></text:p>
          </table:table-cell>
          <table:table-cell office:value-type="string" office:string-value=" " table:formula="msoxl:=IF((F140&lt;&gt;0),F140-G14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1&lt;&gt;0,F141*G$4/100,&quot; &quot;)),IF(F141&lt;&gt;0,F141*G$2/(100+G$2),&quot; &quot;))" table:style-name="ce85">
            <text:p><text:s/></text:p>
          </table:table-cell>
          <table:table-cell office:value-type="string" office:string-value=" " table:formula="msoxl:=IF((F141&lt;&gt;0),F141-G14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2&lt;&gt;0,F142*G$4/100,&quot; &quot;)),IF(F142&lt;&gt;0,F142*G$2/(100+G$2),&quot; &quot;))" table:style-name="ce85">
            <text:p><text:s/></text:p>
          </table:table-cell>
          <table:table-cell office:value-type="string" office:string-value=" " table:formula="msoxl:=IF((F142&lt;&gt;0),F142-G14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3&lt;&gt;0,F143*G$4/100,&quot; &quot;)),IF(F143&lt;&gt;0,F143*G$2/(100+G$2),&quot; &quot;))" table:style-name="ce85">
            <text:p><text:s/></text:p>
          </table:table-cell>
          <table:table-cell office:value-type="string" office:string-value=" " table:formula="msoxl:=IF((F143&lt;&gt;0),F143-G14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4&lt;&gt;0,F144*G$4/100,&quot; &quot;)),IF(F144&lt;&gt;0,F144*G$2/(100+G$2),&quot; &quot;))" table:style-name="ce85">
            <text:p><text:s/></text:p>
          </table:table-cell>
          <table:table-cell office:value-type="string" office:string-value=" " table:formula="msoxl:=IF((F144&lt;&gt;0),F144-G14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5&lt;&gt;0,F145*G$4/100,&quot; &quot;)),IF(F145&lt;&gt;0,F145*G$2/(100+G$2),&quot; &quot;))" table:style-name="ce85">
            <text:p><text:s/></text:p>
          </table:table-cell>
          <table:table-cell office:value-type="string" office:string-value=" " table:formula="msoxl:=IF((F145&lt;&gt;0),F145-G14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6&lt;&gt;0,F146*G$4/100,&quot; &quot;)),IF(F146&lt;&gt;0,F146*G$2/(100+G$2),&quot; &quot;))" table:style-name="ce85">
            <text:p><text:s/></text:p>
          </table:table-cell>
          <table:table-cell office:value-type="string" office:string-value=" " table:formula="msoxl:=IF((F146&lt;&gt;0),F146-G14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7&lt;&gt;0,F147*G$4/100,&quot; &quot;)),IF(F147&lt;&gt;0,F147*G$2/(100+G$2),&quot; &quot;))" table:style-name="ce85">
            <text:p><text:s/></text:p>
          </table:table-cell>
          <table:table-cell office:value-type="string" office:string-value=" " table:formula="msoxl:=IF((F147&lt;&gt;0),F147-G14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8&lt;&gt;0,F148*G$4/100,&quot; &quot;)),IF(F148&lt;&gt;0,F148*G$2/(100+G$2),&quot; &quot;))" table:style-name="ce85">
            <text:p><text:s/></text:p>
          </table:table-cell>
          <table:table-cell office:value-type="string" office:string-value=" " table:formula="msoxl:=IF((F148&lt;&gt;0),F148-G14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9&lt;&gt;0,F149*G$4/100,&quot; &quot;)),IF(F149&lt;&gt;0,F149*G$2/(100+G$2),&quot; &quot;))" table:style-name="ce85">
            <text:p><text:s/></text:p>
          </table:table-cell>
          <table:table-cell office:value-type="string" office:string-value=" " table:formula="msoxl:=IF((F149&lt;&gt;0),F149-G14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0&lt;&gt;0,F150*G$4/100,&quot; &quot;)),IF(F150&lt;&gt;0,F150*G$2/(100+G$2),&quot; &quot;))" table:style-name="ce85">
            <text:p><text:s/></text:p>
          </table:table-cell>
          <table:table-cell office:value-type="string" office:string-value=" " table:formula="msoxl:=IF((F150&lt;&gt;0),F150-G15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1&lt;&gt;0,F151*G$4/100,&quot; &quot;)),IF(F151&lt;&gt;0,F151*G$2/(100+G$2),&quot; &quot;))" table:style-name="ce85">
            <text:p><text:s/></text:p>
          </table:table-cell>
          <table:table-cell office:value-type="string" office:string-value=" " table:formula="msoxl:=IF((F151&lt;&gt;0),F151-G15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2&lt;&gt;0,F152*G$4/100,&quot; &quot;)),IF(F152&lt;&gt;0,F152*G$2/(100+G$2),&quot; &quot;))" table:style-name="ce85">
            <text:p><text:s/></text:p>
          </table:table-cell>
          <table:table-cell office:value-type="string" office:string-value=" " table:formula="msoxl:=IF((F152&lt;&gt;0),F152-G15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3&lt;&gt;0,F153*G$4/100,&quot; &quot;)),IF(F153&lt;&gt;0,F153*G$2/(100+G$2),&quot; &quot;))" table:style-name="ce85">
            <text:p><text:s/></text:p>
          </table:table-cell>
          <table:table-cell office:value-type="string" office:string-value=" " table:formula="msoxl:=IF((F153&lt;&gt;0),F153-G15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4&lt;&gt;0,F154*G$4/100,&quot; &quot;)),IF(F154&lt;&gt;0,F154*G$2/(100+G$2),&quot; &quot;))" table:style-name="ce85">
            <text:p><text:s/></text:p>
          </table:table-cell>
          <table:table-cell office:value-type="string" office:string-value=" " table:formula="msoxl:=IF((F154&lt;&gt;0),F154-G15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5&lt;&gt;0,F155*G$4/100,&quot; &quot;)),IF(F155&lt;&gt;0,F155*G$2/(100+G$2),&quot; &quot;))" table:style-name="ce85">
            <text:p><text:s/></text:p>
          </table:table-cell>
          <table:table-cell office:value-type="string" office:string-value=" " table:formula="msoxl:=IF((F155&lt;&gt;0),F155-G15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6&lt;&gt;0,F156*G$4/100,&quot; &quot;)),IF(F156&lt;&gt;0,F156*G$2/(100+G$2),&quot; &quot;))" table:style-name="ce85">
            <text:p><text:s/></text:p>
          </table:table-cell>
          <table:table-cell office:value-type="string" office:string-value=" " table:formula="msoxl:=IF((F156&lt;&gt;0),F156-G15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7&lt;&gt;0,F157*G$4/100,&quot; &quot;)),IF(F157&lt;&gt;0,F157*G$2/(100+G$2),&quot; &quot;))" table:style-name="ce85">
            <text:p><text:s/></text:p>
          </table:table-cell>
          <table:table-cell office:value-type="string" office:string-value=" " table:formula="msoxl:=IF((F157&lt;&gt;0),F157-G15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8&lt;&gt;0,F158*G$4/100,&quot; &quot;)),IF(F158&lt;&gt;0,F158*G$2/(100+G$2),&quot; &quot;))" table:style-name="ce85">
            <text:p><text:s/></text:p>
          </table:table-cell>
          <table:table-cell office:value-type="string" office:string-value=" " table:formula="msoxl:=IF((F158&lt;&gt;0),F158-G15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9&lt;&gt;0,F159*G$4/100,&quot; &quot;)),IF(F159&lt;&gt;0,F159*G$2/(100+G$2),&quot; &quot;))" table:style-name="ce85">
            <text:p><text:s/></text:p>
          </table:table-cell>
          <table:table-cell office:value-type="string" office:string-value=" " table:formula="msoxl:=IF((F159&lt;&gt;0),F159-G15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0&lt;&gt;0,F160*G$4/100,&quot; &quot;)),IF(F160&lt;&gt;0,F160*G$2/(100+G$2),&quot; &quot;))" table:style-name="ce85">
            <text:p><text:s/></text:p>
          </table:table-cell>
          <table:table-cell office:value-type="string" office:string-value=" " table:formula="msoxl:=IF((F160&lt;&gt;0),F160-G16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1&lt;&gt;0,F161*G$4/100,&quot; &quot;)),IF(F161&lt;&gt;0,F161*G$2/(100+G$2),&quot; &quot;))" table:style-name="ce85">
            <text:p><text:s/></text:p>
          </table:table-cell>
          <table:table-cell office:value-type="string" office:string-value=" " table:formula="msoxl:=IF((F161&lt;&gt;0),F161-G16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2&lt;&gt;0,F162*G$4/100,&quot; &quot;)),IF(F162&lt;&gt;0,F162*G$2/(100+G$2),&quot; &quot;))" table:style-name="ce85">
            <text:p><text:s/></text:p>
          </table:table-cell>
          <table:table-cell office:value-type="string" office:string-value=" " table:formula="msoxl:=IF((F162&lt;&gt;0),F162-G16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3&lt;&gt;0,F163*G$4/100,&quot; &quot;)),IF(F163&lt;&gt;0,F163*G$2/(100+G$2),&quot; &quot;))" table:style-name="ce85">
            <text:p><text:s/></text:p>
          </table:table-cell>
          <table:table-cell office:value-type="string" office:string-value=" " table:formula="msoxl:=IF((F163&lt;&gt;0),F163-G16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4&lt;&gt;0,F164*G$4/100,&quot; &quot;)),IF(F164&lt;&gt;0,F164*G$2/(100+G$2),&quot; &quot;))" table:style-name="ce85">
            <text:p><text:s/></text:p>
          </table:table-cell>
          <table:table-cell office:value-type="string" office:string-value=" " table:formula="msoxl:=IF((F164&lt;&gt;0),F164-G16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5&lt;&gt;0,F165*G$4/100,&quot; &quot;)),IF(F165&lt;&gt;0,F165*G$2/(100+G$2),&quot; &quot;))" table:style-name="ce85">
            <text:p><text:s/></text:p>
          </table:table-cell>
          <table:table-cell office:value-type="string" office:string-value=" " table:formula="msoxl:=IF((F165&lt;&gt;0),F165-G16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6&lt;&gt;0,F166*G$4/100,&quot; &quot;)),IF(F166&lt;&gt;0,F166*G$2/(100+G$2),&quot; &quot;))" table:style-name="ce85">
            <text:p><text:s/></text:p>
          </table:table-cell>
          <table:table-cell office:value-type="string" office:string-value=" " table:formula="msoxl:=IF((F166&lt;&gt;0),F166-G16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7&lt;&gt;0,F167*G$4/100,&quot; &quot;)),IF(F167&lt;&gt;0,F167*G$2/(100+G$2),&quot; &quot;))" table:style-name="ce85">
            <text:p><text:s/></text:p>
          </table:table-cell>
          <table:table-cell office:value-type="string" office:string-value=" " table:formula="msoxl:=IF((F167&lt;&gt;0),F167-G16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8&lt;&gt;0,F168*G$4/100,&quot; &quot;)),IF(F168&lt;&gt;0,F168*G$2/(100+G$2),&quot; &quot;))" table:style-name="ce85">
            <text:p><text:s/></text:p>
          </table:table-cell>
          <table:table-cell office:value-type="string" office:string-value=" " table:formula="msoxl:=IF((F168&lt;&gt;0),F168-G16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9&lt;&gt;0,F169*G$4/100,&quot; &quot;)),IF(F169&lt;&gt;0,F169*G$2/(100+G$2),&quot; &quot;))" table:style-name="ce85">
            <text:p><text:s/></text:p>
          </table:table-cell>
          <table:table-cell office:value-type="string" office:string-value=" " table:formula="msoxl:=IF((F169&lt;&gt;0),F169-G16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0&lt;&gt;0,F170*G$4/100,&quot; &quot;)),IF(F170&lt;&gt;0,F170*G$2/(100+G$2),&quot; &quot;))" table:style-name="ce85">
            <text:p><text:s/></text:p>
          </table:table-cell>
          <table:table-cell office:value-type="string" office:string-value=" " table:formula="msoxl:=IF((F170&lt;&gt;0),F170-G17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1&lt;&gt;0,F171*G$4/100,&quot; &quot;)),IF(F171&lt;&gt;0,F171*G$2/(100+G$2),&quot; &quot;))" table:style-name="ce85">
            <text:p><text:s/></text:p>
          </table:table-cell>
          <table:table-cell office:value-type="string" office:string-value=" " table:formula="msoxl:=IF((F171&lt;&gt;0),F171-G17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2&lt;&gt;0,F172*G$4/100,&quot; &quot;)),IF(F172&lt;&gt;0,F172*G$2/(100+G$2),&quot; &quot;))" table:style-name="ce85">
            <text:p><text:s/></text:p>
          </table:table-cell>
          <table:table-cell office:value-type="string" office:string-value=" " table:formula="msoxl:=IF((F172&lt;&gt;0),F172-G17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3&lt;&gt;0,F173*G$4/100,&quot; &quot;)),IF(F173&lt;&gt;0,F173*G$2/(100+G$2),&quot; &quot;))" table:style-name="ce85">
            <text:p><text:s/></text:p>
          </table:table-cell>
          <table:table-cell office:value-type="string" office:string-value=" " table:formula="msoxl:=IF((F173&lt;&gt;0),F173-G17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4&lt;&gt;0,F174*G$4/100,&quot; &quot;)),IF(F174&lt;&gt;0,F174*G$2/(100+G$2),&quot; &quot;))" table:style-name="ce85">
            <text:p><text:s/></text:p>
          </table:table-cell>
          <table:table-cell office:value-type="string" office:string-value=" " table:formula="msoxl:=IF((F174&lt;&gt;0),F174-G17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5&lt;&gt;0,F175*G$4/100,&quot; &quot;)),IF(F175&lt;&gt;0,F175*G$2/(100+G$2),&quot; &quot;))" table:style-name="ce85">
            <text:p><text:s/></text:p>
          </table:table-cell>
          <table:table-cell office:value-type="string" office:string-value=" " table:formula="msoxl:=IF((F175&lt;&gt;0),F175-G17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6&lt;&gt;0,F176*G$4/100,&quot; &quot;)),IF(F176&lt;&gt;0,F176*G$2/(100+G$2),&quot; &quot;))" table:style-name="ce85">
            <text:p><text:s/></text:p>
          </table:table-cell>
          <table:table-cell office:value-type="string" office:string-value=" " table:formula="msoxl:=IF((F176&lt;&gt;0),F176-G17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7&lt;&gt;0,F177*G$4/100,&quot; &quot;)),IF(F177&lt;&gt;0,F177*G$2/(100+G$2),&quot; &quot;))" table:style-name="ce85">
            <text:p><text:s/></text:p>
          </table:table-cell>
          <table:table-cell office:value-type="string" office:string-value=" " table:formula="msoxl:=IF((F177&lt;&gt;0),F177-G17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8&lt;&gt;0,F178*G$4/100,&quot; &quot;)),IF(F178&lt;&gt;0,F178*G$2/(100+G$2),&quot; &quot;))" table:style-name="ce85">
            <text:p><text:s/></text:p>
          </table:table-cell>
          <table:table-cell office:value-type="string" office:string-value=" " table:formula="msoxl:=IF((F178&lt;&gt;0),F178-G17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9&lt;&gt;0,F179*G$4/100,&quot; &quot;)),IF(F179&lt;&gt;0,F179*G$2/(100+G$2),&quot; &quot;))" table:style-name="ce85">
            <text:p><text:s/></text:p>
          </table:table-cell>
          <table:table-cell office:value-type="string" office:string-value=" " table:formula="msoxl:=IF((F179&lt;&gt;0),F179-G17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0&lt;&gt;0,F180*G$4/100,&quot; &quot;)),IF(F180&lt;&gt;0,F180*G$2/(100+G$2),&quot; &quot;))" table:style-name="ce85">
            <text:p><text:s/></text:p>
          </table:table-cell>
          <table:table-cell office:value-type="string" office:string-value=" " table:formula="msoxl:=IF((F180&lt;&gt;0),F180-G18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1&lt;&gt;0,F181*G$4/100,&quot; &quot;)),IF(F181&lt;&gt;0,F181*G$2/(100+G$2),&quot; &quot;))" table:style-name="ce85">
            <text:p><text:s/></text:p>
          </table:table-cell>
          <table:table-cell office:value-type="string" office:string-value=" " table:formula="msoxl:=IF((F181&lt;&gt;0),F181-G18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2&lt;&gt;0,F182*G$4/100,&quot; &quot;)),IF(F182&lt;&gt;0,F182*G$2/(100+G$2),&quot; &quot;))" table:style-name="ce85">
            <text:p><text:s/></text:p>
          </table:table-cell>
          <table:table-cell office:value-type="string" office:string-value=" " table:formula="msoxl:=IF((F182&lt;&gt;0),F182-G18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3&lt;&gt;0,F183*G$4/100,&quot; &quot;)),IF(F183&lt;&gt;0,F183*G$2/(100+G$2),&quot; &quot;))" table:style-name="ce85">
            <text:p><text:s/></text:p>
          </table:table-cell>
          <table:table-cell office:value-type="string" office:string-value=" " table:formula="msoxl:=IF((F183&lt;&gt;0),F183-G18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4&lt;&gt;0,F184*G$4/100,&quot; &quot;)),IF(F184&lt;&gt;0,F184*G$2/(100+G$2),&quot; &quot;))" table:style-name="ce85">
            <text:p><text:s/></text:p>
          </table:table-cell>
          <table:table-cell office:value-type="string" office:string-value=" " table:formula="msoxl:=IF((F184&lt;&gt;0),F184-G18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5&lt;&gt;0,F185*G$4/100,&quot; &quot;)),IF(F185&lt;&gt;0,F185*G$2/(100+G$2),&quot; &quot;))" table:style-name="ce85">
            <text:p><text:s/></text:p>
          </table:table-cell>
          <table:table-cell office:value-type="string" office:string-value=" " table:formula="msoxl:=IF((F185&lt;&gt;0),F185-G18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6&lt;&gt;0,F186*G$4/100,&quot; &quot;)),IF(F186&lt;&gt;0,F186*G$2/(100+G$2),&quot; &quot;))" table:style-name="ce85">
            <text:p><text:s/></text:p>
          </table:table-cell>
          <table:table-cell office:value-type="string" office:string-value=" " table:formula="msoxl:=IF((F186&lt;&gt;0),F186-G18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7&lt;&gt;0,F187*G$4/100,&quot; &quot;)),IF(F187&lt;&gt;0,F187*G$2/(100+G$2),&quot; &quot;))" table:style-name="ce85">
            <text:p><text:s/></text:p>
          </table:table-cell>
          <table:table-cell office:value-type="string" office:string-value=" " table:formula="msoxl:=IF((F187&lt;&gt;0),F187-G18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8&lt;&gt;0,F188*G$4/100,&quot; &quot;)),IF(F188&lt;&gt;0,F188*G$2/(100+G$2),&quot; &quot;))" table:style-name="ce85">
            <text:p><text:s/></text:p>
          </table:table-cell>
          <table:table-cell office:value-type="string" office:string-value=" " table:formula="msoxl:=IF((F188&lt;&gt;0),F188-G18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9&lt;&gt;0,F189*G$4/100,&quot; &quot;)),IF(F189&lt;&gt;0,F189*G$2/(100+G$2),&quot; &quot;))" table:style-name="ce85">
            <text:p><text:s/></text:p>
          </table:table-cell>
          <table:table-cell office:value-type="string" office:string-value=" " table:formula="msoxl:=IF((F189&lt;&gt;0),F189-G18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90&lt;&gt;0,F190*G$4/100,&quot; &quot;)),IF(F190&lt;&gt;0,F190*G$2/(100+G$2),&quot; &quot;))" table:style-name="ce85">
            <text:p><text:s/></text:p>
          </table:table-cell>
          <table:table-cell office:value-type="string" office:string-value=" " table:formula="msoxl:=IF((F190&lt;&gt;0),F190-G19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91&lt;&gt;0,F191*G$4/100,&quot; &quot;)),IF(F191&lt;&gt;0,F191*G$2/(100+G$2),&quot; &quot;))" table:style-name="ce85">
            <text:p><text:s/></text:p>
          </table:table-cell>
          <table:table-cell office:value-type="string" office:string-value=" " table:formula="msoxl:=IF((F191&lt;&gt;0),F191-G19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92&lt;&gt;0,F192*G$4/100,&quot; &quot;)),IF(F192&lt;&gt;0,F192*G$2/(100+G$2),&quot; &quot;))" table:style-name="ce85">
            <text:p><text:s/></text:p>
          </table:table-cell>
          <table:table-cell office:value-type="string" office:string-value=" " table:formula="msoxl:=IF((F192&lt;&gt;0),F192-G19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3&lt;&gt;0,F193*G$4/100,&quot; &quot;)),IF(F193&lt;&gt;0,F193*G$2/(100+G$2),&quot; &quot;))" table:style-name="ce85">
            <text:p><text:s/></text:p>
          </table:table-cell>
          <table:table-cell office:value-type="string" office:string-value=" " table:formula="msoxl:=IF((F193&lt;&gt;0),F193-G19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4&lt;&gt;0,F194*G$4/100,&quot; &quot;)),IF(F194&lt;&gt;0,F194*G$2/(100+G$2),&quot; &quot;))" table:style-name="ce85">
            <text:p><text:s/></text:p>
          </table:table-cell>
          <table:table-cell office:value-type="string" office:string-value=" " table:formula="msoxl:=IF((F194&lt;&gt;0),F194-G19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5&lt;&gt;0,F195*G$4/100,&quot; &quot;)),IF(F195&lt;&gt;0,F195*G$2/(100+G$2),&quot; &quot;))" table:style-name="ce85">
            <text:p><text:s/></text:p>
          </table:table-cell>
          <table:table-cell office:value-type="string" office:string-value=" " table:formula="msoxl:=IF((F195&lt;&gt;0),F195-G19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6&lt;&gt;0,F196*G$4/100,&quot; &quot;)),IF(F196&lt;&gt;0,F196*G$2/(100+G$2),&quot; &quot;))" table:style-name="ce85">
            <text:p><text:s/></text:p>
          </table:table-cell>
          <table:table-cell office:value-type="string" office:string-value=" " table:formula="msoxl:=IF((F196&lt;&gt;0),F196-G19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7&lt;&gt;0,F197*G$4/100,&quot; &quot;)),IF(F197&lt;&gt;0,F197*G$2/(100+G$2),&quot; &quot;))" table:style-name="ce85">
            <text:p><text:s/></text:p>
          </table:table-cell>
          <table:table-cell office:value-type="string" office:string-value=" " table:formula="msoxl:=IF((F197&lt;&gt;0),F197-G19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8&lt;&gt;0,F198*G$4/100,&quot; &quot;)),IF(F198&lt;&gt;0,F198*G$2/(100+G$2),&quot; &quot;))" table:style-name="ce85">
            <text:p><text:s/></text:p>
          </table:table-cell>
          <table:table-cell office:value-type="string" office:string-value=" " table:formula="msoxl:=IF((F198&lt;&gt;0),F198-G19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9&lt;&gt;0,F199*G$4/100,&quot; &quot;)),IF(F199&lt;&gt;0,F199*G$2/(100+G$2),&quot; &quot;))" table:style-name="ce85">
            <text:p><text:s/></text:p>
          </table:table-cell>
          <table:table-cell office:value-type="string" office:string-value=" " table:formula="msoxl:=IF((F199&lt;&gt;0),F199-G199,&quot; &quot;)" table:style-name="ce85">
            <text:p><text:s/></text:p>
          </table:table-cell>
          <table:table-cell table:number-columns-repeated="16376"/>
        </table:table-row>
        <table:table-row table:style-name="ro3">
          <table:table-cell table:style-name="ce96"/>
          <table:table-cell table:style-name="ce95"/>
          <table:table-cell table:style-name="ce94"/>
          <table:table-cell table:number-columns-repeated="2" table:style-name="ce93"/>
          <table:table-cell table:style-name="ce92"/>
          <table:table-cell office:value-type="string" office:string-value=" " table:formula="msoxl:=IF(G$4&gt;0,(IF(F200&lt;&gt;0,F200*G$4/100,&quot; &quot;)),IF(F200&lt;&gt;0,F200*G$2/(100+G$2),&quot; &quot;))" table:style-name="ce91">
            <text:p><text:s/></text:p>
          </table:table-cell>
          <table:table-cell office:value-type="string" office:string-value=" " table:formula="msoxl:=IF((F200&lt;&gt;0),F200-G200,&quot; &quot;)" table:style-name="ce91">
            <text:p><text:s/></text:p>
          </table:table-cell>
          <table:table-cell table:number-columns-repeated="16376"/>
        </table:table-row>
        <table:table-row table:style-name="ro5">
          <table:table-cell office:value-type="string" table:style-name="ce83">
            <text:p>Entries below this row are not included in Row 1 Totals</text:p>
          </table:table-cell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table:number-columns-repeated="2" table:style-name="ce85"/>
          <table:table-cell table:number-columns-repeated="16376"/>
        </table:table-row>
        <table:table-row table:number-rows-repeated="7"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table:number-columns-repeated="2" table:style-name="ce85"/>
          <table:table-cell table:number-columns-repeated="16376"/>
        </table:table-row>
        <table:table-row table:number-rows-repeated="400" table:style-name="ro5">
          <table:table-cell table:number-columns-repeated="6"/>
          <table:table-cell table:number-columns-repeated="2" table:style-name="ce85"/>
          <table:table-cell table:number-columns-repeated="16376"/>
        </table:table-row>
        <table:table-row table:number-rows-repeated="11"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table:number-columns-repeated="2" table:style-name="ce85"/>
          <table:table-cell table:number-columns-repeated="16376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86"/>
          <table:table-cell table:number-columns-repeated="2" table:style-name="ce85"/>
          <table:table-cell table:number-columns-repeated="16376"/>
        </table:table-row>
        <table:table-row table:number-rows-repeated="379" table:style-name="ro5">
          <table:table-cell table:number-columns-repeated="16384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number-columns-repeated="3" table:style-name="ce79"/>
          <table:table-cell table:number-columns-repeated="16376" table:style-name="ce84"/>
        </table:table-row>
        <table:table-row table:number-rows-repeated="1047576" table:style-name="ro5">
          <table:table-cell table:number-columns-repeated="16384"/>
        </table:table-row>
      </table:table>
      <table:table table:name="S0611" table:style-name="ta4">
        <table:table-column table:style-name="co9" table:default-cell-style-name="ce83"/>
        <table:table-column table:style-name="co15" table:default-cell-style-name="ce82"/>
        <table:table-column table:style-name="co16" table:default-cell-style-name="ce81"/>
        <table:table-column table:style-name="co20" table:default-cell-style-name="ce80"/>
        <table:table-column table:style-name="co18" table:default-cell-style-name="ce80"/>
        <table:table-column table:style-name="co3" table:default-cell-style-name="ce79"/>
        <table:table-column table:style-name="co19" table:default-cell-style-name="ce79"/>
        <table:table-column table:style-name="co3" table:default-cell-style-name="ce79"/>
        <table:table-column table:style-name="co9" table:number-columns-repeated="16376" table:default-cell-style-name="ce78"/>
        <table:table-row table:style-name="ro8">
          <table:table-cell office:value-type="string" table:number-columns-spanned="3" table:number-rows-spanned="1" table:style-name="ce195">
            <text:p>USE FOR VAT PERIODS OUTSIDE FINANCIAL YEAR</text:p>
          </table:table-cell>
          <table:covered-table-cell table:number-columns-repeated="2"/>
          <table:table-cell office:value-type="string" table:number-columns-spanned="2" table:number-rows-spanned="1" table:style-name="ce194">
            <text:p>Total for Month</text:p>
          </table:table-cell>
          <table:covered-table-cell/>
          <table:table-cell office:value-type="float" office:value="0" table:formula="msoxl:=SUM(F5:F500)" table:style-name="ce99">
            <text:p>0.00<text:s/></text:p>
          </table:table-cell>
          <table:table-cell office:value-type="float" office:value="0" table:formula="msoxl:=SUM(G5:G500)" table:style-name="ce99">
            <text:p>0.00<text:s/></text:p>
          </table:table-cell>
          <table:table-cell office:value-type="float" office:value="0" table:formula="msoxl:=SUM(H5:H500)" table:style-name="ce99">
            <text:p>0.00<text:s/></text:p>
          </table:table-cell>
          <table:table-cell table:number-columns-repeated="16376" table:style-name="ce98"/>
        </table:table-row>
        <table:table-row table:style-name="ro14">
          <table:table-cell office:value-type="string" table:number-columns-spanned="1" table:number-rows-spanned="3" table:style-name="ce163">
            <text:p>Sales <text:s text:c="5"/>Date</text:p>
          </table:table-cell>
          <table:table-cell office:value-type="string" table:number-columns-spanned="1" table:number-rows-spanned="3" table:style-name="ce161">
            <text:p>Customer Name</text:p>
          </table:table-cell>
          <table:table-cell office:value-type="string" table:number-columns-spanned="1" table:number-rows-spanned="3" table:style-name="ce166">
            <text:p>Sales Invoice Number or reference</text:p>
          </table:table-cell>
          <table:table-cell office:value-type="string" table:number-columns-spanned="1" table:number-rows-spanned="3" table:style-name="ce165">
            <text:p>Sales <text:s text:c="12"/>Description</text:p>
          </table:table-cell>
          <table:table-cell table:number-columns-spanned="1" table:number-rows-spanned="3" table:style-name="ce174"/>
          <table:table-cell office:value-type="string" table:number-columns-spanned="1" table:number-rows-spanned="3" table:style-name="ce161">
            <text:p>Sales Value including <text:s text:c="2"/>Vat</text:p>
          </table:table-cell>
          <table:table-cell office:value-type="float" office:value="20" table:formula="msoxl:='C:\Users\acartwright\Personal\diy\working copy - 2011 packages\UK 2011-05-31 (May11) Company OO\[Sales.ods]ClosingDebtors'!$G$2" table:style-name="ce138">
            <text:p>20.00<text:s/></text:p>
          </table:table-cell>
          <table:table-cell office:value-type="string" table:number-columns-spanned="1" table:number-rows-spanned="3" table:style-name="ce161">
            <text:p>Sales <text:s text:c="8"/>Net of Vat</text:p>
          </table:table-cell>
          <table:table-cell table:number-columns-repeated="16376" table:style-name="ce98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37">
            <text:p>Vat <text:s text:c="6"/>Output</text:p>
          </table:table-cell>
          <table:covered-table-cell/>
          <table:table-cell table:number-columns-repeated="16376" table:style-name="ce9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0" table:formula="msoxl:='C:\Users\acartwright\Personal\diy\working copy - 2011 packages\UK 2011-05-31 (May11) Company OO\[Sales.ods]ClosingDebtors'!$G$4" table:style-name="ce139">
            <text:p>0.00<text:s/></text:p>
          </table:table-cell>
          <table:covered-table-cell/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5&lt;&gt;0,F5*G$4/100,&quot; &quot;)),IF(F5&lt;&gt;0,F5*G$2/(100+G$2),&quot; &quot;))" table:style-name="ce85">
            <text:p><text:s/></text:p>
          </table:table-cell>
          <table:table-cell office:value-type="string" office:string-value=" " table:formula="msoxl:=IF((F5&lt;&gt;0),F5-G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6&lt;&gt;0,F6*G$4/100,&quot; &quot;)),IF(F6&lt;&gt;0,F6*G$2/(100+G$2),&quot; &quot;))" table:style-name="ce85">
            <text:p><text:s/></text:p>
          </table:table-cell>
          <table:table-cell office:value-type="string" office:string-value=" " table:formula="msoxl:=IF((F6&lt;&gt;0),F6-G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7&lt;&gt;0,F7*G$4/100,&quot; &quot;)),IF(F7&lt;&gt;0,F7*G$2/(100+G$2),&quot; &quot;))" table:style-name="ce85">
            <text:p><text:s/></text:p>
          </table:table-cell>
          <table:table-cell office:value-type="string" office:string-value=" " table:formula="msoxl:=IF((F7&lt;&gt;0),F7-G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8&lt;&gt;0,F8*G$4/100,&quot; &quot;)),IF(F8&lt;&gt;0,F8*G$2/(100+G$2),&quot; &quot;))" table:style-name="ce85">
            <text:p><text:s/></text:p>
          </table:table-cell>
          <table:table-cell office:value-type="string" office:string-value=" " table:formula="msoxl:=IF((F8&lt;&gt;0),F8-G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9&lt;&gt;0,F9*G$4/100,&quot; &quot;)),IF(F9&lt;&gt;0,F9*G$2/(100+G$2),&quot; &quot;))" table:style-name="ce85">
            <text:p><text:s/></text:p>
          </table:table-cell>
          <table:table-cell office:value-type="string" office:string-value=" " table:formula="msoxl:=IF((F9&lt;&gt;0),F9-G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0&lt;&gt;0,F10*G$4/100,&quot; &quot;)),IF(F10&lt;&gt;0,F10*G$2/(100+G$2),&quot; &quot;))" table:style-name="ce85">
            <text:p><text:s/></text:p>
          </table:table-cell>
          <table:table-cell office:value-type="string" office:string-value=" " table:formula="msoxl:=IF((F10&lt;&gt;0),F10-G1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1&lt;&gt;0,F11*G$4/100,&quot; &quot;)),IF(F11&lt;&gt;0,F11*G$2/(100+G$2),&quot; &quot;))" table:style-name="ce85">
            <text:p><text:s/></text:p>
          </table:table-cell>
          <table:table-cell office:value-type="string" office:string-value=" " table:formula="msoxl:=IF((F11&lt;&gt;0),F11-G1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2&lt;&gt;0,F12*G$4/100,&quot; &quot;)),IF(F12&lt;&gt;0,F12*G$2/(100+G$2),&quot; &quot;))" table:style-name="ce85">
            <text:p><text:s/></text:p>
          </table:table-cell>
          <table:table-cell office:value-type="string" office:string-value=" " table:formula="msoxl:=IF((F12&lt;&gt;0),F12-G1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3&lt;&gt;0,F13*G$4/100,&quot; &quot;)),IF(F13&lt;&gt;0,F13*G$2/(100+G$2),&quot; &quot;))" table:style-name="ce85">
            <text:p><text:s/></text:p>
          </table:table-cell>
          <table:table-cell office:value-type="string" office:string-value=" " table:formula="msoxl:=IF((F13&lt;&gt;0),F13-G1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4&lt;&gt;0,F14*G$4/100,&quot; &quot;)),IF(F14&lt;&gt;0,F14*G$2/(100+G$2),&quot; &quot;))" table:style-name="ce85">
            <text:p><text:s/></text:p>
          </table:table-cell>
          <table:table-cell office:value-type="string" office:string-value=" " table:formula="msoxl:=IF((F14&lt;&gt;0),F14-G1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5&lt;&gt;0,F15*G$4/100,&quot; &quot;)),IF(F15&lt;&gt;0,F15*G$2/(100+G$2),&quot; &quot;))" table:style-name="ce85">
            <text:p><text:s/></text:p>
          </table:table-cell>
          <table:table-cell office:value-type="string" office:string-value=" " table:formula="msoxl:=IF((F15&lt;&gt;0),F15-G15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6&lt;&gt;0,F16*G$4/100,&quot; &quot;)),IF(F16&lt;&gt;0,F16*G$2/(100+G$2),&quot; &quot;))" table:style-name="ce85">
            <text:p><text:s/></text:p>
          </table:table-cell>
          <table:table-cell office:value-type="string" office:string-value=" " table:formula="msoxl:=IF((F16&lt;&gt;0),F16-G16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7&lt;&gt;0,F17*G$4/100,&quot; &quot;)),IF(F17&lt;&gt;0,F17*G$2/(100+G$2),&quot; &quot;))" table:style-name="ce85">
            <text:p><text:s/></text:p>
          </table:table-cell>
          <table:table-cell office:value-type="string" office:string-value=" " table:formula="msoxl:=IF((F17&lt;&gt;0),F17-G17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8&lt;&gt;0,F18*G$4/100,&quot; &quot;)),IF(F18&lt;&gt;0,F18*G$2/(100+G$2),&quot; &quot;))" table:style-name="ce85">
            <text:p><text:s/></text:p>
          </table:table-cell>
          <table:table-cell office:value-type="string" office:string-value=" " table:formula="msoxl:=IF((F18&lt;&gt;0),F18-G18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9&lt;&gt;0,F19*G$4/100,&quot; &quot;)),IF(F19&lt;&gt;0,F19*G$2/(100+G$2),&quot; &quot;))" table:style-name="ce85">
            <text:p><text:s/></text:p>
          </table:table-cell>
          <table:table-cell office:value-type="string" office:string-value=" " table:formula="msoxl:=IF((F19&lt;&gt;0),F19-G19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0&lt;&gt;0,F20*G$4/100,&quot; &quot;)),IF(F20&lt;&gt;0,F20*G$2/(100+G$2),&quot; &quot;))" table:style-name="ce85">
            <text:p><text:s/></text:p>
          </table:table-cell>
          <table:table-cell office:value-type="string" office:string-value=" " table:formula="msoxl:=IF((F20&lt;&gt;0),F20-G2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1&lt;&gt;0,F21*G$4/100,&quot; &quot;)),IF(F21&lt;&gt;0,F21*G$2/(100+G$2),&quot; &quot;))" table:style-name="ce85">
            <text:p><text:s/></text:p>
          </table:table-cell>
          <table:table-cell office:value-type="string" office:string-value=" " table:formula="msoxl:=IF((F21&lt;&gt;0),F21-G2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2&lt;&gt;0,F22*G$4/100,&quot; &quot;)),IF(F22&lt;&gt;0,F22*G$2/(100+G$2),&quot; &quot;))" table:style-name="ce85">
            <text:p><text:s/></text:p>
          </table:table-cell>
          <table:table-cell office:value-type="string" office:string-value=" " table:formula="msoxl:=IF((F22&lt;&gt;0),F22-G2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3&lt;&gt;0,F23*G$4/100,&quot; &quot;)),IF(F23&lt;&gt;0,F23*G$2/(100+G$2),&quot; &quot;))" table:style-name="ce85">
            <text:p><text:s/></text:p>
          </table:table-cell>
          <table:table-cell office:value-type="string" office:string-value=" " table:formula="msoxl:=IF((F23&lt;&gt;0),F23-G2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4&lt;&gt;0,F24*G$4/100,&quot; &quot;)),IF(F24&lt;&gt;0,F24*G$2/(100+G$2),&quot; &quot;))" table:style-name="ce85">
            <text:p><text:s/></text:p>
          </table:table-cell>
          <table:table-cell office:value-type="string" office:string-value=" " table:formula="msoxl:=IF((F24&lt;&gt;0),F24-G2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5&lt;&gt;0,F25*G$4/100,&quot; &quot;)),IF(F25&lt;&gt;0,F25*G$2/(100+G$2),&quot; &quot;))" table:style-name="ce85">
            <text:p><text:s/></text:p>
          </table:table-cell>
          <table:table-cell office:value-type="string" office:string-value=" " table:formula="msoxl:=IF((F25&lt;&gt;0),F25-G2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6&lt;&gt;0,F26*G$4/100,&quot; &quot;)),IF(F26&lt;&gt;0,F26*G$2/(100+G$2),&quot; &quot;))" table:style-name="ce85">
            <text:p><text:s/></text:p>
          </table:table-cell>
          <table:table-cell office:value-type="string" office:string-value=" " table:formula="msoxl:=IF((F26&lt;&gt;0),F26-G2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7&lt;&gt;0,F27*G$4/100,&quot; &quot;)),IF(F27&lt;&gt;0,F27*G$2/(100+G$2),&quot; &quot;))" table:style-name="ce85">
            <text:p><text:s/></text:p>
          </table:table-cell>
          <table:table-cell office:value-type="string" office:string-value=" " table:formula="msoxl:=IF((F27&lt;&gt;0),F27-G2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8&lt;&gt;0,F28*G$4/100,&quot; &quot;)),IF(F28&lt;&gt;0,F28*G$2/(100+G$2),&quot; &quot;))" table:style-name="ce85">
            <text:p><text:s/></text:p>
          </table:table-cell>
          <table:table-cell office:value-type="string" office:string-value=" " table:formula="msoxl:=IF((F28&lt;&gt;0),F28-G2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9&lt;&gt;0,F29*G$4/100,&quot; &quot;)),IF(F29&lt;&gt;0,F29*G$2/(100+G$2),&quot; &quot;))" table:style-name="ce85">
            <text:p><text:s/></text:p>
          </table:table-cell>
          <table:table-cell office:value-type="string" office:string-value=" " table:formula="msoxl:=IF((F29&lt;&gt;0),F29-G2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30&lt;&gt;0,F30*G$4/100,&quot; &quot;)),IF(F30&lt;&gt;0,F30*G$2/(100+G$2),&quot; &quot;))" table:style-name="ce85">
            <text:p><text:s/></text:p>
          </table:table-cell>
          <table:table-cell office:value-type="string" office:string-value=" " table:formula="msoxl:=IF((F30&lt;&gt;0),F30-G3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31&lt;&gt;0,F31*G$4/100,&quot; &quot;)),IF(F31&lt;&gt;0,F31*G$2/(100+G$2),&quot; &quot;))" table:style-name="ce85">
            <text:p><text:s/></text:p>
          </table:table-cell>
          <table:table-cell office:value-type="string" office:string-value=" " table:formula="msoxl:=IF((F31&lt;&gt;0),F31-G3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32&lt;&gt;0,F32*G$4/100,&quot; &quot;)),IF(F32&lt;&gt;0,F32*G$2/(100+G$2),&quot; &quot;))" table:style-name="ce85">
            <text:p><text:s/></text:p>
          </table:table-cell>
          <table:table-cell office:value-type="string" office:string-value=" " table:formula="msoxl:=IF((F32&lt;&gt;0),F32-G3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3&lt;&gt;0,F33*G$4/100,&quot; &quot;)),IF(F33&lt;&gt;0,F33*G$2/(100+G$2),&quot; &quot;))" table:style-name="ce85">
            <text:p><text:s/></text:p>
          </table:table-cell>
          <table:table-cell office:value-type="string" office:string-value=" " table:formula="msoxl:=IF((F33&lt;&gt;0),F33-G3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4&lt;&gt;0,F34*G$4/100,&quot; &quot;)),IF(F34&lt;&gt;0,F34*G$2/(100+G$2),&quot; &quot;))" table:style-name="ce85">
            <text:p><text:s/></text:p>
          </table:table-cell>
          <table:table-cell office:value-type="string" office:string-value=" " table:formula="msoxl:=IF((F34&lt;&gt;0),F34-G3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5&lt;&gt;0,F35*G$4/100,&quot; &quot;)),IF(F35&lt;&gt;0,F35*G$2/(100+G$2),&quot; &quot;))" table:style-name="ce85">
            <text:p><text:s/></text:p>
          </table:table-cell>
          <table:table-cell office:value-type="string" office:string-value=" " table:formula="msoxl:=IF((F35&lt;&gt;0),F35-G3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6&lt;&gt;0,F36*G$4/100,&quot; &quot;)),IF(F36&lt;&gt;0,F36*G$2/(100+G$2),&quot; &quot;))" table:style-name="ce85">
            <text:p><text:s/></text:p>
          </table:table-cell>
          <table:table-cell office:value-type="string" office:string-value=" " table:formula="msoxl:=IF((F36&lt;&gt;0),F36-G3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7&lt;&gt;0,F37*G$4/100,&quot; &quot;)),IF(F37&lt;&gt;0,F37*G$2/(100+G$2),&quot; &quot;))" table:style-name="ce85">
            <text:p><text:s/></text:p>
          </table:table-cell>
          <table:table-cell office:value-type="string" office:string-value=" " table:formula="msoxl:=IF((F37&lt;&gt;0),F37-G3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8&lt;&gt;0,F38*G$4/100,&quot; &quot;)),IF(F38&lt;&gt;0,F38*G$2/(100+G$2),&quot; &quot;))" table:style-name="ce85">
            <text:p><text:s/></text:p>
          </table:table-cell>
          <table:table-cell office:value-type="string" office:string-value=" " table:formula="msoxl:=IF((F38&lt;&gt;0),F38-G3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9&lt;&gt;0,F39*G$4/100,&quot; &quot;)),IF(F39&lt;&gt;0,F39*G$2/(100+G$2),&quot; &quot;))" table:style-name="ce85">
            <text:p><text:s/></text:p>
          </table:table-cell>
          <table:table-cell office:value-type="string" office:string-value=" " table:formula="msoxl:=IF((F39&lt;&gt;0),F39-G3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0&lt;&gt;0,F40*G$4/100,&quot; &quot;)),IF(F40&lt;&gt;0,F40*G$2/(100+G$2),&quot; &quot;))" table:style-name="ce85">
            <text:p><text:s/></text:p>
          </table:table-cell>
          <table:table-cell office:value-type="string" office:string-value=" " table:formula="msoxl:=IF((F40&lt;&gt;0),F40-G4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1&lt;&gt;0,F41*G$4/100,&quot; &quot;)),IF(F41&lt;&gt;0,F41*G$2/(100+G$2),&quot; &quot;))" table:style-name="ce85">
            <text:p><text:s/></text:p>
          </table:table-cell>
          <table:table-cell office:value-type="string" office:string-value=" " table:formula="msoxl:=IF((F41&lt;&gt;0),F41-G4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2&lt;&gt;0,F42*G$4/100,&quot; &quot;)),IF(F42&lt;&gt;0,F42*G$2/(100+G$2),&quot; &quot;))" table:style-name="ce85">
            <text:p><text:s/></text:p>
          </table:table-cell>
          <table:table-cell office:value-type="string" office:string-value=" " table:formula="msoxl:=IF((F42&lt;&gt;0),F42-G4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3&lt;&gt;0,F43*G$4/100,&quot; &quot;)),IF(F43&lt;&gt;0,F43*G$2/(100+G$2),&quot; &quot;))" table:style-name="ce85">
            <text:p><text:s/></text:p>
          </table:table-cell>
          <table:table-cell office:value-type="string" office:string-value=" " table:formula="msoxl:=IF((F43&lt;&gt;0),F43-G4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4&lt;&gt;0,F44*G$4/100,&quot; &quot;)),IF(F44&lt;&gt;0,F44*G$2/(100+G$2),&quot; &quot;))" table:style-name="ce85">
            <text:p><text:s/></text:p>
          </table:table-cell>
          <table:table-cell office:value-type="string" office:string-value=" " table:formula="msoxl:=IF((F44&lt;&gt;0),F44-G4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5&lt;&gt;0,F45*G$4/100,&quot; &quot;)),IF(F45&lt;&gt;0,F45*G$2/(100+G$2),&quot; &quot;))" table:style-name="ce85">
            <text:p><text:s/></text:p>
          </table:table-cell>
          <table:table-cell office:value-type="string" office:string-value=" " table:formula="msoxl:=IF((F45&lt;&gt;0),F45-G4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6&lt;&gt;0,F46*G$4/100,&quot; &quot;)),IF(F46&lt;&gt;0,F46*G$2/(100+G$2),&quot; &quot;))" table:style-name="ce85">
            <text:p><text:s/></text:p>
          </table:table-cell>
          <table:table-cell office:value-type="string" office:string-value=" " table:formula="msoxl:=IF((F46&lt;&gt;0),F46-G4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7&lt;&gt;0,F47*G$4/100,&quot; &quot;)),IF(F47&lt;&gt;0,F47*G$2/(100+G$2),&quot; &quot;))" table:style-name="ce85">
            <text:p><text:s/></text:p>
          </table:table-cell>
          <table:table-cell office:value-type="string" office:string-value=" " table:formula="msoxl:=IF((F47&lt;&gt;0),F47-G4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8&lt;&gt;0,F48*G$4/100,&quot; &quot;)),IF(F48&lt;&gt;0,F48*G$2/(100+G$2),&quot; &quot;))" table:style-name="ce85">
            <text:p><text:s/></text:p>
          </table:table-cell>
          <table:table-cell office:value-type="string" office:string-value=" " table:formula="msoxl:=IF((F48&lt;&gt;0),F48-G4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9&lt;&gt;0,F49*G$4/100,&quot; &quot;)),IF(F49&lt;&gt;0,F49*G$2/(100+G$2),&quot; &quot;))" table:style-name="ce85">
            <text:p><text:s/></text:p>
          </table:table-cell>
          <table:table-cell office:value-type="string" office:string-value=" " table:formula="msoxl:=IF((F49&lt;&gt;0),F49-G4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0&lt;&gt;0,F50*G$4/100,&quot; &quot;)),IF(F50&lt;&gt;0,F50*G$2/(100+G$2),&quot; &quot;))" table:style-name="ce85">
            <text:p><text:s/></text:p>
          </table:table-cell>
          <table:table-cell office:value-type="string" office:string-value=" " table:formula="msoxl:=IF((F50&lt;&gt;0),F50-G5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1&lt;&gt;0,F51*G$4/100,&quot; &quot;)),IF(F51&lt;&gt;0,F51*G$2/(100+G$2),&quot; &quot;))" table:style-name="ce85">
            <text:p><text:s/></text:p>
          </table:table-cell>
          <table:table-cell office:value-type="string" office:string-value=" " table:formula="msoxl:=IF((F51&lt;&gt;0),F51-G5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2&lt;&gt;0,F52*G$4/100,&quot; &quot;)),IF(F52&lt;&gt;0,F52*G$2/(100+G$2),&quot; &quot;))" table:style-name="ce85">
            <text:p><text:s/></text:p>
          </table:table-cell>
          <table:table-cell office:value-type="string" office:string-value=" " table:formula="msoxl:=IF((F52&lt;&gt;0),F52-G5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3&lt;&gt;0,F53*G$4/100,&quot; &quot;)),IF(F53&lt;&gt;0,F53*G$2/(100+G$2),&quot; &quot;))" table:style-name="ce85">
            <text:p><text:s/></text:p>
          </table:table-cell>
          <table:table-cell office:value-type="string" office:string-value=" " table:formula="msoxl:=IF((F53&lt;&gt;0),F53-G5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4&lt;&gt;0,F54*G$4/100,&quot; &quot;)),IF(F54&lt;&gt;0,F54*G$2/(100+G$2),&quot; &quot;))" table:style-name="ce85">
            <text:p><text:s/></text:p>
          </table:table-cell>
          <table:table-cell office:value-type="string" office:string-value=" " table:formula="msoxl:=IF((F54&lt;&gt;0),F54-G5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5&lt;&gt;0,F55*G$4/100,&quot; &quot;)),IF(F55&lt;&gt;0,F55*G$2/(100+G$2),&quot; &quot;))" table:style-name="ce85">
            <text:p><text:s/></text:p>
          </table:table-cell>
          <table:table-cell office:value-type="string" office:string-value=" " table:formula="msoxl:=IF((F55&lt;&gt;0),F55-G5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6&lt;&gt;0,F56*G$4/100,&quot; &quot;)),IF(F56&lt;&gt;0,F56*G$2/(100+G$2),&quot; &quot;))" table:style-name="ce85">
            <text:p><text:s/></text:p>
          </table:table-cell>
          <table:table-cell office:value-type="string" office:string-value=" " table:formula="msoxl:=IF((F56&lt;&gt;0),F56-G5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7&lt;&gt;0,F57*G$4/100,&quot; &quot;)),IF(F57&lt;&gt;0,F57*G$2/(100+G$2),&quot; &quot;))" table:style-name="ce85">
            <text:p><text:s/></text:p>
          </table:table-cell>
          <table:table-cell office:value-type="string" office:string-value=" " table:formula="msoxl:=IF((F57&lt;&gt;0),F57-G5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8&lt;&gt;0,F58*G$4/100,&quot; &quot;)),IF(F58&lt;&gt;0,F58*G$2/(100+G$2),&quot; &quot;))" table:style-name="ce85">
            <text:p><text:s/></text:p>
          </table:table-cell>
          <table:table-cell office:value-type="string" office:string-value=" " table:formula="msoxl:=IF((F58&lt;&gt;0),F58-G5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9&lt;&gt;0,F59*G$4/100,&quot; &quot;)),IF(F59&lt;&gt;0,F59*G$2/(100+G$2),&quot; &quot;))" table:style-name="ce85">
            <text:p><text:s/></text:p>
          </table:table-cell>
          <table:table-cell office:value-type="string" office:string-value=" " table:formula="msoxl:=IF((F59&lt;&gt;0),F59-G5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0&lt;&gt;0,F60*G$4/100,&quot; &quot;)),IF(F60&lt;&gt;0,F60*G$2/(100+G$2),&quot; &quot;))" table:style-name="ce85">
            <text:p><text:s/></text:p>
          </table:table-cell>
          <table:table-cell office:value-type="string" office:string-value=" " table:formula="msoxl:=IF((F60&lt;&gt;0),F60-G6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1&lt;&gt;0,F61*G$4/100,&quot; &quot;)),IF(F61&lt;&gt;0,F61*G$2/(100+G$2),&quot; &quot;))" table:style-name="ce85">
            <text:p><text:s/></text:p>
          </table:table-cell>
          <table:table-cell office:value-type="string" office:string-value=" " table:formula="msoxl:=IF((F61&lt;&gt;0),F61-G6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2&lt;&gt;0,F62*G$4/100,&quot; &quot;)),IF(F62&lt;&gt;0,F62*G$2/(100+G$2),&quot; &quot;))" table:style-name="ce85">
            <text:p><text:s/></text:p>
          </table:table-cell>
          <table:table-cell office:value-type="string" office:string-value=" " table:formula="msoxl:=IF((F62&lt;&gt;0),F62-G6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3&lt;&gt;0,F63*G$4/100,&quot; &quot;)),IF(F63&lt;&gt;0,F63*G$2/(100+G$2),&quot; &quot;))" table:style-name="ce85">
            <text:p><text:s/></text:p>
          </table:table-cell>
          <table:table-cell office:value-type="string" office:string-value=" " table:formula="msoxl:=IF((F63&lt;&gt;0),F63-G6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4&lt;&gt;0,F64*G$4/100,&quot; &quot;)),IF(F64&lt;&gt;0,F64*G$2/(100+G$2),&quot; &quot;))" table:style-name="ce85">
            <text:p><text:s/></text:p>
          </table:table-cell>
          <table:table-cell office:value-type="string" office:string-value=" " table:formula="msoxl:=IF((F64&lt;&gt;0),F64-G6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5&lt;&gt;0,F65*G$4/100,&quot; &quot;)),IF(F65&lt;&gt;0,F65*G$2/(100+G$2),&quot; &quot;))" table:style-name="ce85">
            <text:p><text:s/></text:p>
          </table:table-cell>
          <table:table-cell office:value-type="string" office:string-value=" " table:formula="msoxl:=IF((F65&lt;&gt;0),F65-G6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6&lt;&gt;0,F66*G$4/100,&quot; &quot;)),IF(F66&lt;&gt;0,F66*G$2/(100+G$2),&quot; &quot;))" table:style-name="ce85">
            <text:p><text:s/></text:p>
          </table:table-cell>
          <table:table-cell office:value-type="string" office:string-value=" " table:formula="msoxl:=IF((F66&lt;&gt;0),F66-G6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7&lt;&gt;0,F67*G$4/100,&quot; &quot;)),IF(F67&lt;&gt;0,F67*G$2/(100+G$2),&quot; &quot;))" table:style-name="ce85">
            <text:p><text:s/></text:p>
          </table:table-cell>
          <table:table-cell office:value-type="string" office:string-value=" " table:formula="msoxl:=IF((F67&lt;&gt;0),F67-G6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8&lt;&gt;0,F68*G$4/100,&quot; &quot;)),IF(F68&lt;&gt;0,F68*G$2/(100+G$2),&quot; &quot;))" table:style-name="ce85">
            <text:p><text:s/></text:p>
          </table:table-cell>
          <table:table-cell office:value-type="string" office:string-value=" " table:formula="msoxl:=IF((F68&lt;&gt;0),F68-G6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9&lt;&gt;0,F69*G$4/100,&quot; &quot;)),IF(F69&lt;&gt;0,F69*G$2/(100+G$2),&quot; &quot;))" table:style-name="ce85">
            <text:p><text:s/></text:p>
          </table:table-cell>
          <table:table-cell office:value-type="string" office:string-value=" " table:formula="msoxl:=IF((F69&lt;&gt;0),F69-G6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0&lt;&gt;0,F70*G$4/100,&quot; &quot;)),IF(F70&lt;&gt;0,F70*G$2/(100+G$2),&quot; &quot;))" table:style-name="ce85">
            <text:p><text:s/></text:p>
          </table:table-cell>
          <table:table-cell office:value-type="string" office:string-value=" " table:formula="msoxl:=IF((F70&lt;&gt;0),F70-G7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1&lt;&gt;0,F71*G$4/100,&quot; &quot;)),IF(F71&lt;&gt;0,F71*G$2/(100+G$2),&quot; &quot;))" table:style-name="ce85">
            <text:p><text:s/></text:p>
          </table:table-cell>
          <table:table-cell office:value-type="string" office:string-value=" " table:formula="msoxl:=IF((F71&lt;&gt;0),F71-G7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2&lt;&gt;0,F72*G$4/100,&quot; &quot;)),IF(F72&lt;&gt;0,F72*G$2/(100+G$2),&quot; &quot;))" table:style-name="ce85">
            <text:p><text:s/></text:p>
          </table:table-cell>
          <table:table-cell office:value-type="string" office:string-value=" " table:formula="msoxl:=IF((F72&lt;&gt;0),F72-G7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3&lt;&gt;0,F73*G$4/100,&quot; &quot;)),IF(F73&lt;&gt;0,F73*G$2/(100+G$2),&quot; &quot;))" table:style-name="ce85">
            <text:p><text:s/></text:p>
          </table:table-cell>
          <table:table-cell office:value-type="string" office:string-value=" " table:formula="msoxl:=IF((F73&lt;&gt;0),F73-G7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4&lt;&gt;0,F74*G$4/100,&quot; &quot;)),IF(F74&lt;&gt;0,F74*G$2/(100+G$2),&quot; &quot;))" table:style-name="ce85">
            <text:p><text:s/></text:p>
          </table:table-cell>
          <table:table-cell office:value-type="string" office:string-value=" " table:formula="msoxl:=IF((F74&lt;&gt;0),F74-G7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5&lt;&gt;0,F75*G$4/100,&quot; &quot;)),IF(F75&lt;&gt;0,F75*G$2/(100+G$2),&quot; &quot;))" table:style-name="ce85">
            <text:p><text:s/></text:p>
          </table:table-cell>
          <table:table-cell office:value-type="string" office:string-value=" " table:formula="msoxl:=IF((F75&lt;&gt;0),F75-G7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6&lt;&gt;0,F76*G$4/100,&quot; &quot;)),IF(F76&lt;&gt;0,F76*G$2/(100+G$2),&quot; &quot;))" table:style-name="ce85">
            <text:p><text:s/></text:p>
          </table:table-cell>
          <table:table-cell office:value-type="string" office:string-value=" " table:formula="msoxl:=IF((F76&lt;&gt;0),F76-G7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7&lt;&gt;0,F77*G$4/100,&quot; &quot;)),IF(F77&lt;&gt;0,F77*G$2/(100+G$2),&quot; &quot;))" table:style-name="ce85">
            <text:p><text:s/></text:p>
          </table:table-cell>
          <table:table-cell office:value-type="string" office:string-value=" " table:formula="msoxl:=IF((F77&lt;&gt;0),F77-G7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8&lt;&gt;0,F78*G$4/100,&quot; &quot;)),IF(F78&lt;&gt;0,F78*G$2/(100+G$2),&quot; &quot;))" table:style-name="ce85">
            <text:p><text:s/></text:p>
          </table:table-cell>
          <table:table-cell office:value-type="string" office:string-value=" " table:formula="msoxl:=IF((F78&lt;&gt;0),F78-G7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9&lt;&gt;0,F79*G$4/100,&quot; &quot;)),IF(F79&lt;&gt;0,F79*G$2/(100+G$2),&quot; &quot;))" table:style-name="ce85">
            <text:p><text:s/></text:p>
          </table:table-cell>
          <table:table-cell office:value-type="string" office:string-value=" " table:formula="msoxl:=IF((F79&lt;&gt;0),F79-G7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0&lt;&gt;0,F80*G$4/100,&quot; &quot;)),IF(F80&lt;&gt;0,F80*G$2/(100+G$2),&quot; &quot;))" table:style-name="ce85">
            <text:p><text:s/></text:p>
          </table:table-cell>
          <table:table-cell office:value-type="string" office:string-value=" " table:formula="msoxl:=IF((F80&lt;&gt;0),F80-G8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1&lt;&gt;0,F81*G$4/100,&quot; &quot;)),IF(F81&lt;&gt;0,F81*G$2/(100+G$2),&quot; &quot;))" table:style-name="ce85">
            <text:p><text:s/></text:p>
          </table:table-cell>
          <table:table-cell office:value-type="string" office:string-value=" " table:formula="msoxl:=IF((F81&lt;&gt;0),F81-G8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2&lt;&gt;0,F82*G$4/100,&quot; &quot;)),IF(F82&lt;&gt;0,F82*G$2/(100+G$2),&quot; &quot;))" table:style-name="ce85">
            <text:p><text:s/></text:p>
          </table:table-cell>
          <table:table-cell office:value-type="string" office:string-value=" " table:formula="msoxl:=IF((F82&lt;&gt;0),F82-G8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3&lt;&gt;0,F83*G$4/100,&quot; &quot;)),IF(F83&lt;&gt;0,F83*G$2/(100+G$2),&quot; &quot;))" table:style-name="ce85">
            <text:p><text:s/></text:p>
          </table:table-cell>
          <table:table-cell office:value-type="string" office:string-value=" " table:formula="msoxl:=IF((F83&lt;&gt;0),F83-G8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4&lt;&gt;0,F84*G$4/100,&quot; &quot;)),IF(F84&lt;&gt;0,F84*G$2/(100+G$2),&quot; &quot;))" table:style-name="ce85">
            <text:p><text:s/></text:p>
          </table:table-cell>
          <table:table-cell office:value-type="string" office:string-value=" " table:formula="msoxl:=IF((F84&lt;&gt;0),F84-G8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5&lt;&gt;0,F85*G$4/100,&quot; &quot;)),IF(F85&lt;&gt;0,F85*G$2/(100+G$2),&quot; &quot;))" table:style-name="ce85">
            <text:p><text:s/></text:p>
          </table:table-cell>
          <table:table-cell office:value-type="string" office:string-value=" " table:formula="msoxl:=IF((F85&lt;&gt;0),F85-G8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6&lt;&gt;0,F86*G$4/100,&quot; &quot;)),IF(F86&lt;&gt;0,F86*G$2/(100+G$2),&quot; &quot;))" table:style-name="ce85">
            <text:p><text:s/></text:p>
          </table:table-cell>
          <table:table-cell office:value-type="string" office:string-value=" " table:formula="msoxl:=IF((F86&lt;&gt;0),F86-G8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7&lt;&gt;0,F87*G$4/100,&quot; &quot;)),IF(F87&lt;&gt;0,F87*G$2/(100+G$2),&quot; &quot;))" table:style-name="ce85">
            <text:p><text:s/></text:p>
          </table:table-cell>
          <table:table-cell office:value-type="string" office:string-value=" " table:formula="msoxl:=IF((F87&lt;&gt;0),F87-G8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8&lt;&gt;0,F88*G$4/100,&quot; &quot;)),IF(F88&lt;&gt;0,F88*G$2/(100+G$2),&quot; &quot;))" table:style-name="ce85">
            <text:p><text:s/></text:p>
          </table:table-cell>
          <table:table-cell office:value-type="string" office:string-value=" " table:formula="msoxl:=IF((F88&lt;&gt;0),F88-G8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9&lt;&gt;0,F89*G$4/100,&quot; &quot;)),IF(F89&lt;&gt;0,F89*G$2/(100+G$2),&quot; &quot;))" table:style-name="ce85">
            <text:p><text:s/></text:p>
          </table:table-cell>
          <table:table-cell office:value-type="string" office:string-value=" " table:formula="msoxl:=IF((F89&lt;&gt;0),F89-G8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0&lt;&gt;0,F90*G$4/100,&quot; &quot;)),IF(F90&lt;&gt;0,F90*G$2/(100+G$2),&quot; &quot;))" table:style-name="ce85">
            <text:p><text:s/></text:p>
          </table:table-cell>
          <table:table-cell office:value-type="string" office:string-value=" " table:formula="msoxl:=IF((F90&lt;&gt;0),F90-G9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1&lt;&gt;0,F91*G$4/100,&quot; &quot;)),IF(F91&lt;&gt;0,F91*G$2/(100+G$2),&quot; &quot;))" table:style-name="ce85">
            <text:p><text:s/></text:p>
          </table:table-cell>
          <table:table-cell office:value-type="string" office:string-value=" " table:formula="msoxl:=IF((F91&lt;&gt;0),F91-G9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2&lt;&gt;0,F92*G$4/100,&quot; &quot;)),IF(F92&lt;&gt;0,F92*G$2/(100+G$2),&quot; &quot;))" table:style-name="ce85">
            <text:p><text:s/></text:p>
          </table:table-cell>
          <table:table-cell office:value-type="string" office:string-value=" " table:formula="msoxl:=IF((F92&lt;&gt;0),F92-G9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3&lt;&gt;0,F93*G$4/100,&quot; &quot;)),IF(F93&lt;&gt;0,F93*G$2/(100+G$2),&quot; &quot;))" table:style-name="ce85">
            <text:p><text:s/></text:p>
          </table:table-cell>
          <table:table-cell office:value-type="string" office:string-value=" " table:formula="msoxl:=IF((F93&lt;&gt;0),F93-G9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4&lt;&gt;0,F94*G$4/100,&quot; &quot;)),IF(F94&lt;&gt;0,F94*G$2/(100+G$2),&quot; &quot;))" table:style-name="ce85">
            <text:p><text:s/></text:p>
          </table:table-cell>
          <table:table-cell office:value-type="string" office:string-value=" " table:formula="msoxl:=IF((F94&lt;&gt;0),F94-G9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5&lt;&gt;0,F95*G$4/100,&quot; &quot;)),IF(F95&lt;&gt;0,F95*G$2/(100+G$2),&quot; &quot;))" table:style-name="ce85">
            <text:p><text:s/></text:p>
          </table:table-cell>
          <table:table-cell office:value-type="string" office:string-value=" " table:formula="msoxl:=IF((F95&lt;&gt;0),F95-G9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6&lt;&gt;0,F96*G$4/100,&quot; &quot;)),IF(F96&lt;&gt;0,F96*G$2/(100+G$2),&quot; &quot;))" table:style-name="ce85">
            <text:p><text:s/></text:p>
          </table:table-cell>
          <table:table-cell office:value-type="string" office:string-value=" " table:formula="msoxl:=IF((F96&lt;&gt;0),F96-G9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7&lt;&gt;0,F97*G$4/100,&quot; &quot;)),IF(F97&lt;&gt;0,F97*G$2/(100+G$2),&quot; &quot;))" table:style-name="ce85">
            <text:p><text:s/></text:p>
          </table:table-cell>
          <table:table-cell office:value-type="string" office:string-value=" " table:formula="msoxl:=IF((F97&lt;&gt;0),F97-G9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8&lt;&gt;0,F98*G$4/100,&quot; &quot;)),IF(F98&lt;&gt;0,F98*G$2/(100+G$2),&quot; &quot;))" table:style-name="ce85">
            <text:p><text:s/></text:p>
          </table:table-cell>
          <table:table-cell office:value-type="string" office:string-value=" " table:formula="msoxl:=IF((F98&lt;&gt;0),F98-G9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9&lt;&gt;0,F99*G$4/100,&quot; &quot;)),IF(F99&lt;&gt;0,F99*G$2/(100+G$2),&quot; &quot;))" table:style-name="ce85">
            <text:p><text:s/></text:p>
          </table:table-cell>
          <table:table-cell office:value-type="string" office:string-value=" " table:formula="msoxl:=IF((F99&lt;&gt;0),F99-G9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0&lt;&gt;0,F100*G$4/100,&quot; &quot;)),IF(F100&lt;&gt;0,F100*G$2/(100+G$2),&quot; &quot;))" table:style-name="ce85">
            <text:p><text:s/></text:p>
          </table:table-cell>
          <table:table-cell office:value-type="string" office:string-value=" " table:formula="msoxl:=IF((F100&lt;&gt;0),F100-G10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1&lt;&gt;0,F101*G$4/100,&quot; &quot;)),IF(F101&lt;&gt;0,F101*G$2/(100+G$2),&quot; &quot;))" table:style-name="ce85">
            <text:p><text:s/></text:p>
          </table:table-cell>
          <table:table-cell office:value-type="string" office:string-value=" " table:formula="msoxl:=IF((F101&lt;&gt;0),F101-G10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2&lt;&gt;0,F102*G$4/100,&quot; &quot;)),IF(F102&lt;&gt;0,F102*G$2/(100+G$2),&quot; &quot;))" table:style-name="ce85">
            <text:p><text:s/></text:p>
          </table:table-cell>
          <table:table-cell office:value-type="string" office:string-value=" " table:formula="msoxl:=IF((F102&lt;&gt;0),F102-G10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3&lt;&gt;0,F103*G$4/100,&quot; &quot;)),IF(F103&lt;&gt;0,F103*G$2/(100+G$2),&quot; &quot;))" table:style-name="ce85">
            <text:p><text:s/></text:p>
          </table:table-cell>
          <table:table-cell office:value-type="string" office:string-value=" " table:formula="msoxl:=IF((F103&lt;&gt;0),F103-G10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4&lt;&gt;0,F104*G$4/100,&quot; &quot;)),IF(F104&lt;&gt;0,F104*G$2/(100+G$2),&quot; &quot;))" table:style-name="ce85">
            <text:p><text:s/></text:p>
          </table:table-cell>
          <table:table-cell office:value-type="string" office:string-value=" " table:formula="msoxl:=IF((F104&lt;&gt;0),F104-G10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5&lt;&gt;0,F105*G$4/100,&quot; &quot;)),IF(F105&lt;&gt;0,F105*G$2/(100+G$2),&quot; &quot;))" table:style-name="ce85">
            <text:p><text:s/></text:p>
          </table:table-cell>
          <table:table-cell office:value-type="string" office:string-value=" " table:formula="msoxl:=IF((F105&lt;&gt;0),F105-G10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6&lt;&gt;0,F106*G$4/100,&quot; &quot;)),IF(F106&lt;&gt;0,F106*G$2/(100+G$2),&quot; &quot;))" table:style-name="ce85">
            <text:p><text:s/></text:p>
          </table:table-cell>
          <table:table-cell office:value-type="string" office:string-value=" " table:formula="msoxl:=IF((F106&lt;&gt;0),F106-G10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7&lt;&gt;0,F107*G$4/100,&quot; &quot;)),IF(F107&lt;&gt;0,F107*G$2/(100+G$2),&quot; &quot;))" table:style-name="ce85">
            <text:p><text:s/></text:p>
          </table:table-cell>
          <table:table-cell office:value-type="string" office:string-value=" " table:formula="msoxl:=IF((F107&lt;&gt;0),F107-G10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8&lt;&gt;0,F108*G$4/100,&quot; &quot;)),IF(F108&lt;&gt;0,F108*G$2/(100+G$2),&quot; &quot;))" table:style-name="ce85">
            <text:p><text:s/></text:p>
          </table:table-cell>
          <table:table-cell office:value-type="string" office:string-value=" " table:formula="msoxl:=IF((F108&lt;&gt;0),F108-G10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9&lt;&gt;0,F109*G$4/100,&quot; &quot;)),IF(F109&lt;&gt;0,F109*G$2/(100+G$2),&quot; &quot;))" table:style-name="ce85">
            <text:p><text:s/></text:p>
          </table:table-cell>
          <table:table-cell office:value-type="string" office:string-value=" " table:formula="msoxl:=IF((F109&lt;&gt;0),F109-G10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0&lt;&gt;0,F110*G$4/100,&quot; &quot;)),IF(F110&lt;&gt;0,F110*G$2/(100+G$2),&quot; &quot;))" table:style-name="ce85">
            <text:p><text:s/></text:p>
          </table:table-cell>
          <table:table-cell office:value-type="string" office:string-value=" " table:formula="msoxl:=IF((F110&lt;&gt;0),F110-G11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1&lt;&gt;0,F111*G$4/100,&quot; &quot;)),IF(F111&lt;&gt;0,F111*G$2/(100+G$2),&quot; &quot;))" table:style-name="ce85">
            <text:p><text:s/></text:p>
          </table:table-cell>
          <table:table-cell office:value-type="string" office:string-value=" " table:formula="msoxl:=IF((F111&lt;&gt;0),F111-G11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2&lt;&gt;0,F112*G$4/100,&quot; &quot;)),IF(F112&lt;&gt;0,F112*G$2/(100+G$2),&quot; &quot;))" table:style-name="ce85">
            <text:p><text:s/></text:p>
          </table:table-cell>
          <table:table-cell office:value-type="string" office:string-value=" " table:formula="msoxl:=IF((F112&lt;&gt;0),F112-G11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3&lt;&gt;0,F113*G$4/100,&quot; &quot;)),IF(F113&lt;&gt;0,F113*G$2/(100+G$2),&quot; &quot;))" table:style-name="ce85">
            <text:p><text:s/></text:p>
          </table:table-cell>
          <table:table-cell office:value-type="string" office:string-value=" " table:formula="msoxl:=IF((F113&lt;&gt;0),F113-G11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4&lt;&gt;0,F114*G$4/100,&quot; &quot;)),IF(F114&lt;&gt;0,F114*G$2/(100+G$2),&quot; &quot;))" table:style-name="ce85">
            <text:p><text:s/></text:p>
          </table:table-cell>
          <table:table-cell office:value-type="string" office:string-value=" " table:formula="msoxl:=IF((F114&lt;&gt;0),F114-G11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5&lt;&gt;0,F115*G$4/100,&quot; &quot;)),IF(F115&lt;&gt;0,F115*G$2/(100+G$2),&quot; &quot;))" table:style-name="ce85">
            <text:p><text:s/></text:p>
          </table:table-cell>
          <table:table-cell office:value-type="string" office:string-value=" " table:formula="msoxl:=IF((F115&lt;&gt;0),F115-G11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6&lt;&gt;0,F116*G$4/100,&quot; &quot;)),IF(F116&lt;&gt;0,F116*G$2/(100+G$2),&quot; &quot;))" table:style-name="ce85">
            <text:p><text:s/></text:p>
          </table:table-cell>
          <table:table-cell office:value-type="string" office:string-value=" " table:formula="msoxl:=IF((F116&lt;&gt;0),F116-G11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7&lt;&gt;0,F117*G$4/100,&quot; &quot;)),IF(F117&lt;&gt;0,F117*G$2/(100+G$2),&quot; &quot;))" table:style-name="ce85">
            <text:p><text:s/></text:p>
          </table:table-cell>
          <table:table-cell office:value-type="string" office:string-value=" " table:formula="msoxl:=IF((F117&lt;&gt;0),F117-G11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8&lt;&gt;0,F118*G$4/100,&quot; &quot;)),IF(F118&lt;&gt;0,F118*G$2/(100+G$2),&quot; &quot;))" table:style-name="ce85">
            <text:p><text:s/></text:p>
          </table:table-cell>
          <table:table-cell office:value-type="string" office:string-value=" " table:formula="msoxl:=IF((F118&lt;&gt;0),F118-G11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9&lt;&gt;0,F119*G$4/100,&quot; &quot;)),IF(F119&lt;&gt;0,F119*G$2/(100+G$2),&quot; &quot;))" table:style-name="ce85">
            <text:p><text:s/></text:p>
          </table:table-cell>
          <table:table-cell office:value-type="string" office:string-value=" " table:formula="msoxl:=IF((F119&lt;&gt;0),F119-G11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0&lt;&gt;0,F120*G$4/100,&quot; &quot;)),IF(F120&lt;&gt;0,F120*G$2/(100+G$2),&quot; &quot;))" table:style-name="ce85">
            <text:p><text:s/></text:p>
          </table:table-cell>
          <table:table-cell office:value-type="string" office:string-value=" " table:formula="msoxl:=IF((F120&lt;&gt;0),F120-G12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1&lt;&gt;0,F121*G$4/100,&quot; &quot;)),IF(F121&lt;&gt;0,F121*G$2/(100+G$2),&quot; &quot;))" table:style-name="ce85">
            <text:p><text:s/></text:p>
          </table:table-cell>
          <table:table-cell office:value-type="string" office:string-value=" " table:formula="msoxl:=IF((F121&lt;&gt;0),F121-G12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2&lt;&gt;0,F122*G$4/100,&quot; &quot;)),IF(F122&lt;&gt;0,F122*G$2/(100+G$2),&quot; &quot;))" table:style-name="ce85">
            <text:p><text:s/></text:p>
          </table:table-cell>
          <table:table-cell office:value-type="string" office:string-value=" " table:formula="msoxl:=IF((F122&lt;&gt;0),F122-G12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3&lt;&gt;0,F123*G$4/100,&quot; &quot;)),IF(F123&lt;&gt;0,F123*G$2/(100+G$2),&quot; &quot;))" table:style-name="ce85">
            <text:p><text:s/></text:p>
          </table:table-cell>
          <table:table-cell office:value-type="string" office:string-value=" " table:formula="msoxl:=IF((F123&lt;&gt;0),F123-G12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4&lt;&gt;0,F124*G$4/100,&quot; &quot;)),IF(F124&lt;&gt;0,F124*G$2/(100+G$2),&quot; &quot;))" table:style-name="ce85">
            <text:p><text:s/></text:p>
          </table:table-cell>
          <table:table-cell office:value-type="string" office:string-value=" " table:formula="msoxl:=IF((F124&lt;&gt;0),F124-G12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5&lt;&gt;0,F125*G$4/100,&quot; &quot;)),IF(F125&lt;&gt;0,F125*G$2/(100+G$2),&quot; &quot;))" table:style-name="ce85">
            <text:p><text:s/></text:p>
          </table:table-cell>
          <table:table-cell office:value-type="string" office:string-value=" " table:formula="msoxl:=IF((F125&lt;&gt;0),F125-G12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6&lt;&gt;0,F126*G$4/100,&quot; &quot;)),IF(F126&lt;&gt;0,F126*G$2/(100+G$2),&quot; &quot;))" table:style-name="ce85">
            <text:p><text:s/></text:p>
          </table:table-cell>
          <table:table-cell office:value-type="string" office:string-value=" " table:formula="msoxl:=IF((F126&lt;&gt;0),F126-G12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7&lt;&gt;0,F127*G$4/100,&quot; &quot;)),IF(F127&lt;&gt;0,F127*G$2/(100+G$2),&quot; &quot;))" table:style-name="ce85">
            <text:p><text:s/></text:p>
          </table:table-cell>
          <table:table-cell office:value-type="string" office:string-value=" " table:formula="msoxl:=IF((F127&lt;&gt;0),F127-G12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8&lt;&gt;0,F128*G$4/100,&quot; &quot;)),IF(F128&lt;&gt;0,F128*G$2/(100+G$2),&quot; &quot;))" table:style-name="ce85">
            <text:p><text:s/></text:p>
          </table:table-cell>
          <table:table-cell office:value-type="string" office:string-value=" " table:formula="msoxl:=IF((F128&lt;&gt;0),F128-G12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9&lt;&gt;0,F129*G$4/100,&quot; &quot;)),IF(F129&lt;&gt;0,F129*G$2/(100+G$2),&quot; &quot;))" table:style-name="ce85">
            <text:p><text:s/></text:p>
          </table:table-cell>
          <table:table-cell office:value-type="string" office:string-value=" " table:formula="msoxl:=IF((F129&lt;&gt;0),F129-G12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0&lt;&gt;0,F130*G$4/100,&quot; &quot;)),IF(F130&lt;&gt;0,F130*G$2/(100+G$2),&quot; &quot;))" table:style-name="ce85">
            <text:p><text:s/></text:p>
          </table:table-cell>
          <table:table-cell office:value-type="string" office:string-value=" " table:formula="msoxl:=IF((F130&lt;&gt;0),F130-G13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1&lt;&gt;0,F131*G$4/100,&quot; &quot;)),IF(F131&lt;&gt;0,F131*G$2/(100+G$2),&quot; &quot;))" table:style-name="ce85">
            <text:p><text:s/></text:p>
          </table:table-cell>
          <table:table-cell office:value-type="string" office:string-value=" " table:formula="msoxl:=IF((F131&lt;&gt;0),F131-G13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2&lt;&gt;0,F132*G$4/100,&quot; &quot;)),IF(F132&lt;&gt;0,F132*G$2/(100+G$2),&quot; &quot;))" table:style-name="ce85">
            <text:p><text:s/></text:p>
          </table:table-cell>
          <table:table-cell office:value-type="string" office:string-value=" " table:formula="msoxl:=IF((F132&lt;&gt;0),F132-G13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3&lt;&gt;0,F133*G$4/100,&quot; &quot;)),IF(F133&lt;&gt;0,F133*G$2/(100+G$2),&quot; &quot;))" table:style-name="ce85">
            <text:p><text:s/></text:p>
          </table:table-cell>
          <table:table-cell office:value-type="string" office:string-value=" " table:formula="msoxl:=IF((F133&lt;&gt;0),F133-G13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4&lt;&gt;0,F134*G$4/100,&quot; &quot;)),IF(F134&lt;&gt;0,F134*G$2/(100+G$2),&quot; &quot;))" table:style-name="ce85">
            <text:p><text:s/></text:p>
          </table:table-cell>
          <table:table-cell office:value-type="string" office:string-value=" " table:formula="msoxl:=IF((F134&lt;&gt;0),F134-G13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5&lt;&gt;0,F135*G$4/100,&quot; &quot;)),IF(F135&lt;&gt;0,F135*G$2/(100+G$2),&quot; &quot;))" table:style-name="ce85">
            <text:p><text:s/></text:p>
          </table:table-cell>
          <table:table-cell office:value-type="string" office:string-value=" " table:formula="msoxl:=IF((F135&lt;&gt;0),F135-G13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6&lt;&gt;0,F136*G$4/100,&quot; &quot;)),IF(F136&lt;&gt;0,F136*G$2/(100+G$2),&quot; &quot;))" table:style-name="ce85">
            <text:p><text:s/></text:p>
          </table:table-cell>
          <table:table-cell office:value-type="string" office:string-value=" " table:formula="msoxl:=IF((F136&lt;&gt;0),F136-G13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7&lt;&gt;0,F137*G$4/100,&quot; &quot;)),IF(F137&lt;&gt;0,F137*G$2/(100+G$2),&quot; &quot;))" table:style-name="ce85">
            <text:p><text:s/></text:p>
          </table:table-cell>
          <table:table-cell office:value-type="string" office:string-value=" " table:formula="msoxl:=IF((F137&lt;&gt;0),F137-G13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8&lt;&gt;0,F138*G$4/100,&quot; &quot;)),IF(F138&lt;&gt;0,F138*G$2/(100+G$2),&quot; &quot;))" table:style-name="ce85">
            <text:p><text:s/></text:p>
          </table:table-cell>
          <table:table-cell office:value-type="string" office:string-value=" " table:formula="msoxl:=IF((F138&lt;&gt;0),F138-G13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9&lt;&gt;0,F139*G$4/100,&quot; &quot;)),IF(F139&lt;&gt;0,F139*G$2/(100+G$2),&quot; &quot;))" table:style-name="ce85">
            <text:p><text:s/></text:p>
          </table:table-cell>
          <table:table-cell office:value-type="string" office:string-value=" " table:formula="msoxl:=IF((F139&lt;&gt;0),F139-G13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0&lt;&gt;0,F140*G$4/100,&quot; &quot;)),IF(F140&lt;&gt;0,F140*G$2/(100+G$2),&quot; &quot;))" table:style-name="ce85">
            <text:p><text:s/></text:p>
          </table:table-cell>
          <table:table-cell office:value-type="string" office:string-value=" " table:formula="msoxl:=IF((F140&lt;&gt;0),F140-G14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1&lt;&gt;0,F141*G$4/100,&quot; &quot;)),IF(F141&lt;&gt;0,F141*G$2/(100+G$2),&quot; &quot;))" table:style-name="ce85">
            <text:p><text:s/></text:p>
          </table:table-cell>
          <table:table-cell office:value-type="string" office:string-value=" " table:formula="msoxl:=IF((F141&lt;&gt;0),F141-G14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2&lt;&gt;0,F142*G$4/100,&quot; &quot;)),IF(F142&lt;&gt;0,F142*G$2/(100+G$2),&quot; &quot;))" table:style-name="ce85">
            <text:p><text:s/></text:p>
          </table:table-cell>
          <table:table-cell office:value-type="string" office:string-value=" " table:formula="msoxl:=IF((F142&lt;&gt;0),F142-G14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3&lt;&gt;0,F143*G$4/100,&quot; &quot;)),IF(F143&lt;&gt;0,F143*G$2/(100+G$2),&quot; &quot;))" table:style-name="ce85">
            <text:p><text:s/></text:p>
          </table:table-cell>
          <table:table-cell office:value-type="string" office:string-value=" " table:formula="msoxl:=IF((F143&lt;&gt;0),F143-G14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4&lt;&gt;0,F144*G$4/100,&quot; &quot;)),IF(F144&lt;&gt;0,F144*G$2/(100+G$2),&quot; &quot;))" table:style-name="ce85">
            <text:p><text:s/></text:p>
          </table:table-cell>
          <table:table-cell office:value-type="string" office:string-value=" " table:formula="msoxl:=IF((F144&lt;&gt;0),F144-G14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5&lt;&gt;0,F145*G$4/100,&quot; &quot;)),IF(F145&lt;&gt;0,F145*G$2/(100+G$2),&quot; &quot;))" table:style-name="ce85">
            <text:p><text:s/></text:p>
          </table:table-cell>
          <table:table-cell office:value-type="string" office:string-value=" " table:formula="msoxl:=IF((F145&lt;&gt;0),F145-G14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6&lt;&gt;0,F146*G$4/100,&quot; &quot;)),IF(F146&lt;&gt;0,F146*G$2/(100+G$2),&quot; &quot;))" table:style-name="ce85">
            <text:p><text:s/></text:p>
          </table:table-cell>
          <table:table-cell office:value-type="string" office:string-value=" " table:formula="msoxl:=IF((F146&lt;&gt;0),F146-G14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7&lt;&gt;0,F147*G$4/100,&quot; &quot;)),IF(F147&lt;&gt;0,F147*G$2/(100+G$2),&quot; &quot;))" table:style-name="ce85">
            <text:p><text:s/></text:p>
          </table:table-cell>
          <table:table-cell office:value-type="string" office:string-value=" " table:formula="msoxl:=IF((F147&lt;&gt;0),F147-G14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8&lt;&gt;0,F148*G$4/100,&quot; &quot;)),IF(F148&lt;&gt;0,F148*G$2/(100+G$2),&quot; &quot;))" table:style-name="ce85">
            <text:p><text:s/></text:p>
          </table:table-cell>
          <table:table-cell office:value-type="string" office:string-value=" " table:formula="msoxl:=IF((F148&lt;&gt;0),F148-G14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9&lt;&gt;0,F149*G$4/100,&quot; &quot;)),IF(F149&lt;&gt;0,F149*G$2/(100+G$2),&quot; &quot;))" table:style-name="ce85">
            <text:p><text:s/></text:p>
          </table:table-cell>
          <table:table-cell office:value-type="string" office:string-value=" " table:formula="msoxl:=IF((F149&lt;&gt;0),F149-G14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0&lt;&gt;0,F150*G$4/100,&quot; &quot;)),IF(F150&lt;&gt;0,F150*G$2/(100+G$2),&quot; &quot;))" table:style-name="ce85">
            <text:p><text:s/></text:p>
          </table:table-cell>
          <table:table-cell office:value-type="string" office:string-value=" " table:formula="msoxl:=IF((F150&lt;&gt;0),F150-G15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1&lt;&gt;0,F151*G$4/100,&quot; &quot;)),IF(F151&lt;&gt;0,F151*G$2/(100+G$2),&quot; &quot;))" table:style-name="ce85">
            <text:p><text:s/></text:p>
          </table:table-cell>
          <table:table-cell office:value-type="string" office:string-value=" " table:formula="msoxl:=IF((F151&lt;&gt;0),F151-G15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2&lt;&gt;0,F152*G$4/100,&quot; &quot;)),IF(F152&lt;&gt;0,F152*G$2/(100+G$2),&quot; &quot;))" table:style-name="ce85">
            <text:p><text:s/></text:p>
          </table:table-cell>
          <table:table-cell office:value-type="string" office:string-value=" " table:formula="msoxl:=IF((F152&lt;&gt;0),F152-G15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3&lt;&gt;0,F153*G$4/100,&quot; &quot;)),IF(F153&lt;&gt;0,F153*G$2/(100+G$2),&quot; &quot;))" table:style-name="ce85">
            <text:p><text:s/></text:p>
          </table:table-cell>
          <table:table-cell office:value-type="string" office:string-value=" " table:formula="msoxl:=IF((F153&lt;&gt;0),F153-G15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4&lt;&gt;0,F154*G$4/100,&quot; &quot;)),IF(F154&lt;&gt;0,F154*G$2/(100+G$2),&quot; &quot;))" table:style-name="ce85">
            <text:p><text:s/></text:p>
          </table:table-cell>
          <table:table-cell office:value-type="string" office:string-value=" " table:formula="msoxl:=IF((F154&lt;&gt;0),F154-G15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5&lt;&gt;0,F155*G$4/100,&quot; &quot;)),IF(F155&lt;&gt;0,F155*G$2/(100+G$2),&quot; &quot;))" table:style-name="ce85">
            <text:p><text:s/></text:p>
          </table:table-cell>
          <table:table-cell office:value-type="string" office:string-value=" " table:formula="msoxl:=IF((F155&lt;&gt;0),F155-G15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6&lt;&gt;0,F156*G$4/100,&quot; &quot;)),IF(F156&lt;&gt;0,F156*G$2/(100+G$2),&quot; &quot;))" table:style-name="ce85">
            <text:p><text:s/></text:p>
          </table:table-cell>
          <table:table-cell office:value-type="string" office:string-value=" " table:formula="msoxl:=IF((F156&lt;&gt;0),F156-G15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7&lt;&gt;0,F157*G$4/100,&quot; &quot;)),IF(F157&lt;&gt;0,F157*G$2/(100+G$2),&quot; &quot;))" table:style-name="ce85">
            <text:p><text:s/></text:p>
          </table:table-cell>
          <table:table-cell office:value-type="string" office:string-value=" " table:formula="msoxl:=IF((F157&lt;&gt;0),F157-G15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8&lt;&gt;0,F158*G$4/100,&quot; &quot;)),IF(F158&lt;&gt;0,F158*G$2/(100+G$2),&quot; &quot;))" table:style-name="ce85">
            <text:p><text:s/></text:p>
          </table:table-cell>
          <table:table-cell office:value-type="string" office:string-value=" " table:formula="msoxl:=IF((F158&lt;&gt;0),F158-G15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9&lt;&gt;0,F159*G$4/100,&quot; &quot;)),IF(F159&lt;&gt;0,F159*G$2/(100+G$2),&quot; &quot;))" table:style-name="ce85">
            <text:p><text:s/></text:p>
          </table:table-cell>
          <table:table-cell office:value-type="string" office:string-value=" " table:formula="msoxl:=IF((F159&lt;&gt;0),F159-G15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0&lt;&gt;0,F160*G$4/100,&quot; &quot;)),IF(F160&lt;&gt;0,F160*G$2/(100+G$2),&quot; &quot;))" table:style-name="ce85">
            <text:p><text:s/></text:p>
          </table:table-cell>
          <table:table-cell office:value-type="string" office:string-value=" " table:formula="msoxl:=IF((F160&lt;&gt;0),F160-G16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1&lt;&gt;0,F161*G$4/100,&quot; &quot;)),IF(F161&lt;&gt;0,F161*G$2/(100+G$2),&quot; &quot;))" table:style-name="ce85">
            <text:p><text:s/></text:p>
          </table:table-cell>
          <table:table-cell office:value-type="string" office:string-value=" " table:formula="msoxl:=IF((F161&lt;&gt;0),F161-G16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2&lt;&gt;0,F162*G$4/100,&quot; &quot;)),IF(F162&lt;&gt;0,F162*G$2/(100+G$2),&quot; &quot;))" table:style-name="ce85">
            <text:p><text:s/></text:p>
          </table:table-cell>
          <table:table-cell office:value-type="string" office:string-value=" " table:formula="msoxl:=IF((F162&lt;&gt;0),F162-G16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3&lt;&gt;0,F163*G$4/100,&quot; &quot;)),IF(F163&lt;&gt;0,F163*G$2/(100+G$2),&quot; &quot;))" table:style-name="ce85">
            <text:p><text:s/></text:p>
          </table:table-cell>
          <table:table-cell office:value-type="string" office:string-value=" " table:formula="msoxl:=IF((F163&lt;&gt;0),F163-G16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4&lt;&gt;0,F164*G$4/100,&quot; &quot;)),IF(F164&lt;&gt;0,F164*G$2/(100+G$2),&quot; &quot;))" table:style-name="ce85">
            <text:p><text:s/></text:p>
          </table:table-cell>
          <table:table-cell office:value-type="string" office:string-value=" " table:formula="msoxl:=IF((F164&lt;&gt;0),F164-G16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5&lt;&gt;0,F165*G$4/100,&quot; &quot;)),IF(F165&lt;&gt;0,F165*G$2/(100+G$2),&quot; &quot;))" table:style-name="ce85">
            <text:p><text:s/></text:p>
          </table:table-cell>
          <table:table-cell office:value-type="string" office:string-value=" " table:formula="msoxl:=IF((F165&lt;&gt;0),F165-G16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6&lt;&gt;0,F166*G$4/100,&quot; &quot;)),IF(F166&lt;&gt;0,F166*G$2/(100+G$2),&quot; &quot;))" table:style-name="ce85">
            <text:p><text:s/></text:p>
          </table:table-cell>
          <table:table-cell office:value-type="string" office:string-value=" " table:formula="msoxl:=IF((F166&lt;&gt;0),F166-G16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7&lt;&gt;0,F167*G$4/100,&quot; &quot;)),IF(F167&lt;&gt;0,F167*G$2/(100+G$2),&quot; &quot;))" table:style-name="ce85">
            <text:p><text:s/></text:p>
          </table:table-cell>
          <table:table-cell office:value-type="string" office:string-value=" " table:formula="msoxl:=IF((F167&lt;&gt;0),F167-G16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8&lt;&gt;0,F168*G$4/100,&quot; &quot;)),IF(F168&lt;&gt;0,F168*G$2/(100+G$2),&quot; &quot;))" table:style-name="ce85">
            <text:p><text:s/></text:p>
          </table:table-cell>
          <table:table-cell office:value-type="string" office:string-value=" " table:formula="msoxl:=IF((F168&lt;&gt;0),F168-G16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9&lt;&gt;0,F169*G$4/100,&quot; &quot;)),IF(F169&lt;&gt;0,F169*G$2/(100+G$2),&quot; &quot;))" table:style-name="ce85">
            <text:p><text:s/></text:p>
          </table:table-cell>
          <table:table-cell office:value-type="string" office:string-value=" " table:formula="msoxl:=IF((F169&lt;&gt;0),F169-G16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0&lt;&gt;0,F170*G$4/100,&quot; &quot;)),IF(F170&lt;&gt;0,F170*G$2/(100+G$2),&quot; &quot;))" table:style-name="ce85">
            <text:p><text:s/></text:p>
          </table:table-cell>
          <table:table-cell office:value-type="string" office:string-value=" " table:formula="msoxl:=IF((F170&lt;&gt;0),F170-G17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1&lt;&gt;0,F171*G$4/100,&quot; &quot;)),IF(F171&lt;&gt;0,F171*G$2/(100+G$2),&quot; &quot;))" table:style-name="ce85">
            <text:p><text:s/></text:p>
          </table:table-cell>
          <table:table-cell office:value-type="string" office:string-value=" " table:formula="msoxl:=IF((F171&lt;&gt;0),F171-G17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2&lt;&gt;0,F172*G$4/100,&quot; &quot;)),IF(F172&lt;&gt;0,F172*G$2/(100+G$2),&quot; &quot;))" table:style-name="ce85">
            <text:p><text:s/></text:p>
          </table:table-cell>
          <table:table-cell office:value-type="string" office:string-value=" " table:formula="msoxl:=IF((F172&lt;&gt;0),F172-G17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3&lt;&gt;0,F173*G$4/100,&quot; &quot;)),IF(F173&lt;&gt;0,F173*G$2/(100+G$2),&quot; &quot;))" table:style-name="ce85">
            <text:p><text:s/></text:p>
          </table:table-cell>
          <table:table-cell office:value-type="string" office:string-value=" " table:formula="msoxl:=IF((F173&lt;&gt;0),F173-G17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4&lt;&gt;0,F174*G$4/100,&quot; &quot;)),IF(F174&lt;&gt;0,F174*G$2/(100+G$2),&quot; &quot;))" table:style-name="ce85">
            <text:p><text:s/></text:p>
          </table:table-cell>
          <table:table-cell office:value-type="string" office:string-value=" " table:formula="msoxl:=IF((F174&lt;&gt;0),F174-G17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5&lt;&gt;0,F175*G$4/100,&quot; &quot;)),IF(F175&lt;&gt;0,F175*G$2/(100+G$2),&quot; &quot;))" table:style-name="ce85">
            <text:p><text:s/></text:p>
          </table:table-cell>
          <table:table-cell office:value-type="string" office:string-value=" " table:formula="msoxl:=IF((F175&lt;&gt;0),F175-G17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6&lt;&gt;0,F176*G$4/100,&quot; &quot;)),IF(F176&lt;&gt;0,F176*G$2/(100+G$2),&quot; &quot;))" table:style-name="ce85">
            <text:p><text:s/></text:p>
          </table:table-cell>
          <table:table-cell office:value-type="string" office:string-value=" " table:formula="msoxl:=IF((F176&lt;&gt;0),F176-G17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7&lt;&gt;0,F177*G$4/100,&quot; &quot;)),IF(F177&lt;&gt;0,F177*G$2/(100+G$2),&quot; &quot;))" table:style-name="ce85">
            <text:p><text:s/></text:p>
          </table:table-cell>
          <table:table-cell office:value-type="string" office:string-value=" " table:formula="msoxl:=IF((F177&lt;&gt;0),F177-G17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8&lt;&gt;0,F178*G$4/100,&quot; &quot;)),IF(F178&lt;&gt;0,F178*G$2/(100+G$2),&quot; &quot;))" table:style-name="ce85">
            <text:p><text:s/></text:p>
          </table:table-cell>
          <table:table-cell office:value-type="string" office:string-value=" " table:formula="msoxl:=IF((F178&lt;&gt;0),F178-G17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9&lt;&gt;0,F179*G$4/100,&quot; &quot;)),IF(F179&lt;&gt;0,F179*G$2/(100+G$2),&quot; &quot;))" table:style-name="ce85">
            <text:p><text:s/></text:p>
          </table:table-cell>
          <table:table-cell office:value-type="string" office:string-value=" " table:formula="msoxl:=IF((F179&lt;&gt;0),F179-G17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0&lt;&gt;0,F180*G$4/100,&quot; &quot;)),IF(F180&lt;&gt;0,F180*G$2/(100+G$2),&quot; &quot;))" table:style-name="ce85">
            <text:p><text:s/></text:p>
          </table:table-cell>
          <table:table-cell office:value-type="string" office:string-value=" " table:formula="msoxl:=IF((F180&lt;&gt;0),F180-G18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1&lt;&gt;0,F181*G$4/100,&quot; &quot;)),IF(F181&lt;&gt;0,F181*G$2/(100+G$2),&quot; &quot;))" table:style-name="ce85">
            <text:p><text:s/></text:p>
          </table:table-cell>
          <table:table-cell office:value-type="string" office:string-value=" " table:formula="msoxl:=IF((F181&lt;&gt;0),F181-G18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2&lt;&gt;0,F182*G$4/100,&quot; &quot;)),IF(F182&lt;&gt;0,F182*G$2/(100+G$2),&quot; &quot;))" table:style-name="ce85">
            <text:p><text:s/></text:p>
          </table:table-cell>
          <table:table-cell office:value-type="string" office:string-value=" " table:formula="msoxl:=IF((F182&lt;&gt;0),F182-G18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3&lt;&gt;0,F183*G$4/100,&quot; &quot;)),IF(F183&lt;&gt;0,F183*G$2/(100+G$2),&quot; &quot;))" table:style-name="ce85">
            <text:p><text:s/></text:p>
          </table:table-cell>
          <table:table-cell office:value-type="string" office:string-value=" " table:formula="msoxl:=IF((F183&lt;&gt;0),F183-G18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4&lt;&gt;0,F184*G$4/100,&quot; &quot;)),IF(F184&lt;&gt;0,F184*G$2/(100+G$2),&quot; &quot;))" table:style-name="ce85">
            <text:p><text:s/></text:p>
          </table:table-cell>
          <table:table-cell office:value-type="string" office:string-value=" " table:formula="msoxl:=IF((F184&lt;&gt;0),F184-G18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5&lt;&gt;0,F185*G$4/100,&quot; &quot;)),IF(F185&lt;&gt;0,F185*G$2/(100+G$2),&quot; &quot;))" table:style-name="ce85">
            <text:p><text:s/></text:p>
          </table:table-cell>
          <table:table-cell office:value-type="string" office:string-value=" " table:formula="msoxl:=IF((F185&lt;&gt;0),F185-G18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6&lt;&gt;0,F186*G$4/100,&quot; &quot;)),IF(F186&lt;&gt;0,F186*G$2/(100+G$2),&quot; &quot;))" table:style-name="ce85">
            <text:p><text:s/></text:p>
          </table:table-cell>
          <table:table-cell office:value-type="string" office:string-value=" " table:formula="msoxl:=IF((F186&lt;&gt;0),F186-G18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7&lt;&gt;0,F187*G$4/100,&quot; &quot;)),IF(F187&lt;&gt;0,F187*G$2/(100+G$2),&quot; &quot;))" table:style-name="ce85">
            <text:p><text:s/></text:p>
          </table:table-cell>
          <table:table-cell office:value-type="string" office:string-value=" " table:formula="msoxl:=IF((F187&lt;&gt;0),F187-G18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8&lt;&gt;0,F188*G$4/100,&quot; &quot;)),IF(F188&lt;&gt;0,F188*G$2/(100+G$2),&quot; &quot;))" table:style-name="ce85">
            <text:p><text:s/></text:p>
          </table:table-cell>
          <table:table-cell office:value-type="string" office:string-value=" " table:formula="msoxl:=IF((F188&lt;&gt;0),F188-G18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9&lt;&gt;0,F189*G$4/100,&quot; &quot;)),IF(F189&lt;&gt;0,F189*G$2/(100+G$2),&quot; &quot;))" table:style-name="ce85">
            <text:p><text:s/></text:p>
          </table:table-cell>
          <table:table-cell office:value-type="string" office:string-value=" " table:formula="msoxl:=IF((F189&lt;&gt;0),F189-G18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90&lt;&gt;0,F190*G$4/100,&quot; &quot;)),IF(F190&lt;&gt;0,F190*G$2/(100+G$2),&quot; &quot;))" table:style-name="ce85">
            <text:p><text:s/></text:p>
          </table:table-cell>
          <table:table-cell office:value-type="string" office:string-value=" " table:formula="msoxl:=IF((F190&lt;&gt;0),F190-G19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91&lt;&gt;0,F191*G$4/100,&quot; &quot;)),IF(F191&lt;&gt;0,F191*G$2/(100+G$2),&quot; &quot;))" table:style-name="ce85">
            <text:p><text:s/></text:p>
          </table:table-cell>
          <table:table-cell office:value-type="string" office:string-value=" " table:formula="msoxl:=IF((F191&lt;&gt;0),F191-G19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92&lt;&gt;0,F192*G$4/100,&quot; &quot;)),IF(F192&lt;&gt;0,F192*G$2/(100+G$2),&quot; &quot;))" table:style-name="ce85">
            <text:p><text:s/></text:p>
          </table:table-cell>
          <table:table-cell office:value-type="string" office:string-value=" " table:formula="msoxl:=IF((F192&lt;&gt;0),F192-G19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3&lt;&gt;0,F193*G$4/100,&quot; &quot;)),IF(F193&lt;&gt;0,F193*G$2/(100+G$2),&quot; &quot;))" table:style-name="ce85">
            <text:p><text:s/></text:p>
          </table:table-cell>
          <table:table-cell office:value-type="string" office:string-value=" " table:formula="msoxl:=IF((F193&lt;&gt;0),F193-G19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4&lt;&gt;0,F194*G$4/100,&quot; &quot;)),IF(F194&lt;&gt;0,F194*G$2/(100+G$2),&quot; &quot;))" table:style-name="ce85">
            <text:p><text:s/></text:p>
          </table:table-cell>
          <table:table-cell office:value-type="string" office:string-value=" " table:formula="msoxl:=IF((F194&lt;&gt;0),F194-G19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5&lt;&gt;0,F195*G$4/100,&quot; &quot;)),IF(F195&lt;&gt;0,F195*G$2/(100+G$2),&quot; &quot;))" table:style-name="ce85">
            <text:p><text:s/></text:p>
          </table:table-cell>
          <table:table-cell office:value-type="string" office:string-value=" " table:formula="msoxl:=IF((F195&lt;&gt;0),F195-G19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6&lt;&gt;0,F196*G$4/100,&quot; &quot;)),IF(F196&lt;&gt;0,F196*G$2/(100+G$2),&quot; &quot;))" table:style-name="ce85">
            <text:p><text:s/></text:p>
          </table:table-cell>
          <table:table-cell office:value-type="string" office:string-value=" " table:formula="msoxl:=IF((F196&lt;&gt;0),F196-G19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7&lt;&gt;0,F197*G$4/100,&quot; &quot;)),IF(F197&lt;&gt;0,F197*G$2/(100+G$2),&quot; &quot;))" table:style-name="ce85">
            <text:p><text:s/></text:p>
          </table:table-cell>
          <table:table-cell office:value-type="string" office:string-value=" " table:formula="msoxl:=IF((F197&lt;&gt;0),F197-G19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8&lt;&gt;0,F198*G$4/100,&quot; &quot;)),IF(F198&lt;&gt;0,F198*G$2/(100+G$2),&quot; &quot;))" table:style-name="ce85">
            <text:p><text:s/></text:p>
          </table:table-cell>
          <table:table-cell office:value-type="string" office:string-value=" " table:formula="msoxl:=IF((F198&lt;&gt;0),F198-G19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9&lt;&gt;0,F199*G$4/100,&quot; &quot;)),IF(F199&lt;&gt;0,F199*G$2/(100+G$2),&quot; &quot;))" table:style-name="ce85">
            <text:p><text:s/></text:p>
          </table:table-cell>
          <table:table-cell office:value-type="string" office:string-value=" " table:formula="msoxl:=IF((F199&lt;&gt;0),F199-G199,&quot; &quot;)" table:style-name="ce85">
            <text:p><text:s/></text:p>
          </table:table-cell>
          <table:table-cell table:number-columns-repeated="16376"/>
        </table:table-row>
        <table:table-row table:style-name="ro3">
          <table:table-cell table:style-name="ce96"/>
          <table:table-cell table:style-name="ce95"/>
          <table:table-cell table:style-name="ce94"/>
          <table:table-cell table:number-columns-repeated="2" table:style-name="ce93"/>
          <table:table-cell table:style-name="ce92"/>
          <table:table-cell office:value-type="string" office:string-value=" " table:formula="msoxl:=IF(G$4&gt;0,(IF(F200&lt;&gt;0,F200*G$4/100,&quot; &quot;)),IF(F200&lt;&gt;0,F200*G$2/(100+G$2),&quot; &quot;))" table:style-name="ce91">
            <text:p><text:s/></text:p>
          </table:table-cell>
          <table:table-cell office:value-type="string" office:string-value=" " table:formula="msoxl:=IF((F200&lt;&gt;0),F200-G200,&quot; &quot;)" table:style-name="ce91">
            <text:p><text:s/></text:p>
          </table:table-cell>
          <table:table-cell table:number-columns-repeated="16376"/>
        </table:table-row>
        <table:table-row table:style-name="ro5">
          <table:table-cell office:value-type="string" table:style-name="ce83">
            <text:p>Entries below this row are not included in Row 1 Totals</text:p>
          </table:table-cell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table:number-columns-repeated="2" table:style-name="ce85"/>
          <table:table-cell table:number-columns-repeated="16376"/>
        </table:table-row>
        <table:table-row table:number-rows-repeated="7"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table:number-columns-repeated="2" table:style-name="ce85"/>
          <table:table-cell table:number-columns-repeated="16376"/>
        </table:table-row>
        <table:table-row table:number-rows-repeated="400" table:style-name="ro5">
          <table:table-cell table:number-columns-repeated="6"/>
          <table:table-cell table:number-columns-repeated="2" table:style-name="ce85"/>
          <table:table-cell table:number-columns-repeated="16376"/>
        </table:table-row>
        <table:table-row table:number-rows-repeated="11"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table:number-columns-repeated="2" table:style-name="ce85"/>
          <table:table-cell table:number-columns-repeated="16376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86"/>
          <table:table-cell table:number-columns-repeated="2" table:style-name="ce85"/>
          <table:table-cell table:number-columns-repeated="16376"/>
        </table:table-row>
        <table:table-row table:number-rows-repeated="379" table:style-name="ro5">
          <table:table-cell table:number-columns-repeated="16384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number-columns-repeated="3" table:style-name="ce79"/>
          <table:table-cell table:number-columns-repeated="16376" table:style-name="ce84"/>
        </table:table-row>
        <table:table-row table:number-rows-repeated="1047576" table:style-name="ro5">
          <table:table-cell table:number-columns-repeated="16384"/>
        </table:table-row>
      </table:table>
      <table:table table:name="S0711" table:style-name="ta4">
        <table:table-column table:style-name="co9" table:default-cell-style-name="ce83"/>
        <table:table-column table:style-name="co15" table:default-cell-style-name="ce82"/>
        <table:table-column table:style-name="co16" table:default-cell-style-name="ce81"/>
        <table:table-column table:style-name="co21" table:default-cell-style-name="ce80"/>
        <table:table-column table:style-name="co18" table:default-cell-style-name="ce80"/>
        <table:table-column table:style-name="co3" table:default-cell-style-name="ce79"/>
        <table:table-column table:style-name="co19" table:default-cell-style-name="ce79"/>
        <table:table-column table:style-name="co3" table:default-cell-style-name="ce79"/>
        <table:table-column table:style-name="co9" table:number-columns-repeated="16376" table:default-cell-style-name="ce78"/>
        <table:table-row table:style-name="ro8">
          <table:table-cell office:value-type="string" table:number-columns-spanned="3" table:number-rows-spanned="1" table:style-name="ce195">
            <text:p>USE FOR VAT PERIODS OUTSIDE FINANCIAL YEAR</text:p>
          </table:table-cell>
          <table:covered-table-cell table:number-columns-repeated="2"/>
          <table:table-cell office:value-type="string" table:number-columns-spanned="2" table:number-rows-spanned="1" table:style-name="ce194">
            <text:p>Total for Month</text:p>
          </table:table-cell>
          <table:covered-table-cell/>
          <table:table-cell office:value-type="float" office:value="0" table:formula="msoxl:=SUM(F5:F500)" table:style-name="ce99">
            <text:p>0.00<text:s/></text:p>
          </table:table-cell>
          <table:table-cell office:value-type="float" office:value="0" table:formula="msoxl:=SUM(G5:G500)" table:style-name="ce99">
            <text:p>0.00<text:s/></text:p>
          </table:table-cell>
          <table:table-cell office:value-type="float" office:value="0" table:formula="msoxl:=SUM(H5:H500)" table:style-name="ce99">
            <text:p>0.00<text:s/></text:p>
          </table:table-cell>
          <table:table-cell table:number-columns-repeated="16376" table:style-name="ce98"/>
        </table:table-row>
        <table:table-row table:style-name="ro14">
          <table:table-cell office:value-type="string" table:number-columns-spanned="1" table:number-rows-spanned="3" table:style-name="ce163">
            <text:p>Sales <text:s text:c="5"/>Date</text:p>
          </table:table-cell>
          <table:table-cell office:value-type="string" table:number-columns-spanned="1" table:number-rows-spanned="3" table:style-name="ce161">
            <text:p>Customer Name</text:p>
          </table:table-cell>
          <table:table-cell office:value-type="string" table:number-columns-spanned="1" table:number-rows-spanned="3" table:style-name="ce166">
            <text:p>Sales Invoice Number or reference</text:p>
          </table:table-cell>
          <table:table-cell office:value-type="string" table:number-columns-spanned="1" table:number-rows-spanned="3" table:style-name="ce165">
            <text:p>Sales <text:s text:c="12"/>Description</text:p>
          </table:table-cell>
          <table:table-cell table:number-columns-spanned="1" table:number-rows-spanned="3" table:style-name="ce174"/>
          <table:table-cell office:value-type="string" table:number-columns-spanned="1" table:number-rows-spanned="3" table:style-name="ce161">
            <text:p>Sales Value including <text:s text:c="2"/>Vat</text:p>
          </table:table-cell>
          <table:table-cell office:value-type="float" office:value="20" table:formula="msoxl:='C:\Users\acartwright\Personal\diy\working copy - 2011 packages\UK 2011-05-31 (May11) Company OO\[Sales.ods]ClosingDebtors'!$G$2" table:style-name="ce138">
            <text:p>20.00<text:s/></text:p>
          </table:table-cell>
          <table:table-cell office:value-type="string" table:number-columns-spanned="1" table:number-rows-spanned="3" table:style-name="ce161">
            <text:p>Sales <text:s text:c="8"/>Net of Vat</text:p>
          </table:table-cell>
          <table:table-cell table:number-columns-repeated="16376" table:style-name="ce98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37">
            <text:p>Vat <text:s text:c="6"/>Output</text:p>
          </table:table-cell>
          <table:covered-table-cell/>
          <table:table-cell table:number-columns-repeated="16376" table:style-name="ce9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0" table:formula="msoxl:='C:\Users\acartwright\Personal\diy\working copy - 2011 packages\UK 2011-05-31 (May11) Company OO\[Sales.ods]ClosingDebtors'!$G$4" table:style-name="ce139">
            <text:p>0.00<text:s/></text:p>
          </table:table-cell>
          <table:covered-table-cell/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5&lt;&gt;0,F5*G$4/100,&quot; &quot;)),IF(F5&lt;&gt;0,F5*G$2/(100+G$2),&quot; &quot;))" table:style-name="ce85">
            <text:p><text:s/></text:p>
          </table:table-cell>
          <table:table-cell office:value-type="string" office:string-value=" " table:formula="msoxl:=IF((F5&lt;&gt;0),F5-G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6&lt;&gt;0,F6*G$4/100,&quot; &quot;)),IF(F6&lt;&gt;0,F6*G$2/(100+G$2),&quot; &quot;))" table:style-name="ce85">
            <text:p><text:s/></text:p>
          </table:table-cell>
          <table:table-cell office:value-type="string" office:string-value=" " table:formula="msoxl:=IF((F6&lt;&gt;0),F6-G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7&lt;&gt;0,F7*G$4/100,&quot; &quot;)),IF(F7&lt;&gt;0,F7*G$2/(100+G$2),&quot; &quot;))" table:style-name="ce85">
            <text:p><text:s/></text:p>
          </table:table-cell>
          <table:table-cell office:value-type="string" office:string-value=" " table:formula="msoxl:=IF((F7&lt;&gt;0),F7-G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8&lt;&gt;0,F8*G$4/100,&quot; &quot;)),IF(F8&lt;&gt;0,F8*G$2/(100+G$2),&quot; &quot;))" table:style-name="ce85">
            <text:p><text:s/></text:p>
          </table:table-cell>
          <table:table-cell office:value-type="string" office:string-value=" " table:formula="msoxl:=IF((F8&lt;&gt;0),F8-G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9&lt;&gt;0,F9*G$4/100,&quot; &quot;)),IF(F9&lt;&gt;0,F9*G$2/(100+G$2),&quot; &quot;))" table:style-name="ce85">
            <text:p><text:s/></text:p>
          </table:table-cell>
          <table:table-cell office:value-type="string" office:string-value=" " table:formula="msoxl:=IF((F9&lt;&gt;0),F9-G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0&lt;&gt;0,F10*G$4/100,&quot; &quot;)),IF(F10&lt;&gt;0,F10*G$2/(100+G$2),&quot; &quot;))" table:style-name="ce85">
            <text:p><text:s/></text:p>
          </table:table-cell>
          <table:table-cell office:value-type="string" office:string-value=" " table:formula="msoxl:=IF((F10&lt;&gt;0),F10-G1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1&lt;&gt;0,F11*G$4/100,&quot; &quot;)),IF(F11&lt;&gt;0,F11*G$2/(100+G$2),&quot; &quot;))" table:style-name="ce85">
            <text:p><text:s/></text:p>
          </table:table-cell>
          <table:table-cell office:value-type="string" office:string-value=" " table:formula="msoxl:=IF((F11&lt;&gt;0),F11-G1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2&lt;&gt;0,F12*G$4/100,&quot; &quot;)),IF(F12&lt;&gt;0,F12*G$2/(100+G$2),&quot; &quot;))" table:style-name="ce85">
            <text:p><text:s/></text:p>
          </table:table-cell>
          <table:table-cell office:value-type="string" office:string-value=" " table:formula="msoxl:=IF((F12&lt;&gt;0),F12-G1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3&lt;&gt;0,F13*G$4/100,&quot; &quot;)),IF(F13&lt;&gt;0,F13*G$2/(100+G$2),&quot; &quot;))" table:style-name="ce85">
            <text:p><text:s/></text:p>
          </table:table-cell>
          <table:table-cell office:value-type="string" office:string-value=" " table:formula="msoxl:=IF((F13&lt;&gt;0),F13-G1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4&lt;&gt;0,F14*G$4/100,&quot; &quot;)),IF(F14&lt;&gt;0,F14*G$2/(100+G$2),&quot; &quot;))" table:style-name="ce85">
            <text:p><text:s/></text:p>
          </table:table-cell>
          <table:table-cell office:value-type="string" office:string-value=" " table:formula="msoxl:=IF((F14&lt;&gt;0),F14-G1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5&lt;&gt;0,F15*G$4/100,&quot; &quot;)),IF(F15&lt;&gt;0,F15*G$2/(100+G$2),&quot; &quot;))" table:style-name="ce85">
            <text:p><text:s/></text:p>
          </table:table-cell>
          <table:table-cell office:value-type="string" office:string-value=" " table:formula="msoxl:=IF((F15&lt;&gt;0),F15-G15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6&lt;&gt;0,F16*G$4/100,&quot; &quot;)),IF(F16&lt;&gt;0,F16*G$2/(100+G$2),&quot; &quot;))" table:style-name="ce85">
            <text:p><text:s/></text:p>
          </table:table-cell>
          <table:table-cell office:value-type="string" office:string-value=" " table:formula="msoxl:=IF((F16&lt;&gt;0),F16-G16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7&lt;&gt;0,F17*G$4/100,&quot; &quot;)),IF(F17&lt;&gt;0,F17*G$2/(100+G$2),&quot; &quot;))" table:style-name="ce85">
            <text:p><text:s/></text:p>
          </table:table-cell>
          <table:table-cell office:value-type="string" office:string-value=" " table:formula="msoxl:=IF((F17&lt;&gt;0),F17-G17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8&lt;&gt;0,F18*G$4/100,&quot; &quot;)),IF(F18&lt;&gt;0,F18*G$2/(100+G$2),&quot; &quot;))" table:style-name="ce85">
            <text:p><text:s/></text:p>
          </table:table-cell>
          <table:table-cell office:value-type="string" office:string-value=" " table:formula="msoxl:=IF((F18&lt;&gt;0),F18-G18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79"/>
          <table:table-cell office:value-type="string" office:string-value=" " table:formula="msoxl:=IF(G$4&gt;0,(IF(F19&lt;&gt;0,F19*G$4/100,&quot; &quot;)),IF(F19&lt;&gt;0,F19*G$2/(100+G$2),&quot; &quot;))" table:style-name="ce85">
            <text:p><text:s/></text:p>
          </table:table-cell>
          <table:table-cell office:value-type="string" office:string-value=" " table:formula="msoxl:=IF((F19&lt;&gt;0),F19-G19,&quot; &quot;)" table:style-name="ce85">
            <text:p><text:s/></text:p>
          </table:table-cell>
          <table:table-cell table:number-columns-repeated="16376" table:style-name="ce84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0&lt;&gt;0,F20*G$4/100,&quot; &quot;)),IF(F20&lt;&gt;0,F20*G$2/(100+G$2),&quot; &quot;))" table:style-name="ce85">
            <text:p><text:s/></text:p>
          </table:table-cell>
          <table:table-cell office:value-type="string" office:string-value=" " table:formula="msoxl:=IF((F20&lt;&gt;0),F20-G2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1&lt;&gt;0,F21*G$4/100,&quot; &quot;)),IF(F21&lt;&gt;0,F21*G$2/(100+G$2),&quot; &quot;))" table:style-name="ce85">
            <text:p><text:s/></text:p>
          </table:table-cell>
          <table:table-cell office:value-type="string" office:string-value=" " table:formula="msoxl:=IF((F21&lt;&gt;0),F21-G2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2&lt;&gt;0,F22*G$4/100,&quot; &quot;)),IF(F22&lt;&gt;0,F22*G$2/(100+G$2),&quot; &quot;))" table:style-name="ce85">
            <text:p><text:s/></text:p>
          </table:table-cell>
          <table:table-cell office:value-type="string" office:string-value=" " table:formula="msoxl:=IF((F22&lt;&gt;0),F22-G2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3&lt;&gt;0,F23*G$4/100,&quot; &quot;)),IF(F23&lt;&gt;0,F23*G$2/(100+G$2),&quot; &quot;))" table:style-name="ce85">
            <text:p><text:s/></text:p>
          </table:table-cell>
          <table:table-cell office:value-type="string" office:string-value=" " table:formula="msoxl:=IF((F23&lt;&gt;0),F23-G2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4&lt;&gt;0,F24*G$4/100,&quot; &quot;)),IF(F24&lt;&gt;0,F24*G$2/(100+G$2),&quot; &quot;))" table:style-name="ce85">
            <text:p><text:s/></text:p>
          </table:table-cell>
          <table:table-cell office:value-type="string" office:string-value=" " table:formula="msoxl:=IF((F24&lt;&gt;0),F24-G2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5&lt;&gt;0,F25*G$4/100,&quot; &quot;)),IF(F25&lt;&gt;0,F25*G$2/(100+G$2),&quot; &quot;))" table:style-name="ce85">
            <text:p><text:s/></text:p>
          </table:table-cell>
          <table:table-cell office:value-type="string" office:string-value=" " table:formula="msoxl:=IF((F25&lt;&gt;0),F25-G2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6&lt;&gt;0,F26*G$4/100,&quot; &quot;)),IF(F26&lt;&gt;0,F26*G$2/(100+G$2),&quot; &quot;))" table:style-name="ce85">
            <text:p><text:s/></text:p>
          </table:table-cell>
          <table:table-cell office:value-type="string" office:string-value=" " table:formula="msoxl:=IF((F26&lt;&gt;0),F26-G2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7&lt;&gt;0,F27*G$4/100,&quot; &quot;)),IF(F27&lt;&gt;0,F27*G$2/(100+G$2),&quot; &quot;))" table:style-name="ce85">
            <text:p><text:s/></text:p>
          </table:table-cell>
          <table:table-cell office:value-type="string" office:string-value=" " table:formula="msoxl:=IF((F27&lt;&gt;0),F27-G2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8&lt;&gt;0,F28*G$4/100,&quot; &quot;)),IF(F28&lt;&gt;0,F28*G$2/(100+G$2),&quot; &quot;))" table:style-name="ce85">
            <text:p><text:s/></text:p>
          </table:table-cell>
          <table:table-cell office:value-type="string" office:string-value=" " table:formula="msoxl:=IF((F28&lt;&gt;0),F28-G2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29&lt;&gt;0,F29*G$4/100,&quot; &quot;)),IF(F29&lt;&gt;0,F29*G$2/(100+G$2),&quot; &quot;))" table:style-name="ce85">
            <text:p><text:s/></text:p>
          </table:table-cell>
          <table:table-cell office:value-type="string" office:string-value=" " table:formula="msoxl:=IF((F29&lt;&gt;0),F29-G2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30&lt;&gt;0,F30*G$4/100,&quot; &quot;)),IF(F30&lt;&gt;0,F30*G$2/(100+G$2),&quot; &quot;))" table:style-name="ce85">
            <text:p><text:s/></text:p>
          </table:table-cell>
          <table:table-cell office:value-type="string" office:string-value=" " table:formula="msoxl:=IF((F30&lt;&gt;0),F30-G3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31&lt;&gt;0,F31*G$4/100,&quot; &quot;)),IF(F31&lt;&gt;0,F31*G$2/(100+G$2),&quot; &quot;))" table:style-name="ce85">
            <text:p><text:s/></text:p>
          </table:table-cell>
          <table:table-cell office:value-type="string" office:string-value=" " table:formula="msoxl:=IF((F31&lt;&gt;0),F31-G3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32&lt;&gt;0,F32*G$4/100,&quot; &quot;)),IF(F32&lt;&gt;0,F32*G$2/(100+G$2),&quot; &quot;))" table:style-name="ce85">
            <text:p><text:s/></text:p>
          </table:table-cell>
          <table:table-cell office:value-type="string" office:string-value=" " table:formula="msoxl:=IF((F32&lt;&gt;0),F32-G3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3&lt;&gt;0,F33*G$4/100,&quot; &quot;)),IF(F33&lt;&gt;0,F33*G$2/(100+G$2),&quot; &quot;))" table:style-name="ce85">
            <text:p><text:s/></text:p>
          </table:table-cell>
          <table:table-cell office:value-type="string" office:string-value=" " table:formula="msoxl:=IF((F33&lt;&gt;0),F33-G3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4&lt;&gt;0,F34*G$4/100,&quot; &quot;)),IF(F34&lt;&gt;0,F34*G$2/(100+G$2),&quot; &quot;))" table:style-name="ce85">
            <text:p><text:s/></text:p>
          </table:table-cell>
          <table:table-cell office:value-type="string" office:string-value=" " table:formula="msoxl:=IF((F34&lt;&gt;0),F34-G3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5&lt;&gt;0,F35*G$4/100,&quot; &quot;)),IF(F35&lt;&gt;0,F35*G$2/(100+G$2),&quot; &quot;))" table:style-name="ce85">
            <text:p><text:s/></text:p>
          </table:table-cell>
          <table:table-cell office:value-type="string" office:string-value=" " table:formula="msoxl:=IF((F35&lt;&gt;0),F35-G3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6&lt;&gt;0,F36*G$4/100,&quot; &quot;)),IF(F36&lt;&gt;0,F36*G$2/(100+G$2),&quot; &quot;))" table:style-name="ce85">
            <text:p><text:s/></text:p>
          </table:table-cell>
          <table:table-cell office:value-type="string" office:string-value=" " table:formula="msoxl:=IF((F36&lt;&gt;0),F36-G3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7&lt;&gt;0,F37*G$4/100,&quot; &quot;)),IF(F37&lt;&gt;0,F37*G$2/(100+G$2),&quot; &quot;))" table:style-name="ce85">
            <text:p><text:s/></text:p>
          </table:table-cell>
          <table:table-cell office:value-type="string" office:string-value=" " table:formula="msoxl:=IF((F37&lt;&gt;0),F37-G3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8&lt;&gt;0,F38*G$4/100,&quot; &quot;)),IF(F38&lt;&gt;0,F38*G$2/(100+G$2),&quot; &quot;))" table:style-name="ce85">
            <text:p><text:s/></text:p>
          </table:table-cell>
          <table:table-cell office:value-type="string" office:string-value=" " table:formula="msoxl:=IF((F38&lt;&gt;0),F38-G3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39&lt;&gt;0,F39*G$4/100,&quot; &quot;)),IF(F39&lt;&gt;0,F39*G$2/(100+G$2),&quot; &quot;))" table:style-name="ce85">
            <text:p><text:s/></text:p>
          </table:table-cell>
          <table:table-cell office:value-type="string" office:string-value=" " table:formula="msoxl:=IF((F39&lt;&gt;0),F39-G3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0&lt;&gt;0,F40*G$4/100,&quot; &quot;)),IF(F40&lt;&gt;0,F40*G$2/(100+G$2),&quot; &quot;))" table:style-name="ce85">
            <text:p><text:s/></text:p>
          </table:table-cell>
          <table:table-cell office:value-type="string" office:string-value=" " table:formula="msoxl:=IF((F40&lt;&gt;0),F40-G4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1&lt;&gt;0,F41*G$4/100,&quot; &quot;)),IF(F41&lt;&gt;0,F41*G$2/(100+G$2),&quot; &quot;))" table:style-name="ce85">
            <text:p><text:s/></text:p>
          </table:table-cell>
          <table:table-cell office:value-type="string" office:string-value=" " table:formula="msoxl:=IF((F41&lt;&gt;0),F41-G4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2&lt;&gt;0,F42*G$4/100,&quot; &quot;)),IF(F42&lt;&gt;0,F42*G$2/(100+G$2),&quot; &quot;))" table:style-name="ce85">
            <text:p><text:s/></text:p>
          </table:table-cell>
          <table:table-cell office:value-type="string" office:string-value=" " table:formula="msoxl:=IF((F42&lt;&gt;0),F42-G4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3&lt;&gt;0,F43*G$4/100,&quot; &quot;)),IF(F43&lt;&gt;0,F43*G$2/(100+G$2),&quot; &quot;))" table:style-name="ce85">
            <text:p><text:s/></text:p>
          </table:table-cell>
          <table:table-cell office:value-type="string" office:string-value=" " table:formula="msoxl:=IF((F43&lt;&gt;0),F43-G4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4&lt;&gt;0,F44*G$4/100,&quot; &quot;)),IF(F44&lt;&gt;0,F44*G$2/(100+G$2),&quot; &quot;))" table:style-name="ce85">
            <text:p><text:s/></text:p>
          </table:table-cell>
          <table:table-cell office:value-type="string" office:string-value=" " table:formula="msoxl:=IF((F44&lt;&gt;0),F44-G4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5&lt;&gt;0,F45*G$4/100,&quot; &quot;)),IF(F45&lt;&gt;0,F45*G$2/(100+G$2),&quot; &quot;))" table:style-name="ce85">
            <text:p><text:s/></text:p>
          </table:table-cell>
          <table:table-cell office:value-type="string" office:string-value=" " table:formula="msoxl:=IF((F45&lt;&gt;0),F45-G4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6&lt;&gt;0,F46*G$4/100,&quot; &quot;)),IF(F46&lt;&gt;0,F46*G$2/(100+G$2),&quot; &quot;))" table:style-name="ce85">
            <text:p><text:s/></text:p>
          </table:table-cell>
          <table:table-cell office:value-type="string" office:string-value=" " table:formula="msoxl:=IF((F46&lt;&gt;0),F46-G4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7&lt;&gt;0,F47*G$4/100,&quot; &quot;)),IF(F47&lt;&gt;0,F47*G$2/(100+G$2),&quot; &quot;))" table:style-name="ce85">
            <text:p><text:s/></text:p>
          </table:table-cell>
          <table:table-cell office:value-type="string" office:string-value=" " table:formula="msoxl:=IF((F47&lt;&gt;0),F47-G4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8&lt;&gt;0,F48*G$4/100,&quot; &quot;)),IF(F48&lt;&gt;0,F48*G$2/(100+G$2),&quot; &quot;))" table:style-name="ce85">
            <text:p><text:s/></text:p>
          </table:table-cell>
          <table:table-cell office:value-type="string" office:string-value=" " table:formula="msoxl:=IF((F48&lt;&gt;0),F48-G4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49&lt;&gt;0,F49*G$4/100,&quot; &quot;)),IF(F49&lt;&gt;0,F49*G$2/(100+G$2),&quot; &quot;))" table:style-name="ce85">
            <text:p><text:s/></text:p>
          </table:table-cell>
          <table:table-cell office:value-type="string" office:string-value=" " table:formula="msoxl:=IF((F49&lt;&gt;0),F49-G4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0&lt;&gt;0,F50*G$4/100,&quot; &quot;)),IF(F50&lt;&gt;0,F50*G$2/(100+G$2),&quot; &quot;))" table:style-name="ce85">
            <text:p><text:s/></text:p>
          </table:table-cell>
          <table:table-cell office:value-type="string" office:string-value=" " table:formula="msoxl:=IF((F50&lt;&gt;0),F50-G5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1&lt;&gt;0,F51*G$4/100,&quot; &quot;)),IF(F51&lt;&gt;0,F51*G$2/(100+G$2),&quot; &quot;))" table:style-name="ce85">
            <text:p><text:s/></text:p>
          </table:table-cell>
          <table:table-cell office:value-type="string" office:string-value=" " table:formula="msoxl:=IF((F51&lt;&gt;0),F51-G5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2&lt;&gt;0,F52*G$4/100,&quot; &quot;)),IF(F52&lt;&gt;0,F52*G$2/(100+G$2),&quot; &quot;))" table:style-name="ce85">
            <text:p><text:s/></text:p>
          </table:table-cell>
          <table:table-cell office:value-type="string" office:string-value=" " table:formula="msoxl:=IF((F52&lt;&gt;0),F52-G5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3&lt;&gt;0,F53*G$4/100,&quot; &quot;)),IF(F53&lt;&gt;0,F53*G$2/(100+G$2),&quot; &quot;))" table:style-name="ce85">
            <text:p><text:s/></text:p>
          </table:table-cell>
          <table:table-cell office:value-type="string" office:string-value=" " table:formula="msoxl:=IF((F53&lt;&gt;0),F53-G5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4&lt;&gt;0,F54*G$4/100,&quot; &quot;)),IF(F54&lt;&gt;0,F54*G$2/(100+G$2),&quot; &quot;))" table:style-name="ce85">
            <text:p><text:s/></text:p>
          </table:table-cell>
          <table:table-cell office:value-type="string" office:string-value=" " table:formula="msoxl:=IF((F54&lt;&gt;0),F54-G5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5&lt;&gt;0,F55*G$4/100,&quot; &quot;)),IF(F55&lt;&gt;0,F55*G$2/(100+G$2),&quot; &quot;))" table:style-name="ce85">
            <text:p><text:s/></text:p>
          </table:table-cell>
          <table:table-cell office:value-type="string" office:string-value=" " table:formula="msoxl:=IF((F55&lt;&gt;0),F55-G5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6&lt;&gt;0,F56*G$4/100,&quot; &quot;)),IF(F56&lt;&gt;0,F56*G$2/(100+G$2),&quot; &quot;))" table:style-name="ce85">
            <text:p><text:s/></text:p>
          </table:table-cell>
          <table:table-cell office:value-type="string" office:string-value=" " table:formula="msoxl:=IF((F56&lt;&gt;0),F56-G5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7&lt;&gt;0,F57*G$4/100,&quot; &quot;)),IF(F57&lt;&gt;0,F57*G$2/(100+G$2),&quot; &quot;))" table:style-name="ce85">
            <text:p><text:s/></text:p>
          </table:table-cell>
          <table:table-cell office:value-type="string" office:string-value=" " table:formula="msoxl:=IF((F57&lt;&gt;0),F57-G5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8&lt;&gt;0,F58*G$4/100,&quot; &quot;)),IF(F58&lt;&gt;0,F58*G$2/(100+G$2),&quot; &quot;))" table:style-name="ce85">
            <text:p><text:s/></text:p>
          </table:table-cell>
          <table:table-cell office:value-type="string" office:string-value=" " table:formula="msoxl:=IF((F58&lt;&gt;0),F58-G5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59&lt;&gt;0,F59*G$4/100,&quot; &quot;)),IF(F59&lt;&gt;0,F59*G$2/(100+G$2),&quot; &quot;))" table:style-name="ce85">
            <text:p><text:s/></text:p>
          </table:table-cell>
          <table:table-cell office:value-type="string" office:string-value=" " table:formula="msoxl:=IF((F59&lt;&gt;0),F59-G5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0&lt;&gt;0,F60*G$4/100,&quot; &quot;)),IF(F60&lt;&gt;0,F60*G$2/(100+G$2),&quot; &quot;))" table:style-name="ce85">
            <text:p><text:s/></text:p>
          </table:table-cell>
          <table:table-cell office:value-type="string" office:string-value=" " table:formula="msoxl:=IF((F60&lt;&gt;0),F60-G6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1&lt;&gt;0,F61*G$4/100,&quot; &quot;)),IF(F61&lt;&gt;0,F61*G$2/(100+G$2),&quot; &quot;))" table:style-name="ce85">
            <text:p><text:s/></text:p>
          </table:table-cell>
          <table:table-cell office:value-type="string" office:string-value=" " table:formula="msoxl:=IF((F61&lt;&gt;0),F61-G6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2&lt;&gt;0,F62*G$4/100,&quot; &quot;)),IF(F62&lt;&gt;0,F62*G$2/(100+G$2),&quot; &quot;))" table:style-name="ce85">
            <text:p><text:s/></text:p>
          </table:table-cell>
          <table:table-cell office:value-type="string" office:string-value=" " table:formula="msoxl:=IF((F62&lt;&gt;0),F62-G6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3&lt;&gt;0,F63*G$4/100,&quot; &quot;)),IF(F63&lt;&gt;0,F63*G$2/(100+G$2),&quot; &quot;))" table:style-name="ce85">
            <text:p><text:s/></text:p>
          </table:table-cell>
          <table:table-cell office:value-type="string" office:string-value=" " table:formula="msoxl:=IF((F63&lt;&gt;0),F63-G6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4&lt;&gt;0,F64*G$4/100,&quot; &quot;)),IF(F64&lt;&gt;0,F64*G$2/(100+G$2),&quot; &quot;))" table:style-name="ce85">
            <text:p><text:s/></text:p>
          </table:table-cell>
          <table:table-cell office:value-type="string" office:string-value=" " table:formula="msoxl:=IF((F64&lt;&gt;0),F64-G6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5&lt;&gt;0,F65*G$4/100,&quot; &quot;)),IF(F65&lt;&gt;0,F65*G$2/(100+G$2),&quot; &quot;))" table:style-name="ce85">
            <text:p><text:s/></text:p>
          </table:table-cell>
          <table:table-cell office:value-type="string" office:string-value=" " table:formula="msoxl:=IF((F65&lt;&gt;0),F65-G6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6&lt;&gt;0,F66*G$4/100,&quot; &quot;)),IF(F66&lt;&gt;0,F66*G$2/(100+G$2),&quot; &quot;))" table:style-name="ce85">
            <text:p><text:s/></text:p>
          </table:table-cell>
          <table:table-cell office:value-type="string" office:string-value=" " table:formula="msoxl:=IF((F66&lt;&gt;0),F66-G6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7&lt;&gt;0,F67*G$4/100,&quot; &quot;)),IF(F67&lt;&gt;0,F67*G$2/(100+G$2),&quot; &quot;))" table:style-name="ce85">
            <text:p><text:s/></text:p>
          </table:table-cell>
          <table:table-cell office:value-type="string" office:string-value=" " table:formula="msoxl:=IF((F67&lt;&gt;0),F67-G6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8&lt;&gt;0,F68*G$4/100,&quot; &quot;)),IF(F68&lt;&gt;0,F68*G$2/(100+G$2),&quot; &quot;))" table:style-name="ce85">
            <text:p><text:s/></text:p>
          </table:table-cell>
          <table:table-cell office:value-type="string" office:string-value=" " table:formula="msoxl:=IF((F68&lt;&gt;0),F68-G6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69&lt;&gt;0,F69*G$4/100,&quot; &quot;)),IF(F69&lt;&gt;0,F69*G$2/(100+G$2),&quot; &quot;))" table:style-name="ce85">
            <text:p><text:s/></text:p>
          </table:table-cell>
          <table:table-cell office:value-type="string" office:string-value=" " table:formula="msoxl:=IF((F69&lt;&gt;0),F69-G6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0&lt;&gt;0,F70*G$4/100,&quot; &quot;)),IF(F70&lt;&gt;0,F70*G$2/(100+G$2),&quot; &quot;))" table:style-name="ce85">
            <text:p><text:s/></text:p>
          </table:table-cell>
          <table:table-cell office:value-type="string" office:string-value=" " table:formula="msoxl:=IF((F70&lt;&gt;0),F70-G7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1&lt;&gt;0,F71*G$4/100,&quot; &quot;)),IF(F71&lt;&gt;0,F71*G$2/(100+G$2),&quot; &quot;))" table:style-name="ce85">
            <text:p><text:s/></text:p>
          </table:table-cell>
          <table:table-cell office:value-type="string" office:string-value=" " table:formula="msoxl:=IF((F71&lt;&gt;0),F71-G7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2&lt;&gt;0,F72*G$4/100,&quot; &quot;)),IF(F72&lt;&gt;0,F72*G$2/(100+G$2),&quot; &quot;))" table:style-name="ce85">
            <text:p><text:s/></text:p>
          </table:table-cell>
          <table:table-cell office:value-type="string" office:string-value=" " table:formula="msoxl:=IF((F72&lt;&gt;0),F72-G7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3&lt;&gt;0,F73*G$4/100,&quot; &quot;)),IF(F73&lt;&gt;0,F73*G$2/(100+G$2),&quot; &quot;))" table:style-name="ce85">
            <text:p><text:s/></text:p>
          </table:table-cell>
          <table:table-cell office:value-type="string" office:string-value=" " table:formula="msoxl:=IF((F73&lt;&gt;0),F73-G7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4&lt;&gt;0,F74*G$4/100,&quot; &quot;)),IF(F74&lt;&gt;0,F74*G$2/(100+G$2),&quot; &quot;))" table:style-name="ce85">
            <text:p><text:s/></text:p>
          </table:table-cell>
          <table:table-cell office:value-type="string" office:string-value=" " table:formula="msoxl:=IF((F74&lt;&gt;0),F74-G7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5&lt;&gt;0,F75*G$4/100,&quot; &quot;)),IF(F75&lt;&gt;0,F75*G$2/(100+G$2),&quot; &quot;))" table:style-name="ce85">
            <text:p><text:s/></text:p>
          </table:table-cell>
          <table:table-cell office:value-type="string" office:string-value=" " table:formula="msoxl:=IF((F75&lt;&gt;0),F75-G7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6&lt;&gt;0,F76*G$4/100,&quot; &quot;)),IF(F76&lt;&gt;0,F76*G$2/(100+G$2),&quot; &quot;))" table:style-name="ce85">
            <text:p><text:s/></text:p>
          </table:table-cell>
          <table:table-cell office:value-type="string" office:string-value=" " table:formula="msoxl:=IF((F76&lt;&gt;0),F76-G7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7&lt;&gt;0,F77*G$4/100,&quot; &quot;)),IF(F77&lt;&gt;0,F77*G$2/(100+G$2),&quot; &quot;))" table:style-name="ce85">
            <text:p><text:s/></text:p>
          </table:table-cell>
          <table:table-cell office:value-type="string" office:string-value=" " table:formula="msoxl:=IF((F77&lt;&gt;0),F77-G7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8&lt;&gt;0,F78*G$4/100,&quot; &quot;)),IF(F78&lt;&gt;0,F78*G$2/(100+G$2),&quot; &quot;))" table:style-name="ce85">
            <text:p><text:s/></text:p>
          </table:table-cell>
          <table:table-cell office:value-type="string" office:string-value=" " table:formula="msoxl:=IF((F78&lt;&gt;0),F78-G7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79&lt;&gt;0,F79*G$4/100,&quot; &quot;)),IF(F79&lt;&gt;0,F79*G$2/(100+G$2),&quot; &quot;))" table:style-name="ce85">
            <text:p><text:s/></text:p>
          </table:table-cell>
          <table:table-cell office:value-type="string" office:string-value=" " table:formula="msoxl:=IF((F79&lt;&gt;0),F79-G7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0&lt;&gt;0,F80*G$4/100,&quot; &quot;)),IF(F80&lt;&gt;0,F80*G$2/(100+G$2),&quot; &quot;))" table:style-name="ce85">
            <text:p><text:s/></text:p>
          </table:table-cell>
          <table:table-cell office:value-type="string" office:string-value=" " table:formula="msoxl:=IF((F80&lt;&gt;0),F80-G8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1&lt;&gt;0,F81*G$4/100,&quot; &quot;)),IF(F81&lt;&gt;0,F81*G$2/(100+G$2),&quot; &quot;))" table:style-name="ce85">
            <text:p><text:s/></text:p>
          </table:table-cell>
          <table:table-cell office:value-type="string" office:string-value=" " table:formula="msoxl:=IF((F81&lt;&gt;0),F81-G8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2&lt;&gt;0,F82*G$4/100,&quot; &quot;)),IF(F82&lt;&gt;0,F82*G$2/(100+G$2),&quot; &quot;))" table:style-name="ce85">
            <text:p><text:s/></text:p>
          </table:table-cell>
          <table:table-cell office:value-type="string" office:string-value=" " table:formula="msoxl:=IF((F82&lt;&gt;0),F82-G8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3&lt;&gt;0,F83*G$4/100,&quot; &quot;)),IF(F83&lt;&gt;0,F83*G$2/(100+G$2),&quot; &quot;))" table:style-name="ce85">
            <text:p><text:s/></text:p>
          </table:table-cell>
          <table:table-cell office:value-type="string" office:string-value=" " table:formula="msoxl:=IF((F83&lt;&gt;0),F83-G8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4&lt;&gt;0,F84*G$4/100,&quot; &quot;)),IF(F84&lt;&gt;0,F84*G$2/(100+G$2),&quot; &quot;))" table:style-name="ce85">
            <text:p><text:s/></text:p>
          </table:table-cell>
          <table:table-cell office:value-type="string" office:string-value=" " table:formula="msoxl:=IF((F84&lt;&gt;0),F84-G8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5&lt;&gt;0,F85*G$4/100,&quot; &quot;)),IF(F85&lt;&gt;0,F85*G$2/(100+G$2),&quot; &quot;))" table:style-name="ce85">
            <text:p><text:s/></text:p>
          </table:table-cell>
          <table:table-cell office:value-type="string" office:string-value=" " table:formula="msoxl:=IF((F85&lt;&gt;0),F85-G8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6&lt;&gt;0,F86*G$4/100,&quot; &quot;)),IF(F86&lt;&gt;0,F86*G$2/(100+G$2),&quot; &quot;))" table:style-name="ce85">
            <text:p><text:s/></text:p>
          </table:table-cell>
          <table:table-cell office:value-type="string" office:string-value=" " table:formula="msoxl:=IF((F86&lt;&gt;0),F86-G8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7&lt;&gt;0,F87*G$4/100,&quot; &quot;)),IF(F87&lt;&gt;0,F87*G$2/(100+G$2),&quot; &quot;))" table:style-name="ce85">
            <text:p><text:s/></text:p>
          </table:table-cell>
          <table:table-cell office:value-type="string" office:string-value=" " table:formula="msoxl:=IF((F87&lt;&gt;0),F87-G8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8&lt;&gt;0,F88*G$4/100,&quot; &quot;)),IF(F88&lt;&gt;0,F88*G$2/(100+G$2),&quot; &quot;))" table:style-name="ce85">
            <text:p><text:s/></text:p>
          </table:table-cell>
          <table:table-cell office:value-type="string" office:string-value=" " table:formula="msoxl:=IF((F88&lt;&gt;0),F88-G8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89&lt;&gt;0,F89*G$4/100,&quot; &quot;)),IF(F89&lt;&gt;0,F89*G$2/(100+G$2),&quot; &quot;))" table:style-name="ce85">
            <text:p><text:s/></text:p>
          </table:table-cell>
          <table:table-cell office:value-type="string" office:string-value=" " table:formula="msoxl:=IF((F89&lt;&gt;0),F89-G8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0&lt;&gt;0,F90*G$4/100,&quot; &quot;)),IF(F90&lt;&gt;0,F90*G$2/(100+G$2),&quot; &quot;))" table:style-name="ce85">
            <text:p><text:s/></text:p>
          </table:table-cell>
          <table:table-cell office:value-type="string" office:string-value=" " table:formula="msoxl:=IF((F90&lt;&gt;0),F90-G9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1&lt;&gt;0,F91*G$4/100,&quot; &quot;)),IF(F91&lt;&gt;0,F91*G$2/(100+G$2),&quot; &quot;))" table:style-name="ce85">
            <text:p><text:s/></text:p>
          </table:table-cell>
          <table:table-cell office:value-type="string" office:string-value=" " table:formula="msoxl:=IF((F91&lt;&gt;0),F91-G9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2&lt;&gt;0,F92*G$4/100,&quot; &quot;)),IF(F92&lt;&gt;0,F92*G$2/(100+G$2),&quot; &quot;))" table:style-name="ce85">
            <text:p><text:s/></text:p>
          </table:table-cell>
          <table:table-cell office:value-type="string" office:string-value=" " table:formula="msoxl:=IF((F92&lt;&gt;0),F92-G9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3&lt;&gt;0,F93*G$4/100,&quot; &quot;)),IF(F93&lt;&gt;0,F93*G$2/(100+G$2),&quot; &quot;))" table:style-name="ce85">
            <text:p><text:s/></text:p>
          </table:table-cell>
          <table:table-cell office:value-type="string" office:string-value=" " table:formula="msoxl:=IF((F93&lt;&gt;0),F93-G9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4&lt;&gt;0,F94*G$4/100,&quot; &quot;)),IF(F94&lt;&gt;0,F94*G$2/(100+G$2),&quot; &quot;))" table:style-name="ce85">
            <text:p><text:s/></text:p>
          </table:table-cell>
          <table:table-cell office:value-type="string" office:string-value=" " table:formula="msoxl:=IF((F94&lt;&gt;0),F94-G9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5&lt;&gt;0,F95*G$4/100,&quot; &quot;)),IF(F95&lt;&gt;0,F95*G$2/(100+G$2),&quot; &quot;))" table:style-name="ce85">
            <text:p><text:s/></text:p>
          </table:table-cell>
          <table:table-cell office:value-type="string" office:string-value=" " table:formula="msoxl:=IF((F95&lt;&gt;0),F95-G9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6&lt;&gt;0,F96*G$4/100,&quot; &quot;)),IF(F96&lt;&gt;0,F96*G$2/(100+G$2),&quot; &quot;))" table:style-name="ce85">
            <text:p><text:s/></text:p>
          </table:table-cell>
          <table:table-cell office:value-type="string" office:string-value=" " table:formula="msoxl:=IF((F96&lt;&gt;0),F96-G9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7&lt;&gt;0,F97*G$4/100,&quot; &quot;)),IF(F97&lt;&gt;0,F97*G$2/(100+G$2),&quot; &quot;))" table:style-name="ce85">
            <text:p><text:s/></text:p>
          </table:table-cell>
          <table:table-cell office:value-type="string" office:string-value=" " table:formula="msoxl:=IF((F97&lt;&gt;0),F97-G9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8&lt;&gt;0,F98*G$4/100,&quot; &quot;)),IF(F98&lt;&gt;0,F98*G$2/(100+G$2),&quot; &quot;))" table:style-name="ce85">
            <text:p><text:s/></text:p>
          </table:table-cell>
          <table:table-cell office:value-type="string" office:string-value=" " table:formula="msoxl:=IF((F98&lt;&gt;0),F98-G9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99&lt;&gt;0,F99*G$4/100,&quot; &quot;)),IF(F99&lt;&gt;0,F99*G$2/(100+G$2),&quot; &quot;))" table:style-name="ce85">
            <text:p><text:s/></text:p>
          </table:table-cell>
          <table:table-cell office:value-type="string" office:string-value=" " table:formula="msoxl:=IF((F99&lt;&gt;0),F99-G9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0&lt;&gt;0,F100*G$4/100,&quot; &quot;)),IF(F100&lt;&gt;0,F100*G$2/(100+G$2),&quot; &quot;))" table:style-name="ce85">
            <text:p><text:s/></text:p>
          </table:table-cell>
          <table:table-cell office:value-type="string" office:string-value=" " table:formula="msoxl:=IF((F100&lt;&gt;0),F100-G10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1&lt;&gt;0,F101*G$4/100,&quot; &quot;)),IF(F101&lt;&gt;0,F101*G$2/(100+G$2),&quot; &quot;))" table:style-name="ce85">
            <text:p><text:s/></text:p>
          </table:table-cell>
          <table:table-cell office:value-type="string" office:string-value=" " table:formula="msoxl:=IF((F101&lt;&gt;0),F101-G10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2&lt;&gt;0,F102*G$4/100,&quot; &quot;)),IF(F102&lt;&gt;0,F102*G$2/(100+G$2),&quot; &quot;))" table:style-name="ce85">
            <text:p><text:s/></text:p>
          </table:table-cell>
          <table:table-cell office:value-type="string" office:string-value=" " table:formula="msoxl:=IF((F102&lt;&gt;0),F102-G10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3&lt;&gt;0,F103*G$4/100,&quot; &quot;)),IF(F103&lt;&gt;0,F103*G$2/(100+G$2),&quot; &quot;))" table:style-name="ce85">
            <text:p><text:s/></text:p>
          </table:table-cell>
          <table:table-cell office:value-type="string" office:string-value=" " table:formula="msoxl:=IF((F103&lt;&gt;0),F103-G10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4&lt;&gt;0,F104*G$4/100,&quot; &quot;)),IF(F104&lt;&gt;0,F104*G$2/(100+G$2),&quot; &quot;))" table:style-name="ce85">
            <text:p><text:s/></text:p>
          </table:table-cell>
          <table:table-cell office:value-type="string" office:string-value=" " table:formula="msoxl:=IF((F104&lt;&gt;0),F104-G10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5&lt;&gt;0,F105*G$4/100,&quot; &quot;)),IF(F105&lt;&gt;0,F105*G$2/(100+G$2),&quot; &quot;))" table:style-name="ce85">
            <text:p><text:s/></text:p>
          </table:table-cell>
          <table:table-cell office:value-type="string" office:string-value=" " table:formula="msoxl:=IF((F105&lt;&gt;0),F105-G10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6&lt;&gt;0,F106*G$4/100,&quot; &quot;)),IF(F106&lt;&gt;0,F106*G$2/(100+G$2),&quot; &quot;))" table:style-name="ce85">
            <text:p><text:s/></text:p>
          </table:table-cell>
          <table:table-cell office:value-type="string" office:string-value=" " table:formula="msoxl:=IF((F106&lt;&gt;0),F106-G10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7&lt;&gt;0,F107*G$4/100,&quot; &quot;)),IF(F107&lt;&gt;0,F107*G$2/(100+G$2),&quot; &quot;))" table:style-name="ce85">
            <text:p><text:s/></text:p>
          </table:table-cell>
          <table:table-cell office:value-type="string" office:string-value=" " table:formula="msoxl:=IF((F107&lt;&gt;0),F107-G10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8&lt;&gt;0,F108*G$4/100,&quot; &quot;)),IF(F108&lt;&gt;0,F108*G$2/(100+G$2),&quot; &quot;))" table:style-name="ce85">
            <text:p><text:s/></text:p>
          </table:table-cell>
          <table:table-cell office:value-type="string" office:string-value=" " table:formula="msoxl:=IF((F108&lt;&gt;0),F108-G10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09&lt;&gt;0,F109*G$4/100,&quot; &quot;)),IF(F109&lt;&gt;0,F109*G$2/(100+G$2),&quot; &quot;))" table:style-name="ce85">
            <text:p><text:s/></text:p>
          </table:table-cell>
          <table:table-cell office:value-type="string" office:string-value=" " table:formula="msoxl:=IF((F109&lt;&gt;0),F109-G10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0&lt;&gt;0,F110*G$4/100,&quot; &quot;)),IF(F110&lt;&gt;0,F110*G$2/(100+G$2),&quot; &quot;))" table:style-name="ce85">
            <text:p><text:s/></text:p>
          </table:table-cell>
          <table:table-cell office:value-type="string" office:string-value=" " table:formula="msoxl:=IF((F110&lt;&gt;0),F110-G11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1&lt;&gt;0,F111*G$4/100,&quot; &quot;)),IF(F111&lt;&gt;0,F111*G$2/(100+G$2),&quot; &quot;))" table:style-name="ce85">
            <text:p><text:s/></text:p>
          </table:table-cell>
          <table:table-cell office:value-type="string" office:string-value=" " table:formula="msoxl:=IF((F111&lt;&gt;0),F111-G11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2&lt;&gt;0,F112*G$4/100,&quot; &quot;)),IF(F112&lt;&gt;0,F112*G$2/(100+G$2),&quot; &quot;))" table:style-name="ce85">
            <text:p><text:s/></text:p>
          </table:table-cell>
          <table:table-cell office:value-type="string" office:string-value=" " table:formula="msoxl:=IF((F112&lt;&gt;0),F112-G11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3&lt;&gt;0,F113*G$4/100,&quot; &quot;)),IF(F113&lt;&gt;0,F113*G$2/(100+G$2),&quot; &quot;))" table:style-name="ce85">
            <text:p><text:s/></text:p>
          </table:table-cell>
          <table:table-cell office:value-type="string" office:string-value=" " table:formula="msoxl:=IF((F113&lt;&gt;0),F113-G11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4&lt;&gt;0,F114*G$4/100,&quot; &quot;)),IF(F114&lt;&gt;0,F114*G$2/(100+G$2),&quot; &quot;))" table:style-name="ce85">
            <text:p><text:s/></text:p>
          </table:table-cell>
          <table:table-cell office:value-type="string" office:string-value=" " table:formula="msoxl:=IF((F114&lt;&gt;0),F114-G11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5&lt;&gt;0,F115*G$4/100,&quot; &quot;)),IF(F115&lt;&gt;0,F115*G$2/(100+G$2),&quot; &quot;))" table:style-name="ce85">
            <text:p><text:s/></text:p>
          </table:table-cell>
          <table:table-cell office:value-type="string" office:string-value=" " table:formula="msoxl:=IF((F115&lt;&gt;0),F115-G11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6&lt;&gt;0,F116*G$4/100,&quot; &quot;)),IF(F116&lt;&gt;0,F116*G$2/(100+G$2),&quot; &quot;))" table:style-name="ce85">
            <text:p><text:s/></text:p>
          </table:table-cell>
          <table:table-cell office:value-type="string" office:string-value=" " table:formula="msoxl:=IF((F116&lt;&gt;0),F116-G11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7&lt;&gt;0,F117*G$4/100,&quot; &quot;)),IF(F117&lt;&gt;0,F117*G$2/(100+G$2),&quot; &quot;))" table:style-name="ce85">
            <text:p><text:s/></text:p>
          </table:table-cell>
          <table:table-cell office:value-type="string" office:string-value=" " table:formula="msoxl:=IF((F117&lt;&gt;0),F117-G11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8&lt;&gt;0,F118*G$4/100,&quot; &quot;)),IF(F118&lt;&gt;0,F118*G$2/(100+G$2),&quot; &quot;))" table:style-name="ce85">
            <text:p><text:s/></text:p>
          </table:table-cell>
          <table:table-cell office:value-type="string" office:string-value=" " table:formula="msoxl:=IF((F118&lt;&gt;0),F118-G11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19&lt;&gt;0,F119*G$4/100,&quot; &quot;)),IF(F119&lt;&gt;0,F119*G$2/(100+G$2),&quot; &quot;))" table:style-name="ce85">
            <text:p><text:s/></text:p>
          </table:table-cell>
          <table:table-cell office:value-type="string" office:string-value=" " table:formula="msoxl:=IF((F119&lt;&gt;0),F119-G11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0&lt;&gt;0,F120*G$4/100,&quot; &quot;)),IF(F120&lt;&gt;0,F120*G$2/(100+G$2),&quot; &quot;))" table:style-name="ce85">
            <text:p><text:s/></text:p>
          </table:table-cell>
          <table:table-cell office:value-type="string" office:string-value=" " table:formula="msoxl:=IF((F120&lt;&gt;0),F120-G12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1&lt;&gt;0,F121*G$4/100,&quot; &quot;)),IF(F121&lt;&gt;0,F121*G$2/(100+G$2),&quot; &quot;))" table:style-name="ce85">
            <text:p><text:s/></text:p>
          </table:table-cell>
          <table:table-cell office:value-type="string" office:string-value=" " table:formula="msoxl:=IF((F121&lt;&gt;0),F121-G12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2&lt;&gt;0,F122*G$4/100,&quot; &quot;)),IF(F122&lt;&gt;0,F122*G$2/(100+G$2),&quot; &quot;))" table:style-name="ce85">
            <text:p><text:s/></text:p>
          </table:table-cell>
          <table:table-cell office:value-type="string" office:string-value=" " table:formula="msoxl:=IF((F122&lt;&gt;0),F122-G12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3&lt;&gt;0,F123*G$4/100,&quot; &quot;)),IF(F123&lt;&gt;0,F123*G$2/(100+G$2),&quot; &quot;))" table:style-name="ce85">
            <text:p><text:s/></text:p>
          </table:table-cell>
          <table:table-cell office:value-type="string" office:string-value=" " table:formula="msoxl:=IF((F123&lt;&gt;0),F123-G12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4&lt;&gt;0,F124*G$4/100,&quot; &quot;)),IF(F124&lt;&gt;0,F124*G$2/(100+G$2),&quot; &quot;))" table:style-name="ce85">
            <text:p><text:s/></text:p>
          </table:table-cell>
          <table:table-cell office:value-type="string" office:string-value=" " table:formula="msoxl:=IF((F124&lt;&gt;0),F124-G12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5&lt;&gt;0,F125*G$4/100,&quot; &quot;)),IF(F125&lt;&gt;0,F125*G$2/(100+G$2),&quot; &quot;))" table:style-name="ce85">
            <text:p><text:s/></text:p>
          </table:table-cell>
          <table:table-cell office:value-type="string" office:string-value=" " table:formula="msoxl:=IF((F125&lt;&gt;0),F125-G12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6&lt;&gt;0,F126*G$4/100,&quot; &quot;)),IF(F126&lt;&gt;0,F126*G$2/(100+G$2),&quot; &quot;))" table:style-name="ce85">
            <text:p><text:s/></text:p>
          </table:table-cell>
          <table:table-cell office:value-type="string" office:string-value=" " table:formula="msoxl:=IF((F126&lt;&gt;0),F126-G12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7&lt;&gt;0,F127*G$4/100,&quot; &quot;)),IF(F127&lt;&gt;0,F127*G$2/(100+G$2),&quot; &quot;))" table:style-name="ce85">
            <text:p><text:s/></text:p>
          </table:table-cell>
          <table:table-cell office:value-type="string" office:string-value=" " table:formula="msoxl:=IF((F127&lt;&gt;0),F127-G12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8&lt;&gt;0,F128*G$4/100,&quot; &quot;)),IF(F128&lt;&gt;0,F128*G$2/(100+G$2),&quot; &quot;))" table:style-name="ce85">
            <text:p><text:s/></text:p>
          </table:table-cell>
          <table:table-cell office:value-type="string" office:string-value=" " table:formula="msoxl:=IF((F128&lt;&gt;0),F128-G12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29&lt;&gt;0,F129*G$4/100,&quot; &quot;)),IF(F129&lt;&gt;0,F129*G$2/(100+G$2),&quot; &quot;))" table:style-name="ce85">
            <text:p><text:s/></text:p>
          </table:table-cell>
          <table:table-cell office:value-type="string" office:string-value=" " table:formula="msoxl:=IF((F129&lt;&gt;0),F129-G12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0&lt;&gt;0,F130*G$4/100,&quot; &quot;)),IF(F130&lt;&gt;0,F130*G$2/(100+G$2),&quot; &quot;))" table:style-name="ce85">
            <text:p><text:s/></text:p>
          </table:table-cell>
          <table:table-cell office:value-type="string" office:string-value=" " table:formula="msoxl:=IF((F130&lt;&gt;0),F130-G13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1&lt;&gt;0,F131*G$4/100,&quot; &quot;)),IF(F131&lt;&gt;0,F131*G$2/(100+G$2),&quot; &quot;))" table:style-name="ce85">
            <text:p><text:s/></text:p>
          </table:table-cell>
          <table:table-cell office:value-type="string" office:string-value=" " table:formula="msoxl:=IF((F131&lt;&gt;0),F131-G13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2&lt;&gt;0,F132*G$4/100,&quot; &quot;)),IF(F132&lt;&gt;0,F132*G$2/(100+G$2),&quot; &quot;))" table:style-name="ce85">
            <text:p><text:s/></text:p>
          </table:table-cell>
          <table:table-cell office:value-type="string" office:string-value=" " table:formula="msoxl:=IF((F132&lt;&gt;0),F132-G13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3&lt;&gt;0,F133*G$4/100,&quot; &quot;)),IF(F133&lt;&gt;0,F133*G$2/(100+G$2),&quot; &quot;))" table:style-name="ce85">
            <text:p><text:s/></text:p>
          </table:table-cell>
          <table:table-cell office:value-type="string" office:string-value=" " table:formula="msoxl:=IF((F133&lt;&gt;0),F133-G13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4&lt;&gt;0,F134*G$4/100,&quot; &quot;)),IF(F134&lt;&gt;0,F134*G$2/(100+G$2),&quot; &quot;))" table:style-name="ce85">
            <text:p><text:s/></text:p>
          </table:table-cell>
          <table:table-cell office:value-type="string" office:string-value=" " table:formula="msoxl:=IF((F134&lt;&gt;0),F134-G13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5&lt;&gt;0,F135*G$4/100,&quot; &quot;)),IF(F135&lt;&gt;0,F135*G$2/(100+G$2),&quot; &quot;))" table:style-name="ce85">
            <text:p><text:s/></text:p>
          </table:table-cell>
          <table:table-cell office:value-type="string" office:string-value=" " table:formula="msoxl:=IF((F135&lt;&gt;0),F135-G13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6&lt;&gt;0,F136*G$4/100,&quot; &quot;)),IF(F136&lt;&gt;0,F136*G$2/(100+G$2),&quot; &quot;))" table:style-name="ce85">
            <text:p><text:s/></text:p>
          </table:table-cell>
          <table:table-cell office:value-type="string" office:string-value=" " table:formula="msoxl:=IF((F136&lt;&gt;0),F136-G13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7&lt;&gt;0,F137*G$4/100,&quot; &quot;)),IF(F137&lt;&gt;0,F137*G$2/(100+G$2),&quot; &quot;))" table:style-name="ce85">
            <text:p><text:s/></text:p>
          </table:table-cell>
          <table:table-cell office:value-type="string" office:string-value=" " table:formula="msoxl:=IF((F137&lt;&gt;0),F137-G13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8&lt;&gt;0,F138*G$4/100,&quot; &quot;)),IF(F138&lt;&gt;0,F138*G$2/(100+G$2),&quot; &quot;))" table:style-name="ce85">
            <text:p><text:s/></text:p>
          </table:table-cell>
          <table:table-cell office:value-type="string" office:string-value=" " table:formula="msoxl:=IF((F138&lt;&gt;0),F138-G13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39&lt;&gt;0,F139*G$4/100,&quot; &quot;)),IF(F139&lt;&gt;0,F139*G$2/(100+G$2),&quot; &quot;))" table:style-name="ce85">
            <text:p><text:s/></text:p>
          </table:table-cell>
          <table:table-cell office:value-type="string" office:string-value=" " table:formula="msoxl:=IF((F139&lt;&gt;0),F139-G13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0&lt;&gt;0,F140*G$4/100,&quot; &quot;)),IF(F140&lt;&gt;0,F140*G$2/(100+G$2),&quot; &quot;))" table:style-name="ce85">
            <text:p><text:s/></text:p>
          </table:table-cell>
          <table:table-cell office:value-type="string" office:string-value=" " table:formula="msoxl:=IF((F140&lt;&gt;0),F140-G14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1&lt;&gt;0,F141*G$4/100,&quot; &quot;)),IF(F141&lt;&gt;0,F141*G$2/(100+G$2),&quot; &quot;))" table:style-name="ce85">
            <text:p><text:s/></text:p>
          </table:table-cell>
          <table:table-cell office:value-type="string" office:string-value=" " table:formula="msoxl:=IF((F141&lt;&gt;0),F141-G14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2&lt;&gt;0,F142*G$4/100,&quot; &quot;)),IF(F142&lt;&gt;0,F142*G$2/(100+G$2),&quot; &quot;))" table:style-name="ce85">
            <text:p><text:s/></text:p>
          </table:table-cell>
          <table:table-cell office:value-type="string" office:string-value=" " table:formula="msoxl:=IF((F142&lt;&gt;0),F142-G14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3&lt;&gt;0,F143*G$4/100,&quot; &quot;)),IF(F143&lt;&gt;0,F143*G$2/(100+G$2),&quot; &quot;))" table:style-name="ce85">
            <text:p><text:s/></text:p>
          </table:table-cell>
          <table:table-cell office:value-type="string" office:string-value=" " table:formula="msoxl:=IF((F143&lt;&gt;0),F143-G14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4&lt;&gt;0,F144*G$4/100,&quot; &quot;)),IF(F144&lt;&gt;0,F144*G$2/(100+G$2),&quot; &quot;))" table:style-name="ce85">
            <text:p><text:s/></text:p>
          </table:table-cell>
          <table:table-cell office:value-type="string" office:string-value=" " table:formula="msoxl:=IF((F144&lt;&gt;0),F144-G14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5&lt;&gt;0,F145*G$4/100,&quot; &quot;)),IF(F145&lt;&gt;0,F145*G$2/(100+G$2),&quot; &quot;))" table:style-name="ce85">
            <text:p><text:s/></text:p>
          </table:table-cell>
          <table:table-cell office:value-type="string" office:string-value=" " table:formula="msoxl:=IF((F145&lt;&gt;0),F145-G14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6&lt;&gt;0,F146*G$4/100,&quot; &quot;)),IF(F146&lt;&gt;0,F146*G$2/(100+G$2),&quot; &quot;))" table:style-name="ce85">
            <text:p><text:s/></text:p>
          </table:table-cell>
          <table:table-cell office:value-type="string" office:string-value=" " table:formula="msoxl:=IF((F146&lt;&gt;0),F146-G14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7&lt;&gt;0,F147*G$4/100,&quot; &quot;)),IF(F147&lt;&gt;0,F147*G$2/(100+G$2),&quot; &quot;))" table:style-name="ce85">
            <text:p><text:s/></text:p>
          </table:table-cell>
          <table:table-cell office:value-type="string" office:string-value=" " table:formula="msoxl:=IF((F147&lt;&gt;0),F147-G14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8&lt;&gt;0,F148*G$4/100,&quot; &quot;)),IF(F148&lt;&gt;0,F148*G$2/(100+G$2),&quot; &quot;))" table:style-name="ce85">
            <text:p><text:s/></text:p>
          </table:table-cell>
          <table:table-cell office:value-type="string" office:string-value=" " table:formula="msoxl:=IF((F148&lt;&gt;0),F148-G14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49&lt;&gt;0,F149*G$4/100,&quot; &quot;)),IF(F149&lt;&gt;0,F149*G$2/(100+G$2),&quot; &quot;))" table:style-name="ce85">
            <text:p><text:s/></text:p>
          </table:table-cell>
          <table:table-cell office:value-type="string" office:string-value=" " table:formula="msoxl:=IF((F149&lt;&gt;0),F149-G14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0&lt;&gt;0,F150*G$4/100,&quot; &quot;)),IF(F150&lt;&gt;0,F150*G$2/(100+G$2),&quot; &quot;))" table:style-name="ce85">
            <text:p><text:s/></text:p>
          </table:table-cell>
          <table:table-cell office:value-type="string" office:string-value=" " table:formula="msoxl:=IF((F150&lt;&gt;0),F150-G15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1&lt;&gt;0,F151*G$4/100,&quot; &quot;)),IF(F151&lt;&gt;0,F151*G$2/(100+G$2),&quot; &quot;))" table:style-name="ce85">
            <text:p><text:s/></text:p>
          </table:table-cell>
          <table:table-cell office:value-type="string" office:string-value=" " table:formula="msoxl:=IF((F151&lt;&gt;0),F151-G15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2&lt;&gt;0,F152*G$4/100,&quot; &quot;)),IF(F152&lt;&gt;0,F152*G$2/(100+G$2),&quot; &quot;))" table:style-name="ce85">
            <text:p><text:s/></text:p>
          </table:table-cell>
          <table:table-cell office:value-type="string" office:string-value=" " table:formula="msoxl:=IF((F152&lt;&gt;0),F152-G15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3&lt;&gt;0,F153*G$4/100,&quot; &quot;)),IF(F153&lt;&gt;0,F153*G$2/(100+G$2),&quot; &quot;))" table:style-name="ce85">
            <text:p><text:s/></text:p>
          </table:table-cell>
          <table:table-cell office:value-type="string" office:string-value=" " table:formula="msoxl:=IF((F153&lt;&gt;0),F153-G15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4&lt;&gt;0,F154*G$4/100,&quot; &quot;)),IF(F154&lt;&gt;0,F154*G$2/(100+G$2),&quot; &quot;))" table:style-name="ce85">
            <text:p><text:s/></text:p>
          </table:table-cell>
          <table:table-cell office:value-type="string" office:string-value=" " table:formula="msoxl:=IF((F154&lt;&gt;0),F154-G15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5&lt;&gt;0,F155*G$4/100,&quot; &quot;)),IF(F155&lt;&gt;0,F155*G$2/(100+G$2),&quot; &quot;))" table:style-name="ce85">
            <text:p><text:s/></text:p>
          </table:table-cell>
          <table:table-cell office:value-type="string" office:string-value=" " table:formula="msoxl:=IF((F155&lt;&gt;0),F155-G15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6&lt;&gt;0,F156*G$4/100,&quot; &quot;)),IF(F156&lt;&gt;0,F156*G$2/(100+G$2),&quot; &quot;))" table:style-name="ce85">
            <text:p><text:s/></text:p>
          </table:table-cell>
          <table:table-cell office:value-type="string" office:string-value=" " table:formula="msoxl:=IF((F156&lt;&gt;0),F156-G15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7&lt;&gt;0,F157*G$4/100,&quot; &quot;)),IF(F157&lt;&gt;0,F157*G$2/(100+G$2),&quot; &quot;))" table:style-name="ce85">
            <text:p><text:s/></text:p>
          </table:table-cell>
          <table:table-cell office:value-type="string" office:string-value=" " table:formula="msoxl:=IF((F157&lt;&gt;0),F157-G15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8&lt;&gt;0,F158*G$4/100,&quot; &quot;)),IF(F158&lt;&gt;0,F158*G$2/(100+G$2),&quot; &quot;))" table:style-name="ce85">
            <text:p><text:s/></text:p>
          </table:table-cell>
          <table:table-cell office:value-type="string" office:string-value=" " table:formula="msoxl:=IF((F158&lt;&gt;0),F158-G15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59&lt;&gt;0,F159*G$4/100,&quot; &quot;)),IF(F159&lt;&gt;0,F159*G$2/(100+G$2),&quot; &quot;))" table:style-name="ce85">
            <text:p><text:s/></text:p>
          </table:table-cell>
          <table:table-cell office:value-type="string" office:string-value=" " table:formula="msoxl:=IF((F159&lt;&gt;0),F159-G15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0&lt;&gt;0,F160*G$4/100,&quot; &quot;)),IF(F160&lt;&gt;0,F160*G$2/(100+G$2),&quot; &quot;))" table:style-name="ce85">
            <text:p><text:s/></text:p>
          </table:table-cell>
          <table:table-cell office:value-type="string" office:string-value=" " table:formula="msoxl:=IF((F160&lt;&gt;0),F160-G16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1&lt;&gt;0,F161*G$4/100,&quot; &quot;)),IF(F161&lt;&gt;0,F161*G$2/(100+G$2),&quot; &quot;))" table:style-name="ce85">
            <text:p><text:s/></text:p>
          </table:table-cell>
          <table:table-cell office:value-type="string" office:string-value=" " table:formula="msoxl:=IF((F161&lt;&gt;0),F161-G16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2&lt;&gt;0,F162*G$4/100,&quot; &quot;)),IF(F162&lt;&gt;0,F162*G$2/(100+G$2),&quot; &quot;))" table:style-name="ce85">
            <text:p><text:s/></text:p>
          </table:table-cell>
          <table:table-cell office:value-type="string" office:string-value=" " table:formula="msoxl:=IF((F162&lt;&gt;0),F162-G16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3&lt;&gt;0,F163*G$4/100,&quot; &quot;)),IF(F163&lt;&gt;0,F163*G$2/(100+G$2),&quot; &quot;))" table:style-name="ce85">
            <text:p><text:s/></text:p>
          </table:table-cell>
          <table:table-cell office:value-type="string" office:string-value=" " table:formula="msoxl:=IF((F163&lt;&gt;0),F163-G16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4&lt;&gt;0,F164*G$4/100,&quot; &quot;)),IF(F164&lt;&gt;0,F164*G$2/(100+G$2),&quot; &quot;))" table:style-name="ce85">
            <text:p><text:s/></text:p>
          </table:table-cell>
          <table:table-cell office:value-type="string" office:string-value=" " table:formula="msoxl:=IF((F164&lt;&gt;0),F164-G16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5&lt;&gt;0,F165*G$4/100,&quot; &quot;)),IF(F165&lt;&gt;0,F165*G$2/(100+G$2),&quot; &quot;))" table:style-name="ce85">
            <text:p><text:s/></text:p>
          </table:table-cell>
          <table:table-cell office:value-type="string" office:string-value=" " table:formula="msoxl:=IF((F165&lt;&gt;0),F165-G16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6&lt;&gt;0,F166*G$4/100,&quot; &quot;)),IF(F166&lt;&gt;0,F166*G$2/(100+G$2),&quot; &quot;))" table:style-name="ce85">
            <text:p><text:s/></text:p>
          </table:table-cell>
          <table:table-cell office:value-type="string" office:string-value=" " table:formula="msoxl:=IF((F166&lt;&gt;0),F166-G16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7&lt;&gt;0,F167*G$4/100,&quot; &quot;)),IF(F167&lt;&gt;0,F167*G$2/(100+G$2),&quot; &quot;))" table:style-name="ce85">
            <text:p><text:s/></text:p>
          </table:table-cell>
          <table:table-cell office:value-type="string" office:string-value=" " table:formula="msoxl:=IF((F167&lt;&gt;0),F167-G16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8&lt;&gt;0,F168*G$4/100,&quot; &quot;)),IF(F168&lt;&gt;0,F168*G$2/(100+G$2),&quot; &quot;))" table:style-name="ce85">
            <text:p><text:s/></text:p>
          </table:table-cell>
          <table:table-cell office:value-type="string" office:string-value=" " table:formula="msoxl:=IF((F168&lt;&gt;0),F168-G16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69&lt;&gt;0,F169*G$4/100,&quot; &quot;)),IF(F169&lt;&gt;0,F169*G$2/(100+G$2),&quot; &quot;))" table:style-name="ce85">
            <text:p><text:s/></text:p>
          </table:table-cell>
          <table:table-cell office:value-type="string" office:string-value=" " table:formula="msoxl:=IF((F169&lt;&gt;0),F169-G16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0&lt;&gt;0,F170*G$4/100,&quot; &quot;)),IF(F170&lt;&gt;0,F170*G$2/(100+G$2),&quot; &quot;))" table:style-name="ce85">
            <text:p><text:s/></text:p>
          </table:table-cell>
          <table:table-cell office:value-type="string" office:string-value=" " table:formula="msoxl:=IF((F170&lt;&gt;0),F170-G17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1&lt;&gt;0,F171*G$4/100,&quot; &quot;)),IF(F171&lt;&gt;0,F171*G$2/(100+G$2),&quot; &quot;))" table:style-name="ce85">
            <text:p><text:s/></text:p>
          </table:table-cell>
          <table:table-cell office:value-type="string" office:string-value=" " table:formula="msoxl:=IF((F171&lt;&gt;0),F171-G17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2&lt;&gt;0,F172*G$4/100,&quot; &quot;)),IF(F172&lt;&gt;0,F172*G$2/(100+G$2),&quot; &quot;))" table:style-name="ce85">
            <text:p><text:s/></text:p>
          </table:table-cell>
          <table:table-cell office:value-type="string" office:string-value=" " table:formula="msoxl:=IF((F172&lt;&gt;0),F172-G17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3&lt;&gt;0,F173*G$4/100,&quot; &quot;)),IF(F173&lt;&gt;0,F173*G$2/(100+G$2),&quot; &quot;))" table:style-name="ce85">
            <text:p><text:s/></text:p>
          </table:table-cell>
          <table:table-cell office:value-type="string" office:string-value=" " table:formula="msoxl:=IF((F173&lt;&gt;0),F173-G17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4&lt;&gt;0,F174*G$4/100,&quot; &quot;)),IF(F174&lt;&gt;0,F174*G$2/(100+G$2),&quot; &quot;))" table:style-name="ce85">
            <text:p><text:s/></text:p>
          </table:table-cell>
          <table:table-cell office:value-type="string" office:string-value=" " table:formula="msoxl:=IF((F174&lt;&gt;0),F174-G17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5&lt;&gt;0,F175*G$4/100,&quot; &quot;)),IF(F175&lt;&gt;0,F175*G$2/(100+G$2),&quot; &quot;))" table:style-name="ce85">
            <text:p><text:s/></text:p>
          </table:table-cell>
          <table:table-cell office:value-type="string" office:string-value=" " table:formula="msoxl:=IF((F175&lt;&gt;0),F175-G17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6&lt;&gt;0,F176*G$4/100,&quot; &quot;)),IF(F176&lt;&gt;0,F176*G$2/(100+G$2),&quot; &quot;))" table:style-name="ce85">
            <text:p><text:s/></text:p>
          </table:table-cell>
          <table:table-cell office:value-type="string" office:string-value=" " table:formula="msoxl:=IF((F176&lt;&gt;0),F176-G17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7&lt;&gt;0,F177*G$4/100,&quot; &quot;)),IF(F177&lt;&gt;0,F177*G$2/(100+G$2),&quot; &quot;))" table:style-name="ce85">
            <text:p><text:s/></text:p>
          </table:table-cell>
          <table:table-cell office:value-type="string" office:string-value=" " table:formula="msoxl:=IF((F177&lt;&gt;0),F177-G17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8&lt;&gt;0,F178*G$4/100,&quot; &quot;)),IF(F178&lt;&gt;0,F178*G$2/(100+G$2),&quot; &quot;))" table:style-name="ce85">
            <text:p><text:s/></text:p>
          </table:table-cell>
          <table:table-cell office:value-type="string" office:string-value=" " table:formula="msoxl:=IF((F178&lt;&gt;0),F178-G17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79&lt;&gt;0,F179*G$4/100,&quot; &quot;)),IF(F179&lt;&gt;0,F179*G$2/(100+G$2),&quot; &quot;))" table:style-name="ce85">
            <text:p><text:s/></text:p>
          </table:table-cell>
          <table:table-cell office:value-type="string" office:string-value=" " table:formula="msoxl:=IF((F179&lt;&gt;0),F179-G17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0&lt;&gt;0,F180*G$4/100,&quot; &quot;)),IF(F180&lt;&gt;0,F180*G$2/(100+G$2),&quot; &quot;))" table:style-name="ce85">
            <text:p><text:s/></text:p>
          </table:table-cell>
          <table:table-cell office:value-type="string" office:string-value=" " table:formula="msoxl:=IF((F180&lt;&gt;0),F180-G18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1&lt;&gt;0,F181*G$4/100,&quot; &quot;)),IF(F181&lt;&gt;0,F181*G$2/(100+G$2),&quot; &quot;))" table:style-name="ce85">
            <text:p><text:s/></text:p>
          </table:table-cell>
          <table:table-cell office:value-type="string" office:string-value=" " table:formula="msoxl:=IF((F181&lt;&gt;0),F181-G18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2&lt;&gt;0,F182*G$4/100,&quot; &quot;)),IF(F182&lt;&gt;0,F182*G$2/(100+G$2),&quot; &quot;))" table:style-name="ce85">
            <text:p><text:s/></text:p>
          </table:table-cell>
          <table:table-cell office:value-type="string" office:string-value=" " table:formula="msoxl:=IF((F182&lt;&gt;0),F182-G18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3&lt;&gt;0,F183*G$4/100,&quot; &quot;)),IF(F183&lt;&gt;0,F183*G$2/(100+G$2),&quot; &quot;))" table:style-name="ce85">
            <text:p><text:s/></text:p>
          </table:table-cell>
          <table:table-cell office:value-type="string" office:string-value=" " table:formula="msoxl:=IF((F183&lt;&gt;0),F183-G18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4&lt;&gt;0,F184*G$4/100,&quot; &quot;)),IF(F184&lt;&gt;0,F184*G$2/(100+G$2),&quot; &quot;))" table:style-name="ce85">
            <text:p><text:s/></text:p>
          </table:table-cell>
          <table:table-cell office:value-type="string" office:string-value=" " table:formula="msoxl:=IF((F184&lt;&gt;0),F184-G18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5&lt;&gt;0,F185*G$4/100,&quot; &quot;)),IF(F185&lt;&gt;0,F185*G$2/(100+G$2),&quot; &quot;))" table:style-name="ce85">
            <text:p><text:s/></text:p>
          </table:table-cell>
          <table:table-cell office:value-type="string" office:string-value=" " table:formula="msoxl:=IF((F185&lt;&gt;0),F185-G18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6&lt;&gt;0,F186*G$4/100,&quot; &quot;)),IF(F186&lt;&gt;0,F186*G$2/(100+G$2),&quot; &quot;))" table:style-name="ce85">
            <text:p><text:s/></text:p>
          </table:table-cell>
          <table:table-cell office:value-type="string" office:string-value=" " table:formula="msoxl:=IF((F186&lt;&gt;0),F186-G18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7&lt;&gt;0,F187*G$4/100,&quot; &quot;)),IF(F187&lt;&gt;0,F187*G$2/(100+G$2),&quot; &quot;))" table:style-name="ce85">
            <text:p><text:s/></text:p>
          </table:table-cell>
          <table:table-cell office:value-type="string" office:string-value=" " table:formula="msoxl:=IF((F187&lt;&gt;0),F187-G18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8&lt;&gt;0,F188*G$4/100,&quot; &quot;)),IF(F188&lt;&gt;0,F188*G$2/(100+G$2),&quot; &quot;))" table:style-name="ce85">
            <text:p><text:s/></text:p>
          </table:table-cell>
          <table:table-cell office:value-type="string" office:string-value=" " table:formula="msoxl:=IF((F188&lt;&gt;0),F188-G18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89&lt;&gt;0,F189*G$4/100,&quot; &quot;)),IF(F189&lt;&gt;0,F189*G$2/(100+G$2),&quot; &quot;))" table:style-name="ce85">
            <text:p><text:s/></text:p>
          </table:table-cell>
          <table:table-cell office:value-type="string" office:string-value=" " table:formula="msoxl:=IF((F189&lt;&gt;0),F189-G189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90&lt;&gt;0,F190*G$4/100,&quot; &quot;)),IF(F190&lt;&gt;0,F190*G$2/(100+G$2),&quot; &quot;))" table:style-name="ce85">
            <text:p><text:s/></text:p>
          </table:table-cell>
          <table:table-cell office:value-type="string" office:string-value=" " table:formula="msoxl:=IF((F190&lt;&gt;0),F190-G190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91&lt;&gt;0,F191*G$4/100,&quot; &quot;)),IF(F191&lt;&gt;0,F191*G$2/(100+G$2),&quot; &quot;))" table:style-name="ce85">
            <text:p><text:s/></text:p>
          </table:table-cell>
          <table:table-cell office:value-type="string" office:string-value=" " table:formula="msoxl:=IF((F191&lt;&gt;0),F191-G191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number-columns-repeated="6"/>
          <table:table-cell office:value-type="string" office:string-value=" " table:formula="msoxl:=IF(G$4&gt;0,(IF(F192&lt;&gt;0,F192*G$4/100,&quot; &quot;)),IF(F192&lt;&gt;0,F192*G$2/(100+G$2),&quot; &quot;))" table:style-name="ce85">
            <text:p><text:s/></text:p>
          </table:table-cell>
          <table:table-cell office:value-type="string" office:string-value=" " table:formula="msoxl:=IF((F192&lt;&gt;0),F192-G192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3&lt;&gt;0,F193*G$4/100,&quot; &quot;)),IF(F193&lt;&gt;0,F193*G$2/(100+G$2),&quot; &quot;))" table:style-name="ce85">
            <text:p><text:s/></text:p>
          </table:table-cell>
          <table:table-cell office:value-type="string" office:string-value=" " table:formula="msoxl:=IF((F193&lt;&gt;0),F193-G193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4&lt;&gt;0,F194*G$4/100,&quot; &quot;)),IF(F194&lt;&gt;0,F194*G$2/(100+G$2),&quot; &quot;))" table:style-name="ce85">
            <text:p><text:s/></text:p>
          </table:table-cell>
          <table:table-cell office:value-type="string" office:string-value=" " table:formula="msoxl:=IF((F194&lt;&gt;0),F194-G194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5&lt;&gt;0,F195*G$4/100,&quot; &quot;)),IF(F195&lt;&gt;0,F195*G$2/(100+G$2),&quot; &quot;))" table:style-name="ce85">
            <text:p><text:s/></text:p>
          </table:table-cell>
          <table:table-cell office:value-type="string" office:string-value=" " table:formula="msoxl:=IF((F195&lt;&gt;0),F195-G195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6&lt;&gt;0,F196*G$4/100,&quot; &quot;)),IF(F196&lt;&gt;0,F196*G$2/(100+G$2),&quot; &quot;))" table:style-name="ce85">
            <text:p><text:s/></text:p>
          </table:table-cell>
          <table:table-cell office:value-type="string" office:string-value=" " table:formula="msoxl:=IF((F196&lt;&gt;0),F196-G196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7&lt;&gt;0,F197*G$4/100,&quot; &quot;)),IF(F197&lt;&gt;0,F197*G$2/(100+G$2),&quot; &quot;))" table:style-name="ce85">
            <text:p><text:s/></text:p>
          </table:table-cell>
          <table:table-cell office:value-type="string" office:string-value=" " table:formula="msoxl:=IF((F197&lt;&gt;0),F197-G197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8&lt;&gt;0,F198*G$4/100,&quot; &quot;)),IF(F198&lt;&gt;0,F198*G$2/(100+G$2),&quot; &quot;))" table:style-name="ce85">
            <text:p><text:s/></text:p>
          </table:table-cell>
          <table:table-cell office:value-type="string" office:string-value=" " table:formula="msoxl:=IF((F198&lt;&gt;0),F198-G198,&quot; &quot;)" table:style-name="ce85">
            <text:p><text:s/></text:p>
          </table:table-cell>
          <table:table-cell table:number-columns-repeated="16376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office:value-type="string" office:string-value=" " table:formula="msoxl:=IF(G$4&gt;0,(IF(F199&lt;&gt;0,F199*G$4/100,&quot; &quot;)),IF(F199&lt;&gt;0,F199*G$2/(100+G$2),&quot; &quot;))" table:style-name="ce85">
            <text:p><text:s/></text:p>
          </table:table-cell>
          <table:table-cell office:value-type="string" office:string-value=" " table:formula="msoxl:=IF((F199&lt;&gt;0),F199-G199,&quot; &quot;)" table:style-name="ce85">
            <text:p><text:s/></text:p>
          </table:table-cell>
          <table:table-cell table:number-columns-repeated="16376"/>
        </table:table-row>
        <table:table-row table:style-name="ro3">
          <table:table-cell table:style-name="ce96"/>
          <table:table-cell table:style-name="ce95"/>
          <table:table-cell table:style-name="ce94"/>
          <table:table-cell table:number-columns-repeated="2" table:style-name="ce93"/>
          <table:table-cell table:style-name="ce92"/>
          <table:table-cell office:value-type="string" office:string-value=" " table:formula="msoxl:=IF(G$4&gt;0,(IF(F200&lt;&gt;0,F200*G$4/100,&quot; &quot;)),IF(F200&lt;&gt;0,F200*G$2/(100+G$2),&quot; &quot;))" table:style-name="ce91">
            <text:p><text:s/></text:p>
          </table:table-cell>
          <table:table-cell office:value-type="string" office:string-value=" " table:formula="msoxl:=IF((F200&lt;&gt;0),F200-G200,&quot; &quot;)" table:style-name="ce91">
            <text:p><text:s/></text:p>
          </table:table-cell>
          <table:table-cell table:number-columns-repeated="16376"/>
        </table:table-row>
        <table:table-row table:style-name="ro5">
          <table:table-cell office:value-type="string" table:style-name="ce83">
            <text:p>Entries below this row are not included in Row 1 Totals</text:p>
          </table:table-cell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table:number-columns-repeated="2" table:style-name="ce85"/>
          <table:table-cell table:number-columns-repeated="16376"/>
        </table:table-row>
        <table:table-row table:number-rows-repeated="7"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table:number-columns-repeated="2" table:style-name="ce85"/>
          <table:table-cell table:number-columns-repeated="16376"/>
        </table:table-row>
        <table:table-row table:number-rows-repeated="400" table:style-name="ro5">
          <table:table-cell table:number-columns-repeated="6"/>
          <table:table-cell table:number-columns-repeated="2" table:style-name="ce85"/>
          <table:table-cell table:number-columns-repeated="16376"/>
        </table:table-row>
        <table:table-row table:number-rows-repeated="11"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style-name="ce79"/>
          <table:table-cell table:number-columns-repeated="2" table:style-name="ce85"/>
          <table:table-cell table:number-columns-repeated="16376"/>
        </table:table-row>
        <table:table-row table:style-name="ro5">
          <table:table-cell table:style-name="ce90"/>
          <table:table-cell table:style-name="ce89"/>
          <table:table-cell table:style-name="ce88"/>
          <table:table-cell table:number-columns-repeated="2" table:style-name="ce87"/>
          <table:table-cell table:style-name="ce86"/>
          <table:table-cell table:number-columns-repeated="2" table:style-name="ce85"/>
          <table:table-cell table:number-columns-repeated="16376"/>
        </table:table-row>
        <table:table-row table:number-rows-repeated="379" table:style-name="ro5">
          <table:table-cell table:number-columns-repeated="16384"/>
        </table:table-row>
        <table:table-row table:style-name="ro5">
          <table:table-cell table:style-name="ce83"/>
          <table:table-cell table:style-name="ce82"/>
          <table:table-cell table:style-name="ce81"/>
          <table:table-cell table:number-columns-repeated="2" table:style-name="ce80"/>
          <table:table-cell table:number-columns-repeated="3" table:style-name="ce79"/>
          <table:table-cell table:number-columns-repeated="16376" table:style-name="ce84"/>
        </table:table-row>
        <table:table-row table:number-rows-repeated="1047576" table:style-name="ro5">
          <table:table-cell table:number-columns-repeated="16384"/>
        </table:table-row>
      </table:table>
      <table:table table:name="P0410" table:style-name="ta4">
        <table:table-column table:style-name="co22" table:default-cell-style-name="ce106"/>
        <table:table-column table:style-name="co23" table:default-cell-style-name="ce100"/>
        <table:table-column table:style-name="co17" table:default-cell-style-name="ce105"/>
        <table:table-column table:style-name="co2" table:default-cell-style-name="ce103"/>
        <table:table-column table:style-name="co24" table:default-cell-style-name="ce102"/>
        <table:table-column table:style-name="co25" table:default-cell-style-name="ce101"/>
        <table:table-column table:style-name="co3" table:default-cell-style-name="ce101"/>
        <table:table-column table:style-name="co13" table:default-cell-style-name="ce101"/>
        <table:table-column table:style-name="co9" table:number-columns-repeated="16376" table:default-cell-style-name="ce100"/>
        <table:table-row table:style-name="ro8">
          <table:table-cell office:value-type="string" table:number-columns-spanned="3" table:number-rows-spanned="1" table:style-name="ce198">
            <text:p>USE FOR VAT PERIODS OUTSIDE FINANCIAL YEAR</text:p>
          </table:table-cell>
          <table:covered-table-cell table:number-columns-repeated="2"/>
          <table:table-cell office:value-type="string" table:number-columns-spanned="2" table:number-rows-spanned="1" table:style-name="ce197">
            <text:p>Total for Month</text:p>
          </table:table-cell>
          <table:covered-table-cell/>
          <table:table-cell office:value-type="float" office:value="0" table:formula="msoxl:=SUM(F5:F200)" table:style-name="ce99">
            <text:p>0.00<text:s/></text:p>
          </table:table-cell>
          <table:table-cell office:value-type="float" office:value="0" table:formula="msoxl:=SUM(G5:G200)" table:style-name="ce99">
            <text:p>0.00<text:s/></text:p>
          </table:table-cell>
          <table:table-cell office:value-type="float" office:value="0" table:formula="msoxl:=SUM(H5:H200)" table:style-name="ce99">
            <text:p>0.00<text:s/></text:p>
          </table:table-cell>
          <table:table-cell table:number-columns-repeated="16376" table:style-name="ce78"/>
        </table:table-row>
        <table:table-row table:style-name="ro9">
          <table:table-cell office:value-type="string" table:number-columns-spanned="1" table:number-rows-spanned="3" table:style-name="ce163">
            <text:p>Purchase Date</text:p>
          </table:table-cell>
          <table:table-cell office:value-type="string" office:string-value="Supplier" table:formula="msoxl:=IF((H1-SUM(O1:AK1)&lt;&gt;0),&quot;COMPLETE EXPENSE ANALYSIS by inserting expense letter in col F&quot;,&quot;Supplier&quot;)" table:number-columns-spanned="1" table:number-rows-spanned="3" table:style-name="ce161">
            <text:p>Supplier</text:p>
          </table:table-cell>
          <table:table-cell office:value-type="string" table:number-columns-spanned="1" table:number-rows-spanned="3" table:style-name="ce174">
            <text:p>Purchase Invoice Number or Reference</text:p>
          </table:table-cell>
          <table:table-cell office:value-type="string" table:number-columns-spanned="1" table:number-rows-spanned="3" table:style-name="ce165">
            <text:p>Purchase Description</text:p>
          </table:table-cell>
          <table:table-cell table:number-columns-spanned="1" table:number-rows-spanned="3" table:style-name="ce196"/>
          <table:table-cell office:value-type="string" table:number-columns-spanned="1" table:number-rows-spanned="3" table:style-name="ce161">
            <text:p>Total Purchase Value incl Vat</text:p>
          </table:table-cell>
          <table:table-cell office:value-type="float" office:value="17.5" table:formula="msoxl:='C:\Users\acartwright\Personal\diy\working copy - 2011 packages\UK 2011-05-31 (May11) Company OO\[Purchases.ods]OpeningCreditors'!$G$2" table:style-name="ce119">
            <text:p>17.5<text:s/></text:p>
          </table:table-cell>
          <table:table-cell office:value-type="string" table:number-columns-spanned="1" table:number-rows-spanned="3" table:style-name="ce161">
            <text:p>Purchases <text:s text:c="10"/>Net of Vat</text:p>
          </table:table-cell>
          <table:table-cell table:number-columns-repeated="16376" table:style-name="ce118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61">
            <text:p>Vat Input</text:p>
          </table:table-cell>
          <table:covered-table-cell/>
          <table:table-cell table:number-columns-repeated="16376" table:style-name="ce11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5">
          <table:table-cell table:style-name="ce106"/>
          <table:table-cell table:style-name="ce102"/>
          <table:table-cell table:style-name="ce104"/>
          <table:table-cell table:style-name="ce102"/>
          <table:table-cell table:style-name="ce113"/>
          <table:table-cell table:style-name="ce116"/>
          <table:table-cell office:value-type="string" office:string-value=" " table:formula="msoxl:=IF(F5&lt;&gt;0,F5*G$2/(100+G$2),&quot; &quot;)" table:style-name="ce101">
            <text:p><text:s/></text:p>
          </table:table-cell>
          <table:table-cell office:value-type="string" office:string-value=" " table:formula="msoxl:=IF((F5&lt;&gt;0),F5-G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6&lt;&gt;0,F6*G$2/(100+G$2),&quot; &quot;)" table:style-name="ce101">
            <text:p><text:s/></text:p>
          </table:table-cell>
          <table:table-cell office:value-type="string" office:string-value=" " table:formula="msoxl:=IF((F6&lt;&gt;0),F6-G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7&lt;&gt;0,F7*G$2/(100+G$2),&quot; &quot;)" table:style-name="ce101">
            <text:p><text:s/></text:p>
          </table:table-cell>
          <table:table-cell office:value-type="string" office:string-value=" " table:formula="msoxl:=IF((F7&lt;&gt;0),F7-G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8&lt;&gt;0,F8*G$2/(100+G$2),&quot; &quot;)" table:style-name="ce101">
            <text:p><text:s/></text:p>
          </table:table-cell>
          <table:table-cell office:value-type="string" office:string-value=" " table:formula="msoxl:=IF((F8&lt;&gt;0),F8-G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9&lt;&gt;0,F9*G$2/(100+G$2),&quot; &quot;)" table:style-name="ce101">
            <text:p><text:s/></text:p>
          </table:table-cell>
          <table:table-cell office:value-type="string" office:string-value=" " table:formula="msoxl:=IF((F9&lt;&gt;0),F9-G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0&lt;&gt;0,F10*G$2/(100+G$2),&quot; &quot;)" table:style-name="ce101">
            <text:p><text:s/></text:p>
          </table:table-cell>
          <table:table-cell office:value-type="string" office:string-value=" " table:formula="msoxl:=IF((F10&lt;&gt;0),F10-G1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1&lt;&gt;0,F11*G$2/(100+G$2),&quot; &quot;)" table:style-name="ce101">
            <text:p><text:s/></text:p>
          </table:table-cell>
          <table:table-cell office:value-type="string" office:string-value=" " table:formula="msoxl:=IF((F11&lt;&gt;0),F11-G1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2&lt;&gt;0,F12*G$2/(100+G$2),&quot; &quot;)" table:style-name="ce101">
            <text:p><text:s/></text:p>
          </table:table-cell>
          <table:table-cell office:value-type="string" office:string-value=" " table:formula="msoxl:=IF((F12&lt;&gt;0),F12-G1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3&lt;&gt;0,F13*G$2/(100+G$2),&quot; &quot;)" table:style-name="ce101">
            <text:p><text:s/></text:p>
          </table:table-cell>
          <table:table-cell office:value-type="string" office:string-value=" " table:formula="msoxl:=IF((F13&lt;&gt;0),F13-G1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4&lt;&gt;0,F14*G$2/(100+G$2),&quot; &quot;)" table:style-name="ce101">
            <text:p><text:s/></text:p>
          </table:table-cell>
          <table:table-cell office:value-type="string" office:string-value=" " table:formula="msoxl:=IF((F14&lt;&gt;0),F14-G1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5&lt;&gt;0,F15*G$2/(100+G$2),&quot; &quot;))" table:style-name="ce101">
            <text:p><text:s/></text:p>
          </table:table-cell>
          <table:table-cell office:value-type="string" office:string-value=" " table:formula="msoxl:=IF((F15&lt;&gt;0),F15-G1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6&lt;&gt;0,F16*G$2/(100+G$2),&quot; &quot;))" table:style-name="ce101">
            <text:p><text:s/></text:p>
          </table:table-cell>
          <table:table-cell office:value-type="string" office:string-value=" " table:formula="msoxl:=IF((F16&lt;&gt;0),F16-G1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7&lt;&gt;0,F17*G$2/(100+G$2),&quot; &quot;))" table:style-name="ce101">
            <text:p><text:s/></text:p>
          </table:table-cell>
          <table:table-cell office:value-type="string" office:string-value=" " table:formula="msoxl:=IF((F17&lt;&gt;0),F17-G1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8&lt;&gt;0,F18*G$2/(100+G$2),&quot; &quot;))" table:style-name="ce101">
            <text:p><text:s/></text:p>
          </table:table-cell>
          <table:table-cell office:value-type="string" office:string-value=" " table:formula="msoxl:=IF((F18&lt;&gt;0),F18-G1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&lt;&gt;0,F19*G$2/(100+G$2),&quot; &quot;))" table:style-name="ce101">
            <text:p><text:s/></text:p>
          </table:table-cell>
          <table:table-cell office:value-type="string" office:string-value=" " table:formula="msoxl:=IF((F19&lt;&gt;0),F19-G1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0&lt;&gt;0,F20*G$2/(100+G$2),&quot; &quot;))" table:style-name="ce101">
            <text:p><text:s/></text:p>
          </table:table-cell>
          <table:table-cell office:value-type="string" office:string-value=" " table:formula="msoxl:=IF((F20&lt;&gt;0),F20-G2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1&lt;&gt;0,F21*G$2/(100+G$2),&quot; &quot;))" table:style-name="ce101">
            <text:p><text:s/></text:p>
          </table:table-cell>
          <table:table-cell office:value-type="string" office:string-value=" " table:formula="msoxl:=IF((F21&lt;&gt;0),F21-G2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13"/>
          <table:table-cell table:style-name="ce115"/>
          <table:table-cell table:number-columns-repeated="2" table:style-name="ce113"/>
          <table:table-cell table:style-name="ce101"/>
          <table:table-cell office:value-type="string" office:string-value=" " table:formula="msoxl:=IF(G$4=&quot;X&quot;,&quot; &quot;,IF(F22&lt;&gt;0,F22*G$2/(100+G$2),&quot; &quot;))" table:style-name="ce101">
            <text:p><text:s/></text:p>
          </table:table-cell>
          <table:table-cell office:value-type="string" office:string-value=" " table:formula="msoxl:=IF((F22&lt;&gt;0),F22-G2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13"/>
          <table:table-cell table:style-name="ce115"/>
          <table:table-cell table:style-name="ce114"/>
          <table:table-cell table:style-name="ce113"/>
          <table:table-cell table:style-name="ce101"/>
          <table:table-cell office:value-type="string" office:string-value=" " table:formula="msoxl:=IF(G$4=&quot;X&quot;,&quot; &quot;,IF(F23&lt;&gt;0,F23*G$2/(100+G$2),&quot; &quot;))" table:style-name="ce101">
            <text:p><text:s/></text:p>
          </table:table-cell>
          <table:table-cell office:value-type="string" office:string-value=" " table:formula="msoxl:=IF((F23&lt;&gt;0),F23-G2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4&lt;&gt;0,F24*G$2/(100+G$2),&quot; &quot;))" table:style-name="ce101">
            <text:p><text:s/></text:p>
          </table:table-cell>
          <table:table-cell office:value-type="string" office:string-value=" " table:formula="msoxl:=IF((F24&lt;&gt;0),F24-G2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5&lt;&gt;0,F25*G$2/(100+G$2),&quot; &quot;))" table:style-name="ce101">
            <text:p><text:s/></text:p>
          </table:table-cell>
          <table:table-cell office:value-type="string" office:string-value=" " table:formula="msoxl:=IF((F25&lt;&gt;0),F25-G2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6&lt;&gt;0,F26*G$2/(100+G$2),&quot; &quot;))" table:style-name="ce101">
            <text:p><text:s/></text:p>
          </table:table-cell>
          <table:table-cell office:value-type="string" office:string-value=" " table:formula="msoxl:=IF((F26&lt;&gt;0),F26-G2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7&lt;&gt;0,F27*G$2/(100+G$2),&quot; &quot;))" table:style-name="ce101">
            <text:p><text:s/></text:p>
          </table:table-cell>
          <table:table-cell office:value-type="string" office:string-value=" " table:formula="msoxl:=IF((F27&lt;&gt;0),F27-G2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8&lt;&gt;0,F28*G$2/(100+G$2),&quot; &quot;))" table:style-name="ce101">
            <text:p><text:s/></text:p>
          </table:table-cell>
          <table:table-cell office:value-type="string" office:string-value=" " table:formula="msoxl:=IF((F28&lt;&gt;0),F28-G2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9&lt;&gt;0,F29*G$2/(100+G$2),&quot; &quot;))" table:style-name="ce101">
            <text:p><text:s/></text:p>
          </table:table-cell>
          <table:table-cell office:value-type="string" office:string-value=" " table:formula="msoxl:=IF((F29&lt;&gt;0),F29-G2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30&lt;&gt;0,F30*G$2/(100+G$2),&quot; &quot;))" table:style-name="ce101">
            <text:p><text:s/></text:p>
          </table:table-cell>
          <table:table-cell office:value-type="string" office:string-value=" " table:formula="msoxl:=IF((F30&lt;&gt;0),F30-G3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31&lt;&gt;0,F31*G$2/(100+G$2),&quot; &quot;))" table:style-name="ce101">
            <text:p><text:s/></text:p>
          </table:table-cell>
          <table:table-cell office:value-type="string" office:string-value=" " table:formula="msoxl:=IF((F31&lt;&gt;0),F31-G3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32&lt;&gt;0,F32*G$2/(100+G$2),&quot; &quot;))" table:style-name="ce101">
            <text:p><text:s/></text:p>
          </table:table-cell>
          <table:table-cell office:value-type="string" office:string-value=" " table:formula="msoxl:=IF((F32&lt;&gt;0),F32-G3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3&lt;&gt;0,F33*G$2/(100+G$2),&quot; &quot;))" table:style-name="ce101">
            <text:p><text:s/></text:p>
          </table:table-cell>
          <table:table-cell office:value-type="string" office:string-value=" " table:formula="msoxl:=IF((F33&lt;&gt;0),F33-G3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4&lt;&gt;0,F34*G$2/(100+G$2),&quot; &quot;))" table:style-name="ce101">
            <text:p><text:s/></text:p>
          </table:table-cell>
          <table:table-cell office:value-type="string" office:string-value=" " table:formula="msoxl:=IF((F34&lt;&gt;0),F34-G3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5&lt;&gt;0,F35*G$2/(100+G$2),&quot; &quot;))" table:style-name="ce101">
            <text:p><text:s/></text:p>
          </table:table-cell>
          <table:table-cell office:value-type="string" office:string-value=" " table:formula="msoxl:=IF((F35&lt;&gt;0),F35-G3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6&lt;&gt;0,F36*G$2/(100+G$2),&quot; &quot;))" table:style-name="ce101">
            <text:p><text:s/></text:p>
          </table:table-cell>
          <table:table-cell office:value-type="string" office:string-value=" " table:formula="msoxl:=IF((F36&lt;&gt;0),F36-G3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7&lt;&gt;0,F37*G$2/(100+G$2),&quot; &quot;))" table:style-name="ce101">
            <text:p><text:s/></text:p>
          </table:table-cell>
          <table:table-cell office:value-type="string" office:string-value=" " table:formula="msoxl:=IF((F37&lt;&gt;0),F37-G3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8&lt;&gt;0,F38*G$2/(100+G$2),&quot; &quot;))" table:style-name="ce101">
            <text:p><text:s/></text:p>
          </table:table-cell>
          <table:table-cell office:value-type="string" office:string-value=" " table:formula="msoxl:=IF((F38&lt;&gt;0),F38-G3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9&lt;&gt;0,F39*G$2/(100+G$2),&quot; &quot;))" table:style-name="ce101">
            <text:p><text:s/></text:p>
          </table:table-cell>
          <table:table-cell office:value-type="string" office:string-value=" " table:formula="msoxl:=IF((F39&lt;&gt;0),F39-G3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0&lt;&gt;0,F40*G$2/(100+G$2),&quot; &quot;))" table:style-name="ce101">
            <text:p><text:s/></text:p>
          </table:table-cell>
          <table:table-cell office:value-type="string" office:string-value=" " table:formula="msoxl:=IF((F40&lt;&gt;0),F40-G4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1&lt;&gt;0,F41*G$2/(100+G$2),&quot; &quot;))" table:style-name="ce101">
            <text:p><text:s/></text:p>
          </table:table-cell>
          <table:table-cell office:value-type="string" office:string-value=" " table:formula="msoxl:=IF((F41&lt;&gt;0),F41-G4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2&lt;&gt;0,F42*G$2/(100+G$2),&quot; &quot;))" table:style-name="ce101">
            <text:p><text:s/></text:p>
          </table:table-cell>
          <table:table-cell office:value-type="string" office:string-value=" " table:formula="msoxl:=IF((F42&lt;&gt;0),F42-G4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3&lt;&gt;0,F43*G$2/(100+G$2),&quot; &quot;))" table:style-name="ce101">
            <text:p><text:s/></text:p>
          </table:table-cell>
          <table:table-cell office:value-type="string" office:string-value=" " table:formula="msoxl:=IF((F43&lt;&gt;0),F43-G4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4&lt;&gt;0,F44*G$2/(100+G$2),&quot; &quot;))" table:style-name="ce101">
            <text:p><text:s/></text:p>
          </table:table-cell>
          <table:table-cell office:value-type="string" office:string-value=" " table:formula="msoxl:=IF((F44&lt;&gt;0),F44-G4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5&lt;&gt;0,F45*G$2/(100+G$2),&quot; &quot;))" table:style-name="ce101">
            <text:p><text:s/></text:p>
          </table:table-cell>
          <table:table-cell office:value-type="string" office:string-value=" " table:formula="msoxl:=IF((F45&lt;&gt;0),F45-G4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6&lt;&gt;0,F46*G$2/(100+G$2),&quot; &quot;))" table:style-name="ce101">
            <text:p><text:s/></text:p>
          </table:table-cell>
          <table:table-cell office:value-type="string" office:string-value=" " table:formula="msoxl:=IF((F46&lt;&gt;0),F46-G4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7&lt;&gt;0,F47*G$2/(100+G$2),&quot; &quot;))" table:style-name="ce101">
            <text:p><text:s/></text:p>
          </table:table-cell>
          <table:table-cell office:value-type="string" office:string-value=" " table:formula="msoxl:=IF((F47&lt;&gt;0),F47-G4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8&lt;&gt;0,F48*G$2/(100+G$2),&quot; &quot;))" table:style-name="ce101">
            <text:p><text:s/></text:p>
          </table:table-cell>
          <table:table-cell office:value-type="string" office:string-value=" " table:formula="msoxl:=IF((F48&lt;&gt;0),F48-G4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9&lt;&gt;0,F49*G$2/(100+G$2),&quot; &quot;))" table:style-name="ce101">
            <text:p><text:s/></text:p>
          </table:table-cell>
          <table:table-cell office:value-type="string" office:string-value=" " table:formula="msoxl:=IF((F49&lt;&gt;0),F49-G4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0&lt;&gt;0,F50*G$2/(100+G$2),&quot; &quot;))" table:style-name="ce101">
            <text:p><text:s/></text:p>
          </table:table-cell>
          <table:table-cell office:value-type="string" office:string-value=" " table:formula="msoxl:=IF((F50&lt;&gt;0),F50-G5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1&lt;&gt;0,F51*G$2/(100+G$2),&quot; &quot;))" table:style-name="ce101">
            <text:p><text:s/></text:p>
          </table:table-cell>
          <table:table-cell office:value-type="string" office:string-value=" " table:formula="msoxl:=IF((F51&lt;&gt;0),F51-G5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2&lt;&gt;0,F52*G$2/(100+G$2),&quot; &quot;))" table:style-name="ce101">
            <text:p><text:s/></text:p>
          </table:table-cell>
          <table:table-cell office:value-type="string" office:string-value=" " table:formula="msoxl:=IF((F52&lt;&gt;0),F52-G5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3&lt;&gt;0,F53*G$2/(100+G$2),&quot; &quot;))" table:style-name="ce101">
            <text:p><text:s/></text:p>
          </table:table-cell>
          <table:table-cell office:value-type="string" office:string-value=" " table:formula="msoxl:=IF((F53&lt;&gt;0),F53-G5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4&lt;&gt;0,F54*G$2/(100+G$2),&quot; &quot;))" table:style-name="ce101">
            <text:p><text:s/></text:p>
          </table:table-cell>
          <table:table-cell office:value-type="string" office:string-value=" " table:formula="msoxl:=IF((F54&lt;&gt;0),F54-G5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5&lt;&gt;0,F55*G$2/(100+G$2),&quot; &quot;))" table:style-name="ce101">
            <text:p><text:s/></text:p>
          </table:table-cell>
          <table:table-cell office:value-type="string" office:string-value=" " table:formula="msoxl:=IF((F55&lt;&gt;0),F55-G5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6&lt;&gt;0,F56*G$2/(100+G$2),&quot; &quot;))" table:style-name="ce101">
            <text:p><text:s/></text:p>
          </table:table-cell>
          <table:table-cell office:value-type="string" office:string-value=" " table:formula="msoxl:=IF((F56&lt;&gt;0),F56-G5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7&lt;&gt;0,F57*G$2/(100+G$2),&quot; &quot;))" table:style-name="ce101">
            <text:p><text:s/></text:p>
          </table:table-cell>
          <table:table-cell office:value-type="string" office:string-value=" " table:formula="msoxl:=IF((F57&lt;&gt;0),F57-G5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8&lt;&gt;0,F58*G$2/(100+G$2),&quot; &quot;))" table:style-name="ce101">
            <text:p><text:s/></text:p>
          </table:table-cell>
          <table:table-cell office:value-type="string" office:string-value=" " table:formula="msoxl:=IF((F58&lt;&gt;0),F58-G5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9&lt;&gt;0,F59*G$2/(100+G$2),&quot; &quot;))" table:style-name="ce101">
            <text:p><text:s/></text:p>
          </table:table-cell>
          <table:table-cell office:value-type="string" office:string-value=" " table:formula="msoxl:=IF((F59&lt;&gt;0),F59-G5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0&lt;&gt;0,F60*G$2/(100+G$2),&quot; &quot;))" table:style-name="ce101">
            <text:p><text:s/></text:p>
          </table:table-cell>
          <table:table-cell office:value-type="string" office:string-value=" " table:formula="msoxl:=IF((F60&lt;&gt;0),F60-G6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1&lt;&gt;0,F61*G$2/(100+G$2),&quot; &quot;))" table:style-name="ce101">
            <text:p><text:s/></text:p>
          </table:table-cell>
          <table:table-cell office:value-type="string" office:string-value=" " table:formula="msoxl:=IF((F61&lt;&gt;0),F61-G6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2&lt;&gt;0,F62*G$2/(100+G$2),&quot; &quot;))" table:style-name="ce101">
            <text:p><text:s/></text:p>
          </table:table-cell>
          <table:table-cell office:value-type="string" office:string-value=" " table:formula="msoxl:=IF((F62&lt;&gt;0),F62-G6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3&lt;&gt;0,F63*G$2/(100+G$2),&quot; &quot;))" table:style-name="ce101">
            <text:p><text:s/></text:p>
          </table:table-cell>
          <table:table-cell office:value-type="string" office:string-value=" " table:formula="msoxl:=IF((F63&lt;&gt;0),F63-G6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4&lt;&gt;0,F64*G$2/(100+G$2),&quot; &quot;))" table:style-name="ce101">
            <text:p><text:s/></text:p>
          </table:table-cell>
          <table:table-cell office:value-type="string" office:string-value=" " table:formula="msoxl:=IF((F64&lt;&gt;0),F64-G6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5&lt;&gt;0,F65*G$2/(100+G$2),&quot; &quot;))" table:style-name="ce101">
            <text:p><text:s/></text:p>
          </table:table-cell>
          <table:table-cell office:value-type="string" office:string-value=" " table:formula="msoxl:=IF((F65&lt;&gt;0),F65-G6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6&lt;&gt;0,F66*G$2/(100+G$2),&quot; &quot;))" table:style-name="ce101">
            <text:p><text:s/></text:p>
          </table:table-cell>
          <table:table-cell office:value-type="string" office:string-value=" " table:formula="msoxl:=IF((F66&lt;&gt;0),F66-G6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7&lt;&gt;0,F67*G$2/(100+G$2),&quot; &quot;))" table:style-name="ce101">
            <text:p><text:s/></text:p>
          </table:table-cell>
          <table:table-cell office:value-type="string" office:string-value=" " table:formula="msoxl:=IF((F67&lt;&gt;0),F67-G6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8&lt;&gt;0,F68*G$2/(100+G$2),&quot; &quot;))" table:style-name="ce101">
            <text:p><text:s/></text:p>
          </table:table-cell>
          <table:table-cell office:value-type="string" office:string-value=" " table:formula="msoxl:=IF((F68&lt;&gt;0),F68-G6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9&lt;&gt;0,F69*G$2/(100+G$2),&quot; &quot;))" table:style-name="ce101">
            <text:p><text:s/></text:p>
          </table:table-cell>
          <table:table-cell office:value-type="string" office:string-value=" " table:formula="msoxl:=IF((F69&lt;&gt;0),F69-G6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0&lt;&gt;0,F70*G$2/(100+G$2),&quot; &quot;))" table:style-name="ce101">
            <text:p><text:s/></text:p>
          </table:table-cell>
          <table:table-cell office:value-type="string" office:string-value=" " table:formula="msoxl:=IF((F70&lt;&gt;0),F70-G7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1&lt;&gt;0,F71*G$2/(100+G$2),&quot; &quot;))" table:style-name="ce101">
            <text:p><text:s/></text:p>
          </table:table-cell>
          <table:table-cell office:value-type="string" office:string-value=" " table:formula="msoxl:=IF((F71&lt;&gt;0),F71-G7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2&lt;&gt;0,F72*G$2/(100+G$2),&quot; &quot;))" table:style-name="ce101">
            <text:p><text:s/></text:p>
          </table:table-cell>
          <table:table-cell office:value-type="string" office:string-value=" " table:formula="msoxl:=IF((F72&lt;&gt;0),F72-G7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3&lt;&gt;0,F73*G$2/(100+G$2),&quot; &quot;))" table:style-name="ce101">
            <text:p><text:s/></text:p>
          </table:table-cell>
          <table:table-cell office:value-type="string" office:string-value=" " table:formula="msoxl:=IF((F73&lt;&gt;0),F73-G7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4&lt;&gt;0,F74*G$2/(100+G$2),&quot; &quot;))" table:style-name="ce101">
            <text:p><text:s/></text:p>
          </table:table-cell>
          <table:table-cell office:value-type="string" office:string-value=" " table:formula="msoxl:=IF((F74&lt;&gt;0),F74-G7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5&lt;&gt;0,F75*G$2/(100+G$2),&quot; &quot;))" table:style-name="ce101">
            <text:p><text:s/></text:p>
          </table:table-cell>
          <table:table-cell office:value-type="string" office:string-value=" " table:formula="msoxl:=IF((F75&lt;&gt;0),F75-G7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6&lt;&gt;0,F76*G$2/(100+G$2),&quot; &quot;))" table:style-name="ce101">
            <text:p><text:s/></text:p>
          </table:table-cell>
          <table:table-cell office:value-type="string" office:string-value=" " table:formula="msoxl:=IF((F76&lt;&gt;0),F76-G7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7&lt;&gt;0,F77*G$2/(100+G$2),&quot; &quot;))" table:style-name="ce101">
            <text:p><text:s/></text:p>
          </table:table-cell>
          <table:table-cell office:value-type="string" office:string-value=" " table:formula="msoxl:=IF((F77&lt;&gt;0),F77-G7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8&lt;&gt;0,F78*G$2/(100+G$2),&quot; &quot;))" table:style-name="ce101">
            <text:p><text:s/></text:p>
          </table:table-cell>
          <table:table-cell office:value-type="string" office:string-value=" " table:formula="msoxl:=IF((F78&lt;&gt;0),F78-G7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9&lt;&gt;0,F79*G$2/(100+G$2),&quot; &quot;))" table:style-name="ce101">
            <text:p><text:s/></text:p>
          </table:table-cell>
          <table:table-cell office:value-type="string" office:string-value=" " table:formula="msoxl:=IF((F79&lt;&gt;0),F79-G7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0&lt;&gt;0,F80*G$2/(100+G$2),&quot; &quot;))" table:style-name="ce101">
            <text:p><text:s/></text:p>
          </table:table-cell>
          <table:table-cell office:value-type="string" office:string-value=" " table:formula="msoxl:=IF((F80&lt;&gt;0),F80-G8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1&lt;&gt;0,F81*G$2/(100+G$2),&quot; &quot;))" table:style-name="ce101">
            <text:p><text:s/></text:p>
          </table:table-cell>
          <table:table-cell office:value-type="string" office:string-value=" " table:formula="msoxl:=IF((F81&lt;&gt;0),F81-G8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2&lt;&gt;0,F82*G$2/(100+G$2),&quot; &quot;))" table:style-name="ce101">
            <text:p><text:s/></text:p>
          </table:table-cell>
          <table:table-cell office:value-type="string" office:string-value=" " table:formula="msoxl:=IF((F82&lt;&gt;0),F82-G8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3&lt;&gt;0,F83*G$2/(100+G$2),&quot; &quot;))" table:style-name="ce101">
            <text:p><text:s/></text:p>
          </table:table-cell>
          <table:table-cell office:value-type="string" office:string-value=" " table:formula="msoxl:=IF((F83&lt;&gt;0),F83-G8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4&lt;&gt;0,F84*G$2/(100+G$2),&quot; &quot;))" table:style-name="ce101">
            <text:p><text:s/></text:p>
          </table:table-cell>
          <table:table-cell office:value-type="string" office:string-value=" " table:formula="msoxl:=IF((F84&lt;&gt;0),F84-G8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5&lt;&gt;0,F85*G$2/(100+G$2),&quot; &quot;))" table:style-name="ce101">
            <text:p><text:s/></text:p>
          </table:table-cell>
          <table:table-cell office:value-type="string" office:string-value=" " table:formula="msoxl:=IF((F85&lt;&gt;0),F85-G8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6&lt;&gt;0,F86*G$2/(100+G$2),&quot; &quot;))" table:style-name="ce101">
            <text:p><text:s/></text:p>
          </table:table-cell>
          <table:table-cell office:value-type="string" office:string-value=" " table:formula="msoxl:=IF((F86&lt;&gt;0),F86-G8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7&lt;&gt;0,F87*G$2/(100+G$2),&quot; &quot;))" table:style-name="ce101">
            <text:p><text:s/></text:p>
          </table:table-cell>
          <table:table-cell office:value-type="string" office:string-value=" " table:formula="msoxl:=IF((F87&lt;&gt;0),F87-G8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8&lt;&gt;0,F88*G$2/(100+G$2),&quot; &quot;))" table:style-name="ce101">
            <text:p><text:s/></text:p>
          </table:table-cell>
          <table:table-cell office:value-type="string" office:string-value=" " table:formula="msoxl:=IF((F88&lt;&gt;0),F88-G8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9&lt;&gt;0,F89*G$2/(100+G$2),&quot; &quot;))" table:style-name="ce101">
            <text:p><text:s/></text:p>
          </table:table-cell>
          <table:table-cell office:value-type="string" office:string-value=" " table:formula="msoxl:=IF((F89&lt;&gt;0),F89-G8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0&lt;&gt;0,F90*G$2/(100+G$2),&quot; &quot;))" table:style-name="ce101">
            <text:p><text:s/></text:p>
          </table:table-cell>
          <table:table-cell office:value-type="string" office:string-value=" " table:formula="msoxl:=IF((F90&lt;&gt;0),F90-G9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1&lt;&gt;0,F91*G$2/(100+G$2),&quot; &quot;))" table:style-name="ce101">
            <text:p><text:s/></text:p>
          </table:table-cell>
          <table:table-cell office:value-type="string" office:string-value=" " table:formula="msoxl:=IF((F91&lt;&gt;0),F91-G9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2&lt;&gt;0,F92*G$2/(100+G$2),&quot; &quot;))" table:style-name="ce101">
            <text:p><text:s/></text:p>
          </table:table-cell>
          <table:table-cell office:value-type="string" office:string-value=" " table:formula="msoxl:=IF((F92&lt;&gt;0),F92-G9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3&lt;&gt;0,F93*G$2/(100+G$2),&quot; &quot;))" table:style-name="ce101">
            <text:p><text:s/></text:p>
          </table:table-cell>
          <table:table-cell office:value-type="string" office:string-value=" " table:formula="msoxl:=IF((F93&lt;&gt;0),F93-G9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4&lt;&gt;0,F94*G$2/(100+G$2),&quot; &quot;))" table:style-name="ce101">
            <text:p><text:s/></text:p>
          </table:table-cell>
          <table:table-cell office:value-type="string" office:string-value=" " table:formula="msoxl:=IF((F94&lt;&gt;0),F94-G9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5&lt;&gt;0,F95*G$2/(100+G$2),&quot; &quot;))" table:style-name="ce101">
            <text:p><text:s/></text:p>
          </table:table-cell>
          <table:table-cell office:value-type="string" office:string-value=" " table:formula="msoxl:=IF((F95&lt;&gt;0),F95-G9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6&lt;&gt;0,F96*G$2/(100+G$2),&quot; &quot;))" table:style-name="ce101">
            <text:p><text:s/></text:p>
          </table:table-cell>
          <table:table-cell office:value-type="string" office:string-value=" " table:formula="msoxl:=IF((F96&lt;&gt;0),F96-G9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7&lt;&gt;0,F97*G$2/(100+G$2),&quot; &quot;))" table:style-name="ce101">
            <text:p><text:s/></text:p>
          </table:table-cell>
          <table:table-cell office:value-type="string" office:string-value=" " table:formula="msoxl:=IF((F97&lt;&gt;0),F97-G9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8&lt;&gt;0,F98*G$2/(100+G$2),&quot; &quot;))" table:style-name="ce101">
            <text:p><text:s/></text:p>
          </table:table-cell>
          <table:table-cell office:value-type="string" office:string-value=" " table:formula="msoxl:=IF((F98&lt;&gt;0),F98-G9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9&lt;&gt;0,F99*G$2/(100+G$2),&quot; &quot;))" table:style-name="ce101">
            <text:p><text:s/></text:p>
          </table:table-cell>
          <table:table-cell office:value-type="string" office:string-value=" " table:formula="msoxl:=IF((F99&lt;&gt;0),F99-G9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0&lt;&gt;0,F100*G$2/(100+G$2),&quot; &quot;))" table:style-name="ce101">
            <text:p><text:s/></text:p>
          </table:table-cell>
          <table:table-cell office:value-type="string" office:string-value=" " table:formula="msoxl:=IF((F100&lt;&gt;0),F100-G10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1&lt;&gt;0,F101*G$2/(100+G$2),&quot; &quot;))" table:style-name="ce101">
            <text:p><text:s/></text:p>
          </table:table-cell>
          <table:table-cell office:value-type="string" office:string-value=" " table:formula="msoxl:=IF((F101&lt;&gt;0),F101-G10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2&lt;&gt;0,F102*G$2/(100+G$2),&quot; &quot;))" table:style-name="ce101">
            <text:p><text:s/></text:p>
          </table:table-cell>
          <table:table-cell office:value-type="string" office:string-value=" " table:formula="msoxl:=IF((F102&lt;&gt;0),F102-G10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3&lt;&gt;0,F103*G$2/(100+G$2),&quot; &quot;))" table:style-name="ce101">
            <text:p><text:s/></text:p>
          </table:table-cell>
          <table:table-cell office:value-type="string" office:string-value=" " table:formula="msoxl:=IF((F103&lt;&gt;0),F103-G10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4&lt;&gt;0,F104*G$2/(100+G$2),&quot; &quot;))" table:style-name="ce101">
            <text:p><text:s/></text:p>
          </table:table-cell>
          <table:table-cell office:value-type="string" office:string-value=" " table:formula="msoxl:=IF((F104&lt;&gt;0),F104-G10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5&lt;&gt;0,F105*G$2/(100+G$2),&quot; &quot;))" table:style-name="ce101">
            <text:p><text:s/></text:p>
          </table:table-cell>
          <table:table-cell office:value-type="string" office:string-value=" " table:formula="msoxl:=IF((F105&lt;&gt;0),F105-G10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6&lt;&gt;0,F106*G$2/(100+G$2),&quot; &quot;))" table:style-name="ce101">
            <text:p><text:s/></text:p>
          </table:table-cell>
          <table:table-cell office:value-type="string" office:string-value=" " table:formula="msoxl:=IF((F106&lt;&gt;0),F106-G10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7&lt;&gt;0,F107*G$2/(100+G$2),&quot; &quot;))" table:style-name="ce101">
            <text:p><text:s/></text:p>
          </table:table-cell>
          <table:table-cell office:value-type="string" office:string-value=" " table:formula="msoxl:=IF((F107&lt;&gt;0),F107-G10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8&lt;&gt;0,F108*G$2/(100+G$2),&quot; &quot;))" table:style-name="ce101">
            <text:p><text:s/></text:p>
          </table:table-cell>
          <table:table-cell office:value-type="string" office:string-value=" " table:formula="msoxl:=IF((F108&lt;&gt;0),F108-G10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9&lt;&gt;0,F109*G$2/(100+G$2),&quot; &quot;))" table:style-name="ce101">
            <text:p><text:s/></text:p>
          </table:table-cell>
          <table:table-cell office:value-type="string" office:string-value=" " table:formula="msoxl:=IF((F109&lt;&gt;0),F109-G10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0&lt;&gt;0,F110*G$2/(100+G$2),&quot; &quot;))" table:style-name="ce101">
            <text:p><text:s/></text:p>
          </table:table-cell>
          <table:table-cell office:value-type="string" office:string-value=" " table:formula="msoxl:=IF((F110&lt;&gt;0),F110-G11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1&lt;&gt;0,F111*G$2/(100+G$2),&quot; &quot;))" table:style-name="ce101">
            <text:p><text:s/></text:p>
          </table:table-cell>
          <table:table-cell office:value-type="string" office:string-value=" " table:formula="msoxl:=IF((F111&lt;&gt;0),F111-G11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2&lt;&gt;0,F112*G$2/(100+G$2),&quot; &quot;))" table:style-name="ce101">
            <text:p><text:s/></text:p>
          </table:table-cell>
          <table:table-cell office:value-type="string" office:string-value=" " table:formula="msoxl:=IF((F112&lt;&gt;0),F112-G11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3&lt;&gt;0,F113*G$2/(100+G$2),&quot; &quot;))" table:style-name="ce101">
            <text:p><text:s/></text:p>
          </table:table-cell>
          <table:table-cell office:value-type="string" office:string-value=" " table:formula="msoxl:=IF((F113&lt;&gt;0),F113-G11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4&lt;&gt;0,F114*G$2/(100+G$2),&quot; &quot;))" table:style-name="ce101">
            <text:p><text:s/></text:p>
          </table:table-cell>
          <table:table-cell office:value-type="string" office:string-value=" " table:formula="msoxl:=IF((F114&lt;&gt;0),F114-G11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5&lt;&gt;0,F115*G$2/(100+G$2),&quot; &quot;))" table:style-name="ce101">
            <text:p><text:s/></text:p>
          </table:table-cell>
          <table:table-cell office:value-type="string" office:string-value=" " table:formula="msoxl:=IF((F115&lt;&gt;0),F115-G11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6&lt;&gt;0,F116*G$2/(100+G$2),&quot; &quot;))" table:style-name="ce101">
            <text:p><text:s/></text:p>
          </table:table-cell>
          <table:table-cell office:value-type="string" office:string-value=" " table:formula="msoxl:=IF((F116&lt;&gt;0),F116-G11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7&lt;&gt;0,F117*G$2/(100+G$2),&quot; &quot;))" table:style-name="ce101">
            <text:p><text:s/></text:p>
          </table:table-cell>
          <table:table-cell office:value-type="string" office:string-value=" " table:formula="msoxl:=IF((F117&lt;&gt;0),F117-G11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8&lt;&gt;0,F118*G$2/(100+G$2),&quot; &quot;))" table:style-name="ce101">
            <text:p><text:s/></text:p>
          </table:table-cell>
          <table:table-cell office:value-type="string" office:string-value=" " table:formula="msoxl:=IF((F118&lt;&gt;0),F118-G11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9&lt;&gt;0,F119*G$2/(100+G$2),&quot; &quot;))" table:style-name="ce101">
            <text:p><text:s/></text:p>
          </table:table-cell>
          <table:table-cell office:value-type="string" office:string-value=" " table:formula="msoxl:=IF((F119&lt;&gt;0),F119-G11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0&lt;&gt;0,F120*G$2/(100+G$2),&quot; &quot;))" table:style-name="ce101">
            <text:p><text:s/></text:p>
          </table:table-cell>
          <table:table-cell office:value-type="string" office:string-value=" " table:formula="msoxl:=IF((F120&lt;&gt;0),F120-G12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1&lt;&gt;0,F121*G$2/(100+G$2),&quot; &quot;))" table:style-name="ce101">
            <text:p><text:s/></text:p>
          </table:table-cell>
          <table:table-cell office:value-type="string" office:string-value=" " table:formula="msoxl:=IF((F121&lt;&gt;0),F121-G12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2&lt;&gt;0,F122*G$2/(100+G$2),&quot; &quot;))" table:style-name="ce101">
            <text:p><text:s/></text:p>
          </table:table-cell>
          <table:table-cell office:value-type="string" office:string-value=" " table:formula="msoxl:=IF((F122&lt;&gt;0),F122-G12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3&lt;&gt;0,F123*G$2/(100+G$2),&quot; &quot;))" table:style-name="ce101">
            <text:p><text:s/></text:p>
          </table:table-cell>
          <table:table-cell office:value-type="string" office:string-value=" " table:formula="msoxl:=IF((F123&lt;&gt;0),F123-G12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4&lt;&gt;0,F124*G$2/(100+G$2),&quot; &quot;))" table:style-name="ce101">
            <text:p><text:s/></text:p>
          </table:table-cell>
          <table:table-cell office:value-type="string" office:string-value=" " table:formula="msoxl:=IF((F124&lt;&gt;0),F124-G12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5&lt;&gt;0,F125*G$2/(100+G$2),&quot; &quot;))" table:style-name="ce101">
            <text:p><text:s/></text:p>
          </table:table-cell>
          <table:table-cell office:value-type="string" office:string-value=" " table:formula="msoxl:=IF((F125&lt;&gt;0),F125-G12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6&lt;&gt;0,F126*G$2/(100+G$2),&quot; &quot;))" table:style-name="ce101">
            <text:p><text:s/></text:p>
          </table:table-cell>
          <table:table-cell office:value-type="string" office:string-value=" " table:formula="msoxl:=IF((F126&lt;&gt;0),F126-G12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7&lt;&gt;0,F127*G$2/(100+G$2),&quot; &quot;))" table:style-name="ce101">
            <text:p><text:s/></text:p>
          </table:table-cell>
          <table:table-cell office:value-type="string" office:string-value=" " table:formula="msoxl:=IF((F127&lt;&gt;0),F127-G12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8&lt;&gt;0,F128*G$2/(100+G$2),&quot; &quot;))" table:style-name="ce101">
            <text:p><text:s/></text:p>
          </table:table-cell>
          <table:table-cell office:value-type="string" office:string-value=" " table:formula="msoxl:=IF((F128&lt;&gt;0),F128-G12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9&lt;&gt;0,F129*G$2/(100+G$2),&quot; &quot;))" table:style-name="ce101">
            <text:p><text:s/></text:p>
          </table:table-cell>
          <table:table-cell office:value-type="string" office:string-value=" " table:formula="msoxl:=IF((F129&lt;&gt;0),F129-G12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0&lt;&gt;0,F130*G$2/(100+G$2),&quot; &quot;))" table:style-name="ce101">
            <text:p><text:s/></text:p>
          </table:table-cell>
          <table:table-cell office:value-type="string" office:string-value=" " table:formula="msoxl:=IF((F130&lt;&gt;0),F130-G13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1&lt;&gt;0,F131*G$2/(100+G$2),&quot; &quot;))" table:style-name="ce101">
            <text:p><text:s/></text:p>
          </table:table-cell>
          <table:table-cell office:value-type="string" office:string-value=" " table:formula="msoxl:=IF((F131&lt;&gt;0),F131-G13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2&lt;&gt;0,F132*G$2/(100+G$2),&quot; &quot;))" table:style-name="ce101">
            <text:p><text:s/></text:p>
          </table:table-cell>
          <table:table-cell office:value-type="string" office:string-value=" " table:formula="msoxl:=IF((F132&lt;&gt;0),F132-G13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3&lt;&gt;0,F133*G$2/(100+G$2),&quot; &quot;))" table:style-name="ce101">
            <text:p><text:s/></text:p>
          </table:table-cell>
          <table:table-cell office:value-type="string" office:string-value=" " table:formula="msoxl:=IF((F133&lt;&gt;0),F133-G13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4&lt;&gt;0,F134*G$2/(100+G$2),&quot; &quot;))" table:style-name="ce101">
            <text:p><text:s/></text:p>
          </table:table-cell>
          <table:table-cell office:value-type="string" office:string-value=" " table:formula="msoxl:=IF((F134&lt;&gt;0),F134-G13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5&lt;&gt;0,F135*G$2/(100+G$2),&quot; &quot;))" table:style-name="ce101">
            <text:p><text:s/></text:p>
          </table:table-cell>
          <table:table-cell office:value-type="string" office:string-value=" " table:formula="msoxl:=IF((F135&lt;&gt;0),F135-G13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6&lt;&gt;0,F136*G$2/(100+G$2),&quot; &quot;))" table:style-name="ce101">
            <text:p><text:s/></text:p>
          </table:table-cell>
          <table:table-cell office:value-type="string" office:string-value=" " table:formula="msoxl:=IF((F136&lt;&gt;0),F136-G13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7&lt;&gt;0,F137*G$2/(100+G$2),&quot; &quot;))" table:style-name="ce101">
            <text:p><text:s/></text:p>
          </table:table-cell>
          <table:table-cell office:value-type="string" office:string-value=" " table:formula="msoxl:=IF((F137&lt;&gt;0),F137-G13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8&lt;&gt;0,F138*G$2/(100+G$2),&quot; &quot;))" table:style-name="ce101">
            <text:p><text:s/></text:p>
          </table:table-cell>
          <table:table-cell office:value-type="string" office:string-value=" " table:formula="msoxl:=IF((F138&lt;&gt;0),F138-G13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9&lt;&gt;0,F139*G$2/(100+G$2),&quot; &quot;))" table:style-name="ce101">
            <text:p><text:s/></text:p>
          </table:table-cell>
          <table:table-cell office:value-type="string" office:string-value=" " table:formula="msoxl:=IF((F139&lt;&gt;0),F139-G13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0&lt;&gt;0,F140*G$2/(100+G$2),&quot; &quot;))" table:style-name="ce101">
            <text:p><text:s/></text:p>
          </table:table-cell>
          <table:table-cell office:value-type="string" office:string-value=" " table:formula="msoxl:=IF((F140&lt;&gt;0),F140-G14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1&lt;&gt;0,F141*G$2/(100+G$2),&quot; &quot;))" table:style-name="ce101">
            <text:p><text:s/></text:p>
          </table:table-cell>
          <table:table-cell office:value-type="string" office:string-value=" " table:formula="msoxl:=IF((F141&lt;&gt;0),F141-G14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2&lt;&gt;0,F142*G$2/(100+G$2),&quot; &quot;))" table:style-name="ce101">
            <text:p><text:s/></text:p>
          </table:table-cell>
          <table:table-cell office:value-type="string" office:string-value=" " table:formula="msoxl:=IF((F142&lt;&gt;0),F142-G14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3&lt;&gt;0,F143*G$2/(100+G$2),&quot; &quot;))" table:style-name="ce101">
            <text:p><text:s/></text:p>
          </table:table-cell>
          <table:table-cell office:value-type="string" office:string-value=" " table:formula="msoxl:=IF((F143&lt;&gt;0),F143-G14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4&lt;&gt;0,F144*G$2/(100+G$2),&quot; &quot;))" table:style-name="ce101">
            <text:p><text:s/></text:p>
          </table:table-cell>
          <table:table-cell office:value-type="string" office:string-value=" " table:formula="msoxl:=IF((F144&lt;&gt;0),F144-G14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5&lt;&gt;0,F145*G$2/(100+G$2),&quot; &quot;))" table:style-name="ce101">
            <text:p><text:s/></text:p>
          </table:table-cell>
          <table:table-cell office:value-type="string" office:string-value=" " table:formula="msoxl:=IF((F145&lt;&gt;0),F145-G14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6&lt;&gt;0,F146*G$2/(100+G$2),&quot; &quot;))" table:style-name="ce101">
            <text:p><text:s/></text:p>
          </table:table-cell>
          <table:table-cell office:value-type="string" office:string-value=" " table:formula="msoxl:=IF((F146&lt;&gt;0),F146-G14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7&lt;&gt;0,F147*G$2/(100+G$2),&quot; &quot;))" table:style-name="ce101">
            <text:p><text:s/></text:p>
          </table:table-cell>
          <table:table-cell office:value-type="string" office:string-value=" " table:formula="msoxl:=IF((F147&lt;&gt;0),F147-G14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8&lt;&gt;0,F148*G$2/(100+G$2),&quot; &quot;))" table:style-name="ce101">
            <text:p><text:s/></text:p>
          </table:table-cell>
          <table:table-cell office:value-type="string" office:string-value=" " table:formula="msoxl:=IF((F148&lt;&gt;0),F148-G14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9&lt;&gt;0,F149*G$2/(100+G$2),&quot; &quot;))" table:style-name="ce101">
            <text:p><text:s/></text:p>
          </table:table-cell>
          <table:table-cell office:value-type="string" office:string-value=" " table:formula="msoxl:=IF((F149&lt;&gt;0),F149-G14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0&lt;&gt;0,F150*G$2/(100+G$2),&quot; &quot;))" table:style-name="ce101">
            <text:p><text:s/></text:p>
          </table:table-cell>
          <table:table-cell office:value-type="string" office:string-value=" " table:formula="msoxl:=IF((F150&lt;&gt;0),F150-G15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1&lt;&gt;0,F151*G$2/(100+G$2),&quot; &quot;))" table:style-name="ce101">
            <text:p><text:s/></text:p>
          </table:table-cell>
          <table:table-cell office:value-type="string" office:string-value=" " table:formula="msoxl:=IF((F151&lt;&gt;0),F151-G15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2&lt;&gt;0,F152*G$2/(100+G$2),&quot; &quot;))" table:style-name="ce101">
            <text:p><text:s/></text:p>
          </table:table-cell>
          <table:table-cell office:value-type="string" office:string-value=" " table:formula="msoxl:=IF((F152&lt;&gt;0),F152-G15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3&lt;&gt;0,F153*G$2/(100+G$2),&quot; &quot;))" table:style-name="ce101">
            <text:p><text:s/></text:p>
          </table:table-cell>
          <table:table-cell office:value-type="string" office:string-value=" " table:formula="msoxl:=IF((F153&lt;&gt;0),F153-G15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4&lt;&gt;0,F154*G$2/(100+G$2),&quot; &quot;))" table:style-name="ce101">
            <text:p><text:s/></text:p>
          </table:table-cell>
          <table:table-cell office:value-type="string" office:string-value=" " table:formula="msoxl:=IF((F154&lt;&gt;0),F154-G15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5&lt;&gt;0,F155*G$2/(100+G$2),&quot; &quot;))" table:style-name="ce101">
            <text:p><text:s/></text:p>
          </table:table-cell>
          <table:table-cell office:value-type="string" office:string-value=" " table:formula="msoxl:=IF((F155&lt;&gt;0),F155-G15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6&lt;&gt;0,F156*G$2/(100+G$2),&quot; &quot;))" table:style-name="ce101">
            <text:p><text:s/></text:p>
          </table:table-cell>
          <table:table-cell office:value-type="string" office:string-value=" " table:formula="msoxl:=IF((F156&lt;&gt;0),F156-G15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7&lt;&gt;0,F157*G$2/(100+G$2),&quot; &quot;))" table:style-name="ce101">
            <text:p><text:s/></text:p>
          </table:table-cell>
          <table:table-cell office:value-type="string" office:string-value=" " table:formula="msoxl:=IF((F157&lt;&gt;0),F157-G15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8&lt;&gt;0,F158*G$2/(100+G$2),&quot; &quot;))" table:style-name="ce101">
            <text:p><text:s/></text:p>
          </table:table-cell>
          <table:table-cell office:value-type="string" office:string-value=" " table:formula="msoxl:=IF((F158&lt;&gt;0),F158-G15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9&lt;&gt;0,F159*G$2/(100+G$2),&quot; &quot;))" table:style-name="ce101">
            <text:p><text:s/></text:p>
          </table:table-cell>
          <table:table-cell office:value-type="string" office:string-value=" " table:formula="msoxl:=IF((F159&lt;&gt;0),F159-G15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0&lt;&gt;0,F160*G$2/(100+G$2),&quot; &quot;))" table:style-name="ce101">
            <text:p><text:s/></text:p>
          </table:table-cell>
          <table:table-cell office:value-type="string" office:string-value=" " table:formula="msoxl:=IF((F160&lt;&gt;0),F160-G16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1&lt;&gt;0,F161*G$2/(100+G$2),&quot; &quot;))" table:style-name="ce101">
            <text:p><text:s/></text:p>
          </table:table-cell>
          <table:table-cell office:value-type="string" office:string-value=" " table:formula="msoxl:=IF((F161&lt;&gt;0),F161-G16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2&lt;&gt;0,F162*G$2/(100+G$2),&quot; &quot;))" table:style-name="ce101">
            <text:p><text:s/></text:p>
          </table:table-cell>
          <table:table-cell office:value-type="string" office:string-value=" " table:formula="msoxl:=IF((F162&lt;&gt;0),F162-G16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3&lt;&gt;0,F163*G$2/(100+G$2),&quot; &quot;))" table:style-name="ce101">
            <text:p><text:s/></text:p>
          </table:table-cell>
          <table:table-cell office:value-type="string" office:string-value=" " table:formula="msoxl:=IF((F163&lt;&gt;0),F163-G16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4&lt;&gt;0,F164*G$2/(100+G$2),&quot; &quot;))" table:style-name="ce101">
            <text:p><text:s/></text:p>
          </table:table-cell>
          <table:table-cell office:value-type="string" office:string-value=" " table:formula="msoxl:=IF((F164&lt;&gt;0),F164-G16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5&lt;&gt;0,F165*G$2/(100+G$2),&quot; &quot;))" table:style-name="ce101">
            <text:p><text:s/></text:p>
          </table:table-cell>
          <table:table-cell office:value-type="string" office:string-value=" " table:formula="msoxl:=IF((F165&lt;&gt;0),F165-G16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6&lt;&gt;0,F166*G$2/(100+G$2),&quot; &quot;))" table:style-name="ce101">
            <text:p><text:s/></text:p>
          </table:table-cell>
          <table:table-cell office:value-type="string" office:string-value=" " table:formula="msoxl:=IF((F166&lt;&gt;0),F166-G16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7&lt;&gt;0,F167*G$2/(100+G$2),&quot; &quot;))" table:style-name="ce101">
            <text:p><text:s/></text:p>
          </table:table-cell>
          <table:table-cell office:value-type="string" office:string-value=" " table:formula="msoxl:=IF((F167&lt;&gt;0),F167-G16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8&lt;&gt;0,F168*G$2/(100+G$2),&quot; &quot;))" table:style-name="ce101">
            <text:p><text:s/></text:p>
          </table:table-cell>
          <table:table-cell office:value-type="string" office:string-value=" " table:formula="msoxl:=IF((F168&lt;&gt;0),F168-G16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9&lt;&gt;0,F169*G$2/(100+G$2),&quot; &quot;))" table:style-name="ce101">
            <text:p><text:s/></text:p>
          </table:table-cell>
          <table:table-cell office:value-type="string" office:string-value=" " table:formula="msoxl:=IF((F169&lt;&gt;0),F169-G16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0&lt;&gt;0,F170*G$2/(100+G$2),&quot; &quot;))" table:style-name="ce101">
            <text:p><text:s/></text:p>
          </table:table-cell>
          <table:table-cell office:value-type="string" office:string-value=" " table:formula="msoxl:=IF((F170&lt;&gt;0),F170-G17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1&lt;&gt;0,F171*G$2/(100+G$2),&quot; &quot;))" table:style-name="ce101">
            <text:p><text:s/></text:p>
          </table:table-cell>
          <table:table-cell office:value-type="string" office:string-value=" " table:formula="msoxl:=IF((F171&lt;&gt;0),F171-G17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2&lt;&gt;0,F172*G$2/(100+G$2),&quot; &quot;))" table:style-name="ce101">
            <text:p><text:s/></text:p>
          </table:table-cell>
          <table:table-cell office:value-type="string" office:string-value=" " table:formula="msoxl:=IF((F172&lt;&gt;0),F172-G17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3&lt;&gt;0,F173*G$2/(100+G$2),&quot; &quot;))" table:style-name="ce101">
            <text:p><text:s/></text:p>
          </table:table-cell>
          <table:table-cell office:value-type="string" office:string-value=" " table:formula="msoxl:=IF((F173&lt;&gt;0),F173-G17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4&lt;&gt;0,F174*G$2/(100+G$2),&quot; &quot;))" table:style-name="ce101">
            <text:p><text:s/></text:p>
          </table:table-cell>
          <table:table-cell office:value-type="string" office:string-value=" " table:formula="msoxl:=IF((F174&lt;&gt;0),F174-G17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5&lt;&gt;0,F175*G$2/(100+G$2),&quot; &quot;))" table:style-name="ce101">
            <text:p><text:s/></text:p>
          </table:table-cell>
          <table:table-cell office:value-type="string" office:string-value=" " table:formula="msoxl:=IF((F175&lt;&gt;0),F175-G17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6&lt;&gt;0,F176*G$2/(100+G$2),&quot; &quot;))" table:style-name="ce101">
            <text:p><text:s/></text:p>
          </table:table-cell>
          <table:table-cell office:value-type="string" office:string-value=" " table:formula="msoxl:=IF((F176&lt;&gt;0),F176-G17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7&lt;&gt;0,F177*G$2/(100+G$2),&quot; &quot;))" table:style-name="ce101">
            <text:p><text:s/></text:p>
          </table:table-cell>
          <table:table-cell office:value-type="string" office:string-value=" " table:formula="msoxl:=IF((F177&lt;&gt;0),F177-G17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8&lt;&gt;0,F178*G$2/(100+G$2),&quot; &quot;))" table:style-name="ce101">
            <text:p><text:s/></text:p>
          </table:table-cell>
          <table:table-cell office:value-type="string" office:string-value=" " table:formula="msoxl:=IF((F178&lt;&gt;0),F178-G17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9&lt;&gt;0,F179*G$2/(100+G$2),&quot; &quot;))" table:style-name="ce101">
            <text:p><text:s/></text:p>
          </table:table-cell>
          <table:table-cell office:value-type="string" office:string-value=" " table:formula="msoxl:=IF((F179&lt;&gt;0),F179-G17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0&lt;&gt;0,F180*G$2/(100+G$2),&quot; &quot;))" table:style-name="ce101">
            <text:p><text:s/></text:p>
          </table:table-cell>
          <table:table-cell office:value-type="string" office:string-value=" " table:formula="msoxl:=IF((F180&lt;&gt;0),F180-G18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1&lt;&gt;0,F181*G$2/(100+G$2),&quot; &quot;))" table:style-name="ce101">
            <text:p><text:s/></text:p>
          </table:table-cell>
          <table:table-cell office:value-type="string" office:string-value=" " table:formula="msoxl:=IF((F181&lt;&gt;0),F181-G18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2&lt;&gt;0,F182*G$2/(100+G$2),&quot; &quot;))" table:style-name="ce101">
            <text:p><text:s/></text:p>
          </table:table-cell>
          <table:table-cell office:value-type="string" office:string-value=" " table:formula="msoxl:=IF((F182&lt;&gt;0),F182-G18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3&lt;&gt;0,F183*G$2/(100+G$2),&quot; &quot;))" table:style-name="ce101">
            <text:p><text:s/></text:p>
          </table:table-cell>
          <table:table-cell office:value-type="string" office:string-value=" " table:formula="msoxl:=IF((F183&lt;&gt;0),F183-G18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4&lt;&gt;0,F184*G$2/(100+G$2),&quot; &quot;))" table:style-name="ce101">
            <text:p><text:s/></text:p>
          </table:table-cell>
          <table:table-cell office:value-type="string" office:string-value=" " table:formula="msoxl:=IF((F184&lt;&gt;0),F184-G18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5&lt;&gt;0,F185*G$2/(100+G$2),&quot; &quot;))" table:style-name="ce101">
            <text:p><text:s/></text:p>
          </table:table-cell>
          <table:table-cell office:value-type="string" office:string-value=" " table:formula="msoxl:=IF((F185&lt;&gt;0),F185-G18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6&lt;&gt;0,F186*G$2/(100+G$2),&quot; &quot;))" table:style-name="ce101">
            <text:p><text:s/></text:p>
          </table:table-cell>
          <table:table-cell office:value-type="string" office:string-value=" " table:formula="msoxl:=IF((F186&lt;&gt;0),F186-G18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7&lt;&gt;0,F187*G$2/(100+G$2),&quot; &quot;))" table:style-name="ce101">
            <text:p><text:s/></text:p>
          </table:table-cell>
          <table:table-cell office:value-type="string" office:string-value=" " table:formula="msoxl:=IF((F187&lt;&gt;0),F187-G18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8&lt;&gt;0,F188*G$2/(100+G$2),&quot; &quot;))" table:style-name="ce101">
            <text:p><text:s/></text:p>
          </table:table-cell>
          <table:table-cell office:value-type="string" office:string-value=" " table:formula="msoxl:=IF((F188&lt;&gt;0),F188-G18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9&lt;&gt;0,F189*G$2/(100+G$2),&quot; &quot;))" table:style-name="ce101">
            <text:p><text:s/></text:p>
          </table:table-cell>
          <table:table-cell office:value-type="string" office:string-value=" " table:formula="msoxl:=IF((F189&lt;&gt;0),F189-G18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90&lt;&gt;0,F190*G$2/(100+G$2),&quot; &quot;))" table:style-name="ce101">
            <text:p><text:s/></text:p>
          </table:table-cell>
          <table:table-cell office:value-type="string" office:string-value=" " table:formula="msoxl:=IF((F190&lt;&gt;0),F190-G19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91&lt;&gt;0,F191*G$2/(100+G$2),&quot; &quot;))" table:style-name="ce101">
            <text:p><text:s/></text:p>
          </table:table-cell>
          <table:table-cell office:value-type="string" office:string-value=" " table:formula="msoxl:=IF((F191&lt;&gt;0),F191-G19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92&lt;&gt;0,F192*G$2/(100+G$2),&quot; &quot;))" table:style-name="ce101">
            <text:p><text:s/></text:p>
          </table:table-cell>
          <table:table-cell office:value-type="string" office:string-value=" " table:formula="msoxl:=IF((F192&lt;&gt;0),F192-G19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3&lt;&gt;0,F193*G$2/(100+G$2),&quot; &quot;))" table:style-name="ce101">
            <text:p><text:s/></text:p>
          </table:table-cell>
          <table:table-cell office:value-type="string" office:string-value=" " table:formula="msoxl:=IF((F193&lt;&gt;0),F193-G19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4&lt;&gt;0,F194*G$2/(100+G$2),&quot; &quot;))" table:style-name="ce101">
            <text:p><text:s/></text:p>
          </table:table-cell>
          <table:table-cell office:value-type="string" office:string-value=" " table:formula="msoxl:=IF((F194&lt;&gt;0),F194-G19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5&lt;&gt;0,F195*G$2/(100+G$2),&quot; &quot;))" table:style-name="ce101">
            <text:p><text:s/></text:p>
          </table:table-cell>
          <table:table-cell office:value-type="string" office:string-value=" " table:formula="msoxl:=IF((F195&lt;&gt;0),F195-G19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6&lt;&gt;0,F196*G$2/(100+G$2),&quot; &quot;))" table:style-name="ce101">
            <text:p><text:s/></text:p>
          </table:table-cell>
          <table:table-cell office:value-type="string" office:string-value=" " table:formula="msoxl:=IF((F196&lt;&gt;0),F196-G19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7&lt;&gt;0,F197*G$2/(100+G$2),&quot; &quot;))" table:style-name="ce101">
            <text:p><text:s/></text:p>
          </table:table-cell>
          <table:table-cell office:value-type="string" office:string-value=" " table:formula="msoxl:=IF((F197&lt;&gt;0),F197-G19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8&lt;&gt;0,F198*G$2/(100+G$2),&quot; &quot;))" table:style-name="ce101">
            <text:p><text:s/></text:p>
          </table:table-cell>
          <table:table-cell office:value-type="string" office:string-value=" " table:formula="msoxl:=IF((F198&lt;&gt;0),F198-G19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9&lt;&gt;0,F199*G$2/(100+G$2),&quot; &quot;))" table:style-name="ce101">
            <text:p><text:s/></text:p>
          </table:table-cell>
          <table:table-cell office:value-type="string" office:string-value=" " table:formula="msoxl:=IF((F199&lt;&gt;0),F199-G199,&quot; &quot;)" table:style-name="ce101">
            <text:p><text:s/></text:p>
          </table:table-cell>
          <table:table-cell table:number-columns-repeated="16376"/>
        </table:table-row>
        <table:table-row table:style-name="ro3">
          <table:table-cell table:style-name="ce112"/>
          <table:table-cell table:style-name="ce111"/>
          <table:table-cell table:style-name="ce110"/>
          <table:table-cell table:style-name="ce109"/>
          <table:table-cell table:style-name="ce108"/>
          <table:table-cell table:style-name="ce107"/>
          <table:table-cell office:value-type="string" office:string-value=" " table:formula="msoxl:=IF(G$4=&quot;X&quot;,&quot; &quot;,IF(F200&lt;&gt;0,F200*G$2/(100+G$2),&quot; &quot;))" table:style-name="ce107">
            <text:p><text:s/></text:p>
          </table:table-cell>
          <table:table-cell office:value-type="string" office:string-value=" " table:formula="msoxl:=IF((F200&lt;&gt;0),F200-G200,&quot; &quot;)" table:style-name="ce107">
            <text:p><text:s/></text:p>
          </table:table-cell>
          <table:table-cell table:number-columns-repeated="16376"/>
        </table:table-row>
        <table:table-row table:style-name="ro5">
          <table:table-cell office:value-type="string" table:style-name="ce83">
            <text:p>Entries below this row are not included in Row 1 Totals</text:p>
          </table:table-cell>
          <table:table-cell table:style-name="ce100"/>
          <table:table-cell table:style-name="ce105"/>
          <table:table-cell table:style-name="ce103"/>
          <table:table-cell table:style-name="ce102"/>
          <table:table-cell table:style-name="ce101"/>
          <table:table-cell office:value-type="string" office:string-value=" " table:formula="msoxl:=IF(F201&lt;&gt;0,F201*#REF!/(100+#REF!),&quot; &quot;)" table:style-name="ce101">
            <text:p><text:s/></text:p>
          </table:table-cell>
          <table:table-cell table:style-name="ce101"/>
          <table:table-cell table:number-columns-repeated="16376"/>
        </table:table-row>
        <table:table-row table:number-rows-repeated="1048375" table:style-name="ro5">
          <table:table-cell table:number-columns-repeated="16384"/>
        </table:table-row>
      </table:table>
      <table:table table:name="P0510" table:style-name="ta4">
        <table:table-column table:style-name="co22" table:default-cell-style-name="ce106"/>
        <table:table-column table:style-name="co23" table:default-cell-style-name="ce100"/>
        <table:table-column table:style-name="co17" table:default-cell-style-name="ce105"/>
        <table:table-column table:style-name="co2" table:default-cell-style-name="ce103"/>
        <table:table-column table:style-name="co24" table:default-cell-style-name="ce102"/>
        <table:table-column table:style-name="co25" table:default-cell-style-name="ce101"/>
        <table:table-column table:style-name="co3" table:default-cell-style-name="ce101"/>
        <table:table-column table:style-name="co13" table:default-cell-style-name="ce101"/>
        <table:table-column table:style-name="co9" table:number-columns-repeated="16376" table:default-cell-style-name="ce100"/>
        <table:table-row table:style-name="ro8">
          <table:table-cell office:value-type="string" table:number-columns-spanned="3" table:number-rows-spanned="1" table:style-name="ce198">
            <text:p>USE FOR VAT PERIODS OUTSIDE FINANCIAL YEAR</text:p>
          </table:table-cell>
          <table:covered-table-cell table:number-columns-repeated="2"/>
          <table:table-cell office:value-type="string" table:number-columns-spanned="2" table:number-rows-spanned="1" table:style-name="ce197">
            <text:p>Total for Month</text:p>
          </table:table-cell>
          <table:covered-table-cell/>
          <table:table-cell office:value-type="float" office:value="0" table:formula="msoxl:=SUM(F5:F200)" table:style-name="ce99">
            <text:p>0.00<text:s/></text:p>
          </table:table-cell>
          <table:table-cell office:value-type="float" office:value="0" table:formula="msoxl:=SUM(G5:G200)" table:style-name="ce99">
            <text:p>0.00<text:s/></text:p>
          </table:table-cell>
          <table:table-cell office:value-type="float" office:value="0" table:formula="msoxl:=SUM(H5:H200)" table:style-name="ce99">
            <text:p>0.00<text:s/></text:p>
          </table:table-cell>
          <table:table-cell table:number-columns-repeated="16376" table:style-name="ce78"/>
        </table:table-row>
        <table:table-row table:style-name="ro9">
          <table:table-cell office:value-type="string" table:number-columns-spanned="1" table:number-rows-spanned="3" table:style-name="ce163">
            <text:p>Purchase Date</text:p>
          </table:table-cell>
          <table:table-cell office:value-type="string" office:string-value="Supplier" table:formula="msoxl:=IF((H1-SUM(O1:AK1)&lt;&gt;0),&quot;COMPLETE EXPENSE ANALYSIS by inserting expense letter in col F&quot;,&quot;Supplier&quot;)" table:number-columns-spanned="1" table:number-rows-spanned="3" table:style-name="ce161">
            <text:p>Supplier</text:p>
          </table:table-cell>
          <table:table-cell office:value-type="string" table:number-columns-spanned="1" table:number-rows-spanned="3" table:style-name="ce174">
            <text:p>Purchase Invoice Number or Reference</text:p>
          </table:table-cell>
          <table:table-cell office:value-type="string" table:number-columns-spanned="1" table:number-rows-spanned="3" table:style-name="ce165">
            <text:p>Purchase Description</text:p>
          </table:table-cell>
          <table:table-cell table:number-columns-spanned="1" table:number-rows-spanned="3" table:style-name="ce196"/>
          <table:table-cell office:value-type="string" table:number-columns-spanned="1" table:number-rows-spanned="3" table:style-name="ce161">
            <text:p>Total Purchase Value incl Vat</text:p>
          </table:table-cell>
          <table:table-cell office:value-type="float" office:value="17.5" table:formula="msoxl:='C:\Users\acartwright\Personal\diy\working copy - 2011 packages\UK 2011-05-31 (May11) Company OO\[Purchases.ods]OpeningCreditors'!$G$2" table:style-name="ce119">
            <text:p>17.5<text:s/></text:p>
          </table:table-cell>
          <table:table-cell office:value-type="string" table:number-columns-spanned="1" table:number-rows-spanned="3" table:style-name="ce161">
            <text:p>Purchases <text:s text:c="10"/>Net of Vat</text:p>
          </table:table-cell>
          <table:table-cell table:number-columns-repeated="16376" table:style-name="ce118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61">
            <text:p>Vat Input</text:p>
          </table:table-cell>
          <table:covered-table-cell/>
          <table:table-cell table:number-columns-repeated="16376" table:style-name="ce11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5">
          <table:table-cell table:style-name="ce106"/>
          <table:table-cell table:style-name="ce102"/>
          <table:table-cell table:style-name="ce104"/>
          <table:table-cell table:style-name="ce102"/>
          <table:table-cell table:style-name="ce113"/>
          <table:table-cell table:style-name="ce116"/>
          <table:table-cell office:value-type="string" office:string-value=" " table:formula="msoxl:=IF(F5&lt;&gt;0,F5*G$2/(100+G$2),&quot; &quot;)" table:style-name="ce101">
            <text:p><text:s/></text:p>
          </table:table-cell>
          <table:table-cell office:value-type="string" office:string-value=" " table:formula="msoxl:=IF((F5&lt;&gt;0),F5-G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6&lt;&gt;0,F6*G$2/(100+G$2),&quot; &quot;)" table:style-name="ce101">
            <text:p><text:s/></text:p>
          </table:table-cell>
          <table:table-cell office:value-type="string" office:string-value=" " table:formula="msoxl:=IF((F6&lt;&gt;0),F6-G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7&lt;&gt;0,F7*G$2/(100+G$2),&quot; &quot;)" table:style-name="ce101">
            <text:p><text:s/></text:p>
          </table:table-cell>
          <table:table-cell office:value-type="string" office:string-value=" " table:formula="msoxl:=IF((F7&lt;&gt;0),F7-G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8&lt;&gt;0,F8*G$2/(100+G$2),&quot; &quot;)" table:style-name="ce101">
            <text:p><text:s/></text:p>
          </table:table-cell>
          <table:table-cell office:value-type="string" office:string-value=" " table:formula="msoxl:=IF((F8&lt;&gt;0),F8-G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9&lt;&gt;0,F9*G$2/(100+G$2),&quot; &quot;)" table:style-name="ce101">
            <text:p><text:s/></text:p>
          </table:table-cell>
          <table:table-cell office:value-type="string" office:string-value=" " table:formula="msoxl:=IF((F9&lt;&gt;0),F9-G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0&lt;&gt;0,F10*G$2/(100+G$2),&quot; &quot;)" table:style-name="ce101">
            <text:p><text:s/></text:p>
          </table:table-cell>
          <table:table-cell office:value-type="string" office:string-value=" " table:formula="msoxl:=IF((F10&lt;&gt;0),F10-G1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1&lt;&gt;0,F11*G$2/(100+G$2),&quot; &quot;)" table:style-name="ce101">
            <text:p><text:s/></text:p>
          </table:table-cell>
          <table:table-cell office:value-type="string" office:string-value=" " table:formula="msoxl:=IF((F11&lt;&gt;0),F11-G1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2&lt;&gt;0,F12*G$2/(100+G$2),&quot; &quot;)" table:style-name="ce101">
            <text:p><text:s/></text:p>
          </table:table-cell>
          <table:table-cell office:value-type="string" office:string-value=" " table:formula="msoxl:=IF((F12&lt;&gt;0),F12-G1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3&lt;&gt;0,F13*G$2/(100+G$2),&quot; &quot;)" table:style-name="ce101">
            <text:p><text:s/></text:p>
          </table:table-cell>
          <table:table-cell office:value-type="string" office:string-value=" " table:formula="msoxl:=IF((F13&lt;&gt;0),F13-G1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4&lt;&gt;0,F14*G$2/(100+G$2),&quot; &quot;)" table:style-name="ce101">
            <text:p><text:s/></text:p>
          </table:table-cell>
          <table:table-cell office:value-type="string" office:string-value=" " table:formula="msoxl:=IF((F14&lt;&gt;0),F14-G1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5&lt;&gt;0,F15*G$2/(100+G$2),&quot; &quot;))" table:style-name="ce101">
            <text:p><text:s/></text:p>
          </table:table-cell>
          <table:table-cell office:value-type="string" office:string-value=" " table:formula="msoxl:=IF((F15&lt;&gt;0),F15-G1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6&lt;&gt;0,F16*G$2/(100+G$2),&quot; &quot;))" table:style-name="ce101">
            <text:p><text:s/></text:p>
          </table:table-cell>
          <table:table-cell office:value-type="string" office:string-value=" " table:formula="msoxl:=IF((F16&lt;&gt;0),F16-G1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7&lt;&gt;0,F17*G$2/(100+G$2),&quot; &quot;))" table:style-name="ce101">
            <text:p><text:s/></text:p>
          </table:table-cell>
          <table:table-cell office:value-type="string" office:string-value=" " table:formula="msoxl:=IF((F17&lt;&gt;0),F17-G1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8&lt;&gt;0,F18*G$2/(100+G$2),&quot; &quot;))" table:style-name="ce101">
            <text:p><text:s/></text:p>
          </table:table-cell>
          <table:table-cell office:value-type="string" office:string-value=" " table:formula="msoxl:=IF((F18&lt;&gt;0),F18-G1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&lt;&gt;0,F19*G$2/(100+G$2),&quot; &quot;))" table:style-name="ce101">
            <text:p><text:s/></text:p>
          </table:table-cell>
          <table:table-cell office:value-type="string" office:string-value=" " table:formula="msoxl:=IF((F19&lt;&gt;0),F19-G1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0&lt;&gt;0,F20*G$2/(100+G$2),&quot; &quot;))" table:style-name="ce101">
            <text:p><text:s/></text:p>
          </table:table-cell>
          <table:table-cell office:value-type="string" office:string-value=" " table:formula="msoxl:=IF((F20&lt;&gt;0),F20-G2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1&lt;&gt;0,F21*G$2/(100+G$2),&quot; &quot;))" table:style-name="ce101">
            <text:p><text:s/></text:p>
          </table:table-cell>
          <table:table-cell office:value-type="string" office:string-value=" " table:formula="msoxl:=IF((F21&lt;&gt;0),F21-G2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13"/>
          <table:table-cell table:style-name="ce115"/>
          <table:table-cell table:number-columns-repeated="2" table:style-name="ce113"/>
          <table:table-cell table:style-name="ce101"/>
          <table:table-cell office:value-type="string" office:string-value=" " table:formula="msoxl:=IF(G$4=&quot;X&quot;,&quot; &quot;,IF(F22&lt;&gt;0,F22*G$2/(100+G$2),&quot; &quot;))" table:style-name="ce101">
            <text:p><text:s/></text:p>
          </table:table-cell>
          <table:table-cell office:value-type="string" office:string-value=" " table:formula="msoxl:=IF((F22&lt;&gt;0),F22-G2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13"/>
          <table:table-cell table:style-name="ce115"/>
          <table:table-cell table:style-name="ce114"/>
          <table:table-cell table:style-name="ce113"/>
          <table:table-cell table:style-name="ce101"/>
          <table:table-cell office:value-type="string" office:string-value=" " table:formula="msoxl:=IF(G$4=&quot;X&quot;,&quot; &quot;,IF(F23&lt;&gt;0,F23*G$2/(100+G$2),&quot; &quot;))" table:style-name="ce101">
            <text:p><text:s/></text:p>
          </table:table-cell>
          <table:table-cell office:value-type="string" office:string-value=" " table:formula="msoxl:=IF((F23&lt;&gt;0),F23-G2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4&lt;&gt;0,F24*G$2/(100+G$2),&quot; &quot;))" table:style-name="ce101">
            <text:p><text:s/></text:p>
          </table:table-cell>
          <table:table-cell office:value-type="string" office:string-value=" " table:formula="msoxl:=IF((F24&lt;&gt;0),F24-G2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5&lt;&gt;0,F25*G$2/(100+G$2),&quot; &quot;))" table:style-name="ce101">
            <text:p><text:s/></text:p>
          </table:table-cell>
          <table:table-cell office:value-type="string" office:string-value=" " table:formula="msoxl:=IF((F25&lt;&gt;0),F25-G2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6&lt;&gt;0,F26*G$2/(100+G$2),&quot; &quot;))" table:style-name="ce101">
            <text:p><text:s/></text:p>
          </table:table-cell>
          <table:table-cell office:value-type="string" office:string-value=" " table:formula="msoxl:=IF((F26&lt;&gt;0),F26-G2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7&lt;&gt;0,F27*G$2/(100+G$2),&quot; &quot;))" table:style-name="ce101">
            <text:p><text:s/></text:p>
          </table:table-cell>
          <table:table-cell office:value-type="string" office:string-value=" " table:formula="msoxl:=IF((F27&lt;&gt;0),F27-G2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8&lt;&gt;0,F28*G$2/(100+G$2),&quot; &quot;))" table:style-name="ce101">
            <text:p><text:s/></text:p>
          </table:table-cell>
          <table:table-cell office:value-type="string" office:string-value=" " table:formula="msoxl:=IF((F28&lt;&gt;0),F28-G2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9&lt;&gt;0,F29*G$2/(100+G$2),&quot; &quot;))" table:style-name="ce101">
            <text:p><text:s/></text:p>
          </table:table-cell>
          <table:table-cell office:value-type="string" office:string-value=" " table:formula="msoxl:=IF((F29&lt;&gt;0),F29-G2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30&lt;&gt;0,F30*G$2/(100+G$2),&quot; &quot;))" table:style-name="ce101">
            <text:p><text:s/></text:p>
          </table:table-cell>
          <table:table-cell office:value-type="string" office:string-value=" " table:formula="msoxl:=IF((F30&lt;&gt;0),F30-G3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31&lt;&gt;0,F31*G$2/(100+G$2),&quot; &quot;))" table:style-name="ce101">
            <text:p><text:s/></text:p>
          </table:table-cell>
          <table:table-cell office:value-type="string" office:string-value=" " table:formula="msoxl:=IF((F31&lt;&gt;0),F31-G3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32&lt;&gt;0,F32*G$2/(100+G$2),&quot; &quot;))" table:style-name="ce101">
            <text:p><text:s/></text:p>
          </table:table-cell>
          <table:table-cell office:value-type="string" office:string-value=" " table:formula="msoxl:=IF((F32&lt;&gt;0),F32-G3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3&lt;&gt;0,F33*G$2/(100+G$2),&quot; &quot;))" table:style-name="ce101">
            <text:p><text:s/></text:p>
          </table:table-cell>
          <table:table-cell office:value-type="string" office:string-value=" " table:formula="msoxl:=IF((F33&lt;&gt;0),F33-G3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4&lt;&gt;0,F34*G$2/(100+G$2),&quot; &quot;))" table:style-name="ce101">
            <text:p><text:s/></text:p>
          </table:table-cell>
          <table:table-cell office:value-type="string" office:string-value=" " table:formula="msoxl:=IF((F34&lt;&gt;0),F34-G3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5&lt;&gt;0,F35*G$2/(100+G$2),&quot; &quot;))" table:style-name="ce101">
            <text:p><text:s/></text:p>
          </table:table-cell>
          <table:table-cell office:value-type="string" office:string-value=" " table:formula="msoxl:=IF((F35&lt;&gt;0),F35-G3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6&lt;&gt;0,F36*G$2/(100+G$2),&quot; &quot;))" table:style-name="ce101">
            <text:p><text:s/></text:p>
          </table:table-cell>
          <table:table-cell office:value-type="string" office:string-value=" " table:formula="msoxl:=IF((F36&lt;&gt;0),F36-G3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7&lt;&gt;0,F37*G$2/(100+G$2),&quot; &quot;))" table:style-name="ce101">
            <text:p><text:s/></text:p>
          </table:table-cell>
          <table:table-cell office:value-type="string" office:string-value=" " table:formula="msoxl:=IF((F37&lt;&gt;0),F37-G3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8&lt;&gt;0,F38*G$2/(100+G$2),&quot; &quot;))" table:style-name="ce101">
            <text:p><text:s/></text:p>
          </table:table-cell>
          <table:table-cell office:value-type="string" office:string-value=" " table:formula="msoxl:=IF((F38&lt;&gt;0),F38-G3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9&lt;&gt;0,F39*G$2/(100+G$2),&quot; &quot;))" table:style-name="ce101">
            <text:p><text:s/></text:p>
          </table:table-cell>
          <table:table-cell office:value-type="string" office:string-value=" " table:formula="msoxl:=IF((F39&lt;&gt;0),F39-G3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0&lt;&gt;0,F40*G$2/(100+G$2),&quot; &quot;))" table:style-name="ce101">
            <text:p><text:s/></text:p>
          </table:table-cell>
          <table:table-cell office:value-type="string" office:string-value=" " table:formula="msoxl:=IF((F40&lt;&gt;0),F40-G4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1&lt;&gt;0,F41*G$2/(100+G$2),&quot; &quot;))" table:style-name="ce101">
            <text:p><text:s/></text:p>
          </table:table-cell>
          <table:table-cell office:value-type="string" office:string-value=" " table:formula="msoxl:=IF((F41&lt;&gt;0),F41-G4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2&lt;&gt;0,F42*G$2/(100+G$2),&quot; &quot;))" table:style-name="ce101">
            <text:p><text:s/></text:p>
          </table:table-cell>
          <table:table-cell office:value-type="string" office:string-value=" " table:formula="msoxl:=IF((F42&lt;&gt;0),F42-G4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3&lt;&gt;0,F43*G$2/(100+G$2),&quot; &quot;))" table:style-name="ce101">
            <text:p><text:s/></text:p>
          </table:table-cell>
          <table:table-cell office:value-type="string" office:string-value=" " table:formula="msoxl:=IF((F43&lt;&gt;0),F43-G4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4&lt;&gt;0,F44*G$2/(100+G$2),&quot; &quot;))" table:style-name="ce101">
            <text:p><text:s/></text:p>
          </table:table-cell>
          <table:table-cell office:value-type="string" office:string-value=" " table:formula="msoxl:=IF((F44&lt;&gt;0),F44-G4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5&lt;&gt;0,F45*G$2/(100+G$2),&quot; &quot;))" table:style-name="ce101">
            <text:p><text:s/></text:p>
          </table:table-cell>
          <table:table-cell office:value-type="string" office:string-value=" " table:formula="msoxl:=IF((F45&lt;&gt;0),F45-G4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6&lt;&gt;0,F46*G$2/(100+G$2),&quot; &quot;))" table:style-name="ce101">
            <text:p><text:s/></text:p>
          </table:table-cell>
          <table:table-cell office:value-type="string" office:string-value=" " table:formula="msoxl:=IF((F46&lt;&gt;0),F46-G4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7&lt;&gt;0,F47*G$2/(100+G$2),&quot; &quot;))" table:style-name="ce101">
            <text:p><text:s/></text:p>
          </table:table-cell>
          <table:table-cell office:value-type="string" office:string-value=" " table:formula="msoxl:=IF((F47&lt;&gt;0),F47-G4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8&lt;&gt;0,F48*G$2/(100+G$2),&quot; &quot;))" table:style-name="ce101">
            <text:p><text:s/></text:p>
          </table:table-cell>
          <table:table-cell office:value-type="string" office:string-value=" " table:formula="msoxl:=IF((F48&lt;&gt;0),F48-G4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9&lt;&gt;0,F49*G$2/(100+G$2),&quot; &quot;))" table:style-name="ce101">
            <text:p><text:s/></text:p>
          </table:table-cell>
          <table:table-cell office:value-type="string" office:string-value=" " table:formula="msoxl:=IF((F49&lt;&gt;0),F49-G4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0&lt;&gt;0,F50*G$2/(100+G$2),&quot; &quot;))" table:style-name="ce101">
            <text:p><text:s/></text:p>
          </table:table-cell>
          <table:table-cell office:value-type="string" office:string-value=" " table:formula="msoxl:=IF((F50&lt;&gt;0),F50-G5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1&lt;&gt;0,F51*G$2/(100+G$2),&quot; &quot;))" table:style-name="ce101">
            <text:p><text:s/></text:p>
          </table:table-cell>
          <table:table-cell office:value-type="string" office:string-value=" " table:formula="msoxl:=IF((F51&lt;&gt;0),F51-G5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2&lt;&gt;0,F52*G$2/(100+G$2),&quot; &quot;))" table:style-name="ce101">
            <text:p><text:s/></text:p>
          </table:table-cell>
          <table:table-cell office:value-type="string" office:string-value=" " table:formula="msoxl:=IF((F52&lt;&gt;0),F52-G5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3&lt;&gt;0,F53*G$2/(100+G$2),&quot; &quot;))" table:style-name="ce101">
            <text:p><text:s/></text:p>
          </table:table-cell>
          <table:table-cell office:value-type="string" office:string-value=" " table:formula="msoxl:=IF((F53&lt;&gt;0),F53-G5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4&lt;&gt;0,F54*G$2/(100+G$2),&quot; &quot;))" table:style-name="ce101">
            <text:p><text:s/></text:p>
          </table:table-cell>
          <table:table-cell office:value-type="string" office:string-value=" " table:formula="msoxl:=IF((F54&lt;&gt;0),F54-G5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5&lt;&gt;0,F55*G$2/(100+G$2),&quot; &quot;))" table:style-name="ce101">
            <text:p><text:s/></text:p>
          </table:table-cell>
          <table:table-cell office:value-type="string" office:string-value=" " table:formula="msoxl:=IF((F55&lt;&gt;0),F55-G5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6&lt;&gt;0,F56*G$2/(100+G$2),&quot; &quot;))" table:style-name="ce101">
            <text:p><text:s/></text:p>
          </table:table-cell>
          <table:table-cell office:value-type="string" office:string-value=" " table:formula="msoxl:=IF((F56&lt;&gt;0),F56-G5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7&lt;&gt;0,F57*G$2/(100+G$2),&quot; &quot;))" table:style-name="ce101">
            <text:p><text:s/></text:p>
          </table:table-cell>
          <table:table-cell office:value-type="string" office:string-value=" " table:formula="msoxl:=IF((F57&lt;&gt;0),F57-G5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8&lt;&gt;0,F58*G$2/(100+G$2),&quot; &quot;))" table:style-name="ce101">
            <text:p><text:s/></text:p>
          </table:table-cell>
          <table:table-cell office:value-type="string" office:string-value=" " table:formula="msoxl:=IF((F58&lt;&gt;0),F58-G5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9&lt;&gt;0,F59*G$2/(100+G$2),&quot; &quot;))" table:style-name="ce101">
            <text:p><text:s/></text:p>
          </table:table-cell>
          <table:table-cell office:value-type="string" office:string-value=" " table:formula="msoxl:=IF((F59&lt;&gt;0),F59-G5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0&lt;&gt;0,F60*G$2/(100+G$2),&quot; &quot;))" table:style-name="ce101">
            <text:p><text:s/></text:p>
          </table:table-cell>
          <table:table-cell office:value-type="string" office:string-value=" " table:formula="msoxl:=IF((F60&lt;&gt;0),F60-G6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1&lt;&gt;0,F61*G$2/(100+G$2),&quot; &quot;))" table:style-name="ce101">
            <text:p><text:s/></text:p>
          </table:table-cell>
          <table:table-cell office:value-type="string" office:string-value=" " table:formula="msoxl:=IF((F61&lt;&gt;0),F61-G6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2&lt;&gt;0,F62*G$2/(100+G$2),&quot; &quot;))" table:style-name="ce101">
            <text:p><text:s/></text:p>
          </table:table-cell>
          <table:table-cell office:value-type="string" office:string-value=" " table:formula="msoxl:=IF((F62&lt;&gt;0),F62-G6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3&lt;&gt;0,F63*G$2/(100+G$2),&quot; &quot;))" table:style-name="ce101">
            <text:p><text:s/></text:p>
          </table:table-cell>
          <table:table-cell office:value-type="string" office:string-value=" " table:formula="msoxl:=IF((F63&lt;&gt;0),F63-G6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4&lt;&gt;0,F64*G$2/(100+G$2),&quot; &quot;))" table:style-name="ce101">
            <text:p><text:s/></text:p>
          </table:table-cell>
          <table:table-cell office:value-type="string" office:string-value=" " table:formula="msoxl:=IF((F64&lt;&gt;0),F64-G6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5&lt;&gt;0,F65*G$2/(100+G$2),&quot; &quot;))" table:style-name="ce101">
            <text:p><text:s/></text:p>
          </table:table-cell>
          <table:table-cell office:value-type="string" office:string-value=" " table:formula="msoxl:=IF((F65&lt;&gt;0),F65-G6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6&lt;&gt;0,F66*G$2/(100+G$2),&quot; &quot;))" table:style-name="ce101">
            <text:p><text:s/></text:p>
          </table:table-cell>
          <table:table-cell office:value-type="string" office:string-value=" " table:formula="msoxl:=IF((F66&lt;&gt;0),F66-G6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7&lt;&gt;0,F67*G$2/(100+G$2),&quot; &quot;))" table:style-name="ce101">
            <text:p><text:s/></text:p>
          </table:table-cell>
          <table:table-cell office:value-type="string" office:string-value=" " table:formula="msoxl:=IF((F67&lt;&gt;0),F67-G6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8&lt;&gt;0,F68*G$2/(100+G$2),&quot; &quot;))" table:style-name="ce101">
            <text:p><text:s/></text:p>
          </table:table-cell>
          <table:table-cell office:value-type="string" office:string-value=" " table:formula="msoxl:=IF((F68&lt;&gt;0),F68-G6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9&lt;&gt;0,F69*G$2/(100+G$2),&quot; &quot;))" table:style-name="ce101">
            <text:p><text:s/></text:p>
          </table:table-cell>
          <table:table-cell office:value-type="string" office:string-value=" " table:formula="msoxl:=IF((F69&lt;&gt;0),F69-G6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0&lt;&gt;0,F70*G$2/(100+G$2),&quot; &quot;))" table:style-name="ce101">
            <text:p><text:s/></text:p>
          </table:table-cell>
          <table:table-cell office:value-type="string" office:string-value=" " table:formula="msoxl:=IF((F70&lt;&gt;0),F70-G7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1&lt;&gt;0,F71*G$2/(100+G$2),&quot; &quot;))" table:style-name="ce101">
            <text:p><text:s/></text:p>
          </table:table-cell>
          <table:table-cell office:value-type="string" office:string-value=" " table:formula="msoxl:=IF((F71&lt;&gt;0),F71-G7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2&lt;&gt;0,F72*G$2/(100+G$2),&quot; &quot;))" table:style-name="ce101">
            <text:p><text:s/></text:p>
          </table:table-cell>
          <table:table-cell office:value-type="string" office:string-value=" " table:formula="msoxl:=IF((F72&lt;&gt;0),F72-G7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3&lt;&gt;0,F73*G$2/(100+G$2),&quot; &quot;))" table:style-name="ce101">
            <text:p><text:s/></text:p>
          </table:table-cell>
          <table:table-cell office:value-type="string" office:string-value=" " table:formula="msoxl:=IF((F73&lt;&gt;0),F73-G7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4&lt;&gt;0,F74*G$2/(100+G$2),&quot; &quot;))" table:style-name="ce101">
            <text:p><text:s/></text:p>
          </table:table-cell>
          <table:table-cell office:value-type="string" office:string-value=" " table:formula="msoxl:=IF((F74&lt;&gt;0),F74-G7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5&lt;&gt;0,F75*G$2/(100+G$2),&quot; &quot;))" table:style-name="ce101">
            <text:p><text:s/></text:p>
          </table:table-cell>
          <table:table-cell office:value-type="string" office:string-value=" " table:formula="msoxl:=IF((F75&lt;&gt;0),F75-G7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6&lt;&gt;0,F76*G$2/(100+G$2),&quot; &quot;))" table:style-name="ce101">
            <text:p><text:s/></text:p>
          </table:table-cell>
          <table:table-cell office:value-type="string" office:string-value=" " table:formula="msoxl:=IF((F76&lt;&gt;0),F76-G7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7&lt;&gt;0,F77*G$2/(100+G$2),&quot; &quot;))" table:style-name="ce101">
            <text:p><text:s/></text:p>
          </table:table-cell>
          <table:table-cell office:value-type="string" office:string-value=" " table:formula="msoxl:=IF((F77&lt;&gt;0),F77-G7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8&lt;&gt;0,F78*G$2/(100+G$2),&quot; &quot;))" table:style-name="ce101">
            <text:p><text:s/></text:p>
          </table:table-cell>
          <table:table-cell office:value-type="string" office:string-value=" " table:formula="msoxl:=IF((F78&lt;&gt;0),F78-G7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9&lt;&gt;0,F79*G$2/(100+G$2),&quot; &quot;))" table:style-name="ce101">
            <text:p><text:s/></text:p>
          </table:table-cell>
          <table:table-cell office:value-type="string" office:string-value=" " table:formula="msoxl:=IF((F79&lt;&gt;0),F79-G7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0&lt;&gt;0,F80*G$2/(100+G$2),&quot; &quot;))" table:style-name="ce101">
            <text:p><text:s/></text:p>
          </table:table-cell>
          <table:table-cell office:value-type="string" office:string-value=" " table:formula="msoxl:=IF((F80&lt;&gt;0),F80-G8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1&lt;&gt;0,F81*G$2/(100+G$2),&quot; &quot;))" table:style-name="ce101">
            <text:p><text:s/></text:p>
          </table:table-cell>
          <table:table-cell office:value-type="string" office:string-value=" " table:formula="msoxl:=IF((F81&lt;&gt;0),F81-G8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2&lt;&gt;0,F82*G$2/(100+G$2),&quot; &quot;))" table:style-name="ce101">
            <text:p><text:s/></text:p>
          </table:table-cell>
          <table:table-cell office:value-type="string" office:string-value=" " table:formula="msoxl:=IF((F82&lt;&gt;0),F82-G8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3&lt;&gt;0,F83*G$2/(100+G$2),&quot; &quot;))" table:style-name="ce101">
            <text:p><text:s/></text:p>
          </table:table-cell>
          <table:table-cell office:value-type="string" office:string-value=" " table:formula="msoxl:=IF((F83&lt;&gt;0),F83-G8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4&lt;&gt;0,F84*G$2/(100+G$2),&quot; &quot;))" table:style-name="ce101">
            <text:p><text:s/></text:p>
          </table:table-cell>
          <table:table-cell office:value-type="string" office:string-value=" " table:formula="msoxl:=IF((F84&lt;&gt;0),F84-G8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5&lt;&gt;0,F85*G$2/(100+G$2),&quot; &quot;))" table:style-name="ce101">
            <text:p><text:s/></text:p>
          </table:table-cell>
          <table:table-cell office:value-type="string" office:string-value=" " table:formula="msoxl:=IF((F85&lt;&gt;0),F85-G8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6&lt;&gt;0,F86*G$2/(100+G$2),&quot; &quot;))" table:style-name="ce101">
            <text:p><text:s/></text:p>
          </table:table-cell>
          <table:table-cell office:value-type="string" office:string-value=" " table:formula="msoxl:=IF((F86&lt;&gt;0),F86-G8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7&lt;&gt;0,F87*G$2/(100+G$2),&quot; &quot;))" table:style-name="ce101">
            <text:p><text:s/></text:p>
          </table:table-cell>
          <table:table-cell office:value-type="string" office:string-value=" " table:formula="msoxl:=IF((F87&lt;&gt;0),F87-G8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8&lt;&gt;0,F88*G$2/(100+G$2),&quot; &quot;))" table:style-name="ce101">
            <text:p><text:s/></text:p>
          </table:table-cell>
          <table:table-cell office:value-type="string" office:string-value=" " table:formula="msoxl:=IF((F88&lt;&gt;0),F88-G8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9&lt;&gt;0,F89*G$2/(100+G$2),&quot; &quot;))" table:style-name="ce101">
            <text:p><text:s/></text:p>
          </table:table-cell>
          <table:table-cell office:value-type="string" office:string-value=" " table:formula="msoxl:=IF((F89&lt;&gt;0),F89-G8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0&lt;&gt;0,F90*G$2/(100+G$2),&quot; &quot;))" table:style-name="ce101">
            <text:p><text:s/></text:p>
          </table:table-cell>
          <table:table-cell office:value-type="string" office:string-value=" " table:formula="msoxl:=IF((F90&lt;&gt;0),F90-G9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1&lt;&gt;0,F91*G$2/(100+G$2),&quot; &quot;))" table:style-name="ce101">
            <text:p><text:s/></text:p>
          </table:table-cell>
          <table:table-cell office:value-type="string" office:string-value=" " table:formula="msoxl:=IF((F91&lt;&gt;0),F91-G9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2&lt;&gt;0,F92*G$2/(100+G$2),&quot; &quot;))" table:style-name="ce101">
            <text:p><text:s/></text:p>
          </table:table-cell>
          <table:table-cell office:value-type="string" office:string-value=" " table:formula="msoxl:=IF((F92&lt;&gt;0),F92-G9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3&lt;&gt;0,F93*G$2/(100+G$2),&quot; &quot;))" table:style-name="ce101">
            <text:p><text:s/></text:p>
          </table:table-cell>
          <table:table-cell office:value-type="string" office:string-value=" " table:formula="msoxl:=IF((F93&lt;&gt;0),F93-G9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4&lt;&gt;0,F94*G$2/(100+G$2),&quot; &quot;))" table:style-name="ce101">
            <text:p><text:s/></text:p>
          </table:table-cell>
          <table:table-cell office:value-type="string" office:string-value=" " table:formula="msoxl:=IF((F94&lt;&gt;0),F94-G9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5&lt;&gt;0,F95*G$2/(100+G$2),&quot; &quot;))" table:style-name="ce101">
            <text:p><text:s/></text:p>
          </table:table-cell>
          <table:table-cell office:value-type="string" office:string-value=" " table:formula="msoxl:=IF((F95&lt;&gt;0),F95-G9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6&lt;&gt;0,F96*G$2/(100+G$2),&quot; &quot;))" table:style-name="ce101">
            <text:p><text:s/></text:p>
          </table:table-cell>
          <table:table-cell office:value-type="string" office:string-value=" " table:formula="msoxl:=IF((F96&lt;&gt;0),F96-G9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7&lt;&gt;0,F97*G$2/(100+G$2),&quot; &quot;))" table:style-name="ce101">
            <text:p><text:s/></text:p>
          </table:table-cell>
          <table:table-cell office:value-type="string" office:string-value=" " table:formula="msoxl:=IF((F97&lt;&gt;0),F97-G9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8&lt;&gt;0,F98*G$2/(100+G$2),&quot; &quot;))" table:style-name="ce101">
            <text:p><text:s/></text:p>
          </table:table-cell>
          <table:table-cell office:value-type="string" office:string-value=" " table:formula="msoxl:=IF((F98&lt;&gt;0),F98-G9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9&lt;&gt;0,F99*G$2/(100+G$2),&quot; &quot;))" table:style-name="ce101">
            <text:p><text:s/></text:p>
          </table:table-cell>
          <table:table-cell office:value-type="string" office:string-value=" " table:formula="msoxl:=IF((F99&lt;&gt;0),F99-G9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0&lt;&gt;0,F100*G$2/(100+G$2),&quot; &quot;))" table:style-name="ce101">
            <text:p><text:s/></text:p>
          </table:table-cell>
          <table:table-cell office:value-type="string" office:string-value=" " table:formula="msoxl:=IF((F100&lt;&gt;0),F100-G10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1&lt;&gt;0,F101*G$2/(100+G$2),&quot; &quot;))" table:style-name="ce101">
            <text:p><text:s/></text:p>
          </table:table-cell>
          <table:table-cell office:value-type="string" office:string-value=" " table:formula="msoxl:=IF((F101&lt;&gt;0),F101-G10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2&lt;&gt;0,F102*G$2/(100+G$2),&quot; &quot;))" table:style-name="ce101">
            <text:p><text:s/></text:p>
          </table:table-cell>
          <table:table-cell office:value-type="string" office:string-value=" " table:formula="msoxl:=IF((F102&lt;&gt;0),F102-G10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3&lt;&gt;0,F103*G$2/(100+G$2),&quot; &quot;))" table:style-name="ce101">
            <text:p><text:s/></text:p>
          </table:table-cell>
          <table:table-cell office:value-type="string" office:string-value=" " table:formula="msoxl:=IF((F103&lt;&gt;0),F103-G10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4&lt;&gt;0,F104*G$2/(100+G$2),&quot; &quot;))" table:style-name="ce101">
            <text:p><text:s/></text:p>
          </table:table-cell>
          <table:table-cell office:value-type="string" office:string-value=" " table:formula="msoxl:=IF((F104&lt;&gt;0),F104-G10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5&lt;&gt;0,F105*G$2/(100+G$2),&quot; &quot;))" table:style-name="ce101">
            <text:p><text:s/></text:p>
          </table:table-cell>
          <table:table-cell office:value-type="string" office:string-value=" " table:formula="msoxl:=IF((F105&lt;&gt;0),F105-G10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6&lt;&gt;0,F106*G$2/(100+G$2),&quot; &quot;))" table:style-name="ce101">
            <text:p><text:s/></text:p>
          </table:table-cell>
          <table:table-cell office:value-type="string" office:string-value=" " table:formula="msoxl:=IF((F106&lt;&gt;0),F106-G10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7&lt;&gt;0,F107*G$2/(100+G$2),&quot; &quot;))" table:style-name="ce101">
            <text:p><text:s/></text:p>
          </table:table-cell>
          <table:table-cell office:value-type="string" office:string-value=" " table:formula="msoxl:=IF((F107&lt;&gt;0),F107-G10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8&lt;&gt;0,F108*G$2/(100+G$2),&quot; &quot;))" table:style-name="ce101">
            <text:p><text:s/></text:p>
          </table:table-cell>
          <table:table-cell office:value-type="string" office:string-value=" " table:formula="msoxl:=IF((F108&lt;&gt;0),F108-G10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9&lt;&gt;0,F109*G$2/(100+G$2),&quot; &quot;))" table:style-name="ce101">
            <text:p><text:s/></text:p>
          </table:table-cell>
          <table:table-cell office:value-type="string" office:string-value=" " table:formula="msoxl:=IF((F109&lt;&gt;0),F109-G10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0&lt;&gt;0,F110*G$2/(100+G$2),&quot; &quot;))" table:style-name="ce101">
            <text:p><text:s/></text:p>
          </table:table-cell>
          <table:table-cell office:value-type="string" office:string-value=" " table:formula="msoxl:=IF((F110&lt;&gt;0),F110-G11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1&lt;&gt;0,F111*G$2/(100+G$2),&quot; &quot;))" table:style-name="ce101">
            <text:p><text:s/></text:p>
          </table:table-cell>
          <table:table-cell office:value-type="string" office:string-value=" " table:formula="msoxl:=IF((F111&lt;&gt;0),F111-G11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2&lt;&gt;0,F112*G$2/(100+G$2),&quot; &quot;))" table:style-name="ce101">
            <text:p><text:s/></text:p>
          </table:table-cell>
          <table:table-cell office:value-type="string" office:string-value=" " table:formula="msoxl:=IF((F112&lt;&gt;0),F112-G11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3&lt;&gt;0,F113*G$2/(100+G$2),&quot; &quot;))" table:style-name="ce101">
            <text:p><text:s/></text:p>
          </table:table-cell>
          <table:table-cell office:value-type="string" office:string-value=" " table:formula="msoxl:=IF((F113&lt;&gt;0),F113-G11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4&lt;&gt;0,F114*G$2/(100+G$2),&quot; &quot;))" table:style-name="ce101">
            <text:p><text:s/></text:p>
          </table:table-cell>
          <table:table-cell office:value-type="string" office:string-value=" " table:formula="msoxl:=IF((F114&lt;&gt;0),F114-G11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5&lt;&gt;0,F115*G$2/(100+G$2),&quot; &quot;))" table:style-name="ce101">
            <text:p><text:s/></text:p>
          </table:table-cell>
          <table:table-cell office:value-type="string" office:string-value=" " table:formula="msoxl:=IF((F115&lt;&gt;0),F115-G11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6&lt;&gt;0,F116*G$2/(100+G$2),&quot; &quot;))" table:style-name="ce101">
            <text:p><text:s/></text:p>
          </table:table-cell>
          <table:table-cell office:value-type="string" office:string-value=" " table:formula="msoxl:=IF((F116&lt;&gt;0),F116-G11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7&lt;&gt;0,F117*G$2/(100+G$2),&quot; &quot;))" table:style-name="ce101">
            <text:p><text:s/></text:p>
          </table:table-cell>
          <table:table-cell office:value-type="string" office:string-value=" " table:formula="msoxl:=IF((F117&lt;&gt;0),F117-G11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8&lt;&gt;0,F118*G$2/(100+G$2),&quot; &quot;))" table:style-name="ce101">
            <text:p><text:s/></text:p>
          </table:table-cell>
          <table:table-cell office:value-type="string" office:string-value=" " table:formula="msoxl:=IF((F118&lt;&gt;0),F118-G11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9&lt;&gt;0,F119*G$2/(100+G$2),&quot; &quot;))" table:style-name="ce101">
            <text:p><text:s/></text:p>
          </table:table-cell>
          <table:table-cell office:value-type="string" office:string-value=" " table:formula="msoxl:=IF((F119&lt;&gt;0),F119-G11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0&lt;&gt;0,F120*G$2/(100+G$2),&quot; &quot;))" table:style-name="ce101">
            <text:p><text:s/></text:p>
          </table:table-cell>
          <table:table-cell office:value-type="string" office:string-value=" " table:formula="msoxl:=IF((F120&lt;&gt;0),F120-G12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1&lt;&gt;0,F121*G$2/(100+G$2),&quot; &quot;))" table:style-name="ce101">
            <text:p><text:s/></text:p>
          </table:table-cell>
          <table:table-cell office:value-type="string" office:string-value=" " table:formula="msoxl:=IF((F121&lt;&gt;0),F121-G12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2&lt;&gt;0,F122*G$2/(100+G$2),&quot; &quot;))" table:style-name="ce101">
            <text:p><text:s/></text:p>
          </table:table-cell>
          <table:table-cell office:value-type="string" office:string-value=" " table:formula="msoxl:=IF((F122&lt;&gt;0),F122-G12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3&lt;&gt;0,F123*G$2/(100+G$2),&quot; &quot;))" table:style-name="ce101">
            <text:p><text:s/></text:p>
          </table:table-cell>
          <table:table-cell office:value-type="string" office:string-value=" " table:formula="msoxl:=IF((F123&lt;&gt;0),F123-G12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4&lt;&gt;0,F124*G$2/(100+G$2),&quot; &quot;))" table:style-name="ce101">
            <text:p><text:s/></text:p>
          </table:table-cell>
          <table:table-cell office:value-type="string" office:string-value=" " table:formula="msoxl:=IF((F124&lt;&gt;0),F124-G12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5&lt;&gt;0,F125*G$2/(100+G$2),&quot; &quot;))" table:style-name="ce101">
            <text:p><text:s/></text:p>
          </table:table-cell>
          <table:table-cell office:value-type="string" office:string-value=" " table:formula="msoxl:=IF((F125&lt;&gt;0),F125-G12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6&lt;&gt;0,F126*G$2/(100+G$2),&quot; &quot;))" table:style-name="ce101">
            <text:p><text:s/></text:p>
          </table:table-cell>
          <table:table-cell office:value-type="string" office:string-value=" " table:formula="msoxl:=IF((F126&lt;&gt;0),F126-G12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7&lt;&gt;0,F127*G$2/(100+G$2),&quot; &quot;))" table:style-name="ce101">
            <text:p><text:s/></text:p>
          </table:table-cell>
          <table:table-cell office:value-type="string" office:string-value=" " table:formula="msoxl:=IF((F127&lt;&gt;0),F127-G12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8&lt;&gt;0,F128*G$2/(100+G$2),&quot; &quot;))" table:style-name="ce101">
            <text:p><text:s/></text:p>
          </table:table-cell>
          <table:table-cell office:value-type="string" office:string-value=" " table:formula="msoxl:=IF((F128&lt;&gt;0),F128-G12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9&lt;&gt;0,F129*G$2/(100+G$2),&quot; &quot;))" table:style-name="ce101">
            <text:p><text:s/></text:p>
          </table:table-cell>
          <table:table-cell office:value-type="string" office:string-value=" " table:formula="msoxl:=IF((F129&lt;&gt;0),F129-G12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0&lt;&gt;0,F130*G$2/(100+G$2),&quot; &quot;))" table:style-name="ce101">
            <text:p><text:s/></text:p>
          </table:table-cell>
          <table:table-cell office:value-type="string" office:string-value=" " table:formula="msoxl:=IF((F130&lt;&gt;0),F130-G13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1&lt;&gt;0,F131*G$2/(100+G$2),&quot; &quot;))" table:style-name="ce101">
            <text:p><text:s/></text:p>
          </table:table-cell>
          <table:table-cell office:value-type="string" office:string-value=" " table:formula="msoxl:=IF((F131&lt;&gt;0),F131-G13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2&lt;&gt;0,F132*G$2/(100+G$2),&quot; &quot;))" table:style-name="ce101">
            <text:p><text:s/></text:p>
          </table:table-cell>
          <table:table-cell office:value-type="string" office:string-value=" " table:formula="msoxl:=IF((F132&lt;&gt;0),F132-G13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3&lt;&gt;0,F133*G$2/(100+G$2),&quot; &quot;))" table:style-name="ce101">
            <text:p><text:s/></text:p>
          </table:table-cell>
          <table:table-cell office:value-type="string" office:string-value=" " table:formula="msoxl:=IF((F133&lt;&gt;0),F133-G13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4&lt;&gt;0,F134*G$2/(100+G$2),&quot; &quot;))" table:style-name="ce101">
            <text:p><text:s/></text:p>
          </table:table-cell>
          <table:table-cell office:value-type="string" office:string-value=" " table:formula="msoxl:=IF((F134&lt;&gt;0),F134-G13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5&lt;&gt;0,F135*G$2/(100+G$2),&quot; &quot;))" table:style-name="ce101">
            <text:p><text:s/></text:p>
          </table:table-cell>
          <table:table-cell office:value-type="string" office:string-value=" " table:formula="msoxl:=IF((F135&lt;&gt;0),F135-G13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6&lt;&gt;0,F136*G$2/(100+G$2),&quot; &quot;))" table:style-name="ce101">
            <text:p><text:s/></text:p>
          </table:table-cell>
          <table:table-cell office:value-type="string" office:string-value=" " table:formula="msoxl:=IF((F136&lt;&gt;0),F136-G13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7&lt;&gt;0,F137*G$2/(100+G$2),&quot; &quot;))" table:style-name="ce101">
            <text:p><text:s/></text:p>
          </table:table-cell>
          <table:table-cell office:value-type="string" office:string-value=" " table:formula="msoxl:=IF((F137&lt;&gt;0),F137-G13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8&lt;&gt;0,F138*G$2/(100+G$2),&quot; &quot;))" table:style-name="ce101">
            <text:p><text:s/></text:p>
          </table:table-cell>
          <table:table-cell office:value-type="string" office:string-value=" " table:formula="msoxl:=IF((F138&lt;&gt;0),F138-G13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9&lt;&gt;0,F139*G$2/(100+G$2),&quot; &quot;))" table:style-name="ce101">
            <text:p><text:s/></text:p>
          </table:table-cell>
          <table:table-cell office:value-type="string" office:string-value=" " table:formula="msoxl:=IF((F139&lt;&gt;0),F139-G13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0&lt;&gt;0,F140*G$2/(100+G$2),&quot; &quot;))" table:style-name="ce101">
            <text:p><text:s/></text:p>
          </table:table-cell>
          <table:table-cell office:value-type="string" office:string-value=" " table:formula="msoxl:=IF((F140&lt;&gt;0),F140-G14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1&lt;&gt;0,F141*G$2/(100+G$2),&quot; &quot;))" table:style-name="ce101">
            <text:p><text:s/></text:p>
          </table:table-cell>
          <table:table-cell office:value-type="string" office:string-value=" " table:formula="msoxl:=IF((F141&lt;&gt;0),F141-G14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2&lt;&gt;0,F142*G$2/(100+G$2),&quot; &quot;))" table:style-name="ce101">
            <text:p><text:s/></text:p>
          </table:table-cell>
          <table:table-cell office:value-type="string" office:string-value=" " table:formula="msoxl:=IF((F142&lt;&gt;0),F142-G14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3&lt;&gt;0,F143*G$2/(100+G$2),&quot; &quot;))" table:style-name="ce101">
            <text:p><text:s/></text:p>
          </table:table-cell>
          <table:table-cell office:value-type="string" office:string-value=" " table:formula="msoxl:=IF((F143&lt;&gt;0),F143-G14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4&lt;&gt;0,F144*G$2/(100+G$2),&quot; &quot;))" table:style-name="ce101">
            <text:p><text:s/></text:p>
          </table:table-cell>
          <table:table-cell office:value-type="string" office:string-value=" " table:formula="msoxl:=IF((F144&lt;&gt;0),F144-G14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5&lt;&gt;0,F145*G$2/(100+G$2),&quot; &quot;))" table:style-name="ce101">
            <text:p><text:s/></text:p>
          </table:table-cell>
          <table:table-cell office:value-type="string" office:string-value=" " table:formula="msoxl:=IF((F145&lt;&gt;0),F145-G14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6&lt;&gt;0,F146*G$2/(100+G$2),&quot; &quot;))" table:style-name="ce101">
            <text:p><text:s/></text:p>
          </table:table-cell>
          <table:table-cell office:value-type="string" office:string-value=" " table:formula="msoxl:=IF((F146&lt;&gt;0),F146-G14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7&lt;&gt;0,F147*G$2/(100+G$2),&quot; &quot;))" table:style-name="ce101">
            <text:p><text:s/></text:p>
          </table:table-cell>
          <table:table-cell office:value-type="string" office:string-value=" " table:formula="msoxl:=IF((F147&lt;&gt;0),F147-G14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8&lt;&gt;0,F148*G$2/(100+G$2),&quot; &quot;))" table:style-name="ce101">
            <text:p><text:s/></text:p>
          </table:table-cell>
          <table:table-cell office:value-type="string" office:string-value=" " table:formula="msoxl:=IF((F148&lt;&gt;0),F148-G14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9&lt;&gt;0,F149*G$2/(100+G$2),&quot; &quot;))" table:style-name="ce101">
            <text:p><text:s/></text:p>
          </table:table-cell>
          <table:table-cell office:value-type="string" office:string-value=" " table:formula="msoxl:=IF((F149&lt;&gt;0),F149-G14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0&lt;&gt;0,F150*G$2/(100+G$2),&quot; &quot;))" table:style-name="ce101">
            <text:p><text:s/></text:p>
          </table:table-cell>
          <table:table-cell office:value-type="string" office:string-value=" " table:formula="msoxl:=IF((F150&lt;&gt;0),F150-G15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1&lt;&gt;0,F151*G$2/(100+G$2),&quot; &quot;))" table:style-name="ce101">
            <text:p><text:s/></text:p>
          </table:table-cell>
          <table:table-cell office:value-type="string" office:string-value=" " table:formula="msoxl:=IF((F151&lt;&gt;0),F151-G15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2&lt;&gt;0,F152*G$2/(100+G$2),&quot; &quot;))" table:style-name="ce101">
            <text:p><text:s/></text:p>
          </table:table-cell>
          <table:table-cell office:value-type="string" office:string-value=" " table:formula="msoxl:=IF((F152&lt;&gt;0),F152-G15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3&lt;&gt;0,F153*G$2/(100+G$2),&quot; &quot;))" table:style-name="ce101">
            <text:p><text:s/></text:p>
          </table:table-cell>
          <table:table-cell office:value-type="string" office:string-value=" " table:formula="msoxl:=IF((F153&lt;&gt;0),F153-G15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4&lt;&gt;0,F154*G$2/(100+G$2),&quot; &quot;))" table:style-name="ce101">
            <text:p><text:s/></text:p>
          </table:table-cell>
          <table:table-cell office:value-type="string" office:string-value=" " table:formula="msoxl:=IF((F154&lt;&gt;0),F154-G15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5&lt;&gt;0,F155*G$2/(100+G$2),&quot; &quot;))" table:style-name="ce101">
            <text:p><text:s/></text:p>
          </table:table-cell>
          <table:table-cell office:value-type="string" office:string-value=" " table:formula="msoxl:=IF((F155&lt;&gt;0),F155-G15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6&lt;&gt;0,F156*G$2/(100+G$2),&quot; &quot;))" table:style-name="ce101">
            <text:p><text:s/></text:p>
          </table:table-cell>
          <table:table-cell office:value-type="string" office:string-value=" " table:formula="msoxl:=IF((F156&lt;&gt;0),F156-G15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7&lt;&gt;0,F157*G$2/(100+G$2),&quot; &quot;))" table:style-name="ce101">
            <text:p><text:s/></text:p>
          </table:table-cell>
          <table:table-cell office:value-type="string" office:string-value=" " table:formula="msoxl:=IF((F157&lt;&gt;0),F157-G15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8&lt;&gt;0,F158*G$2/(100+G$2),&quot; &quot;))" table:style-name="ce101">
            <text:p><text:s/></text:p>
          </table:table-cell>
          <table:table-cell office:value-type="string" office:string-value=" " table:formula="msoxl:=IF((F158&lt;&gt;0),F158-G15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9&lt;&gt;0,F159*G$2/(100+G$2),&quot; &quot;))" table:style-name="ce101">
            <text:p><text:s/></text:p>
          </table:table-cell>
          <table:table-cell office:value-type="string" office:string-value=" " table:formula="msoxl:=IF((F159&lt;&gt;0),F159-G15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0&lt;&gt;0,F160*G$2/(100+G$2),&quot; &quot;))" table:style-name="ce101">
            <text:p><text:s/></text:p>
          </table:table-cell>
          <table:table-cell office:value-type="string" office:string-value=" " table:formula="msoxl:=IF((F160&lt;&gt;0),F160-G16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1&lt;&gt;0,F161*G$2/(100+G$2),&quot; &quot;))" table:style-name="ce101">
            <text:p><text:s/></text:p>
          </table:table-cell>
          <table:table-cell office:value-type="string" office:string-value=" " table:formula="msoxl:=IF((F161&lt;&gt;0),F161-G16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2&lt;&gt;0,F162*G$2/(100+G$2),&quot; &quot;))" table:style-name="ce101">
            <text:p><text:s/></text:p>
          </table:table-cell>
          <table:table-cell office:value-type="string" office:string-value=" " table:formula="msoxl:=IF((F162&lt;&gt;0),F162-G16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3&lt;&gt;0,F163*G$2/(100+G$2),&quot; &quot;))" table:style-name="ce101">
            <text:p><text:s/></text:p>
          </table:table-cell>
          <table:table-cell office:value-type="string" office:string-value=" " table:formula="msoxl:=IF((F163&lt;&gt;0),F163-G16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4&lt;&gt;0,F164*G$2/(100+G$2),&quot; &quot;))" table:style-name="ce101">
            <text:p><text:s/></text:p>
          </table:table-cell>
          <table:table-cell office:value-type="string" office:string-value=" " table:formula="msoxl:=IF((F164&lt;&gt;0),F164-G16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5&lt;&gt;0,F165*G$2/(100+G$2),&quot; &quot;))" table:style-name="ce101">
            <text:p><text:s/></text:p>
          </table:table-cell>
          <table:table-cell office:value-type="string" office:string-value=" " table:formula="msoxl:=IF((F165&lt;&gt;0),F165-G16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6&lt;&gt;0,F166*G$2/(100+G$2),&quot; &quot;))" table:style-name="ce101">
            <text:p><text:s/></text:p>
          </table:table-cell>
          <table:table-cell office:value-type="string" office:string-value=" " table:formula="msoxl:=IF((F166&lt;&gt;0),F166-G16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7&lt;&gt;0,F167*G$2/(100+G$2),&quot; &quot;))" table:style-name="ce101">
            <text:p><text:s/></text:p>
          </table:table-cell>
          <table:table-cell office:value-type="string" office:string-value=" " table:formula="msoxl:=IF((F167&lt;&gt;0),F167-G16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8&lt;&gt;0,F168*G$2/(100+G$2),&quot; &quot;))" table:style-name="ce101">
            <text:p><text:s/></text:p>
          </table:table-cell>
          <table:table-cell office:value-type="string" office:string-value=" " table:formula="msoxl:=IF((F168&lt;&gt;0),F168-G16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9&lt;&gt;0,F169*G$2/(100+G$2),&quot; &quot;))" table:style-name="ce101">
            <text:p><text:s/></text:p>
          </table:table-cell>
          <table:table-cell office:value-type="string" office:string-value=" " table:formula="msoxl:=IF((F169&lt;&gt;0),F169-G16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0&lt;&gt;0,F170*G$2/(100+G$2),&quot; &quot;))" table:style-name="ce101">
            <text:p><text:s/></text:p>
          </table:table-cell>
          <table:table-cell office:value-type="string" office:string-value=" " table:formula="msoxl:=IF((F170&lt;&gt;0),F170-G17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1&lt;&gt;0,F171*G$2/(100+G$2),&quot; &quot;))" table:style-name="ce101">
            <text:p><text:s/></text:p>
          </table:table-cell>
          <table:table-cell office:value-type="string" office:string-value=" " table:formula="msoxl:=IF((F171&lt;&gt;0),F171-G17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2&lt;&gt;0,F172*G$2/(100+G$2),&quot; &quot;))" table:style-name="ce101">
            <text:p><text:s/></text:p>
          </table:table-cell>
          <table:table-cell office:value-type="string" office:string-value=" " table:formula="msoxl:=IF((F172&lt;&gt;0),F172-G17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3&lt;&gt;0,F173*G$2/(100+G$2),&quot; &quot;))" table:style-name="ce101">
            <text:p><text:s/></text:p>
          </table:table-cell>
          <table:table-cell office:value-type="string" office:string-value=" " table:formula="msoxl:=IF((F173&lt;&gt;0),F173-G17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4&lt;&gt;0,F174*G$2/(100+G$2),&quot; &quot;))" table:style-name="ce101">
            <text:p><text:s/></text:p>
          </table:table-cell>
          <table:table-cell office:value-type="string" office:string-value=" " table:formula="msoxl:=IF((F174&lt;&gt;0),F174-G17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5&lt;&gt;0,F175*G$2/(100+G$2),&quot; &quot;))" table:style-name="ce101">
            <text:p><text:s/></text:p>
          </table:table-cell>
          <table:table-cell office:value-type="string" office:string-value=" " table:formula="msoxl:=IF((F175&lt;&gt;0),F175-G17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6&lt;&gt;0,F176*G$2/(100+G$2),&quot; &quot;))" table:style-name="ce101">
            <text:p><text:s/></text:p>
          </table:table-cell>
          <table:table-cell office:value-type="string" office:string-value=" " table:formula="msoxl:=IF((F176&lt;&gt;0),F176-G17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7&lt;&gt;0,F177*G$2/(100+G$2),&quot; &quot;))" table:style-name="ce101">
            <text:p><text:s/></text:p>
          </table:table-cell>
          <table:table-cell office:value-type="string" office:string-value=" " table:formula="msoxl:=IF((F177&lt;&gt;0),F177-G17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8&lt;&gt;0,F178*G$2/(100+G$2),&quot; &quot;))" table:style-name="ce101">
            <text:p><text:s/></text:p>
          </table:table-cell>
          <table:table-cell office:value-type="string" office:string-value=" " table:formula="msoxl:=IF((F178&lt;&gt;0),F178-G17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9&lt;&gt;0,F179*G$2/(100+G$2),&quot; &quot;))" table:style-name="ce101">
            <text:p><text:s/></text:p>
          </table:table-cell>
          <table:table-cell office:value-type="string" office:string-value=" " table:formula="msoxl:=IF((F179&lt;&gt;0),F179-G17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0&lt;&gt;0,F180*G$2/(100+G$2),&quot; &quot;))" table:style-name="ce101">
            <text:p><text:s/></text:p>
          </table:table-cell>
          <table:table-cell office:value-type="string" office:string-value=" " table:formula="msoxl:=IF((F180&lt;&gt;0),F180-G18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1&lt;&gt;0,F181*G$2/(100+G$2),&quot; &quot;))" table:style-name="ce101">
            <text:p><text:s/></text:p>
          </table:table-cell>
          <table:table-cell office:value-type="string" office:string-value=" " table:formula="msoxl:=IF((F181&lt;&gt;0),F181-G18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2&lt;&gt;0,F182*G$2/(100+G$2),&quot; &quot;))" table:style-name="ce101">
            <text:p><text:s/></text:p>
          </table:table-cell>
          <table:table-cell office:value-type="string" office:string-value=" " table:formula="msoxl:=IF((F182&lt;&gt;0),F182-G18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3&lt;&gt;0,F183*G$2/(100+G$2),&quot; &quot;))" table:style-name="ce101">
            <text:p><text:s/></text:p>
          </table:table-cell>
          <table:table-cell office:value-type="string" office:string-value=" " table:formula="msoxl:=IF((F183&lt;&gt;0),F183-G18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4&lt;&gt;0,F184*G$2/(100+G$2),&quot; &quot;))" table:style-name="ce101">
            <text:p><text:s/></text:p>
          </table:table-cell>
          <table:table-cell office:value-type="string" office:string-value=" " table:formula="msoxl:=IF((F184&lt;&gt;0),F184-G18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5&lt;&gt;0,F185*G$2/(100+G$2),&quot; &quot;))" table:style-name="ce101">
            <text:p><text:s/></text:p>
          </table:table-cell>
          <table:table-cell office:value-type="string" office:string-value=" " table:formula="msoxl:=IF((F185&lt;&gt;0),F185-G18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6&lt;&gt;0,F186*G$2/(100+G$2),&quot; &quot;))" table:style-name="ce101">
            <text:p><text:s/></text:p>
          </table:table-cell>
          <table:table-cell office:value-type="string" office:string-value=" " table:formula="msoxl:=IF((F186&lt;&gt;0),F186-G18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7&lt;&gt;0,F187*G$2/(100+G$2),&quot; &quot;))" table:style-name="ce101">
            <text:p><text:s/></text:p>
          </table:table-cell>
          <table:table-cell office:value-type="string" office:string-value=" " table:formula="msoxl:=IF((F187&lt;&gt;0),F187-G18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8&lt;&gt;0,F188*G$2/(100+G$2),&quot; &quot;))" table:style-name="ce101">
            <text:p><text:s/></text:p>
          </table:table-cell>
          <table:table-cell office:value-type="string" office:string-value=" " table:formula="msoxl:=IF((F188&lt;&gt;0),F188-G18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9&lt;&gt;0,F189*G$2/(100+G$2),&quot; &quot;))" table:style-name="ce101">
            <text:p><text:s/></text:p>
          </table:table-cell>
          <table:table-cell office:value-type="string" office:string-value=" " table:formula="msoxl:=IF((F189&lt;&gt;0),F189-G18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90&lt;&gt;0,F190*G$2/(100+G$2),&quot; &quot;))" table:style-name="ce101">
            <text:p><text:s/></text:p>
          </table:table-cell>
          <table:table-cell office:value-type="string" office:string-value=" " table:formula="msoxl:=IF((F190&lt;&gt;0),F190-G19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91&lt;&gt;0,F191*G$2/(100+G$2),&quot; &quot;))" table:style-name="ce101">
            <text:p><text:s/></text:p>
          </table:table-cell>
          <table:table-cell office:value-type="string" office:string-value=" " table:formula="msoxl:=IF((F191&lt;&gt;0),F191-G19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92&lt;&gt;0,F192*G$2/(100+G$2),&quot; &quot;))" table:style-name="ce101">
            <text:p><text:s/></text:p>
          </table:table-cell>
          <table:table-cell office:value-type="string" office:string-value=" " table:formula="msoxl:=IF((F192&lt;&gt;0),F192-G19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3&lt;&gt;0,F193*G$2/(100+G$2),&quot; &quot;))" table:style-name="ce101">
            <text:p><text:s/></text:p>
          </table:table-cell>
          <table:table-cell office:value-type="string" office:string-value=" " table:formula="msoxl:=IF((F193&lt;&gt;0),F193-G19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4&lt;&gt;0,F194*G$2/(100+G$2),&quot; &quot;))" table:style-name="ce101">
            <text:p><text:s/></text:p>
          </table:table-cell>
          <table:table-cell office:value-type="string" office:string-value=" " table:formula="msoxl:=IF((F194&lt;&gt;0),F194-G19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5&lt;&gt;0,F195*G$2/(100+G$2),&quot; &quot;))" table:style-name="ce101">
            <text:p><text:s/></text:p>
          </table:table-cell>
          <table:table-cell office:value-type="string" office:string-value=" " table:formula="msoxl:=IF((F195&lt;&gt;0),F195-G19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6&lt;&gt;0,F196*G$2/(100+G$2),&quot; &quot;))" table:style-name="ce101">
            <text:p><text:s/></text:p>
          </table:table-cell>
          <table:table-cell office:value-type="string" office:string-value=" " table:formula="msoxl:=IF((F196&lt;&gt;0),F196-G19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7&lt;&gt;0,F197*G$2/(100+G$2),&quot; &quot;))" table:style-name="ce101">
            <text:p><text:s/></text:p>
          </table:table-cell>
          <table:table-cell office:value-type="string" office:string-value=" " table:formula="msoxl:=IF((F197&lt;&gt;0),F197-G19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8&lt;&gt;0,F198*G$2/(100+G$2),&quot; &quot;))" table:style-name="ce101">
            <text:p><text:s/></text:p>
          </table:table-cell>
          <table:table-cell office:value-type="string" office:string-value=" " table:formula="msoxl:=IF((F198&lt;&gt;0),F198-G19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9&lt;&gt;0,F199*G$2/(100+G$2),&quot; &quot;))" table:style-name="ce101">
            <text:p><text:s/></text:p>
          </table:table-cell>
          <table:table-cell office:value-type="string" office:string-value=" " table:formula="msoxl:=IF((F199&lt;&gt;0),F199-G199,&quot; &quot;)" table:style-name="ce101">
            <text:p><text:s/></text:p>
          </table:table-cell>
          <table:table-cell table:number-columns-repeated="16376"/>
        </table:table-row>
        <table:table-row table:style-name="ro3">
          <table:table-cell table:style-name="ce112"/>
          <table:table-cell table:style-name="ce111"/>
          <table:table-cell table:style-name="ce110"/>
          <table:table-cell table:style-name="ce109"/>
          <table:table-cell table:style-name="ce108"/>
          <table:table-cell table:style-name="ce107"/>
          <table:table-cell office:value-type="string" office:string-value=" " table:formula="msoxl:=IF(G$4=&quot;X&quot;,&quot; &quot;,IF(F200&lt;&gt;0,F200*G$2/(100+G$2),&quot; &quot;))" table:style-name="ce107">
            <text:p><text:s/></text:p>
          </table:table-cell>
          <table:table-cell office:value-type="string" office:string-value=" " table:formula="msoxl:=IF((F200&lt;&gt;0),F200-G200,&quot; &quot;)" table:style-name="ce107">
            <text:p><text:s/></text:p>
          </table:table-cell>
          <table:table-cell table:number-columns-repeated="16376"/>
        </table:table-row>
        <table:table-row table:style-name="ro5">
          <table:table-cell office:value-type="string" table:style-name="ce83">
            <text:p>Entries below this row are not included in Row 1 Totals</text:p>
          </table:table-cell>
          <table:table-cell table:style-name="ce100"/>
          <table:table-cell table:style-name="ce105"/>
          <table:table-cell table:style-name="ce103"/>
          <table:table-cell table:style-name="ce102"/>
          <table:table-cell table:style-name="ce101"/>
          <table:table-cell office:value-type="string" office:string-value=" " table:formula="msoxl:=IF(F201&lt;&gt;0,F201*#REF!/(100+#REF!),&quot; &quot;)" table:style-name="ce101">
            <text:p><text:s/></text:p>
          </table:table-cell>
          <table:table-cell table:style-name="ce101"/>
          <table:table-cell table:number-columns-repeated="16376"/>
        </table:table-row>
        <table:table-row table:number-rows-repeated="1048375" table:style-name="ro5">
          <table:table-cell table:number-columns-repeated="16384"/>
        </table:table-row>
      </table:table>
      <table:table table:name="P0611" table:style-name="ta4">
        <table:table-column table:style-name="co22" table:default-cell-style-name="ce106"/>
        <table:table-column table:style-name="co23" table:default-cell-style-name="ce100"/>
        <table:table-column table:style-name="co17" table:default-cell-style-name="ce105"/>
        <table:table-column table:style-name="co2" table:default-cell-style-name="ce103"/>
        <table:table-column table:style-name="co24" table:default-cell-style-name="ce102"/>
        <table:table-column table:style-name="co25" table:default-cell-style-name="ce101"/>
        <table:table-column table:style-name="co3" table:default-cell-style-name="ce101"/>
        <table:table-column table:style-name="co13" table:default-cell-style-name="ce101"/>
        <table:table-column table:style-name="co9" table:number-columns-repeated="16376" table:default-cell-style-name="ce100"/>
        <table:table-row table:style-name="ro8">
          <table:table-cell office:value-type="string" table:number-columns-spanned="3" table:number-rows-spanned="1" table:style-name="ce198">
            <text:p>USE FOR VAT PERIODS OUTSIDE FINANCIAL YEAR</text:p>
          </table:table-cell>
          <table:covered-table-cell table:number-columns-repeated="2"/>
          <table:table-cell office:value-type="string" table:number-columns-spanned="2" table:number-rows-spanned="1" table:style-name="ce197">
            <text:p>Total for Month</text:p>
          </table:table-cell>
          <table:covered-table-cell/>
          <table:table-cell office:value-type="float" office:value="0" table:formula="msoxl:=SUM(F5:F200)" table:style-name="ce99">
            <text:p>0.00<text:s/></text:p>
          </table:table-cell>
          <table:table-cell office:value-type="float" office:value="0" table:formula="msoxl:=SUM(G5:G200)" table:style-name="ce99">
            <text:p>0.00<text:s/></text:p>
          </table:table-cell>
          <table:table-cell office:value-type="float" office:value="0" table:formula="msoxl:=SUM(H5:H200)" table:style-name="ce99">
            <text:p>0.00<text:s/></text:p>
          </table:table-cell>
          <table:table-cell table:number-columns-repeated="16376" table:style-name="ce78"/>
        </table:table-row>
        <table:table-row table:style-name="ro9">
          <table:table-cell office:value-type="string" table:number-columns-spanned="1" table:number-rows-spanned="3" table:style-name="ce163">
            <text:p>Purchase Date</text:p>
          </table:table-cell>
          <table:table-cell office:value-type="string" office:string-value="Supplier" table:formula="msoxl:=IF((H1-SUM(O1:AK1)&lt;&gt;0),&quot;COMPLETE EXPENSE ANALYSIS by inserting expense letter in col F&quot;,&quot;Supplier&quot;)" table:number-columns-spanned="1" table:number-rows-spanned="3" table:style-name="ce161">
            <text:p>Supplier</text:p>
          </table:table-cell>
          <table:table-cell office:value-type="string" table:number-columns-spanned="1" table:number-rows-spanned="3" table:style-name="ce174">
            <text:p>Purchase Invoice Number or Reference</text:p>
          </table:table-cell>
          <table:table-cell office:value-type="string" table:number-columns-spanned="1" table:number-rows-spanned="3" table:style-name="ce165">
            <text:p>Purchase Description</text:p>
          </table:table-cell>
          <table:table-cell table:number-columns-spanned="1" table:number-rows-spanned="3" table:style-name="ce196"/>
          <table:table-cell office:value-type="string" table:number-columns-spanned="1" table:number-rows-spanned="3" table:style-name="ce161">
            <text:p>Total Purchase Value incl Vat</text:p>
          </table:table-cell>
          <table:table-cell office:value-type="float" office:value="20" table:formula="msoxl:='C:\Users\acartwright\Personal\diy\working copy - 2011 packages\UK 2011-05-31 (May11) Company OO\[Purchases.ods]ClosingCreditors'!$G$2" table:style-name="ce119">
            <text:p>20.0<text:s/></text:p>
          </table:table-cell>
          <table:table-cell office:value-type="string" table:number-columns-spanned="1" table:number-rows-spanned="3" table:style-name="ce161">
            <text:p>Purchases <text:s text:c="10"/>Net of Vat</text:p>
          </table:table-cell>
          <table:table-cell table:number-columns-repeated="16376" table:style-name="ce118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61">
            <text:p>Vat Input</text:p>
          </table:table-cell>
          <table:covered-table-cell/>
          <table:table-cell table:number-columns-repeated="16376" table:style-name="ce11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5">
          <table:table-cell table:style-name="ce106"/>
          <table:table-cell table:style-name="ce102"/>
          <table:table-cell table:style-name="ce104"/>
          <table:table-cell table:style-name="ce102"/>
          <table:table-cell table:style-name="ce113"/>
          <table:table-cell table:style-name="ce116"/>
          <table:table-cell office:value-type="string" office:string-value=" " table:formula="msoxl:=IF(F5&lt;&gt;0,F5*G$2/(100+G$2),&quot; &quot;)" table:style-name="ce101">
            <text:p><text:s/></text:p>
          </table:table-cell>
          <table:table-cell office:value-type="string" office:string-value=" " table:formula="msoxl:=IF((F5&lt;&gt;0),F5-G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6&lt;&gt;0,F6*G$2/(100+G$2),&quot; &quot;)" table:style-name="ce101">
            <text:p><text:s/></text:p>
          </table:table-cell>
          <table:table-cell office:value-type="string" office:string-value=" " table:formula="msoxl:=IF((F6&lt;&gt;0),F6-G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7&lt;&gt;0,F7*G$2/(100+G$2),&quot; &quot;)" table:style-name="ce101">
            <text:p><text:s/></text:p>
          </table:table-cell>
          <table:table-cell office:value-type="string" office:string-value=" " table:formula="msoxl:=IF((F7&lt;&gt;0),F7-G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8&lt;&gt;0,F8*G$2/(100+G$2),&quot; &quot;)" table:style-name="ce101">
            <text:p><text:s/></text:p>
          </table:table-cell>
          <table:table-cell office:value-type="string" office:string-value=" " table:formula="msoxl:=IF((F8&lt;&gt;0),F8-G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9&lt;&gt;0,F9*G$2/(100+G$2),&quot; &quot;)" table:style-name="ce101">
            <text:p><text:s/></text:p>
          </table:table-cell>
          <table:table-cell office:value-type="string" office:string-value=" " table:formula="msoxl:=IF((F9&lt;&gt;0),F9-G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0&lt;&gt;0,F10*G$2/(100+G$2),&quot; &quot;)" table:style-name="ce101">
            <text:p><text:s/></text:p>
          </table:table-cell>
          <table:table-cell office:value-type="string" office:string-value=" " table:formula="msoxl:=IF((F10&lt;&gt;0),F10-G1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1&lt;&gt;0,F11*G$2/(100+G$2),&quot; &quot;)" table:style-name="ce101">
            <text:p><text:s/></text:p>
          </table:table-cell>
          <table:table-cell office:value-type="string" office:string-value=" " table:formula="msoxl:=IF((F11&lt;&gt;0),F11-G1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2&lt;&gt;0,F12*G$2/(100+G$2),&quot; &quot;)" table:style-name="ce101">
            <text:p><text:s/></text:p>
          </table:table-cell>
          <table:table-cell office:value-type="string" office:string-value=" " table:formula="msoxl:=IF((F12&lt;&gt;0),F12-G1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3&lt;&gt;0,F13*G$2/(100+G$2),&quot; &quot;)" table:style-name="ce101">
            <text:p><text:s/></text:p>
          </table:table-cell>
          <table:table-cell office:value-type="string" office:string-value=" " table:formula="msoxl:=IF((F13&lt;&gt;0),F13-G1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4&lt;&gt;0,F14*G$2/(100+G$2),&quot; &quot;)" table:style-name="ce101">
            <text:p><text:s/></text:p>
          </table:table-cell>
          <table:table-cell office:value-type="string" office:string-value=" " table:formula="msoxl:=IF((F14&lt;&gt;0),F14-G1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5&lt;&gt;0,F15*G$2/(100+G$2),&quot; &quot;))" table:style-name="ce101">
            <text:p><text:s/></text:p>
          </table:table-cell>
          <table:table-cell office:value-type="string" office:string-value=" " table:formula="msoxl:=IF((F15&lt;&gt;0),F15-G1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6&lt;&gt;0,F16*G$2/(100+G$2),&quot; &quot;))" table:style-name="ce101">
            <text:p><text:s/></text:p>
          </table:table-cell>
          <table:table-cell office:value-type="string" office:string-value=" " table:formula="msoxl:=IF((F16&lt;&gt;0),F16-G1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7&lt;&gt;0,F17*G$2/(100+G$2),&quot; &quot;))" table:style-name="ce101">
            <text:p><text:s/></text:p>
          </table:table-cell>
          <table:table-cell office:value-type="string" office:string-value=" " table:formula="msoxl:=IF((F17&lt;&gt;0),F17-G1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8&lt;&gt;0,F18*G$2/(100+G$2),&quot; &quot;))" table:style-name="ce101">
            <text:p><text:s/></text:p>
          </table:table-cell>
          <table:table-cell office:value-type="string" office:string-value=" " table:formula="msoxl:=IF((F18&lt;&gt;0),F18-G1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&lt;&gt;0,F19*G$2/(100+G$2),&quot; &quot;))" table:style-name="ce101">
            <text:p><text:s/></text:p>
          </table:table-cell>
          <table:table-cell office:value-type="string" office:string-value=" " table:formula="msoxl:=IF((F19&lt;&gt;0),F19-G1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0&lt;&gt;0,F20*G$2/(100+G$2),&quot; &quot;))" table:style-name="ce101">
            <text:p><text:s/></text:p>
          </table:table-cell>
          <table:table-cell office:value-type="string" office:string-value=" " table:formula="msoxl:=IF((F20&lt;&gt;0),F20-G2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1&lt;&gt;0,F21*G$2/(100+G$2),&quot; &quot;))" table:style-name="ce101">
            <text:p><text:s/></text:p>
          </table:table-cell>
          <table:table-cell office:value-type="string" office:string-value=" " table:formula="msoxl:=IF((F21&lt;&gt;0),F21-G2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13"/>
          <table:table-cell table:style-name="ce115"/>
          <table:table-cell table:number-columns-repeated="2" table:style-name="ce113"/>
          <table:table-cell table:style-name="ce101"/>
          <table:table-cell office:value-type="string" office:string-value=" " table:formula="msoxl:=IF(G$4=&quot;X&quot;,&quot; &quot;,IF(F22&lt;&gt;0,F22*G$2/(100+G$2),&quot; &quot;))" table:style-name="ce101">
            <text:p><text:s/></text:p>
          </table:table-cell>
          <table:table-cell office:value-type="string" office:string-value=" " table:formula="msoxl:=IF((F22&lt;&gt;0),F22-G2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13"/>
          <table:table-cell table:style-name="ce115"/>
          <table:table-cell table:style-name="ce114"/>
          <table:table-cell table:style-name="ce113"/>
          <table:table-cell table:style-name="ce101"/>
          <table:table-cell office:value-type="string" office:string-value=" " table:formula="msoxl:=IF(G$4=&quot;X&quot;,&quot; &quot;,IF(F23&lt;&gt;0,F23*G$2/(100+G$2),&quot; &quot;))" table:style-name="ce101">
            <text:p><text:s/></text:p>
          </table:table-cell>
          <table:table-cell office:value-type="string" office:string-value=" " table:formula="msoxl:=IF((F23&lt;&gt;0),F23-G2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4&lt;&gt;0,F24*G$2/(100+G$2),&quot; &quot;))" table:style-name="ce101">
            <text:p><text:s/></text:p>
          </table:table-cell>
          <table:table-cell office:value-type="string" office:string-value=" " table:formula="msoxl:=IF((F24&lt;&gt;0),F24-G2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5&lt;&gt;0,F25*G$2/(100+G$2),&quot; &quot;))" table:style-name="ce101">
            <text:p><text:s/></text:p>
          </table:table-cell>
          <table:table-cell office:value-type="string" office:string-value=" " table:formula="msoxl:=IF((F25&lt;&gt;0),F25-G2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6&lt;&gt;0,F26*G$2/(100+G$2),&quot; &quot;))" table:style-name="ce101">
            <text:p><text:s/></text:p>
          </table:table-cell>
          <table:table-cell office:value-type="string" office:string-value=" " table:formula="msoxl:=IF((F26&lt;&gt;0),F26-G2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7&lt;&gt;0,F27*G$2/(100+G$2),&quot; &quot;))" table:style-name="ce101">
            <text:p><text:s/></text:p>
          </table:table-cell>
          <table:table-cell office:value-type="string" office:string-value=" " table:formula="msoxl:=IF((F27&lt;&gt;0),F27-G2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8&lt;&gt;0,F28*G$2/(100+G$2),&quot; &quot;))" table:style-name="ce101">
            <text:p><text:s/></text:p>
          </table:table-cell>
          <table:table-cell office:value-type="string" office:string-value=" " table:formula="msoxl:=IF((F28&lt;&gt;0),F28-G2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9&lt;&gt;0,F29*G$2/(100+G$2),&quot; &quot;))" table:style-name="ce101">
            <text:p><text:s/></text:p>
          </table:table-cell>
          <table:table-cell office:value-type="string" office:string-value=" " table:formula="msoxl:=IF((F29&lt;&gt;0),F29-G2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30&lt;&gt;0,F30*G$2/(100+G$2),&quot; &quot;))" table:style-name="ce101">
            <text:p><text:s/></text:p>
          </table:table-cell>
          <table:table-cell office:value-type="string" office:string-value=" " table:formula="msoxl:=IF((F30&lt;&gt;0),F30-G3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31&lt;&gt;0,F31*G$2/(100+G$2),&quot; &quot;))" table:style-name="ce101">
            <text:p><text:s/></text:p>
          </table:table-cell>
          <table:table-cell office:value-type="string" office:string-value=" " table:formula="msoxl:=IF((F31&lt;&gt;0),F31-G3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32&lt;&gt;0,F32*G$2/(100+G$2),&quot; &quot;))" table:style-name="ce101">
            <text:p><text:s/></text:p>
          </table:table-cell>
          <table:table-cell office:value-type="string" office:string-value=" " table:formula="msoxl:=IF((F32&lt;&gt;0),F32-G3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3&lt;&gt;0,F33*G$2/(100+G$2),&quot; &quot;))" table:style-name="ce101">
            <text:p><text:s/></text:p>
          </table:table-cell>
          <table:table-cell office:value-type="string" office:string-value=" " table:formula="msoxl:=IF((F33&lt;&gt;0),F33-G3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4&lt;&gt;0,F34*G$2/(100+G$2),&quot; &quot;))" table:style-name="ce101">
            <text:p><text:s/></text:p>
          </table:table-cell>
          <table:table-cell office:value-type="string" office:string-value=" " table:formula="msoxl:=IF((F34&lt;&gt;0),F34-G3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5&lt;&gt;0,F35*G$2/(100+G$2),&quot; &quot;))" table:style-name="ce101">
            <text:p><text:s/></text:p>
          </table:table-cell>
          <table:table-cell office:value-type="string" office:string-value=" " table:formula="msoxl:=IF((F35&lt;&gt;0),F35-G3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6&lt;&gt;0,F36*G$2/(100+G$2),&quot; &quot;))" table:style-name="ce101">
            <text:p><text:s/></text:p>
          </table:table-cell>
          <table:table-cell office:value-type="string" office:string-value=" " table:formula="msoxl:=IF((F36&lt;&gt;0),F36-G3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7&lt;&gt;0,F37*G$2/(100+G$2),&quot; &quot;))" table:style-name="ce101">
            <text:p><text:s/></text:p>
          </table:table-cell>
          <table:table-cell office:value-type="string" office:string-value=" " table:formula="msoxl:=IF((F37&lt;&gt;0),F37-G3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8&lt;&gt;0,F38*G$2/(100+G$2),&quot; &quot;))" table:style-name="ce101">
            <text:p><text:s/></text:p>
          </table:table-cell>
          <table:table-cell office:value-type="string" office:string-value=" " table:formula="msoxl:=IF((F38&lt;&gt;0),F38-G3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9&lt;&gt;0,F39*G$2/(100+G$2),&quot; &quot;))" table:style-name="ce101">
            <text:p><text:s/></text:p>
          </table:table-cell>
          <table:table-cell office:value-type="string" office:string-value=" " table:formula="msoxl:=IF((F39&lt;&gt;0),F39-G3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0&lt;&gt;0,F40*G$2/(100+G$2),&quot; &quot;))" table:style-name="ce101">
            <text:p><text:s/></text:p>
          </table:table-cell>
          <table:table-cell office:value-type="string" office:string-value=" " table:formula="msoxl:=IF((F40&lt;&gt;0),F40-G4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1&lt;&gt;0,F41*G$2/(100+G$2),&quot; &quot;))" table:style-name="ce101">
            <text:p><text:s/></text:p>
          </table:table-cell>
          <table:table-cell office:value-type="string" office:string-value=" " table:formula="msoxl:=IF((F41&lt;&gt;0),F41-G4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2&lt;&gt;0,F42*G$2/(100+G$2),&quot; &quot;))" table:style-name="ce101">
            <text:p><text:s/></text:p>
          </table:table-cell>
          <table:table-cell office:value-type="string" office:string-value=" " table:formula="msoxl:=IF((F42&lt;&gt;0),F42-G4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3&lt;&gt;0,F43*G$2/(100+G$2),&quot; &quot;))" table:style-name="ce101">
            <text:p><text:s/></text:p>
          </table:table-cell>
          <table:table-cell office:value-type="string" office:string-value=" " table:formula="msoxl:=IF((F43&lt;&gt;0),F43-G4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4&lt;&gt;0,F44*G$2/(100+G$2),&quot; &quot;))" table:style-name="ce101">
            <text:p><text:s/></text:p>
          </table:table-cell>
          <table:table-cell office:value-type="string" office:string-value=" " table:formula="msoxl:=IF((F44&lt;&gt;0),F44-G4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5&lt;&gt;0,F45*G$2/(100+G$2),&quot; &quot;))" table:style-name="ce101">
            <text:p><text:s/></text:p>
          </table:table-cell>
          <table:table-cell office:value-type="string" office:string-value=" " table:formula="msoxl:=IF((F45&lt;&gt;0),F45-G4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6&lt;&gt;0,F46*G$2/(100+G$2),&quot; &quot;))" table:style-name="ce101">
            <text:p><text:s/></text:p>
          </table:table-cell>
          <table:table-cell office:value-type="string" office:string-value=" " table:formula="msoxl:=IF((F46&lt;&gt;0),F46-G4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7&lt;&gt;0,F47*G$2/(100+G$2),&quot; &quot;))" table:style-name="ce101">
            <text:p><text:s/></text:p>
          </table:table-cell>
          <table:table-cell office:value-type="string" office:string-value=" " table:formula="msoxl:=IF((F47&lt;&gt;0),F47-G4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8&lt;&gt;0,F48*G$2/(100+G$2),&quot; &quot;))" table:style-name="ce101">
            <text:p><text:s/></text:p>
          </table:table-cell>
          <table:table-cell office:value-type="string" office:string-value=" " table:formula="msoxl:=IF((F48&lt;&gt;0),F48-G4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9&lt;&gt;0,F49*G$2/(100+G$2),&quot; &quot;))" table:style-name="ce101">
            <text:p><text:s/></text:p>
          </table:table-cell>
          <table:table-cell office:value-type="string" office:string-value=" " table:formula="msoxl:=IF((F49&lt;&gt;0),F49-G4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0&lt;&gt;0,F50*G$2/(100+G$2),&quot; &quot;))" table:style-name="ce101">
            <text:p><text:s/></text:p>
          </table:table-cell>
          <table:table-cell office:value-type="string" office:string-value=" " table:formula="msoxl:=IF((F50&lt;&gt;0),F50-G5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1&lt;&gt;0,F51*G$2/(100+G$2),&quot; &quot;))" table:style-name="ce101">
            <text:p><text:s/></text:p>
          </table:table-cell>
          <table:table-cell office:value-type="string" office:string-value=" " table:formula="msoxl:=IF((F51&lt;&gt;0),F51-G5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2&lt;&gt;0,F52*G$2/(100+G$2),&quot; &quot;))" table:style-name="ce101">
            <text:p><text:s/></text:p>
          </table:table-cell>
          <table:table-cell office:value-type="string" office:string-value=" " table:formula="msoxl:=IF((F52&lt;&gt;0),F52-G5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3&lt;&gt;0,F53*G$2/(100+G$2),&quot; &quot;))" table:style-name="ce101">
            <text:p><text:s/></text:p>
          </table:table-cell>
          <table:table-cell office:value-type="string" office:string-value=" " table:formula="msoxl:=IF((F53&lt;&gt;0),F53-G5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4&lt;&gt;0,F54*G$2/(100+G$2),&quot; &quot;))" table:style-name="ce101">
            <text:p><text:s/></text:p>
          </table:table-cell>
          <table:table-cell office:value-type="string" office:string-value=" " table:formula="msoxl:=IF((F54&lt;&gt;0),F54-G5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5&lt;&gt;0,F55*G$2/(100+G$2),&quot; &quot;))" table:style-name="ce101">
            <text:p><text:s/></text:p>
          </table:table-cell>
          <table:table-cell office:value-type="string" office:string-value=" " table:formula="msoxl:=IF((F55&lt;&gt;0),F55-G5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6&lt;&gt;0,F56*G$2/(100+G$2),&quot; &quot;))" table:style-name="ce101">
            <text:p><text:s/></text:p>
          </table:table-cell>
          <table:table-cell office:value-type="string" office:string-value=" " table:formula="msoxl:=IF((F56&lt;&gt;0),F56-G5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7&lt;&gt;0,F57*G$2/(100+G$2),&quot; &quot;))" table:style-name="ce101">
            <text:p><text:s/></text:p>
          </table:table-cell>
          <table:table-cell office:value-type="string" office:string-value=" " table:formula="msoxl:=IF((F57&lt;&gt;0),F57-G5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8&lt;&gt;0,F58*G$2/(100+G$2),&quot; &quot;))" table:style-name="ce101">
            <text:p><text:s/></text:p>
          </table:table-cell>
          <table:table-cell office:value-type="string" office:string-value=" " table:formula="msoxl:=IF((F58&lt;&gt;0),F58-G5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9&lt;&gt;0,F59*G$2/(100+G$2),&quot; &quot;))" table:style-name="ce101">
            <text:p><text:s/></text:p>
          </table:table-cell>
          <table:table-cell office:value-type="string" office:string-value=" " table:formula="msoxl:=IF((F59&lt;&gt;0),F59-G5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0&lt;&gt;0,F60*G$2/(100+G$2),&quot; &quot;))" table:style-name="ce101">
            <text:p><text:s/></text:p>
          </table:table-cell>
          <table:table-cell office:value-type="string" office:string-value=" " table:formula="msoxl:=IF((F60&lt;&gt;0),F60-G6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1&lt;&gt;0,F61*G$2/(100+G$2),&quot; &quot;))" table:style-name="ce101">
            <text:p><text:s/></text:p>
          </table:table-cell>
          <table:table-cell office:value-type="string" office:string-value=" " table:formula="msoxl:=IF((F61&lt;&gt;0),F61-G6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2&lt;&gt;0,F62*G$2/(100+G$2),&quot; &quot;))" table:style-name="ce101">
            <text:p><text:s/></text:p>
          </table:table-cell>
          <table:table-cell office:value-type="string" office:string-value=" " table:formula="msoxl:=IF((F62&lt;&gt;0),F62-G6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3&lt;&gt;0,F63*G$2/(100+G$2),&quot; &quot;))" table:style-name="ce101">
            <text:p><text:s/></text:p>
          </table:table-cell>
          <table:table-cell office:value-type="string" office:string-value=" " table:formula="msoxl:=IF((F63&lt;&gt;0),F63-G6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4&lt;&gt;0,F64*G$2/(100+G$2),&quot; &quot;))" table:style-name="ce101">
            <text:p><text:s/></text:p>
          </table:table-cell>
          <table:table-cell office:value-type="string" office:string-value=" " table:formula="msoxl:=IF((F64&lt;&gt;0),F64-G6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5&lt;&gt;0,F65*G$2/(100+G$2),&quot; &quot;))" table:style-name="ce101">
            <text:p><text:s/></text:p>
          </table:table-cell>
          <table:table-cell office:value-type="string" office:string-value=" " table:formula="msoxl:=IF((F65&lt;&gt;0),F65-G6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6&lt;&gt;0,F66*G$2/(100+G$2),&quot; &quot;))" table:style-name="ce101">
            <text:p><text:s/></text:p>
          </table:table-cell>
          <table:table-cell office:value-type="string" office:string-value=" " table:formula="msoxl:=IF((F66&lt;&gt;0),F66-G6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7&lt;&gt;0,F67*G$2/(100+G$2),&quot; &quot;))" table:style-name="ce101">
            <text:p><text:s/></text:p>
          </table:table-cell>
          <table:table-cell office:value-type="string" office:string-value=" " table:formula="msoxl:=IF((F67&lt;&gt;0),F67-G6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8&lt;&gt;0,F68*G$2/(100+G$2),&quot; &quot;))" table:style-name="ce101">
            <text:p><text:s/></text:p>
          </table:table-cell>
          <table:table-cell office:value-type="string" office:string-value=" " table:formula="msoxl:=IF((F68&lt;&gt;0),F68-G6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9&lt;&gt;0,F69*G$2/(100+G$2),&quot; &quot;))" table:style-name="ce101">
            <text:p><text:s/></text:p>
          </table:table-cell>
          <table:table-cell office:value-type="string" office:string-value=" " table:formula="msoxl:=IF((F69&lt;&gt;0),F69-G6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0&lt;&gt;0,F70*G$2/(100+G$2),&quot; &quot;))" table:style-name="ce101">
            <text:p><text:s/></text:p>
          </table:table-cell>
          <table:table-cell office:value-type="string" office:string-value=" " table:formula="msoxl:=IF((F70&lt;&gt;0),F70-G7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1&lt;&gt;0,F71*G$2/(100+G$2),&quot; &quot;))" table:style-name="ce101">
            <text:p><text:s/></text:p>
          </table:table-cell>
          <table:table-cell office:value-type="string" office:string-value=" " table:formula="msoxl:=IF((F71&lt;&gt;0),F71-G7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2&lt;&gt;0,F72*G$2/(100+G$2),&quot; &quot;))" table:style-name="ce101">
            <text:p><text:s/></text:p>
          </table:table-cell>
          <table:table-cell office:value-type="string" office:string-value=" " table:formula="msoxl:=IF((F72&lt;&gt;0),F72-G7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3&lt;&gt;0,F73*G$2/(100+G$2),&quot; &quot;))" table:style-name="ce101">
            <text:p><text:s/></text:p>
          </table:table-cell>
          <table:table-cell office:value-type="string" office:string-value=" " table:formula="msoxl:=IF((F73&lt;&gt;0),F73-G7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4&lt;&gt;0,F74*G$2/(100+G$2),&quot; &quot;))" table:style-name="ce101">
            <text:p><text:s/></text:p>
          </table:table-cell>
          <table:table-cell office:value-type="string" office:string-value=" " table:formula="msoxl:=IF((F74&lt;&gt;0),F74-G7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5&lt;&gt;0,F75*G$2/(100+G$2),&quot; &quot;))" table:style-name="ce101">
            <text:p><text:s/></text:p>
          </table:table-cell>
          <table:table-cell office:value-type="string" office:string-value=" " table:formula="msoxl:=IF((F75&lt;&gt;0),F75-G7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6&lt;&gt;0,F76*G$2/(100+G$2),&quot; &quot;))" table:style-name="ce101">
            <text:p><text:s/></text:p>
          </table:table-cell>
          <table:table-cell office:value-type="string" office:string-value=" " table:formula="msoxl:=IF((F76&lt;&gt;0),F76-G7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7&lt;&gt;0,F77*G$2/(100+G$2),&quot; &quot;))" table:style-name="ce101">
            <text:p><text:s/></text:p>
          </table:table-cell>
          <table:table-cell office:value-type="string" office:string-value=" " table:formula="msoxl:=IF((F77&lt;&gt;0),F77-G7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8&lt;&gt;0,F78*G$2/(100+G$2),&quot; &quot;))" table:style-name="ce101">
            <text:p><text:s/></text:p>
          </table:table-cell>
          <table:table-cell office:value-type="string" office:string-value=" " table:formula="msoxl:=IF((F78&lt;&gt;0),F78-G7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9&lt;&gt;0,F79*G$2/(100+G$2),&quot; &quot;))" table:style-name="ce101">
            <text:p><text:s/></text:p>
          </table:table-cell>
          <table:table-cell office:value-type="string" office:string-value=" " table:formula="msoxl:=IF((F79&lt;&gt;0),F79-G7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0&lt;&gt;0,F80*G$2/(100+G$2),&quot; &quot;))" table:style-name="ce101">
            <text:p><text:s/></text:p>
          </table:table-cell>
          <table:table-cell office:value-type="string" office:string-value=" " table:formula="msoxl:=IF((F80&lt;&gt;0),F80-G8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1&lt;&gt;0,F81*G$2/(100+G$2),&quot; &quot;))" table:style-name="ce101">
            <text:p><text:s/></text:p>
          </table:table-cell>
          <table:table-cell office:value-type="string" office:string-value=" " table:formula="msoxl:=IF((F81&lt;&gt;0),F81-G8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2&lt;&gt;0,F82*G$2/(100+G$2),&quot; &quot;))" table:style-name="ce101">
            <text:p><text:s/></text:p>
          </table:table-cell>
          <table:table-cell office:value-type="string" office:string-value=" " table:formula="msoxl:=IF((F82&lt;&gt;0),F82-G8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3&lt;&gt;0,F83*G$2/(100+G$2),&quot; &quot;))" table:style-name="ce101">
            <text:p><text:s/></text:p>
          </table:table-cell>
          <table:table-cell office:value-type="string" office:string-value=" " table:formula="msoxl:=IF((F83&lt;&gt;0),F83-G8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4&lt;&gt;0,F84*G$2/(100+G$2),&quot; &quot;))" table:style-name="ce101">
            <text:p><text:s/></text:p>
          </table:table-cell>
          <table:table-cell office:value-type="string" office:string-value=" " table:formula="msoxl:=IF((F84&lt;&gt;0),F84-G8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5&lt;&gt;0,F85*G$2/(100+G$2),&quot; &quot;))" table:style-name="ce101">
            <text:p><text:s/></text:p>
          </table:table-cell>
          <table:table-cell office:value-type="string" office:string-value=" " table:formula="msoxl:=IF((F85&lt;&gt;0),F85-G8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6&lt;&gt;0,F86*G$2/(100+G$2),&quot; &quot;))" table:style-name="ce101">
            <text:p><text:s/></text:p>
          </table:table-cell>
          <table:table-cell office:value-type="string" office:string-value=" " table:formula="msoxl:=IF((F86&lt;&gt;0),F86-G8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7&lt;&gt;0,F87*G$2/(100+G$2),&quot; &quot;))" table:style-name="ce101">
            <text:p><text:s/></text:p>
          </table:table-cell>
          <table:table-cell office:value-type="string" office:string-value=" " table:formula="msoxl:=IF((F87&lt;&gt;0),F87-G8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8&lt;&gt;0,F88*G$2/(100+G$2),&quot; &quot;))" table:style-name="ce101">
            <text:p><text:s/></text:p>
          </table:table-cell>
          <table:table-cell office:value-type="string" office:string-value=" " table:formula="msoxl:=IF((F88&lt;&gt;0),F88-G8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9&lt;&gt;0,F89*G$2/(100+G$2),&quot; &quot;))" table:style-name="ce101">
            <text:p><text:s/></text:p>
          </table:table-cell>
          <table:table-cell office:value-type="string" office:string-value=" " table:formula="msoxl:=IF((F89&lt;&gt;0),F89-G8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0&lt;&gt;0,F90*G$2/(100+G$2),&quot; &quot;))" table:style-name="ce101">
            <text:p><text:s/></text:p>
          </table:table-cell>
          <table:table-cell office:value-type="string" office:string-value=" " table:formula="msoxl:=IF((F90&lt;&gt;0),F90-G9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1&lt;&gt;0,F91*G$2/(100+G$2),&quot; &quot;))" table:style-name="ce101">
            <text:p><text:s/></text:p>
          </table:table-cell>
          <table:table-cell office:value-type="string" office:string-value=" " table:formula="msoxl:=IF((F91&lt;&gt;0),F91-G9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2&lt;&gt;0,F92*G$2/(100+G$2),&quot; &quot;))" table:style-name="ce101">
            <text:p><text:s/></text:p>
          </table:table-cell>
          <table:table-cell office:value-type="string" office:string-value=" " table:formula="msoxl:=IF((F92&lt;&gt;0),F92-G9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3&lt;&gt;0,F93*G$2/(100+G$2),&quot; &quot;))" table:style-name="ce101">
            <text:p><text:s/></text:p>
          </table:table-cell>
          <table:table-cell office:value-type="string" office:string-value=" " table:formula="msoxl:=IF((F93&lt;&gt;0),F93-G9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4&lt;&gt;0,F94*G$2/(100+G$2),&quot; &quot;))" table:style-name="ce101">
            <text:p><text:s/></text:p>
          </table:table-cell>
          <table:table-cell office:value-type="string" office:string-value=" " table:formula="msoxl:=IF((F94&lt;&gt;0),F94-G9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5&lt;&gt;0,F95*G$2/(100+G$2),&quot; &quot;))" table:style-name="ce101">
            <text:p><text:s/></text:p>
          </table:table-cell>
          <table:table-cell office:value-type="string" office:string-value=" " table:formula="msoxl:=IF((F95&lt;&gt;0),F95-G9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6&lt;&gt;0,F96*G$2/(100+G$2),&quot; &quot;))" table:style-name="ce101">
            <text:p><text:s/></text:p>
          </table:table-cell>
          <table:table-cell office:value-type="string" office:string-value=" " table:formula="msoxl:=IF((F96&lt;&gt;0),F96-G9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7&lt;&gt;0,F97*G$2/(100+G$2),&quot; &quot;))" table:style-name="ce101">
            <text:p><text:s/></text:p>
          </table:table-cell>
          <table:table-cell office:value-type="string" office:string-value=" " table:formula="msoxl:=IF((F97&lt;&gt;0),F97-G9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8&lt;&gt;0,F98*G$2/(100+G$2),&quot; &quot;))" table:style-name="ce101">
            <text:p><text:s/></text:p>
          </table:table-cell>
          <table:table-cell office:value-type="string" office:string-value=" " table:formula="msoxl:=IF((F98&lt;&gt;0),F98-G9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9&lt;&gt;0,F99*G$2/(100+G$2),&quot; &quot;))" table:style-name="ce101">
            <text:p><text:s/></text:p>
          </table:table-cell>
          <table:table-cell office:value-type="string" office:string-value=" " table:formula="msoxl:=IF((F99&lt;&gt;0),F99-G9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0&lt;&gt;0,F100*G$2/(100+G$2),&quot; &quot;))" table:style-name="ce101">
            <text:p><text:s/></text:p>
          </table:table-cell>
          <table:table-cell office:value-type="string" office:string-value=" " table:formula="msoxl:=IF((F100&lt;&gt;0),F100-G10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1&lt;&gt;0,F101*G$2/(100+G$2),&quot; &quot;))" table:style-name="ce101">
            <text:p><text:s/></text:p>
          </table:table-cell>
          <table:table-cell office:value-type="string" office:string-value=" " table:formula="msoxl:=IF((F101&lt;&gt;0),F101-G10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2&lt;&gt;0,F102*G$2/(100+G$2),&quot; &quot;))" table:style-name="ce101">
            <text:p><text:s/></text:p>
          </table:table-cell>
          <table:table-cell office:value-type="string" office:string-value=" " table:formula="msoxl:=IF((F102&lt;&gt;0),F102-G10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3&lt;&gt;0,F103*G$2/(100+G$2),&quot; &quot;))" table:style-name="ce101">
            <text:p><text:s/></text:p>
          </table:table-cell>
          <table:table-cell office:value-type="string" office:string-value=" " table:formula="msoxl:=IF((F103&lt;&gt;0),F103-G10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4&lt;&gt;0,F104*G$2/(100+G$2),&quot; &quot;))" table:style-name="ce101">
            <text:p><text:s/></text:p>
          </table:table-cell>
          <table:table-cell office:value-type="string" office:string-value=" " table:formula="msoxl:=IF((F104&lt;&gt;0),F104-G10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5&lt;&gt;0,F105*G$2/(100+G$2),&quot; &quot;))" table:style-name="ce101">
            <text:p><text:s/></text:p>
          </table:table-cell>
          <table:table-cell office:value-type="string" office:string-value=" " table:formula="msoxl:=IF((F105&lt;&gt;0),F105-G10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6&lt;&gt;0,F106*G$2/(100+G$2),&quot; &quot;))" table:style-name="ce101">
            <text:p><text:s/></text:p>
          </table:table-cell>
          <table:table-cell office:value-type="string" office:string-value=" " table:formula="msoxl:=IF((F106&lt;&gt;0),F106-G10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7&lt;&gt;0,F107*G$2/(100+G$2),&quot; &quot;))" table:style-name="ce101">
            <text:p><text:s/></text:p>
          </table:table-cell>
          <table:table-cell office:value-type="string" office:string-value=" " table:formula="msoxl:=IF((F107&lt;&gt;0),F107-G10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8&lt;&gt;0,F108*G$2/(100+G$2),&quot; &quot;))" table:style-name="ce101">
            <text:p><text:s/></text:p>
          </table:table-cell>
          <table:table-cell office:value-type="string" office:string-value=" " table:formula="msoxl:=IF((F108&lt;&gt;0),F108-G10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9&lt;&gt;0,F109*G$2/(100+G$2),&quot; &quot;))" table:style-name="ce101">
            <text:p><text:s/></text:p>
          </table:table-cell>
          <table:table-cell office:value-type="string" office:string-value=" " table:formula="msoxl:=IF((F109&lt;&gt;0),F109-G10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0&lt;&gt;0,F110*G$2/(100+G$2),&quot; &quot;))" table:style-name="ce101">
            <text:p><text:s/></text:p>
          </table:table-cell>
          <table:table-cell office:value-type="string" office:string-value=" " table:formula="msoxl:=IF((F110&lt;&gt;0),F110-G11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1&lt;&gt;0,F111*G$2/(100+G$2),&quot; &quot;))" table:style-name="ce101">
            <text:p><text:s/></text:p>
          </table:table-cell>
          <table:table-cell office:value-type="string" office:string-value=" " table:formula="msoxl:=IF((F111&lt;&gt;0),F111-G11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2&lt;&gt;0,F112*G$2/(100+G$2),&quot; &quot;))" table:style-name="ce101">
            <text:p><text:s/></text:p>
          </table:table-cell>
          <table:table-cell office:value-type="string" office:string-value=" " table:formula="msoxl:=IF((F112&lt;&gt;0),F112-G11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3&lt;&gt;0,F113*G$2/(100+G$2),&quot; &quot;))" table:style-name="ce101">
            <text:p><text:s/></text:p>
          </table:table-cell>
          <table:table-cell office:value-type="string" office:string-value=" " table:formula="msoxl:=IF((F113&lt;&gt;0),F113-G11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4&lt;&gt;0,F114*G$2/(100+G$2),&quot; &quot;))" table:style-name="ce101">
            <text:p><text:s/></text:p>
          </table:table-cell>
          <table:table-cell office:value-type="string" office:string-value=" " table:formula="msoxl:=IF((F114&lt;&gt;0),F114-G11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5&lt;&gt;0,F115*G$2/(100+G$2),&quot; &quot;))" table:style-name="ce101">
            <text:p><text:s/></text:p>
          </table:table-cell>
          <table:table-cell office:value-type="string" office:string-value=" " table:formula="msoxl:=IF((F115&lt;&gt;0),F115-G11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6&lt;&gt;0,F116*G$2/(100+G$2),&quot; &quot;))" table:style-name="ce101">
            <text:p><text:s/></text:p>
          </table:table-cell>
          <table:table-cell office:value-type="string" office:string-value=" " table:formula="msoxl:=IF((F116&lt;&gt;0),F116-G11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7&lt;&gt;0,F117*G$2/(100+G$2),&quot; &quot;))" table:style-name="ce101">
            <text:p><text:s/></text:p>
          </table:table-cell>
          <table:table-cell office:value-type="string" office:string-value=" " table:formula="msoxl:=IF((F117&lt;&gt;0),F117-G11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8&lt;&gt;0,F118*G$2/(100+G$2),&quot; &quot;))" table:style-name="ce101">
            <text:p><text:s/></text:p>
          </table:table-cell>
          <table:table-cell office:value-type="string" office:string-value=" " table:formula="msoxl:=IF((F118&lt;&gt;0),F118-G11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9&lt;&gt;0,F119*G$2/(100+G$2),&quot; &quot;))" table:style-name="ce101">
            <text:p><text:s/></text:p>
          </table:table-cell>
          <table:table-cell office:value-type="string" office:string-value=" " table:formula="msoxl:=IF((F119&lt;&gt;0),F119-G11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0&lt;&gt;0,F120*G$2/(100+G$2),&quot; &quot;))" table:style-name="ce101">
            <text:p><text:s/></text:p>
          </table:table-cell>
          <table:table-cell office:value-type="string" office:string-value=" " table:formula="msoxl:=IF((F120&lt;&gt;0),F120-G12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1&lt;&gt;0,F121*G$2/(100+G$2),&quot; &quot;))" table:style-name="ce101">
            <text:p><text:s/></text:p>
          </table:table-cell>
          <table:table-cell office:value-type="string" office:string-value=" " table:formula="msoxl:=IF((F121&lt;&gt;0),F121-G12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2&lt;&gt;0,F122*G$2/(100+G$2),&quot; &quot;))" table:style-name="ce101">
            <text:p><text:s/></text:p>
          </table:table-cell>
          <table:table-cell office:value-type="string" office:string-value=" " table:formula="msoxl:=IF((F122&lt;&gt;0),F122-G12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3&lt;&gt;0,F123*G$2/(100+G$2),&quot; &quot;))" table:style-name="ce101">
            <text:p><text:s/></text:p>
          </table:table-cell>
          <table:table-cell office:value-type="string" office:string-value=" " table:formula="msoxl:=IF((F123&lt;&gt;0),F123-G12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4&lt;&gt;0,F124*G$2/(100+G$2),&quot; &quot;))" table:style-name="ce101">
            <text:p><text:s/></text:p>
          </table:table-cell>
          <table:table-cell office:value-type="string" office:string-value=" " table:formula="msoxl:=IF((F124&lt;&gt;0),F124-G12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5&lt;&gt;0,F125*G$2/(100+G$2),&quot; &quot;))" table:style-name="ce101">
            <text:p><text:s/></text:p>
          </table:table-cell>
          <table:table-cell office:value-type="string" office:string-value=" " table:formula="msoxl:=IF((F125&lt;&gt;0),F125-G12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6&lt;&gt;0,F126*G$2/(100+G$2),&quot; &quot;))" table:style-name="ce101">
            <text:p><text:s/></text:p>
          </table:table-cell>
          <table:table-cell office:value-type="string" office:string-value=" " table:formula="msoxl:=IF((F126&lt;&gt;0),F126-G12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7&lt;&gt;0,F127*G$2/(100+G$2),&quot; &quot;))" table:style-name="ce101">
            <text:p><text:s/></text:p>
          </table:table-cell>
          <table:table-cell office:value-type="string" office:string-value=" " table:formula="msoxl:=IF((F127&lt;&gt;0),F127-G12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8&lt;&gt;0,F128*G$2/(100+G$2),&quot; &quot;))" table:style-name="ce101">
            <text:p><text:s/></text:p>
          </table:table-cell>
          <table:table-cell office:value-type="string" office:string-value=" " table:formula="msoxl:=IF((F128&lt;&gt;0),F128-G12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9&lt;&gt;0,F129*G$2/(100+G$2),&quot; &quot;))" table:style-name="ce101">
            <text:p><text:s/></text:p>
          </table:table-cell>
          <table:table-cell office:value-type="string" office:string-value=" " table:formula="msoxl:=IF((F129&lt;&gt;0),F129-G12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0&lt;&gt;0,F130*G$2/(100+G$2),&quot; &quot;))" table:style-name="ce101">
            <text:p><text:s/></text:p>
          </table:table-cell>
          <table:table-cell office:value-type="string" office:string-value=" " table:formula="msoxl:=IF((F130&lt;&gt;0),F130-G13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1&lt;&gt;0,F131*G$2/(100+G$2),&quot; &quot;))" table:style-name="ce101">
            <text:p><text:s/></text:p>
          </table:table-cell>
          <table:table-cell office:value-type="string" office:string-value=" " table:formula="msoxl:=IF((F131&lt;&gt;0),F131-G13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2&lt;&gt;0,F132*G$2/(100+G$2),&quot; &quot;))" table:style-name="ce101">
            <text:p><text:s/></text:p>
          </table:table-cell>
          <table:table-cell office:value-type="string" office:string-value=" " table:formula="msoxl:=IF((F132&lt;&gt;0),F132-G13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3&lt;&gt;0,F133*G$2/(100+G$2),&quot; &quot;))" table:style-name="ce101">
            <text:p><text:s/></text:p>
          </table:table-cell>
          <table:table-cell office:value-type="string" office:string-value=" " table:formula="msoxl:=IF((F133&lt;&gt;0),F133-G13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4&lt;&gt;0,F134*G$2/(100+G$2),&quot; &quot;))" table:style-name="ce101">
            <text:p><text:s/></text:p>
          </table:table-cell>
          <table:table-cell office:value-type="string" office:string-value=" " table:formula="msoxl:=IF((F134&lt;&gt;0),F134-G13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5&lt;&gt;0,F135*G$2/(100+G$2),&quot; &quot;))" table:style-name="ce101">
            <text:p><text:s/></text:p>
          </table:table-cell>
          <table:table-cell office:value-type="string" office:string-value=" " table:formula="msoxl:=IF((F135&lt;&gt;0),F135-G13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6&lt;&gt;0,F136*G$2/(100+G$2),&quot; &quot;))" table:style-name="ce101">
            <text:p><text:s/></text:p>
          </table:table-cell>
          <table:table-cell office:value-type="string" office:string-value=" " table:formula="msoxl:=IF((F136&lt;&gt;0),F136-G13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7&lt;&gt;0,F137*G$2/(100+G$2),&quot; &quot;))" table:style-name="ce101">
            <text:p><text:s/></text:p>
          </table:table-cell>
          <table:table-cell office:value-type="string" office:string-value=" " table:formula="msoxl:=IF((F137&lt;&gt;0),F137-G13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8&lt;&gt;0,F138*G$2/(100+G$2),&quot; &quot;))" table:style-name="ce101">
            <text:p><text:s/></text:p>
          </table:table-cell>
          <table:table-cell office:value-type="string" office:string-value=" " table:formula="msoxl:=IF((F138&lt;&gt;0),F138-G13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9&lt;&gt;0,F139*G$2/(100+G$2),&quot; &quot;))" table:style-name="ce101">
            <text:p><text:s/></text:p>
          </table:table-cell>
          <table:table-cell office:value-type="string" office:string-value=" " table:formula="msoxl:=IF((F139&lt;&gt;0),F139-G13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0&lt;&gt;0,F140*G$2/(100+G$2),&quot; &quot;))" table:style-name="ce101">
            <text:p><text:s/></text:p>
          </table:table-cell>
          <table:table-cell office:value-type="string" office:string-value=" " table:formula="msoxl:=IF((F140&lt;&gt;0),F140-G14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1&lt;&gt;0,F141*G$2/(100+G$2),&quot; &quot;))" table:style-name="ce101">
            <text:p><text:s/></text:p>
          </table:table-cell>
          <table:table-cell office:value-type="string" office:string-value=" " table:formula="msoxl:=IF((F141&lt;&gt;0),F141-G14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2&lt;&gt;0,F142*G$2/(100+G$2),&quot; &quot;))" table:style-name="ce101">
            <text:p><text:s/></text:p>
          </table:table-cell>
          <table:table-cell office:value-type="string" office:string-value=" " table:formula="msoxl:=IF((F142&lt;&gt;0),F142-G14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3&lt;&gt;0,F143*G$2/(100+G$2),&quot; &quot;))" table:style-name="ce101">
            <text:p><text:s/></text:p>
          </table:table-cell>
          <table:table-cell office:value-type="string" office:string-value=" " table:formula="msoxl:=IF((F143&lt;&gt;0),F143-G14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4&lt;&gt;0,F144*G$2/(100+G$2),&quot; &quot;))" table:style-name="ce101">
            <text:p><text:s/></text:p>
          </table:table-cell>
          <table:table-cell office:value-type="string" office:string-value=" " table:formula="msoxl:=IF((F144&lt;&gt;0),F144-G14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5&lt;&gt;0,F145*G$2/(100+G$2),&quot; &quot;))" table:style-name="ce101">
            <text:p><text:s/></text:p>
          </table:table-cell>
          <table:table-cell office:value-type="string" office:string-value=" " table:formula="msoxl:=IF((F145&lt;&gt;0),F145-G14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6&lt;&gt;0,F146*G$2/(100+G$2),&quot; &quot;))" table:style-name="ce101">
            <text:p><text:s/></text:p>
          </table:table-cell>
          <table:table-cell office:value-type="string" office:string-value=" " table:formula="msoxl:=IF((F146&lt;&gt;0),F146-G14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7&lt;&gt;0,F147*G$2/(100+G$2),&quot; &quot;))" table:style-name="ce101">
            <text:p><text:s/></text:p>
          </table:table-cell>
          <table:table-cell office:value-type="string" office:string-value=" " table:formula="msoxl:=IF((F147&lt;&gt;0),F147-G14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8&lt;&gt;0,F148*G$2/(100+G$2),&quot; &quot;))" table:style-name="ce101">
            <text:p><text:s/></text:p>
          </table:table-cell>
          <table:table-cell office:value-type="string" office:string-value=" " table:formula="msoxl:=IF((F148&lt;&gt;0),F148-G14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9&lt;&gt;0,F149*G$2/(100+G$2),&quot; &quot;))" table:style-name="ce101">
            <text:p><text:s/></text:p>
          </table:table-cell>
          <table:table-cell office:value-type="string" office:string-value=" " table:formula="msoxl:=IF((F149&lt;&gt;0),F149-G14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0&lt;&gt;0,F150*G$2/(100+G$2),&quot; &quot;))" table:style-name="ce101">
            <text:p><text:s/></text:p>
          </table:table-cell>
          <table:table-cell office:value-type="string" office:string-value=" " table:formula="msoxl:=IF((F150&lt;&gt;0),F150-G15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1&lt;&gt;0,F151*G$2/(100+G$2),&quot; &quot;))" table:style-name="ce101">
            <text:p><text:s/></text:p>
          </table:table-cell>
          <table:table-cell office:value-type="string" office:string-value=" " table:formula="msoxl:=IF((F151&lt;&gt;0),F151-G15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2&lt;&gt;0,F152*G$2/(100+G$2),&quot; &quot;))" table:style-name="ce101">
            <text:p><text:s/></text:p>
          </table:table-cell>
          <table:table-cell office:value-type="string" office:string-value=" " table:formula="msoxl:=IF((F152&lt;&gt;0),F152-G15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3&lt;&gt;0,F153*G$2/(100+G$2),&quot; &quot;))" table:style-name="ce101">
            <text:p><text:s/></text:p>
          </table:table-cell>
          <table:table-cell office:value-type="string" office:string-value=" " table:formula="msoxl:=IF((F153&lt;&gt;0),F153-G15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4&lt;&gt;0,F154*G$2/(100+G$2),&quot; &quot;))" table:style-name="ce101">
            <text:p><text:s/></text:p>
          </table:table-cell>
          <table:table-cell office:value-type="string" office:string-value=" " table:formula="msoxl:=IF((F154&lt;&gt;0),F154-G15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5&lt;&gt;0,F155*G$2/(100+G$2),&quot; &quot;))" table:style-name="ce101">
            <text:p><text:s/></text:p>
          </table:table-cell>
          <table:table-cell office:value-type="string" office:string-value=" " table:formula="msoxl:=IF((F155&lt;&gt;0),F155-G15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6&lt;&gt;0,F156*G$2/(100+G$2),&quot; &quot;))" table:style-name="ce101">
            <text:p><text:s/></text:p>
          </table:table-cell>
          <table:table-cell office:value-type="string" office:string-value=" " table:formula="msoxl:=IF((F156&lt;&gt;0),F156-G15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7&lt;&gt;0,F157*G$2/(100+G$2),&quot; &quot;))" table:style-name="ce101">
            <text:p><text:s/></text:p>
          </table:table-cell>
          <table:table-cell office:value-type="string" office:string-value=" " table:formula="msoxl:=IF((F157&lt;&gt;0),F157-G15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8&lt;&gt;0,F158*G$2/(100+G$2),&quot; &quot;))" table:style-name="ce101">
            <text:p><text:s/></text:p>
          </table:table-cell>
          <table:table-cell office:value-type="string" office:string-value=" " table:formula="msoxl:=IF((F158&lt;&gt;0),F158-G15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9&lt;&gt;0,F159*G$2/(100+G$2),&quot; &quot;))" table:style-name="ce101">
            <text:p><text:s/></text:p>
          </table:table-cell>
          <table:table-cell office:value-type="string" office:string-value=" " table:formula="msoxl:=IF((F159&lt;&gt;0),F159-G15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0&lt;&gt;0,F160*G$2/(100+G$2),&quot; &quot;))" table:style-name="ce101">
            <text:p><text:s/></text:p>
          </table:table-cell>
          <table:table-cell office:value-type="string" office:string-value=" " table:formula="msoxl:=IF((F160&lt;&gt;0),F160-G16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1&lt;&gt;0,F161*G$2/(100+G$2),&quot; &quot;))" table:style-name="ce101">
            <text:p><text:s/></text:p>
          </table:table-cell>
          <table:table-cell office:value-type="string" office:string-value=" " table:formula="msoxl:=IF((F161&lt;&gt;0),F161-G16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2&lt;&gt;0,F162*G$2/(100+G$2),&quot; &quot;))" table:style-name="ce101">
            <text:p><text:s/></text:p>
          </table:table-cell>
          <table:table-cell office:value-type="string" office:string-value=" " table:formula="msoxl:=IF((F162&lt;&gt;0),F162-G16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3&lt;&gt;0,F163*G$2/(100+G$2),&quot; &quot;))" table:style-name="ce101">
            <text:p><text:s/></text:p>
          </table:table-cell>
          <table:table-cell office:value-type="string" office:string-value=" " table:formula="msoxl:=IF((F163&lt;&gt;0),F163-G16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4&lt;&gt;0,F164*G$2/(100+G$2),&quot; &quot;))" table:style-name="ce101">
            <text:p><text:s/></text:p>
          </table:table-cell>
          <table:table-cell office:value-type="string" office:string-value=" " table:formula="msoxl:=IF((F164&lt;&gt;0),F164-G16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5&lt;&gt;0,F165*G$2/(100+G$2),&quot; &quot;))" table:style-name="ce101">
            <text:p><text:s/></text:p>
          </table:table-cell>
          <table:table-cell office:value-type="string" office:string-value=" " table:formula="msoxl:=IF((F165&lt;&gt;0),F165-G16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6&lt;&gt;0,F166*G$2/(100+G$2),&quot; &quot;))" table:style-name="ce101">
            <text:p><text:s/></text:p>
          </table:table-cell>
          <table:table-cell office:value-type="string" office:string-value=" " table:formula="msoxl:=IF((F166&lt;&gt;0),F166-G16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7&lt;&gt;0,F167*G$2/(100+G$2),&quot; &quot;))" table:style-name="ce101">
            <text:p><text:s/></text:p>
          </table:table-cell>
          <table:table-cell office:value-type="string" office:string-value=" " table:formula="msoxl:=IF((F167&lt;&gt;0),F167-G16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8&lt;&gt;0,F168*G$2/(100+G$2),&quot; &quot;))" table:style-name="ce101">
            <text:p><text:s/></text:p>
          </table:table-cell>
          <table:table-cell office:value-type="string" office:string-value=" " table:formula="msoxl:=IF((F168&lt;&gt;0),F168-G16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9&lt;&gt;0,F169*G$2/(100+G$2),&quot; &quot;))" table:style-name="ce101">
            <text:p><text:s/></text:p>
          </table:table-cell>
          <table:table-cell office:value-type="string" office:string-value=" " table:formula="msoxl:=IF((F169&lt;&gt;0),F169-G16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0&lt;&gt;0,F170*G$2/(100+G$2),&quot; &quot;))" table:style-name="ce101">
            <text:p><text:s/></text:p>
          </table:table-cell>
          <table:table-cell office:value-type="string" office:string-value=" " table:formula="msoxl:=IF((F170&lt;&gt;0),F170-G17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1&lt;&gt;0,F171*G$2/(100+G$2),&quot; &quot;))" table:style-name="ce101">
            <text:p><text:s/></text:p>
          </table:table-cell>
          <table:table-cell office:value-type="string" office:string-value=" " table:formula="msoxl:=IF((F171&lt;&gt;0),F171-G17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2&lt;&gt;0,F172*G$2/(100+G$2),&quot; &quot;))" table:style-name="ce101">
            <text:p><text:s/></text:p>
          </table:table-cell>
          <table:table-cell office:value-type="string" office:string-value=" " table:formula="msoxl:=IF((F172&lt;&gt;0),F172-G17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3&lt;&gt;0,F173*G$2/(100+G$2),&quot; &quot;))" table:style-name="ce101">
            <text:p><text:s/></text:p>
          </table:table-cell>
          <table:table-cell office:value-type="string" office:string-value=" " table:formula="msoxl:=IF((F173&lt;&gt;0),F173-G17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4&lt;&gt;0,F174*G$2/(100+G$2),&quot; &quot;))" table:style-name="ce101">
            <text:p><text:s/></text:p>
          </table:table-cell>
          <table:table-cell office:value-type="string" office:string-value=" " table:formula="msoxl:=IF((F174&lt;&gt;0),F174-G17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5&lt;&gt;0,F175*G$2/(100+G$2),&quot; &quot;))" table:style-name="ce101">
            <text:p><text:s/></text:p>
          </table:table-cell>
          <table:table-cell office:value-type="string" office:string-value=" " table:formula="msoxl:=IF((F175&lt;&gt;0),F175-G17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6&lt;&gt;0,F176*G$2/(100+G$2),&quot; &quot;))" table:style-name="ce101">
            <text:p><text:s/></text:p>
          </table:table-cell>
          <table:table-cell office:value-type="string" office:string-value=" " table:formula="msoxl:=IF((F176&lt;&gt;0),F176-G17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7&lt;&gt;0,F177*G$2/(100+G$2),&quot; &quot;))" table:style-name="ce101">
            <text:p><text:s/></text:p>
          </table:table-cell>
          <table:table-cell office:value-type="string" office:string-value=" " table:formula="msoxl:=IF((F177&lt;&gt;0),F177-G17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8&lt;&gt;0,F178*G$2/(100+G$2),&quot; &quot;))" table:style-name="ce101">
            <text:p><text:s/></text:p>
          </table:table-cell>
          <table:table-cell office:value-type="string" office:string-value=" " table:formula="msoxl:=IF((F178&lt;&gt;0),F178-G17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9&lt;&gt;0,F179*G$2/(100+G$2),&quot; &quot;))" table:style-name="ce101">
            <text:p><text:s/></text:p>
          </table:table-cell>
          <table:table-cell office:value-type="string" office:string-value=" " table:formula="msoxl:=IF((F179&lt;&gt;0),F179-G17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0&lt;&gt;0,F180*G$2/(100+G$2),&quot; &quot;))" table:style-name="ce101">
            <text:p><text:s/></text:p>
          </table:table-cell>
          <table:table-cell office:value-type="string" office:string-value=" " table:formula="msoxl:=IF((F180&lt;&gt;0),F180-G18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1&lt;&gt;0,F181*G$2/(100+G$2),&quot; &quot;))" table:style-name="ce101">
            <text:p><text:s/></text:p>
          </table:table-cell>
          <table:table-cell office:value-type="string" office:string-value=" " table:formula="msoxl:=IF((F181&lt;&gt;0),F181-G18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2&lt;&gt;0,F182*G$2/(100+G$2),&quot; &quot;))" table:style-name="ce101">
            <text:p><text:s/></text:p>
          </table:table-cell>
          <table:table-cell office:value-type="string" office:string-value=" " table:formula="msoxl:=IF((F182&lt;&gt;0),F182-G18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3&lt;&gt;0,F183*G$2/(100+G$2),&quot; &quot;))" table:style-name="ce101">
            <text:p><text:s/></text:p>
          </table:table-cell>
          <table:table-cell office:value-type="string" office:string-value=" " table:formula="msoxl:=IF((F183&lt;&gt;0),F183-G18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4&lt;&gt;0,F184*G$2/(100+G$2),&quot; &quot;))" table:style-name="ce101">
            <text:p><text:s/></text:p>
          </table:table-cell>
          <table:table-cell office:value-type="string" office:string-value=" " table:formula="msoxl:=IF((F184&lt;&gt;0),F184-G18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5&lt;&gt;0,F185*G$2/(100+G$2),&quot; &quot;))" table:style-name="ce101">
            <text:p><text:s/></text:p>
          </table:table-cell>
          <table:table-cell office:value-type="string" office:string-value=" " table:formula="msoxl:=IF((F185&lt;&gt;0),F185-G18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6&lt;&gt;0,F186*G$2/(100+G$2),&quot; &quot;))" table:style-name="ce101">
            <text:p><text:s/></text:p>
          </table:table-cell>
          <table:table-cell office:value-type="string" office:string-value=" " table:formula="msoxl:=IF((F186&lt;&gt;0),F186-G18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7&lt;&gt;0,F187*G$2/(100+G$2),&quot; &quot;))" table:style-name="ce101">
            <text:p><text:s/></text:p>
          </table:table-cell>
          <table:table-cell office:value-type="string" office:string-value=" " table:formula="msoxl:=IF((F187&lt;&gt;0),F187-G18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8&lt;&gt;0,F188*G$2/(100+G$2),&quot; &quot;))" table:style-name="ce101">
            <text:p><text:s/></text:p>
          </table:table-cell>
          <table:table-cell office:value-type="string" office:string-value=" " table:formula="msoxl:=IF((F188&lt;&gt;0),F188-G18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9&lt;&gt;0,F189*G$2/(100+G$2),&quot; &quot;))" table:style-name="ce101">
            <text:p><text:s/></text:p>
          </table:table-cell>
          <table:table-cell office:value-type="string" office:string-value=" " table:formula="msoxl:=IF((F189&lt;&gt;0),F189-G18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90&lt;&gt;0,F190*G$2/(100+G$2),&quot; &quot;))" table:style-name="ce101">
            <text:p><text:s/></text:p>
          </table:table-cell>
          <table:table-cell office:value-type="string" office:string-value=" " table:formula="msoxl:=IF((F190&lt;&gt;0),F190-G19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91&lt;&gt;0,F191*G$2/(100+G$2),&quot; &quot;))" table:style-name="ce101">
            <text:p><text:s/></text:p>
          </table:table-cell>
          <table:table-cell office:value-type="string" office:string-value=" " table:formula="msoxl:=IF((F191&lt;&gt;0),F191-G19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92&lt;&gt;0,F192*G$2/(100+G$2),&quot; &quot;))" table:style-name="ce101">
            <text:p><text:s/></text:p>
          </table:table-cell>
          <table:table-cell office:value-type="string" office:string-value=" " table:formula="msoxl:=IF((F192&lt;&gt;0),F192-G19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3&lt;&gt;0,F193*G$2/(100+G$2),&quot; &quot;))" table:style-name="ce101">
            <text:p><text:s/></text:p>
          </table:table-cell>
          <table:table-cell office:value-type="string" office:string-value=" " table:formula="msoxl:=IF((F193&lt;&gt;0),F193-G19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4&lt;&gt;0,F194*G$2/(100+G$2),&quot; &quot;))" table:style-name="ce101">
            <text:p><text:s/></text:p>
          </table:table-cell>
          <table:table-cell office:value-type="string" office:string-value=" " table:formula="msoxl:=IF((F194&lt;&gt;0),F194-G19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5&lt;&gt;0,F195*G$2/(100+G$2),&quot; &quot;))" table:style-name="ce101">
            <text:p><text:s/></text:p>
          </table:table-cell>
          <table:table-cell office:value-type="string" office:string-value=" " table:formula="msoxl:=IF((F195&lt;&gt;0),F195-G19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6&lt;&gt;0,F196*G$2/(100+G$2),&quot; &quot;))" table:style-name="ce101">
            <text:p><text:s/></text:p>
          </table:table-cell>
          <table:table-cell office:value-type="string" office:string-value=" " table:formula="msoxl:=IF((F196&lt;&gt;0),F196-G19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7&lt;&gt;0,F197*G$2/(100+G$2),&quot; &quot;))" table:style-name="ce101">
            <text:p><text:s/></text:p>
          </table:table-cell>
          <table:table-cell office:value-type="string" office:string-value=" " table:formula="msoxl:=IF((F197&lt;&gt;0),F197-G19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8&lt;&gt;0,F198*G$2/(100+G$2),&quot; &quot;))" table:style-name="ce101">
            <text:p><text:s/></text:p>
          </table:table-cell>
          <table:table-cell office:value-type="string" office:string-value=" " table:formula="msoxl:=IF((F198&lt;&gt;0),F198-G19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9&lt;&gt;0,F199*G$2/(100+G$2),&quot; &quot;))" table:style-name="ce101">
            <text:p><text:s/></text:p>
          </table:table-cell>
          <table:table-cell office:value-type="string" office:string-value=" " table:formula="msoxl:=IF((F199&lt;&gt;0),F199-G199,&quot; &quot;)" table:style-name="ce101">
            <text:p><text:s/></text:p>
          </table:table-cell>
          <table:table-cell table:number-columns-repeated="16376"/>
        </table:table-row>
        <table:table-row table:style-name="ro3">
          <table:table-cell table:style-name="ce112"/>
          <table:table-cell table:style-name="ce111"/>
          <table:table-cell table:style-name="ce110"/>
          <table:table-cell table:style-name="ce109"/>
          <table:table-cell table:style-name="ce108"/>
          <table:table-cell table:style-name="ce107"/>
          <table:table-cell office:value-type="string" office:string-value=" " table:formula="msoxl:=IF(G$4=&quot;X&quot;,&quot; &quot;,IF(F200&lt;&gt;0,F200*G$2/(100+G$2),&quot; &quot;))" table:style-name="ce107">
            <text:p><text:s/></text:p>
          </table:table-cell>
          <table:table-cell office:value-type="string" office:string-value=" " table:formula="msoxl:=IF((F200&lt;&gt;0),F200-G200,&quot; &quot;)" table:style-name="ce107">
            <text:p><text:s/></text:p>
          </table:table-cell>
          <table:table-cell table:number-columns-repeated="16376"/>
        </table:table-row>
        <table:table-row table:style-name="ro5">
          <table:table-cell office:value-type="string" table:style-name="ce83">
            <text:p>Entries below this row are not included in Row 1 Totals</text:p>
          </table:table-cell>
          <table:table-cell table:style-name="ce100"/>
          <table:table-cell table:style-name="ce105"/>
          <table:table-cell table:style-name="ce103"/>
          <table:table-cell table:style-name="ce102"/>
          <table:table-cell table:style-name="ce101"/>
          <table:table-cell office:value-type="string" office:string-value=" " table:formula="msoxl:=IF(F201&lt;&gt;0,F201*#REF!/(100+#REF!),&quot; &quot;)" table:style-name="ce101">
            <text:p><text:s/></text:p>
          </table:table-cell>
          <table:table-cell table:style-name="ce101"/>
          <table:table-cell table:number-columns-repeated="16376"/>
        </table:table-row>
        <table:table-row table:number-rows-repeated="1048375" table:style-name="ro5">
          <table:table-cell table:number-columns-repeated="16384"/>
        </table:table-row>
      </table:table>
      <table:table table:name="P0711" table:style-name="ta4">
        <table:table-column table:style-name="co22" table:default-cell-style-name="ce106"/>
        <table:table-column table:style-name="co23" table:default-cell-style-name="ce100"/>
        <table:table-column table:style-name="co17" table:default-cell-style-name="ce105"/>
        <table:table-column table:style-name="co2" table:default-cell-style-name="ce103"/>
        <table:table-column table:style-name="co24" table:default-cell-style-name="ce102"/>
        <table:table-column table:style-name="co25" table:default-cell-style-name="ce101"/>
        <table:table-column table:style-name="co3" table:default-cell-style-name="ce101"/>
        <table:table-column table:style-name="co13" table:default-cell-style-name="ce101"/>
        <table:table-column table:style-name="co9" table:number-columns-repeated="16376" table:default-cell-style-name="ce100"/>
        <table:table-row table:style-name="ro8">
          <table:table-cell office:value-type="string" table:number-columns-spanned="3" table:number-rows-spanned="1" table:style-name="ce198">
            <text:p>USE FOR VAT PERIODS OUTSIDE FINANCIAL YEAR</text:p>
          </table:table-cell>
          <table:covered-table-cell table:number-columns-repeated="2"/>
          <table:table-cell office:value-type="string" table:number-columns-spanned="2" table:number-rows-spanned="1" table:style-name="ce197">
            <text:p>Total for Month</text:p>
          </table:table-cell>
          <table:covered-table-cell/>
          <table:table-cell office:value-type="float" office:value="0" table:formula="msoxl:=SUM(F5:F200)" table:style-name="ce99">
            <text:p>0.00<text:s/></text:p>
          </table:table-cell>
          <table:table-cell office:value-type="float" office:value="0" table:formula="msoxl:=SUM(G5:G200)" table:style-name="ce99">
            <text:p>0.00<text:s/></text:p>
          </table:table-cell>
          <table:table-cell office:value-type="float" office:value="0" table:formula="msoxl:=SUM(H5:H200)" table:style-name="ce99">
            <text:p>0.00<text:s/></text:p>
          </table:table-cell>
          <table:table-cell table:number-columns-repeated="16376" table:style-name="ce78"/>
        </table:table-row>
        <table:table-row table:style-name="ro9">
          <table:table-cell office:value-type="string" table:number-columns-spanned="1" table:number-rows-spanned="3" table:style-name="ce163">
            <text:p>Purchase Date</text:p>
          </table:table-cell>
          <table:table-cell office:value-type="string" office:string-value="Supplier" table:formula="msoxl:=IF((H1-SUM(O1:AK1)&lt;&gt;0),&quot;COMPLETE EXPENSE ANALYSIS by inserting expense letter in col F&quot;,&quot;Supplier&quot;)" table:number-columns-spanned="1" table:number-rows-spanned="3" table:style-name="ce161">
            <text:p>Supplier</text:p>
          </table:table-cell>
          <table:table-cell office:value-type="string" table:number-columns-spanned="1" table:number-rows-spanned="3" table:style-name="ce174">
            <text:p>Purchase Invoice Number or Reference</text:p>
          </table:table-cell>
          <table:table-cell office:value-type="string" table:number-columns-spanned="1" table:number-rows-spanned="3" table:style-name="ce165">
            <text:p>Purchase Description</text:p>
          </table:table-cell>
          <table:table-cell table:number-columns-spanned="1" table:number-rows-spanned="3" table:style-name="ce196"/>
          <table:table-cell office:value-type="string" table:number-columns-spanned="1" table:number-rows-spanned="3" table:style-name="ce161">
            <text:p>Total Purchase Value incl Vat</text:p>
          </table:table-cell>
          <table:table-cell office:value-type="float" office:value="20" table:formula="msoxl:='C:\Users\acartwright\Personal\diy\working copy - 2011 packages\UK 2011-05-31 (May11) Company OO\[Purchases.ods]ClosingCreditors'!$G$2" table:style-name="ce119">
            <text:p>20.0<text:s/></text:p>
          </table:table-cell>
          <table:table-cell office:value-type="string" table:number-columns-spanned="1" table:number-rows-spanned="3" table:style-name="ce161">
            <text:p>Purchases <text:s text:c="10"/>Net of Vat</text:p>
          </table:table-cell>
          <table:table-cell table:number-columns-repeated="16376" table:style-name="ce118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61">
            <text:p>Vat Input</text:p>
          </table:table-cell>
          <table:covered-table-cell/>
          <table:table-cell table:number-columns-repeated="16376" table:style-name="ce117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5">
          <table:table-cell table:style-name="ce106"/>
          <table:table-cell table:style-name="ce102"/>
          <table:table-cell table:style-name="ce104"/>
          <table:table-cell table:style-name="ce102"/>
          <table:table-cell table:style-name="ce113"/>
          <table:table-cell table:style-name="ce116"/>
          <table:table-cell office:value-type="string" office:string-value=" " table:formula="msoxl:=IF(F5&lt;&gt;0,F5*G$2/(100+G$2),&quot; &quot;)" table:style-name="ce101">
            <text:p><text:s/></text:p>
          </table:table-cell>
          <table:table-cell office:value-type="string" office:string-value=" " table:formula="msoxl:=IF((F5&lt;&gt;0),F5-G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6&lt;&gt;0,F6*G$2/(100+G$2),&quot; &quot;)" table:style-name="ce101">
            <text:p><text:s/></text:p>
          </table:table-cell>
          <table:table-cell office:value-type="string" office:string-value=" " table:formula="msoxl:=IF((F6&lt;&gt;0),F6-G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7&lt;&gt;0,F7*G$2/(100+G$2),&quot; &quot;)" table:style-name="ce101">
            <text:p><text:s/></text:p>
          </table:table-cell>
          <table:table-cell office:value-type="string" office:string-value=" " table:formula="msoxl:=IF((F7&lt;&gt;0),F7-G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8&lt;&gt;0,F8*G$2/(100+G$2),&quot; &quot;)" table:style-name="ce101">
            <text:p><text:s/></text:p>
          </table:table-cell>
          <table:table-cell office:value-type="string" office:string-value=" " table:formula="msoxl:=IF((F8&lt;&gt;0),F8-G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9&lt;&gt;0,F9*G$2/(100+G$2),&quot; &quot;)" table:style-name="ce101">
            <text:p><text:s/></text:p>
          </table:table-cell>
          <table:table-cell office:value-type="string" office:string-value=" " table:formula="msoxl:=IF((F9&lt;&gt;0),F9-G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0&lt;&gt;0,F10*G$2/(100+G$2),&quot; &quot;)" table:style-name="ce101">
            <text:p><text:s/></text:p>
          </table:table-cell>
          <table:table-cell office:value-type="string" office:string-value=" " table:formula="msoxl:=IF((F10&lt;&gt;0),F10-G1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1&lt;&gt;0,F11*G$2/(100+G$2),&quot; &quot;)" table:style-name="ce101">
            <text:p><text:s/></text:p>
          </table:table-cell>
          <table:table-cell office:value-type="string" office:string-value=" " table:formula="msoxl:=IF((F11&lt;&gt;0),F11-G1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2&lt;&gt;0,F12*G$2/(100+G$2),&quot; &quot;)" table:style-name="ce101">
            <text:p><text:s/></text:p>
          </table:table-cell>
          <table:table-cell office:value-type="string" office:string-value=" " table:formula="msoxl:=IF((F12&lt;&gt;0),F12-G1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3&lt;&gt;0,F13*G$2/(100+G$2),&quot; &quot;)" table:style-name="ce101">
            <text:p><text:s/></text:p>
          </table:table-cell>
          <table:table-cell office:value-type="string" office:string-value=" " table:formula="msoxl:=IF((F13&lt;&gt;0),F13-G1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F14&lt;&gt;0,F14*G$2/(100+G$2),&quot; &quot;)" table:style-name="ce101">
            <text:p><text:s/></text:p>
          </table:table-cell>
          <table:table-cell office:value-type="string" office:string-value=" " table:formula="msoxl:=IF((F14&lt;&gt;0),F14-G1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5&lt;&gt;0,F15*G$2/(100+G$2),&quot; &quot;))" table:style-name="ce101">
            <text:p><text:s/></text:p>
          </table:table-cell>
          <table:table-cell office:value-type="string" office:string-value=" " table:formula="msoxl:=IF((F15&lt;&gt;0),F15-G1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6&lt;&gt;0,F16*G$2/(100+G$2),&quot; &quot;))" table:style-name="ce101">
            <text:p><text:s/></text:p>
          </table:table-cell>
          <table:table-cell office:value-type="string" office:string-value=" " table:formula="msoxl:=IF((F16&lt;&gt;0),F16-G1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7&lt;&gt;0,F17*G$2/(100+G$2),&quot; &quot;))" table:style-name="ce101">
            <text:p><text:s/></text:p>
          </table:table-cell>
          <table:table-cell office:value-type="string" office:string-value=" " table:formula="msoxl:=IF((F17&lt;&gt;0),F17-G1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8&lt;&gt;0,F18*G$2/(100+G$2),&quot; &quot;))" table:style-name="ce101">
            <text:p><text:s/></text:p>
          </table:table-cell>
          <table:table-cell office:value-type="string" office:string-value=" " table:formula="msoxl:=IF((F18&lt;&gt;0),F18-G1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&lt;&gt;0,F19*G$2/(100+G$2),&quot; &quot;))" table:style-name="ce101">
            <text:p><text:s/></text:p>
          </table:table-cell>
          <table:table-cell office:value-type="string" office:string-value=" " table:formula="msoxl:=IF((F19&lt;&gt;0),F19-G1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0&lt;&gt;0,F20*G$2/(100+G$2),&quot; &quot;))" table:style-name="ce101">
            <text:p><text:s/></text:p>
          </table:table-cell>
          <table:table-cell office:value-type="string" office:string-value=" " table:formula="msoxl:=IF((F20&lt;&gt;0),F20-G2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1&lt;&gt;0,F21*G$2/(100+G$2),&quot; &quot;))" table:style-name="ce101">
            <text:p><text:s/></text:p>
          </table:table-cell>
          <table:table-cell office:value-type="string" office:string-value=" " table:formula="msoxl:=IF((F21&lt;&gt;0),F21-G2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13"/>
          <table:table-cell table:style-name="ce115"/>
          <table:table-cell table:number-columns-repeated="2" table:style-name="ce113"/>
          <table:table-cell table:style-name="ce101"/>
          <table:table-cell office:value-type="string" office:string-value=" " table:formula="msoxl:=IF(G$4=&quot;X&quot;,&quot; &quot;,IF(F22&lt;&gt;0,F22*G$2/(100+G$2),&quot; &quot;))" table:style-name="ce101">
            <text:p><text:s/></text:p>
          </table:table-cell>
          <table:table-cell office:value-type="string" office:string-value=" " table:formula="msoxl:=IF((F22&lt;&gt;0),F22-G2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13"/>
          <table:table-cell table:style-name="ce115"/>
          <table:table-cell table:style-name="ce114"/>
          <table:table-cell table:style-name="ce113"/>
          <table:table-cell table:style-name="ce101"/>
          <table:table-cell office:value-type="string" office:string-value=" " table:formula="msoxl:=IF(G$4=&quot;X&quot;,&quot; &quot;,IF(F23&lt;&gt;0,F23*G$2/(100+G$2),&quot; &quot;))" table:style-name="ce101">
            <text:p><text:s/></text:p>
          </table:table-cell>
          <table:table-cell office:value-type="string" office:string-value=" " table:formula="msoxl:=IF((F23&lt;&gt;0),F23-G2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4&lt;&gt;0,F24*G$2/(100+G$2),&quot; &quot;))" table:style-name="ce101">
            <text:p><text:s/></text:p>
          </table:table-cell>
          <table:table-cell office:value-type="string" office:string-value=" " table:formula="msoxl:=IF((F24&lt;&gt;0),F24-G2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5&lt;&gt;0,F25*G$2/(100+G$2),&quot; &quot;))" table:style-name="ce101">
            <text:p><text:s/></text:p>
          </table:table-cell>
          <table:table-cell office:value-type="string" office:string-value=" " table:formula="msoxl:=IF((F25&lt;&gt;0),F25-G2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6&lt;&gt;0,F26*G$2/(100+G$2),&quot; &quot;))" table:style-name="ce101">
            <text:p><text:s/></text:p>
          </table:table-cell>
          <table:table-cell office:value-type="string" office:string-value=" " table:formula="msoxl:=IF((F26&lt;&gt;0),F26-G2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7&lt;&gt;0,F27*G$2/(100+G$2),&quot; &quot;))" table:style-name="ce101">
            <text:p><text:s/></text:p>
          </table:table-cell>
          <table:table-cell office:value-type="string" office:string-value=" " table:formula="msoxl:=IF((F27&lt;&gt;0),F27-G2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8&lt;&gt;0,F28*G$2/(100+G$2),&quot; &quot;))" table:style-name="ce101">
            <text:p><text:s/></text:p>
          </table:table-cell>
          <table:table-cell office:value-type="string" office:string-value=" " table:formula="msoxl:=IF((F28&lt;&gt;0),F28-G2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29&lt;&gt;0,F29*G$2/(100+G$2),&quot; &quot;))" table:style-name="ce101">
            <text:p><text:s/></text:p>
          </table:table-cell>
          <table:table-cell office:value-type="string" office:string-value=" " table:formula="msoxl:=IF((F29&lt;&gt;0),F29-G2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30&lt;&gt;0,F30*G$2/(100+G$2),&quot; &quot;))" table:style-name="ce101">
            <text:p><text:s/></text:p>
          </table:table-cell>
          <table:table-cell office:value-type="string" office:string-value=" " table:formula="msoxl:=IF((F30&lt;&gt;0),F30-G3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31&lt;&gt;0,F31*G$2/(100+G$2),&quot; &quot;))" table:style-name="ce101">
            <text:p><text:s/></text:p>
          </table:table-cell>
          <table:table-cell office:value-type="string" office:string-value=" " table:formula="msoxl:=IF((F31&lt;&gt;0),F31-G3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32&lt;&gt;0,F32*G$2/(100+G$2),&quot; &quot;))" table:style-name="ce101">
            <text:p><text:s/></text:p>
          </table:table-cell>
          <table:table-cell office:value-type="string" office:string-value=" " table:formula="msoxl:=IF((F32&lt;&gt;0),F32-G3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3&lt;&gt;0,F33*G$2/(100+G$2),&quot; &quot;))" table:style-name="ce101">
            <text:p><text:s/></text:p>
          </table:table-cell>
          <table:table-cell office:value-type="string" office:string-value=" " table:formula="msoxl:=IF((F33&lt;&gt;0),F33-G3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4&lt;&gt;0,F34*G$2/(100+G$2),&quot; &quot;))" table:style-name="ce101">
            <text:p><text:s/></text:p>
          </table:table-cell>
          <table:table-cell office:value-type="string" office:string-value=" " table:formula="msoxl:=IF((F34&lt;&gt;0),F34-G3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5&lt;&gt;0,F35*G$2/(100+G$2),&quot; &quot;))" table:style-name="ce101">
            <text:p><text:s/></text:p>
          </table:table-cell>
          <table:table-cell office:value-type="string" office:string-value=" " table:formula="msoxl:=IF((F35&lt;&gt;0),F35-G3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6&lt;&gt;0,F36*G$2/(100+G$2),&quot; &quot;))" table:style-name="ce101">
            <text:p><text:s/></text:p>
          </table:table-cell>
          <table:table-cell office:value-type="string" office:string-value=" " table:formula="msoxl:=IF((F36&lt;&gt;0),F36-G3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7&lt;&gt;0,F37*G$2/(100+G$2),&quot; &quot;))" table:style-name="ce101">
            <text:p><text:s/></text:p>
          </table:table-cell>
          <table:table-cell office:value-type="string" office:string-value=" " table:formula="msoxl:=IF((F37&lt;&gt;0),F37-G3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8&lt;&gt;0,F38*G$2/(100+G$2),&quot; &quot;))" table:style-name="ce101">
            <text:p><text:s/></text:p>
          </table:table-cell>
          <table:table-cell office:value-type="string" office:string-value=" " table:formula="msoxl:=IF((F38&lt;&gt;0),F38-G3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39&lt;&gt;0,F39*G$2/(100+G$2),&quot; &quot;))" table:style-name="ce101">
            <text:p><text:s/></text:p>
          </table:table-cell>
          <table:table-cell office:value-type="string" office:string-value=" " table:formula="msoxl:=IF((F39&lt;&gt;0),F39-G3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0&lt;&gt;0,F40*G$2/(100+G$2),&quot; &quot;))" table:style-name="ce101">
            <text:p><text:s/></text:p>
          </table:table-cell>
          <table:table-cell office:value-type="string" office:string-value=" " table:formula="msoxl:=IF((F40&lt;&gt;0),F40-G4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1&lt;&gt;0,F41*G$2/(100+G$2),&quot; &quot;))" table:style-name="ce101">
            <text:p><text:s/></text:p>
          </table:table-cell>
          <table:table-cell office:value-type="string" office:string-value=" " table:formula="msoxl:=IF((F41&lt;&gt;0),F41-G4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2&lt;&gt;0,F42*G$2/(100+G$2),&quot; &quot;))" table:style-name="ce101">
            <text:p><text:s/></text:p>
          </table:table-cell>
          <table:table-cell office:value-type="string" office:string-value=" " table:formula="msoxl:=IF((F42&lt;&gt;0),F42-G4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3&lt;&gt;0,F43*G$2/(100+G$2),&quot; &quot;))" table:style-name="ce101">
            <text:p><text:s/></text:p>
          </table:table-cell>
          <table:table-cell office:value-type="string" office:string-value=" " table:formula="msoxl:=IF((F43&lt;&gt;0),F43-G4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4&lt;&gt;0,F44*G$2/(100+G$2),&quot; &quot;))" table:style-name="ce101">
            <text:p><text:s/></text:p>
          </table:table-cell>
          <table:table-cell office:value-type="string" office:string-value=" " table:formula="msoxl:=IF((F44&lt;&gt;0),F44-G4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5&lt;&gt;0,F45*G$2/(100+G$2),&quot; &quot;))" table:style-name="ce101">
            <text:p><text:s/></text:p>
          </table:table-cell>
          <table:table-cell office:value-type="string" office:string-value=" " table:formula="msoxl:=IF((F45&lt;&gt;0),F45-G4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6&lt;&gt;0,F46*G$2/(100+G$2),&quot; &quot;))" table:style-name="ce101">
            <text:p><text:s/></text:p>
          </table:table-cell>
          <table:table-cell office:value-type="string" office:string-value=" " table:formula="msoxl:=IF((F46&lt;&gt;0),F46-G4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7&lt;&gt;0,F47*G$2/(100+G$2),&quot; &quot;))" table:style-name="ce101">
            <text:p><text:s/></text:p>
          </table:table-cell>
          <table:table-cell office:value-type="string" office:string-value=" " table:formula="msoxl:=IF((F47&lt;&gt;0),F47-G4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8&lt;&gt;0,F48*G$2/(100+G$2),&quot; &quot;))" table:style-name="ce101">
            <text:p><text:s/></text:p>
          </table:table-cell>
          <table:table-cell office:value-type="string" office:string-value=" " table:formula="msoxl:=IF((F48&lt;&gt;0),F48-G4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49&lt;&gt;0,F49*G$2/(100+G$2),&quot; &quot;))" table:style-name="ce101">
            <text:p><text:s/></text:p>
          </table:table-cell>
          <table:table-cell office:value-type="string" office:string-value=" " table:formula="msoxl:=IF((F49&lt;&gt;0),F49-G4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0&lt;&gt;0,F50*G$2/(100+G$2),&quot; &quot;))" table:style-name="ce101">
            <text:p><text:s/></text:p>
          </table:table-cell>
          <table:table-cell office:value-type="string" office:string-value=" " table:formula="msoxl:=IF((F50&lt;&gt;0),F50-G5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1&lt;&gt;0,F51*G$2/(100+G$2),&quot; &quot;))" table:style-name="ce101">
            <text:p><text:s/></text:p>
          </table:table-cell>
          <table:table-cell office:value-type="string" office:string-value=" " table:formula="msoxl:=IF((F51&lt;&gt;0),F51-G5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2&lt;&gt;0,F52*G$2/(100+G$2),&quot; &quot;))" table:style-name="ce101">
            <text:p><text:s/></text:p>
          </table:table-cell>
          <table:table-cell office:value-type="string" office:string-value=" " table:formula="msoxl:=IF((F52&lt;&gt;0),F52-G5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3&lt;&gt;0,F53*G$2/(100+G$2),&quot; &quot;))" table:style-name="ce101">
            <text:p><text:s/></text:p>
          </table:table-cell>
          <table:table-cell office:value-type="string" office:string-value=" " table:formula="msoxl:=IF((F53&lt;&gt;0),F53-G5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4&lt;&gt;0,F54*G$2/(100+G$2),&quot; &quot;))" table:style-name="ce101">
            <text:p><text:s/></text:p>
          </table:table-cell>
          <table:table-cell office:value-type="string" office:string-value=" " table:formula="msoxl:=IF((F54&lt;&gt;0),F54-G5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5&lt;&gt;0,F55*G$2/(100+G$2),&quot; &quot;))" table:style-name="ce101">
            <text:p><text:s/></text:p>
          </table:table-cell>
          <table:table-cell office:value-type="string" office:string-value=" " table:formula="msoxl:=IF((F55&lt;&gt;0),F55-G5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6&lt;&gt;0,F56*G$2/(100+G$2),&quot; &quot;))" table:style-name="ce101">
            <text:p><text:s/></text:p>
          </table:table-cell>
          <table:table-cell office:value-type="string" office:string-value=" " table:formula="msoxl:=IF((F56&lt;&gt;0),F56-G5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7&lt;&gt;0,F57*G$2/(100+G$2),&quot; &quot;))" table:style-name="ce101">
            <text:p><text:s/></text:p>
          </table:table-cell>
          <table:table-cell office:value-type="string" office:string-value=" " table:formula="msoxl:=IF((F57&lt;&gt;0),F57-G5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8&lt;&gt;0,F58*G$2/(100+G$2),&quot; &quot;))" table:style-name="ce101">
            <text:p><text:s/></text:p>
          </table:table-cell>
          <table:table-cell office:value-type="string" office:string-value=" " table:formula="msoxl:=IF((F58&lt;&gt;0),F58-G5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59&lt;&gt;0,F59*G$2/(100+G$2),&quot; &quot;))" table:style-name="ce101">
            <text:p><text:s/></text:p>
          </table:table-cell>
          <table:table-cell office:value-type="string" office:string-value=" " table:formula="msoxl:=IF((F59&lt;&gt;0),F59-G5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0&lt;&gt;0,F60*G$2/(100+G$2),&quot; &quot;))" table:style-name="ce101">
            <text:p><text:s/></text:p>
          </table:table-cell>
          <table:table-cell office:value-type="string" office:string-value=" " table:formula="msoxl:=IF((F60&lt;&gt;0),F60-G6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1&lt;&gt;0,F61*G$2/(100+G$2),&quot; &quot;))" table:style-name="ce101">
            <text:p><text:s/></text:p>
          </table:table-cell>
          <table:table-cell office:value-type="string" office:string-value=" " table:formula="msoxl:=IF((F61&lt;&gt;0),F61-G6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2&lt;&gt;0,F62*G$2/(100+G$2),&quot; &quot;))" table:style-name="ce101">
            <text:p><text:s/></text:p>
          </table:table-cell>
          <table:table-cell office:value-type="string" office:string-value=" " table:formula="msoxl:=IF((F62&lt;&gt;0),F62-G6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3&lt;&gt;0,F63*G$2/(100+G$2),&quot; &quot;))" table:style-name="ce101">
            <text:p><text:s/></text:p>
          </table:table-cell>
          <table:table-cell office:value-type="string" office:string-value=" " table:formula="msoxl:=IF((F63&lt;&gt;0),F63-G6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4&lt;&gt;0,F64*G$2/(100+G$2),&quot; &quot;))" table:style-name="ce101">
            <text:p><text:s/></text:p>
          </table:table-cell>
          <table:table-cell office:value-type="string" office:string-value=" " table:formula="msoxl:=IF((F64&lt;&gt;0),F64-G6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5&lt;&gt;0,F65*G$2/(100+G$2),&quot; &quot;))" table:style-name="ce101">
            <text:p><text:s/></text:p>
          </table:table-cell>
          <table:table-cell office:value-type="string" office:string-value=" " table:formula="msoxl:=IF((F65&lt;&gt;0),F65-G6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6&lt;&gt;0,F66*G$2/(100+G$2),&quot; &quot;))" table:style-name="ce101">
            <text:p><text:s/></text:p>
          </table:table-cell>
          <table:table-cell office:value-type="string" office:string-value=" " table:formula="msoxl:=IF((F66&lt;&gt;0),F66-G6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7&lt;&gt;0,F67*G$2/(100+G$2),&quot; &quot;))" table:style-name="ce101">
            <text:p><text:s/></text:p>
          </table:table-cell>
          <table:table-cell office:value-type="string" office:string-value=" " table:formula="msoxl:=IF((F67&lt;&gt;0),F67-G6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8&lt;&gt;0,F68*G$2/(100+G$2),&quot; &quot;))" table:style-name="ce101">
            <text:p><text:s/></text:p>
          </table:table-cell>
          <table:table-cell office:value-type="string" office:string-value=" " table:formula="msoxl:=IF((F68&lt;&gt;0),F68-G6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69&lt;&gt;0,F69*G$2/(100+G$2),&quot; &quot;))" table:style-name="ce101">
            <text:p><text:s/></text:p>
          </table:table-cell>
          <table:table-cell office:value-type="string" office:string-value=" " table:formula="msoxl:=IF((F69&lt;&gt;0),F69-G6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0&lt;&gt;0,F70*G$2/(100+G$2),&quot; &quot;))" table:style-name="ce101">
            <text:p><text:s/></text:p>
          </table:table-cell>
          <table:table-cell office:value-type="string" office:string-value=" " table:formula="msoxl:=IF((F70&lt;&gt;0),F70-G7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1&lt;&gt;0,F71*G$2/(100+G$2),&quot; &quot;))" table:style-name="ce101">
            <text:p><text:s/></text:p>
          </table:table-cell>
          <table:table-cell office:value-type="string" office:string-value=" " table:formula="msoxl:=IF((F71&lt;&gt;0),F71-G7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2&lt;&gt;0,F72*G$2/(100+G$2),&quot; &quot;))" table:style-name="ce101">
            <text:p><text:s/></text:p>
          </table:table-cell>
          <table:table-cell office:value-type="string" office:string-value=" " table:formula="msoxl:=IF((F72&lt;&gt;0),F72-G7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3&lt;&gt;0,F73*G$2/(100+G$2),&quot; &quot;))" table:style-name="ce101">
            <text:p><text:s/></text:p>
          </table:table-cell>
          <table:table-cell office:value-type="string" office:string-value=" " table:formula="msoxl:=IF((F73&lt;&gt;0),F73-G7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4&lt;&gt;0,F74*G$2/(100+G$2),&quot; &quot;))" table:style-name="ce101">
            <text:p><text:s/></text:p>
          </table:table-cell>
          <table:table-cell office:value-type="string" office:string-value=" " table:formula="msoxl:=IF((F74&lt;&gt;0),F74-G7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5&lt;&gt;0,F75*G$2/(100+G$2),&quot; &quot;))" table:style-name="ce101">
            <text:p><text:s/></text:p>
          </table:table-cell>
          <table:table-cell office:value-type="string" office:string-value=" " table:formula="msoxl:=IF((F75&lt;&gt;0),F75-G7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6&lt;&gt;0,F76*G$2/(100+G$2),&quot; &quot;))" table:style-name="ce101">
            <text:p><text:s/></text:p>
          </table:table-cell>
          <table:table-cell office:value-type="string" office:string-value=" " table:formula="msoxl:=IF((F76&lt;&gt;0),F76-G7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7&lt;&gt;0,F77*G$2/(100+G$2),&quot; &quot;))" table:style-name="ce101">
            <text:p><text:s/></text:p>
          </table:table-cell>
          <table:table-cell office:value-type="string" office:string-value=" " table:formula="msoxl:=IF((F77&lt;&gt;0),F77-G7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8&lt;&gt;0,F78*G$2/(100+G$2),&quot; &quot;))" table:style-name="ce101">
            <text:p><text:s/></text:p>
          </table:table-cell>
          <table:table-cell office:value-type="string" office:string-value=" " table:formula="msoxl:=IF((F78&lt;&gt;0),F78-G7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79&lt;&gt;0,F79*G$2/(100+G$2),&quot; &quot;))" table:style-name="ce101">
            <text:p><text:s/></text:p>
          </table:table-cell>
          <table:table-cell office:value-type="string" office:string-value=" " table:formula="msoxl:=IF((F79&lt;&gt;0),F79-G7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0&lt;&gt;0,F80*G$2/(100+G$2),&quot; &quot;))" table:style-name="ce101">
            <text:p><text:s/></text:p>
          </table:table-cell>
          <table:table-cell office:value-type="string" office:string-value=" " table:formula="msoxl:=IF((F80&lt;&gt;0),F80-G8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1&lt;&gt;0,F81*G$2/(100+G$2),&quot; &quot;))" table:style-name="ce101">
            <text:p><text:s/></text:p>
          </table:table-cell>
          <table:table-cell office:value-type="string" office:string-value=" " table:formula="msoxl:=IF((F81&lt;&gt;0),F81-G8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2&lt;&gt;0,F82*G$2/(100+G$2),&quot; &quot;))" table:style-name="ce101">
            <text:p><text:s/></text:p>
          </table:table-cell>
          <table:table-cell office:value-type="string" office:string-value=" " table:formula="msoxl:=IF((F82&lt;&gt;0),F82-G8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3&lt;&gt;0,F83*G$2/(100+G$2),&quot; &quot;))" table:style-name="ce101">
            <text:p><text:s/></text:p>
          </table:table-cell>
          <table:table-cell office:value-type="string" office:string-value=" " table:formula="msoxl:=IF((F83&lt;&gt;0),F83-G8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4&lt;&gt;0,F84*G$2/(100+G$2),&quot; &quot;))" table:style-name="ce101">
            <text:p><text:s/></text:p>
          </table:table-cell>
          <table:table-cell office:value-type="string" office:string-value=" " table:formula="msoxl:=IF((F84&lt;&gt;0),F84-G8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5&lt;&gt;0,F85*G$2/(100+G$2),&quot; &quot;))" table:style-name="ce101">
            <text:p><text:s/></text:p>
          </table:table-cell>
          <table:table-cell office:value-type="string" office:string-value=" " table:formula="msoxl:=IF((F85&lt;&gt;0),F85-G8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6&lt;&gt;0,F86*G$2/(100+G$2),&quot; &quot;))" table:style-name="ce101">
            <text:p><text:s/></text:p>
          </table:table-cell>
          <table:table-cell office:value-type="string" office:string-value=" " table:formula="msoxl:=IF((F86&lt;&gt;0),F86-G8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7&lt;&gt;0,F87*G$2/(100+G$2),&quot; &quot;))" table:style-name="ce101">
            <text:p><text:s/></text:p>
          </table:table-cell>
          <table:table-cell office:value-type="string" office:string-value=" " table:formula="msoxl:=IF((F87&lt;&gt;0),F87-G8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8&lt;&gt;0,F88*G$2/(100+G$2),&quot; &quot;))" table:style-name="ce101">
            <text:p><text:s/></text:p>
          </table:table-cell>
          <table:table-cell office:value-type="string" office:string-value=" " table:formula="msoxl:=IF((F88&lt;&gt;0),F88-G8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89&lt;&gt;0,F89*G$2/(100+G$2),&quot; &quot;))" table:style-name="ce101">
            <text:p><text:s/></text:p>
          </table:table-cell>
          <table:table-cell office:value-type="string" office:string-value=" " table:formula="msoxl:=IF((F89&lt;&gt;0),F89-G8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0&lt;&gt;0,F90*G$2/(100+G$2),&quot; &quot;))" table:style-name="ce101">
            <text:p><text:s/></text:p>
          </table:table-cell>
          <table:table-cell office:value-type="string" office:string-value=" " table:formula="msoxl:=IF((F90&lt;&gt;0),F90-G9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1&lt;&gt;0,F91*G$2/(100+G$2),&quot; &quot;))" table:style-name="ce101">
            <text:p><text:s/></text:p>
          </table:table-cell>
          <table:table-cell office:value-type="string" office:string-value=" " table:formula="msoxl:=IF((F91&lt;&gt;0),F91-G9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2&lt;&gt;0,F92*G$2/(100+G$2),&quot; &quot;))" table:style-name="ce101">
            <text:p><text:s/></text:p>
          </table:table-cell>
          <table:table-cell office:value-type="string" office:string-value=" " table:formula="msoxl:=IF((F92&lt;&gt;0),F92-G9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3&lt;&gt;0,F93*G$2/(100+G$2),&quot; &quot;))" table:style-name="ce101">
            <text:p><text:s/></text:p>
          </table:table-cell>
          <table:table-cell office:value-type="string" office:string-value=" " table:formula="msoxl:=IF((F93&lt;&gt;0),F93-G9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4&lt;&gt;0,F94*G$2/(100+G$2),&quot; &quot;))" table:style-name="ce101">
            <text:p><text:s/></text:p>
          </table:table-cell>
          <table:table-cell office:value-type="string" office:string-value=" " table:formula="msoxl:=IF((F94&lt;&gt;0),F94-G9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5&lt;&gt;0,F95*G$2/(100+G$2),&quot; &quot;))" table:style-name="ce101">
            <text:p><text:s/></text:p>
          </table:table-cell>
          <table:table-cell office:value-type="string" office:string-value=" " table:formula="msoxl:=IF((F95&lt;&gt;0),F95-G9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6&lt;&gt;0,F96*G$2/(100+G$2),&quot; &quot;))" table:style-name="ce101">
            <text:p><text:s/></text:p>
          </table:table-cell>
          <table:table-cell office:value-type="string" office:string-value=" " table:formula="msoxl:=IF((F96&lt;&gt;0),F96-G9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7&lt;&gt;0,F97*G$2/(100+G$2),&quot; &quot;))" table:style-name="ce101">
            <text:p><text:s/></text:p>
          </table:table-cell>
          <table:table-cell office:value-type="string" office:string-value=" " table:formula="msoxl:=IF((F97&lt;&gt;0),F97-G9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8&lt;&gt;0,F98*G$2/(100+G$2),&quot; &quot;))" table:style-name="ce101">
            <text:p><text:s/></text:p>
          </table:table-cell>
          <table:table-cell office:value-type="string" office:string-value=" " table:formula="msoxl:=IF((F98&lt;&gt;0),F98-G9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99&lt;&gt;0,F99*G$2/(100+G$2),&quot; &quot;))" table:style-name="ce101">
            <text:p><text:s/></text:p>
          </table:table-cell>
          <table:table-cell office:value-type="string" office:string-value=" " table:formula="msoxl:=IF((F99&lt;&gt;0),F99-G9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0&lt;&gt;0,F100*G$2/(100+G$2),&quot; &quot;))" table:style-name="ce101">
            <text:p><text:s/></text:p>
          </table:table-cell>
          <table:table-cell office:value-type="string" office:string-value=" " table:formula="msoxl:=IF((F100&lt;&gt;0),F100-G10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1&lt;&gt;0,F101*G$2/(100+G$2),&quot; &quot;))" table:style-name="ce101">
            <text:p><text:s/></text:p>
          </table:table-cell>
          <table:table-cell office:value-type="string" office:string-value=" " table:formula="msoxl:=IF((F101&lt;&gt;0),F101-G10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2&lt;&gt;0,F102*G$2/(100+G$2),&quot; &quot;))" table:style-name="ce101">
            <text:p><text:s/></text:p>
          </table:table-cell>
          <table:table-cell office:value-type="string" office:string-value=" " table:formula="msoxl:=IF((F102&lt;&gt;0),F102-G10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3&lt;&gt;0,F103*G$2/(100+G$2),&quot; &quot;))" table:style-name="ce101">
            <text:p><text:s/></text:p>
          </table:table-cell>
          <table:table-cell office:value-type="string" office:string-value=" " table:formula="msoxl:=IF((F103&lt;&gt;0),F103-G10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4&lt;&gt;0,F104*G$2/(100+G$2),&quot; &quot;))" table:style-name="ce101">
            <text:p><text:s/></text:p>
          </table:table-cell>
          <table:table-cell office:value-type="string" office:string-value=" " table:formula="msoxl:=IF((F104&lt;&gt;0),F104-G10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5&lt;&gt;0,F105*G$2/(100+G$2),&quot; &quot;))" table:style-name="ce101">
            <text:p><text:s/></text:p>
          </table:table-cell>
          <table:table-cell office:value-type="string" office:string-value=" " table:formula="msoxl:=IF((F105&lt;&gt;0),F105-G10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6&lt;&gt;0,F106*G$2/(100+G$2),&quot; &quot;))" table:style-name="ce101">
            <text:p><text:s/></text:p>
          </table:table-cell>
          <table:table-cell office:value-type="string" office:string-value=" " table:formula="msoxl:=IF((F106&lt;&gt;0),F106-G10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7&lt;&gt;0,F107*G$2/(100+G$2),&quot; &quot;))" table:style-name="ce101">
            <text:p><text:s/></text:p>
          </table:table-cell>
          <table:table-cell office:value-type="string" office:string-value=" " table:formula="msoxl:=IF((F107&lt;&gt;0),F107-G10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8&lt;&gt;0,F108*G$2/(100+G$2),&quot; &quot;))" table:style-name="ce101">
            <text:p><text:s/></text:p>
          </table:table-cell>
          <table:table-cell office:value-type="string" office:string-value=" " table:formula="msoxl:=IF((F108&lt;&gt;0),F108-G10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09&lt;&gt;0,F109*G$2/(100+G$2),&quot; &quot;))" table:style-name="ce101">
            <text:p><text:s/></text:p>
          </table:table-cell>
          <table:table-cell office:value-type="string" office:string-value=" " table:formula="msoxl:=IF((F109&lt;&gt;0),F109-G10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0&lt;&gt;0,F110*G$2/(100+G$2),&quot; &quot;))" table:style-name="ce101">
            <text:p><text:s/></text:p>
          </table:table-cell>
          <table:table-cell office:value-type="string" office:string-value=" " table:formula="msoxl:=IF((F110&lt;&gt;0),F110-G11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1&lt;&gt;0,F111*G$2/(100+G$2),&quot; &quot;))" table:style-name="ce101">
            <text:p><text:s/></text:p>
          </table:table-cell>
          <table:table-cell office:value-type="string" office:string-value=" " table:formula="msoxl:=IF((F111&lt;&gt;0),F111-G11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2&lt;&gt;0,F112*G$2/(100+G$2),&quot; &quot;))" table:style-name="ce101">
            <text:p><text:s/></text:p>
          </table:table-cell>
          <table:table-cell office:value-type="string" office:string-value=" " table:formula="msoxl:=IF((F112&lt;&gt;0),F112-G11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3&lt;&gt;0,F113*G$2/(100+G$2),&quot; &quot;))" table:style-name="ce101">
            <text:p><text:s/></text:p>
          </table:table-cell>
          <table:table-cell office:value-type="string" office:string-value=" " table:formula="msoxl:=IF((F113&lt;&gt;0),F113-G11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4&lt;&gt;0,F114*G$2/(100+G$2),&quot; &quot;))" table:style-name="ce101">
            <text:p><text:s/></text:p>
          </table:table-cell>
          <table:table-cell office:value-type="string" office:string-value=" " table:formula="msoxl:=IF((F114&lt;&gt;0),F114-G11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5&lt;&gt;0,F115*G$2/(100+G$2),&quot; &quot;))" table:style-name="ce101">
            <text:p><text:s/></text:p>
          </table:table-cell>
          <table:table-cell office:value-type="string" office:string-value=" " table:formula="msoxl:=IF((F115&lt;&gt;0),F115-G11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6&lt;&gt;0,F116*G$2/(100+G$2),&quot; &quot;))" table:style-name="ce101">
            <text:p><text:s/></text:p>
          </table:table-cell>
          <table:table-cell office:value-type="string" office:string-value=" " table:formula="msoxl:=IF((F116&lt;&gt;0),F116-G11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7&lt;&gt;0,F117*G$2/(100+G$2),&quot; &quot;))" table:style-name="ce101">
            <text:p><text:s/></text:p>
          </table:table-cell>
          <table:table-cell office:value-type="string" office:string-value=" " table:formula="msoxl:=IF((F117&lt;&gt;0),F117-G11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8&lt;&gt;0,F118*G$2/(100+G$2),&quot; &quot;))" table:style-name="ce101">
            <text:p><text:s/></text:p>
          </table:table-cell>
          <table:table-cell office:value-type="string" office:string-value=" " table:formula="msoxl:=IF((F118&lt;&gt;0),F118-G11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19&lt;&gt;0,F119*G$2/(100+G$2),&quot; &quot;))" table:style-name="ce101">
            <text:p><text:s/></text:p>
          </table:table-cell>
          <table:table-cell office:value-type="string" office:string-value=" " table:formula="msoxl:=IF((F119&lt;&gt;0),F119-G11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0&lt;&gt;0,F120*G$2/(100+G$2),&quot; &quot;))" table:style-name="ce101">
            <text:p><text:s/></text:p>
          </table:table-cell>
          <table:table-cell office:value-type="string" office:string-value=" " table:formula="msoxl:=IF((F120&lt;&gt;0),F120-G12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1&lt;&gt;0,F121*G$2/(100+G$2),&quot; &quot;))" table:style-name="ce101">
            <text:p><text:s/></text:p>
          </table:table-cell>
          <table:table-cell office:value-type="string" office:string-value=" " table:formula="msoxl:=IF((F121&lt;&gt;0),F121-G12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2&lt;&gt;0,F122*G$2/(100+G$2),&quot; &quot;))" table:style-name="ce101">
            <text:p><text:s/></text:p>
          </table:table-cell>
          <table:table-cell office:value-type="string" office:string-value=" " table:formula="msoxl:=IF((F122&lt;&gt;0),F122-G12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3&lt;&gt;0,F123*G$2/(100+G$2),&quot; &quot;))" table:style-name="ce101">
            <text:p><text:s/></text:p>
          </table:table-cell>
          <table:table-cell office:value-type="string" office:string-value=" " table:formula="msoxl:=IF((F123&lt;&gt;0),F123-G12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4&lt;&gt;0,F124*G$2/(100+G$2),&quot; &quot;))" table:style-name="ce101">
            <text:p><text:s/></text:p>
          </table:table-cell>
          <table:table-cell office:value-type="string" office:string-value=" " table:formula="msoxl:=IF((F124&lt;&gt;0),F124-G12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5&lt;&gt;0,F125*G$2/(100+G$2),&quot; &quot;))" table:style-name="ce101">
            <text:p><text:s/></text:p>
          </table:table-cell>
          <table:table-cell office:value-type="string" office:string-value=" " table:formula="msoxl:=IF((F125&lt;&gt;0),F125-G12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6&lt;&gt;0,F126*G$2/(100+G$2),&quot; &quot;))" table:style-name="ce101">
            <text:p><text:s/></text:p>
          </table:table-cell>
          <table:table-cell office:value-type="string" office:string-value=" " table:formula="msoxl:=IF((F126&lt;&gt;0),F126-G12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7&lt;&gt;0,F127*G$2/(100+G$2),&quot; &quot;))" table:style-name="ce101">
            <text:p><text:s/></text:p>
          </table:table-cell>
          <table:table-cell office:value-type="string" office:string-value=" " table:formula="msoxl:=IF((F127&lt;&gt;0),F127-G12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8&lt;&gt;0,F128*G$2/(100+G$2),&quot; &quot;))" table:style-name="ce101">
            <text:p><text:s/></text:p>
          </table:table-cell>
          <table:table-cell office:value-type="string" office:string-value=" " table:formula="msoxl:=IF((F128&lt;&gt;0),F128-G12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29&lt;&gt;0,F129*G$2/(100+G$2),&quot; &quot;))" table:style-name="ce101">
            <text:p><text:s/></text:p>
          </table:table-cell>
          <table:table-cell office:value-type="string" office:string-value=" " table:formula="msoxl:=IF((F129&lt;&gt;0),F129-G12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0&lt;&gt;0,F130*G$2/(100+G$2),&quot; &quot;))" table:style-name="ce101">
            <text:p><text:s/></text:p>
          </table:table-cell>
          <table:table-cell office:value-type="string" office:string-value=" " table:formula="msoxl:=IF((F130&lt;&gt;0),F130-G13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1&lt;&gt;0,F131*G$2/(100+G$2),&quot; &quot;))" table:style-name="ce101">
            <text:p><text:s/></text:p>
          </table:table-cell>
          <table:table-cell office:value-type="string" office:string-value=" " table:formula="msoxl:=IF((F131&lt;&gt;0),F131-G13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2&lt;&gt;0,F132*G$2/(100+G$2),&quot; &quot;))" table:style-name="ce101">
            <text:p><text:s/></text:p>
          </table:table-cell>
          <table:table-cell office:value-type="string" office:string-value=" " table:formula="msoxl:=IF((F132&lt;&gt;0),F132-G13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3&lt;&gt;0,F133*G$2/(100+G$2),&quot; &quot;))" table:style-name="ce101">
            <text:p><text:s/></text:p>
          </table:table-cell>
          <table:table-cell office:value-type="string" office:string-value=" " table:formula="msoxl:=IF((F133&lt;&gt;0),F133-G13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4&lt;&gt;0,F134*G$2/(100+G$2),&quot; &quot;))" table:style-name="ce101">
            <text:p><text:s/></text:p>
          </table:table-cell>
          <table:table-cell office:value-type="string" office:string-value=" " table:formula="msoxl:=IF((F134&lt;&gt;0),F134-G13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5&lt;&gt;0,F135*G$2/(100+G$2),&quot; &quot;))" table:style-name="ce101">
            <text:p><text:s/></text:p>
          </table:table-cell>
          <table:table-cell office:value-type="string" office:string-value=" " table:formula="msoxl:=IF((F135&lt;&gt;0),F135-G13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6&lt;&gt;0,F136*G$2/(100+G$2),&quot; &quot;))" table:style-name="ce101">
            <text:p><text:s/></text:p>
          </table:table-cell>
          <table:table-cell office:value-type="string" office:string-value=" " table:formula="msoxl:=IF((F136&lt;&gt;0),F136-G13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7&lt;&gt;0,F137*G$2/(100+G$2),&quot; &quot;))" table:style-name="ce101">
            <text:p><text:s/></text:p>
          </table:table-cell>
          <table:table-cell office:value-type="string" office:string-value=" " table:formula="msoxl:=IF((F137&lt;&gt;0),F137-G13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8&lt;&gt;0,F138*G$2/(100+G$2),&quot; &quot;))" table:style-name="ce101">
            <text:p><text:s/></text:p>
          </table:table-cell>
          <table:table-cell office:value-type="string" office:string-value=" " table:formula="msoxl:=IF((F138&lt;&gt;0),F138-G13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39&lt;&gt;0,F139*G$2/(100+G$2),&quot; &quot;))" table:style-name="ce101">
            <text:p><text:s/></text:p>
          </table:table-cell>
          <table:table-cell office:value-type="string" office:string-value=" " table:formula="msoxl:=IF((F139&lt;&gt;0),F139-G13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0&lt;&gt;0,F140*G$2/(100+G$2),&quot; &quot;))" table:style-name="ce101">
            <text:p><text:s/></text:p>
          </table:table-cell>
          <table:table-cell office:value-type="string" office:string-value=" " table:formula="msoxl:=IF((F140&lt;&gt;0),F140-G14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1&lt;&gt;0,F141*G$2/(100+G$2),&quot; &quot;))" table:style-name="ce101">
            <text:p><text:s/></text:p>
          </table:table-cell>
          <table:table-cell office:value-type="string" office:string-value=" " table:formula="msoxl:=IF((F141&lt;&gt;0),F141-G14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2&lt;&gt;0,F142*G$2/(100+G$2),&quot; &quot;))" table:style-name="ce101">
            <text:p><text:s/></text:p>
          </table:table-cell>
          <table:table-cell office:value-type="string" office:string-value=" " table:formula="msoxl:=IF((F142&lt;&gt;0),F142-G14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3&lt;&gt;0,F143*G$2/(100+G$2),&quot; &quot;))" table:style-name="ce101">
            <text:p><text:s/></text:p>
          </table:table-cell>
          <table:table-cell office:value-type="string" office:string-value=" " table:formula="msoxl:=IF((F143&lt;&gt;0),F143-G14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4&lt;&gt;0,F144*G$2/(100+G$2),&quot; &quot;))" table:style-name="ce101">
            <text:p><text:s/></text:p>
          </table:table-cell>
          <table:table-cell office:value-type="string" office:string-value=" " table:formula="msoxl:=IF((F144&lt;&gt;0),F144-G14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5&lt;&gt;0,F145*G$2/(100+G$2),&quot; &quot;))" table:style-name="ce101">
            <text:p><text:s/></text:p>
          </table:table-cell>
          <table:table-cell office:value-type="string" office:string-value=" " table:formula="msoxl:=IF((F145&lt;&gt;0),F145-G14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6&lt;&gt;0,F146*G$2/(100+G$2),&quot; &quot;))" table:style-name="ce101">
            <text:p><text:s/></text:p>
          </table:table-cell>
          <table:table-cell office:value-type="string" office:string-value=" " table:formula="msoxl:=IF((F146&lt;&gt;0),F146-G14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7&lt;&gt;0,F147*G$2/(100+G$2),&quot; &quot;))" table:style-name="ce101">
            <text:p><text:s/></text:p>
          </table:table-cell>
          <table:table-cell office:value-type="string" office:string-value=" " table:formula="msoxl:=IF((F147&lt;&gt;0),F147-G14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8&lt;&gt;0,F148*G$2/(100+G$2),&quot; &quot;))" table:style-name="ce101">
            <text:p><text:s/></text:p>
          </table:table-cell>
          <table:table-cell office:value-type="string" office:string-value=" " table:formula="msoxl:=IF((F148&lt;&gt;0),F148-G14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49&lt;&gt;0,F149*G$2/(100+G$2),&quot; &quot;))" table:style-name="ce101">
            <text:p><text:s/></text:p>
          </table:table-cell>
          <table:table-cell office:value-type="string" office:string-value=" " table:formula="msoxl:=IF((F149&lt;&gt;0),F149-G14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0&lt;&gt;0,F150*G$2/(100+G$2),&quot; &quot;))" table:style-name="ce101">
            <text:p><text:s/></text:p>
          </table:table-cell>
          <table:table-cell office:value-type="string" office:string-value=" " table:formula="msoxl:=IF((F150&lt;&gt;0),F150-G15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1&lt;&gt;0,F151*G$2/(100+G$2),&quot; &quot;))" table:style-name="ce101">
            <text:p><text:s/></text:p>
          </table:table-cell>
          <table:table-cell office:value-type="string" office:string-value=" " table:formula="msoxl:=IF((F151&lt;&gt;0),F151-G15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2&lt;&gt;0,F152*G$2/(100+G$2),&quot; &quot;))" table:style-name="ce101">
            <text:p><text:s/></text:p>
          </table:table-cell>
          <table:table-cell office:value-type="string" office:string-value=" " table:formula="msoxl:=IF((F152&lt;&gt;0),F152-G15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3&lt;&gt;0,F153*G$2/(100+G$2),&quot; &quot;))" table:style-name="ce101">
            <text:p><text:s/></text:p>
          </table:table-cell>
          <table:table-cell office:value-type="string" office:string-value=" " table:formula="msoxl:=IF((F153&lt;&gt;0),F153-G15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4&lt;&gt;0,F154*G$2/(100+G$2),&quot; &quot;))" table:style-name="ce101">
            <text:p><text:s/></text:p>
          </table:table-cell>
          <table:table-cell office:value-type="string" office:string-value=" " table:formula="msoxl:=IF((F154&lt;&gt;0),F154-G15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5&lt;&gt;0,F155*G$2/(100+G$2),&quot; &quot;))" table:style-name="ce101">
            <text:p><text:s/></text:p>
          </table:table-cell>
          <table:table-cell office:value-type="string" office:string-value=" " table:formula="msoxl:=IF((F155&lt;&gt;0),F155-G15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6&lt;&gt;0,F156*G$2/(100+G$2),&quot; &quot;))" table:style-name="ce101">
            <text:p><text:s/></text:p>
          </table:table-cell>
          <table:table-cell office:value-type="string" office:string-value=" " table:formula="msoxl:=IF((F156&lt;&gt;0),F156-G15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7&lt;&gt;0,F157*G$2/(100+G$2),&quot; &quot;))" table:style-name="ce101">
            <text:p><text:s/></text:p>
          </table:table-cell>
          <table:table-cell office:value-type="string" office:string-value=" " table:formula="msoxl:=IF((F157&lt;&gt;0),F157-G15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8&lt;&gt;0,F158*G$2/(100+G$2),&quot; &quot;))" table:style-name="ce101">
            <text:p><text:s/></text:p>
          </table:table-cell>
          <table:table-cell office:value-type="string" office:string-value=" " table:formula="msoxl:=IF((F158&lt;&gt;0),F158-G15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59&lt;&gt;0,F159*G$2/(100+G$2),&quot; &quot;))" table:style-name="ce101">
            <text:p><text:s/></text:p>
          </table:table-cell>
          <table:table-cell office:value-type="string" office:string-value=" " table:formula="msoxl:=IF((F159&lt;&gt;0),F159-G15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0&lt;&gt;0,F160*G$2/(100+G$2),&quot; &quot;))" table:style-name="ce101">
            <text:p><text:s/></text:p>
          </table:table-cell>
          <table:table-cell office:value-type="string" office:string-value=" " table:formula="msoxl:=IF((F160&lt;&gt;0),F160-G16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1&lt;&gt;0,F161*G$2/(100+G$2),&quot; &quot;))" table:style-name="ce101">
            <text:p><text:s/></text:p>
          </table:table-cell>
          <table:table-cell office:value-type="string" office:string-value=" " table:formula="msoxl:=IF((F161&lt;&gt;0),F161-G16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2&lt;&gt;0,F162*G$2/(100+G$2),&quot; &quot;))" table:style-name="ce101">
            <text:p><text:s/></text:p>
          </table:table-cell>
          <table:table-cell office:value-type="string" office:string-value=" " table:formula="msoxl:=IF((F162&lt;&gt;0),F162-G16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3&lt;&gt;0,F163*G$2/(100+G$2),&quot; &quot;))" table:style-name="ce101">
            <text:p><text:s/></text:p>
          </table:table-cell>
          <table:table-cell office:value-type="string" office:string-value=" " table:formula="msoxl:=IF((F163&lt;&gt;0),F163-G16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4&lt;&gt;0,F164*G$2/(100+G$2),&quot; &quot;))" table:style-name="ce101">
            <text:p><text:s/></text:p>
          </table:table-cell>
          <table:table-cell office:value-type="string" office:string-value=" " table:formula="msoxl:=IF((F164&lt;&gt;0),F164-G16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5&lt;&gt;0,F165*G$2/(100+G$2),&quot; &quot;))" table:style-name="ce101">
            <text:p><text:s/></text:p>
          </table:table-cell>
          <table:table-cell office:value-type="string" office:string-value=" " table:formula="msoxl:=IF((F165&lt;&gt;0),F165-G16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6&lt;&gt;0,F166*G$2/(100+G$2),&quot; &quot;))" table:style-name="ce101">
            <text:p><text:s/></text:p>
          </table:table-cell>
          <table:table-cell office:value-type="string" office:string-value=" " table:formula="msoxl:=IF((F166&lt;&gt;0),F166-G16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7&lt;&gt;0,F167*G$2/(100+G$2),&quot; &quot;))" table:style-name="ce101">
            <text:p><text:s/></text:p>
          </table:table-cell>
          <table:table-cell office:value-type="string" office:string-value=" " table:formula="msoxl:=IF((F167&lt;&gt;0),F167-G16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8&lt;&gt;0,F168*G$2/(100+G$2),&quot; &quot;))" table:style-name="ce101">
            <text:p><text:s/></text:p>
          </table:table-cell>
          <table:table-cell office:value-type="string" office:string-value=" " table:formula="msoxl:=IF((F168&lt;&gt;0),F168-G16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69&lt;&gt;0,F169*G$2/(100+G$2),&quot; &quot;))" table:style-name="ce101">
            <text:p><text:s/></text:p>
          </table:table-cell>
          <table:table-cell office:value-type="string" office:string-value=" " table:formula="msoxl:=IF((F169&lt;&gt;0),F169-G16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0&lt;&gt;0,F170*G$2/(100+G$2),&quot; &quot;))" table:style-name="ce101">
            <text:p><text:s/></text:p>
          </table:table-cell>
          <table:table-cell office:value-type="string" office:string-value=" " table:formula="msoxl:=IF((F170&lt;&gt;0),F170-G17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1&lt;&gt;0,F171*G$2/(100+G$2),&quot; &quot;))" table:style-name="ce101">
            <text:p><text:s/></text:p>
          </table:table-cell>
          <table:table-cell office:value-type="string" office:string-value=" " table:formula="msoxl:=IF((F171&lt;&gt;0),F171-G17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2&lt;&gt;0,F172*G$2/(100+G$2),&quot; &quot;))" table:style-name="ce101">
            <text:p><text:s/></text:p>
          </table:table-cell>
          <table:table-cell office:value-type="string" office:string-value=" " table:formula="msoxl:=IF((F172&lt;&gt;0),F172-G17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3&lt;&gt;0,F173*G$2/(100+G$2),&quot; &quot;))" table:style-name="ce101">
            <text:p><text:s/></text:p>
          </table:table-cell>
          <table:table-cell office:value-type="string" office:string-value=" " table:formula="msoxl:=IF((F173&lt;&gt;0),F173-G17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4&lt;&gt;0,F174*G$2/(100+G$2),&quot; &quot;))" table:style-name="ce101">
            <text:p><text:s/></text:p>
          </table:table-cell>
          <table:table-cell office:value-type="string" office:string-value=" " table:formula="msoxl:=IF((F174&lt;&gt;0),F174-G17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5&lt;&gt;0,F175*G$2/(100+G$2),&quot; &quot;))" table:style-name="ce101">
            <text:p><text:s/></text:p>
          </table:table-cell>
          <table:table-cell office:value-type="string" office:string-value=" " table:formula="msoxl:=IF((F175&lt;&gt;0),F175-G17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6&lt;&gt;0,F176*G$2/(100+G$2),&quot; &quot;))" table:style-name="ce101">
            <text:p><text:s/></text:p>
          </table:table-cell>
          <table:table-cell office:value-type="string" office:string-value=" " table:formula="msoxl:=IF((F176&lt;&gt;0),F176-G17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7&lt;&gt;0,F177*G$2/(100+G$2),&quot; &quot;))" table:style-name="ce101">
            <text:p><text:s/></text:p>
          </table:table-cell>
          <table:table-cell office:value-type="string" office:string-value=" " table:formula="msoxl:=IF((F177&lt;&gt;0),F177-G17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8&lt;&gt;0,F178*G$2/(100+G$2),&quot; &quot;))" table:style-name="ce101">
            <text:p><text:s/></text:p>
          </table:table-cell>
          <table:table-cell office:value-type="string" office:string-value=" " table:formula="msoxl:=IF((F178&lt;&gt;0),F178-G17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79&lt;&gt;0,F179*G$2/(100+G$2),&quot; &quot;))" table:style-name="ce101">
            <text:p><text:s/></text:p>
          </table:table-cell>
          <table:table-cell office:value-type="string" office:string-value=" " table:formula="msoxl:=IF((F179&lt;&gt;0),F179-G17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0&lt;&gt;0,F180*G$2/(100+G$2),&quot; &quot;))" table:style-name="ce101">
            <text:p><text:s/></text:p>
          </table:table-cell>
          <table:table-cell office:value-type="string" office:string-value=" " table:formula="msoxl:=IF((F180&lt;&gt;0),F180-G18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1&lt;&gt;0,F181*G$2/(100+G$2),&quot; &quot;))" table:style-name="ce101">
            <text:p><text:s/></text:p>
          </table:table-cell>
          <table:table-cell office:value-type="string" office:string-value=" " table:formula="msoxl:=IF((F181&lt;&gt;0),F181-G18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2&lt;&gt;0,F182*G$2/(100+G$2),&quot; &quot;))" table:style-name="ce101">
            <text:p><text:s/></text:p>
          </table:table-cell>
          <table:table-cell office:value-type="string" office:string-value=" " table:formula="msoxl:=IF((F182&lt;&gt;0),F182-G18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3&lt;&gt;0,F183*G$2/(100+G$2),&quot; &quot;))" table:style-name="ce101">
            <text:p><text:s/></text:p>
          </table:table-cell>
          <table:table-cell office:value-type="string" office:string-value=" " table:formula="msoxl:=IF((F183&lt;&gt;0),F183-G18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4&lt;&gt;0,F184*G$2/(100+G$2),&quot; &quot;))" table:style-name="ce101">
            <text:p><text:s/></text:p>
          </table:table-cell>
          <table:table-cell office:value-type="string" office:string-value=" " table:formula="msoxl:=IF((F184&lt;&gt;0),F184-G18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5&lt;&gt;0,F185*G$2/(100+G$2),&quot; &quot;))" table:style-name="ce101">
            <text:p><text:s/></text:p>
          </table:table-cell>
          <table:table-cell office:value-type="string" office:string-value=" " table:formula="msoxl:=IF((F185&lt;&gt;0),F185-G18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6&lt;&gt;0,F186*G$2/(100+G$2),&quot; &quot;))" table:style-name="ce101">
            <text:p><text:s/></text:p>
          </table:table-cell>
          <table:table-cell office:value-type="string" office:string-value=" " table:formula="msoxl:=IF((F186&lt;&gt;0),F186-G18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7&lt;&gt;0,F187*G$2/(100+G$2),&quot; &quot;))" table:style-name="ce101">
            <text:p><text:s/></text:p>
          </table:table-cell>
          <table:table-cell office:value-type="string" office:string-value=" " table:formula="msoxl:=IF((F187&lt;&gt;0),F187-G18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8&lt;&gt;0,F188*G$2/(100+G$2),&quot; &quot;))" table:style-name="ce101">
            <text:p><text:s/></text:p>
          </table:table-cell>
          <table:table-cell office:value-type="string" office:string-value=" " table:formula="msoxl:=IF((F188&lt;&gt;0),F188-G18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89&lt;&gt;0,F189*G$2/(100+G$2),&quot; &quot;))" table:style-name="ce101">
            <text:p><text:s/></text:p>
          </table:table-cell>
          <table:table-cell office:value-type="string" office:string-value=" " table:formula="msoxl:=IF((F189&lt;&gt;0),F189-G189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90&lt;&gt;0,F190*G$2/(100+G$2),&quot; &quot;))" table:style-name="ce101">
            <text:p><text:s/></text:p>
          </table:table-cell>
          <table:table-cell office:value-type="string" office:string-value=" " table:formula="msoxl:=IF((F190&lt;&gt;0),F190-G190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91&lt;&gt;0,F191*G$2/(100+G$2),&quot; &quot;))" table:style-name="ce101">
            <text:p><text:s/></text:p>
          </table:table-cell>
          <table:table-cell office:value-type="string" office:string-value=" " table:formula="msoxl:=IF((F191&lt;&gt;0),F191-G191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113"/>
          <table:table-cell table:style-name="ce101"/>
          <table:table-cell office:value-type="string" office:string-value=" " table:formula="msoxl:=IF(G$4=&quot;X&quot;,&quot; &quot;,IF(F192&lt;&gt;0,F192*G$2/(100+G$2),&quot; &quot;))" table:style-name="ce101">
            <text:p><text:s/></text:p>
          </table:table-cell>
          <table:table-cell office:value-type="string" office:string-value=" " table:formula="msoxl:=IF((F192&lt;&gt;0),F192-G192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3&lt;&gt;0,F193*G$2/(100+G$2),&quot; &quot;))" table:style-name="ce101">
            <text:p><text:s/></text:p>
          </table:table-cell>
          <table:table-cell office:value-type="string" office:string-value=" " table:formula="msoxl:=IF((F193&lt;&gt;0),F193-G193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4&lt;&gt;0,F194*G$2/(100+G$2),&quot; &quot;))" table:style-name="ce101">
            <text:p><text:s/></text:p>
          </table:table-cell>
          <table:table-cell office:value-type="string" office:string-value=" " table:formula="msoxl:=IF((F194&lt;&gt;0),F194-G194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5&lt;&gt;0,F195*G$2/(100+G$2),&quot; &quot;))" table:style-name="ce101">
            <text:p><text:s/></text:p>
          </table:table-cell>
          <table:table-cell office:value-type="string" office:string-value=" " table:formula="msoxl:=IF((F195&lt;&gt;0),F195-G195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6&lt;&gt;0,F196*G$2/(100+G$2),&quot; &quot;))" table:style-name="ce101">
            <text:p><text:s/></text:p>
          </table:table-cell>
          <table:table-cell office:value-type="string" office:string-value=" " table:formula="msoxl:=IF((F196&lt;&gt;0),F196-G196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7&lt;&gt;0,F197*G$2/(100+G$2),&quot; &quot;))" table:style-name="ce101">
            <text:p><text:s/></text:p>
          </table:table-cell>
          <table:table-cell office:value-type="string" office:string-value=" " table:formula="msoxl:=IF((F197&lt;&gt;0),F197-G197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8&lt;&gt;0,F198*G$2/(100+G$2),&quot; &quot;))" table:style-name="ce101">
            <text:p><text:s/></text:p>
          </table:table-cell>
          <table:table-cell office:value-type="string" office:string-value=" " table:formula="msoxl:=IF((F198&lt;&gt;0),F198-G198,&quot; &quot;)" table:style-name="ce101">
            <text:p><text:s/></text:p>
          </table:table-cell>
          <table:table-cell table:number-columns-repeated="16376"/>
        </table:table-row>
        <table:table-row table:style-name="ro5">
          <table:table-cell table:style-name="ce106"/>
          <table:table-cell table:style-name="ce100"/>
          <table:table-cell table:style-name="ce105"/>
          <table:table-cell table:style-name="ce103"/>
          <table:table-cell table:style-name="ce113"/>
          <table:table-cell table:style-name="ce101"/>
          <table:table-cell office:value-type="string" office:string-value=" " table:formula="msoxl:=IF(G$4=&quot;X&quot;,&quot; &quot;,IF(F199&lt;&gt;0,F199*G$2/(100+G$2),&quot; &quot;))" table:style-name="ce101">
            <text:p><text:s/></text:p>
          </table:table-cell>
          <table:table-cell office:value-type="string" office:string-value=" " table:formula="msoxl:=IF((F199&lt;&gt;0),F199-G199,&quot; &quot;)" table:style-name="ce101">
            <text:p><text:s/></text:p>
          </table:table-cell>
          <table:table-cell table:number-columns-repeated="16376"/>
        </table:table-row>
        <table:table-row table:style-name="ro3">
          <table:table-cell table:style-name="ce112"/>
          <table:table-cell table:style-name="ce111"/>
          <table:table-cell table:style-name="ce110"/>
          <table:table-cell table:style-name="ce109"/>
          <table:table-cell table:style-name="ce108"/>
          <table:table-cell table:style-name="ce107"/>
          <table:table-cell office:value-type="string" office:string-value=" " table:formula="msoxl:=IF(G$4=&quot;X&quot;,&quot; &quot;,IF(F200&lt;&gt;0,F200*G$2/(100+G$2),&quot; &quot;))" table:style-name="ce107">
            <text:p><text:s/></text:p>
          </table:table-cell>
          <table:table-cell office:value-type="string" office:string-value=" " table:formula="msoxl:=IF((F200&lt;&gt;0),F200-G200,&quot; &quot;)" table:style-name="ce107">
            <text:p><text:s/></text:p>
          </table:table-cell>
          <table:table-cell table:number-columns-repeated="16376"/>
        </table:table-row>
        <table:table-row table:style-name="ro5">
          <table:table-cell office:value-type="string" table:style-name="ce83">
            <text:p>Entries below this row are not included in Row 1 Totals</text:p>
          </table:table-cell>
          <table:table-cell table:style-name="ce100"/>
          <table:table-cell table:style-name="ce105"/>
          <table:table-cell table:style-name="ce103"/>
          <table:table-cell table:style-name="ce102"/>
          <table:table-cell table:style-name="ce101"/>
          <table:table-cell office:value-type="string" office:string-value=" " table:formula="msoxl:=IF(F201&lt;&gt;0,F201*#REF!/(100+#REF!),&quot; &quot;)" table:style-name="ce101">
            <text:p><text:s/></text:p>
          </table:table-cell>
          <table:table-cell table:style-name="ce101"/>
          <table:table-cell table:number-columns-repeated="16376"/>
        </table:table-row>
        <table:table-row table:number-rows-repeated="1048375" table:style-name="ro5">
          <table:table-cell table:number-columns-repeated="16384"/>
        </table:table-row>
      </table:table>
      <table:table table:name="'file:///C:/Users/acartwright/Personal/diy/working%20copy%20-%202011%20packages/UK%202011-05-31%20(May11)%20Company%20OO/Sales.ods'#OpeningDebtors" table:style-name="ta5">
        <table:table-source xlink:href="../Sales.ods" table:table-name="OpeningDebtors" table:mode="copy-results-only"/>
        <table:table-column/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7.5"/>
          <table:table-cell table:number-columns-repeated="16377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2">
          <table:table-cell table:number-columns-repeated="16377"/>
        </table:table-row>
      </table:table>
      <table:table table:name="'file:///C:/Users/acartwright/Personal/diy/working%20copy%20-%202011%20packages/UK%202011-05-31%20(May11)%20Company%20OO/Sales.ods'#Jun10" table:style-name="ta5">
        <table:table-source xlink:href="../Sales.ods" table:table-name="Jun10" table:mode="copy-results-only"/>
        <table:table-column/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1048575">
          <table:table-cell table:number-columns-repeated="16376"/>
        </table:table-row>
      </table:table>
      <table:table table:name="'file:///C:/Users/acartwright/Personal/diy/working%20copy%20-%202011%20packages/UK%202011-05-31%20(May11)%20Company%20OO/Sales.ods'#Jul10" table:style-name="ta5">
        <table:table-source xlink:href="../Sales.ods" table:table-name="Jul10" table:mode="copy-results-only"/>
        <table:table-column/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2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2">
          <table:table-cell table:number-columns-repeated="16377"/>
        </table:table-row>
      </table:table>
      <table:table table:name="'file:///C:/Users/acartwright/Personal/diy/working%20copy%20-%202011%20packages/UK%202011-05-31%20(May11)%20Company%20OO/Sales.ods'#Aug10" table:style-name="ta5">
        <table:table-source xlink:href="../Sales.ods" table:table-name="Aug10" table:mode="copy-results-only"/>
        <table:table-column/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2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2">
          <table:table-cell table:number-columns-repeated="16377"/>
        </table:table-row>
      </table:table>
      <table:table table:name="'file:///C:/Users/acartwright/Personal/diy/working%20copy%20-%202011%20packages/UK%202011-05-31%20(May11)%20Company%20OO/Sales.ods'#Sep10" table:style-name="ta5">
        <table:table-source xlink:href="../Sales.ods" table:table-name="Sep10" table:mode="copy-results-only"/>
        <table:table-column/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2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2">
          <table:table-cell table:number-columns-repeated="16377"/>
        </table:table-row>
      </table:table>
      <table:table table:name="'file:///C:/Users/acartwright/Personal/diy/working%20copy%20-%202011%20packages/UK%202011-05-31%20(May11)%20Company%20OO/Sales.ods'#Oct10" table:style-name="ta5">
        <table:table-source xlink:href="../Sales.ods" table:table-name="Oct10" table:mode="copy-results-only"/>
        <table:table-column/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2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2">
          <table:table-cell table:number-columns-repeated="16377"/>
        </table:table-row>
      </table:table>
      <table:table table:name="'file:///C:/Users/acartwright/Personal/diy/working%20copy%20-%202011%20packages/UK%202011-05-31%20(May11)%20Company%20OO/Sales.ods'#Nov10" table:style-name="ta5">
        <table:table-source xlink:href="../Sales.ods" table:table-name="Nov10" table:mode="copy-results-only"/>
        <table:table-column/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2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2">
          <table:table-cell table:number-columns-repeated="16377"/>
        </table:table-row>
      </table:table>
      <table:table table:name="'file:///C:/Users/acartwright/Personal/diy/working%20copy%20-%202011%20packages/UK%202011-05-31%20(May11)%20Company%20OO/Sales.ods'#Dec10" table:style-name="ta5">
        <table:table-source xlink:href="../Sales.ods" table:table-name="Dec10" table:mode="copy-results-only"/>
        <table:table-column/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2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2">
          <table:table-cell table:number-columns-repeated="16377"/>
        </table:table-row>
      </table:table>
      <table:table table:name="'file:///C:/Users/acartwright/Personal/diy/working%20copy%20-%202011%20packages/UK%202011-05-31%20(May11)%20Company%20OO/Sales.ods'#Jan11" table:style-name="ta5">
        <table:table-source xlink:href="../Sales.ods" table:table-name="Jan11" table:mode="copy-results-only"/>
        <table:table-column/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2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2">
          <table:table-cell table:number-columns-repeated="16377"/>
        </table:table-row>
      </table:table>
      <table:table table:name="'file:///C:/Users/acartwright/Personal/diy/working%20copy%20-%202011%20packages/UK%202011-05-31%20(May11)%20Company%20OO/Sales.ods'#Feb11" table:style-name="ta5">
        <table:table-source xlink:href="../Sales.ods" table:table-name="Feb11" table:mode="copy-results-only"/>
        <table:table-column/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2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2">
          <table:table-cell table:number-columns-repeated="16377"/>
        </table:table-row>
      </table:table>
      <table:table table:name="'file:///C:/Users/acartwright/Personal/diy/working%20copy%20-%202011%20packages/UK%202011-05-31%20(May11)%20Company%20OO/Sales.ods'#Mar11" table:style-name="ta5">
        <table:table-source xlink:href="../Sales.ods" table:table-name="Mar11" table:mode="copy-results-only"/>
        <table:table-column/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2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2">
          <table:table-cell table:number-columns-repeated="16377"/>
        </table:table-row>
      </table:table>
      <table:table table:name="'file:///C:/Users/acartwright/Personal/diy/working%20copy%20-%202011%20packages/UK%202011-05-31%20(May11)%20Company%20OO/Sales.ods'#Apr11" table:style-name="ta5">
        <table:table-source xlink:href="../Sales.ods" table:table-name="Apr11" table:mode="copy-results-only"/>
        <table:table-column/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2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2">
          <table:table-cell table:number-columns-repeated="16377"/>
        </table:table-row>
      </table:table>
      <table:table table:name="'file:///C:/Users/acartwright/Personal/diy/working%20copy%20-%202011%20packages/UK%202011-05-31%20(May11)%20Company%20OO/Sales.ods'#May11" table:style-name="ta5">
        <table:table-source xlink:href="../Sales.ods" table:table-name="May11" table:mode="copy-results-only"/>
        <table:table-column/>
        <table:table-row>
          <table:table-cell table:number-columns-repeated="5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2"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2">
          <table:table-cell table:number-columns-repeated="16377"/>
        </table:table-row>
      </table:table>
      <table:table table:name="'file:///C:/Users/acartwright/Personal/diy/working%20copy%20-%202011%20packages/UK%202011-05-31%20(May11)%20Company%20OO/Sales.ods'#ClosingDebtors" table:style-name="ta5">
        <table:table-source xlink:href="../Sales.ods" table:table-name="ClosingDebtors" table:mode="copy-results-only"/>
        <table:table-column/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20"/>
          <table:table-cell table:number-columns-repeated="16377"/>
        </table:table-row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0"/>
          <table:table-cell table:number-columns-repeated="16377"/>
        </table:table-row>
        <table:table-row table:number-rows-repeated="1048572">
          <table:table-cell table:number-columns-repeated="16377"/>
        </table:table-row>
      </table:table>
      <table:table table:name="'file:///C:/Users/acartwright/Personal/diy/working%20copy%20-%202011%20packages/UK%202011-05-31%20(May11)%20Company%20OO/Purchases.ods'#OpeningCreditors" table:style-name="ta5">
        <table:table-source xlink:href="../Purchases.ods" table:table-name="OpeningCreditors" table:mode="copy-results-only"/>
        <table:table-column/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17.5"/>
          <table:table-cell table:number-columns-repeated="16377"/>
        </table:table-row>
        <table:table-row table:number-rows-repeated="1048574">
          <table:table-cell table:number-columns-repeated="16377"/>
        </table:table-row>
      </table:table>
      <table:table table:name="'file:///C:/Users/acartwright/Personal/diy/working%20copy%20-%202011%20packages/UK%202011-05-31%20(May11)%20Company%20OO/Purchases.ods'#Jun10" table:style-name="ta5">
        <table:table-source xlink:href="../Purchases.ods" table:table-name="Jun10" table:mode="copy-results-only"/>
        <table:table-column/>
        <table:table-row>
          <table:table-cell table:number-columns-repeated="6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1048575">
          <table:table-cell table:number-columns-repeated="16376"/>
        </table:table-row>
      </table:table>
      <table:table table:name="'file:///C:/Users/acartwright/Personal/diy/working%20copy%20-%202011%20packages/UK%202011-05-31%20(May11)%20Company%20OO/Purchases.ods'#Jul10" table:style-name="ta5">
        <table:table-source xlink:href="../Purchases.ods" table:table-name="Jul10" table:mode="copy-results-only"/>
        <table:table-column/>
        <table:table-row>
          <table:table-cell table:number-columns-repeated="6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1048575">
          <table:table-cell table:number-columns-repeated="16376"/>
        </table:table-row>
      </table:table>
      <table:table table:name="'file:///C:/Users/acartwright/Personal/diy/working%20copy%20-%202011%20packages/UK%202011-05-31%20(May11)%20Company%20OO/Purchases.ods'#Aug10" table:style-name="ta5">
        <table:table-source xlink:href="../Purchases.ods" table:table-name="Aug10" table:mode="copy-results-only"/>
        <table:table-column/>
        <table:table-row>
          <table:table-cell table:number-columns-repeated="6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1048575">
          <table:table-cell table:number-columns-repeated="16376"/>
        </table:table-row>
      </table:table>
      <table:table table:name="'file:///C:/Users/acartwright/Personal/diy/working%20copy%20-%202011%20packages/UK%202011-05-31%20(May11)%20Company%20OO/Purchases.ods'#Sep10" table:style-name="ta5">
        <table:table-source xlink:href="../Purchases.ods" table:table-name="Sep10" table:mode="copy-results-only"/>
        <table:table-column/>
        <table:table-row>
          <table:table-cell table:number-columns-repeated="6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1048575">
          <table:table-cell table:number-columns-repeated="16376"/>
        </table:table-row>
      </table:table>
      <table:table table:name="'file:///C:/Users/acartwright/Personal/diy/working%20copy%20-%202011%20packages/UK%202011-05-31%20(May11)%20Company%20OO/Purchases.ods'#Oct10" table:style-name="ta5">
        <table:table-source xlink:href="../Purchases.ods" table:table-name="Oct10" table:mode="copy-results-only"/>
        <table:table-column/>
        <table:table-row>
          <table:table-cell table:number-columns-repeated="6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1048575">
          <table:table-cell table:number-columns-repeated="16376"/>
        </table:table-row>
      </table:table>
      <table:table table:name="'file:///C:/Users/acartwright/Personal/diy/working%20copy%20-%202011%20packages/UK%202011-05-31%20(May11)%20Company%20OO/Purchases.ods'#Nov10" table:style-name="ta5">
        <table:table-source xlink:href="../Purchases.ods" table:table-name="Nov10" table:mode="copy-results-only"/>
        <table:table-column/>
        <table:table-row>
          <table:table-cell table:number-columns-repeated="6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1048575">
          <table:table-cell table:number-columns-repeated="16376"/>
        </table:table-row>
      </table:table>
      <table:table table:name="'file:///C:/Users/acartwright/Personal/diy/working%20copy%20-%202011%20packages/UK%202011-05-31%20(May11)%20Company%20OO/Purchases.ods'#Dec10" table:style-name="ta5">
        <table:table-source xlink:href="../Purchases.ods" table:table-name="Dec10" table:mode="copy-results-only"/>
        <table:table-column/>
        <table:table-row>
          <table:table-cell table:number-columns-repeated="6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1048575">
          <table:table-cell table:number-columns-repeated="16376"/>
        </table:table-row>
      </table:table>
      <table:table table:name="'file:///C:/Users/acartwright/Personal/diy/working%20copy%20-%202011%20packages/UK%202011-05-31%20(May11)%20Company%20OO/Purchases.ods'#Jan11" table:style-name="ta5">
        <table:table-source xlink:href="../Purchases.ods" table:table-name="Jan11" table:mode="copy-results-only"/>
        <table:table-column/>
        <table:table-row>
          <table:table-cell table:number-columns-repeated="6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1048575">
          <table:table-cell table:number-columns-repeated="16376"/>
        </table:table-row>
      </table:table>
      <table:table table:name="'file:///C:/Users/acartwright/Personal/diy/working%20copy%20-%202011%20packages/UK%202011-05-31%20(May11)%20Company%20OO/Purchases.ods'#Feb11" table:style-name="ta5">
        <table:table-source xlink:href="../Purchases.ods" table:table-name="Feb11" table:mode="copy-results-only"/>
        <table:table-column/>
        <table:table-row>
          <table:table-cell table:number-columns-repeated="6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1048575">
          <table:table-cell table:number-columns-repeated="16376"/>
        </table:table-row>
      </table:table>
      <table:table table:name="'file:///C:/Users/acartwright/Personal/diy/working%20copy%20-%202011%20packages/UK%202011-05-31%20(May11)%20Company%20OO/Purchases.ods'#Mar11" table:style-name="ta5">
        <table:table-source xlink:href="../Purchases.ods" table:table-name="Mar11" table:mode="copy-results-only"/>
        <table:table-column/>
        <table:table-row>
          <table:table-cell table:number-columns-repeated="6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1048575">
          <table:table-cell table:number-columns-repeated="16376"/>
        </table:table-row>
      </table:table>
      <table:table table:name="'file:///C:/Users/acartwright/Personal/diy/working%20copy%20-%202011%20packages/UK%202011-05-31%20(May11)%20Company%20OO/Purchases.ods'#Apr11" table:style-name="ta5">
        <table:table-source xlink:href="../Purchases.ods" table:table-name="Apr11" table:mode="copy-results-only"/>
        <table:table-column/>
        <table:table-row>
          <table:table-cell table:number-columns-repeated="6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1048575">
          <table:table-cell table:number-columns-repeated="16376"/>
        </table:table-row>
      </table:table>
      <table:table table:name="'file:///C:/Users/acartwright/Personal/diy/working%20copy%20-%202011%20packages/UK%202011-05-31%20(May11)%20Company%20OO/Purchases.ods'#May11" table:style-name="ta5">
        <table:table-source xlink:href="../Purchases.ods" table:table-name="May11" table:mode="copy-results-only"/>
        <table:table-column/>
        <table:table-row>
          <table:table-cell table:number-columns-repeated="6"/>
          <table:table-cell office:value-type="float" office:value="0"/>
          <table:table-cell office:value-type="float" office:value="0"/>
          <table:table-cell table:number-columns-repeated="16376"/>
        </table:table-row>
        <table:table-row table:number-rows-repeated="1048575">
          <table:table-cell table:number-columns-repeated="16376"/>
        </table:table-row>
      </table:table>
      <table:table table:name="'file:///C:/Users/acartwright/Personal/diy/working%20copy%20-%202011%20packages/UK%202011-05-31%20(May11)%20Company%20OO/Purchases.ods'#ClosingCreditors" table:style-name="ta5">
        <table:table-source xlink:href="../Purchases.ods" table:table-name="ClosingCreditors" table:mode="copy-results-only"/>
        <table:table-column/>
        <table:table-row>
          <table:table-cell table:number-columns-repeated="16384"/>
        </table:table-row>
        <table:table-row>
          <table:table-cell table:number-columns-repeated="6"/>
          <table:table-cell office:value-type="float" office:value="20"/>
          <table:table-cell table:number-columns-repeated="16377"/>
        </table:table-row>
        <table:table-row table:number-rows-repeated="1048574">
          <table:table-cell table:number-columns-repeated="16377"/>
        </table:table-row>
      </table:table>
      <table:table table:name="'file:///C:/Users/acartwright/Personal/diy/working%20copy%20-%202011%20packages/UK%202011-05-31%20(May11)%20Company%20OO/Financialaccounts.ods'#OpenAccounts" table:style-name="ta5">
        <table:table-source xlink:href="../Financialaccounts.ods" table:table-name="OpenAccou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cartwright/Personal/diy/working%20copy%20-%202011%20packages/UK%202011-05-31%20(May11)%20Company%20OO/Financialaccounts.ods'#TrialBalance" table:style-name="ta5">
        <table:table-source xlink:href="../Financialaccounts.ods" table:table-name="TrialBalance" table:mode="copy-results-only"/>
        <table:table-column/>
        <table:table-row table:number-rows-repeated="27"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table:number-columns-repeated="16380"/>
        </table:table-row>
        <table:table-row table:number-rows-repeated="1048548">
          <table:table-cell table:number-columns-repeated="16380"/>
        </table:table-row>
      </table:table>
      <table:table table:name="'file:///C:/Users/acartwright/Personal/diy/working%20copy%20-%202011%20packages/UK%202011-05-31%20(May11)%20Company%20OO/Financialaccounts.ods'#MnthP&amp;L" table:style-name="ta5">
        <table:table-source xlink:href="../Financialaccounts.ods" table:table-name="MnthP&amp;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cartwright/Personal/diy/working%20copy%20-%202011%20packages/UK%202011-05-31%20(May11)%20Company%20OO/Financialaccounts.ods'#PubP&amp;L" table:style-name="ta5">
        <table:table-source xlink:href="../Financialaccounts.ods" table:table-name="PubP&amp;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cartwright/Personal/diy/working%20copy%20-%202011%20packages/UK%202011-05-31%20(May11)%20Company%20OO/Financialaccounts.ods'#PubBalSht" table:style-name="ta5">
        <table:table-source xlink:href="../Financialaccounts.ods" table:table-name="PubBalSh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cartwright/Personal/diy/working%20copy%20-%202011%20packages/UK%202011-05-31%20(May11)%20Company%20OO/Financialaccounts.ods'#PubNotes" table:style-name="ta5">
        <table:table-source xlink:href="../Financialaccounts.ods" table:table-name="PubNo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cartwright/Personal/diy/working%20copy%20-%202011%20packages/UK%202011-05-31%20(May11)%20Company%20OO/Financialaccounts.ods'#Report" table:style-name="ta5">
        <table:table-source xlink:href="../Financialaccounts.ods" table:table-name="Repo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cartwright/Personal/diy/working%20copy%20-%202011%20packages/UK%202011-05-31%20(May11)%20Company%20OO/Financialaccounts.ods'#CorporationTax" table:style-name="ta5">
        <table:table-source xlink:href="../Financialaccounts.ods" table:table-name="CorporationTa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cartwright/Personal/diy/working%20copy%20-%202011%20packages/UK%202011-05-31%20(May11)%20Company%20OO/Financialaccounts.ods'#CT600" table:style-name="ta5">
        <table:table-source xlink:href="../Financialaccounts.ods" table:table-name="CT6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cartwright/Personal/diy/working%20copy%20-%202011%20packages/UK%202011-05-31%20(May11)%20Company%20OO/Financialaccounts.ods'#WagesInterface" table:style-name="ta5">
        <table:table-source xlink:href="../Financialaccounts.ods" table:table-name="WagesInterfa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cartwright/Personal/diy/working%20copy%20-%202011%20packages/UK%202011-05-31%20(May11)%20Company%20OO/Financialaccounts.ods'#Stock" table:style-name="ta5">
        <table:table-source xlink:href="../Financialaccounts.ods" table:table-name="Stoc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cartwright/Personal/diy/working%20copy%20-%202011%20packages/UK%202011-05-31%20(May11)%20Company%20OO/Financialaccounts.ods'#Admin" table:style-name="ta5">
        <table:table-source xlink:href="../Financialaccounts.ods" table:table-name="Admin" table:mode="copy-results-only"/>
        <table:table-column/>
        <table:table-row table:number-rows-repeated="4">
          <table:table-cell table:number-columns-repeated="16384"/>
        </table:table-row>
        <table:table-row>
          <table:table-cell table:number-columns-repeated="6"/>
          <table:table-cell office:value-type="float" office:value="100"/>
          <table:table-cell table:number-columns-repeated="16377"/>
        </table:table-row>
        <table:table-row table:number-rows-repeated="4">
          <table:table-cell table:number-columns-repeated="16384"/>
        </table:table-row>
        <table:table-row>
          <table:table-cell/>
          <table:table-cell office:value-type="float" office:value="40298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329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359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390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421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451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482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512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543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574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602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633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663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694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724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755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float" office:value="40786"/>
          <table:table-cell table:number-columns-repeated="16382"/>
        </table:table-row>
        <table:table-row table:number-rows-repeated="1048534">
          <table:table-cell table:number-columns-repeated="16382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number-style style:name="N36P0">
      <number:number number:decimal-places="2" number:min-integer-digits="1" number:grouping="true"/>
      <number:text> </number:text>
    </number:number-style>
    <number:number-style style:name="N3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6P0"/>
    </number:number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7P0"/>
    </number:number-style>
    <number:date-style style:name="N39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0P0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text-style style:name="N40">
      <number:text-content/>
      <style:map style:condition="value()&gt;=0" style:apply-style-name="N40P0"/>
    </number:text-style>
    <number:number-style style:name="N44P0">
      <number:number number:decimal-places="1" number:min-integer-digits="1" number:grouping="true"/>
      <number:text> </number:text>
    </number:number-style>
    <number:number-style style:name="N44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44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3">
      <style:page-layout-properties fo:margin-top="0.511811023622047in" fo:margin-bottom="0.511811023622047in" fo:margin-left="0.551181102362205in" fo:margin-right="0.551181102362205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VAT RETURN Quarter 1 2006</text:p>
      </style:header>
      <style:header-left style:display="false"/>
      <style:footer>
        <style:region-left>
          <text:p><text:date>???</text:date><text:s text:c="2"/><text:time>???</text:time></text:p>
        </style:region-left>
        <style:region-center>
          <text:p><text:page-number>1</text:page-number><text:s text:c="2"/>of<text:s text:c="2"/><text:page-count>99</text:page-count></text:p>
        </style:region-center>
        <style:region-right>
          <text:p><text:file-name text:display="name-and-extension">???</text:file-name><text:s text:c="2"/><text:sheet-name>???</text:sheet-name></text:p>
        </style:region-right>
      </style:footer>
      <style:footer-left style:display="false"/>
    </style:master-page>
    <style:master-page style:name="mp2" style:page-layout-name="pm2">
      <style:header>
        <text:p>VAT RETURN Quarter 5 2006</text:p>
      </style:header>
      <style:header-left style:display="false"/>
      <style:footer>
        <style:region-left>
          <text:p><text:date>???</text:date><text:s text:c="2"/><text:time>???</text:time></text:p>
        </style:region-left>
        <style:region-center>
          <text:p><text:page-number>1</text:page-number><text:s text:c="2"/>of<text:s text:c="2"/><text:page-count>99</text:page-count></text:p>
        </style:region-center>
        <style:region-right>
          <text:p><text:file-name text:display="name-and-extension">???</text:file-name><text:s text:c="2"/><text:sheet-name>???</text:sheet-name></text:p>
        </style:region-right>
      </style:footer>
      <style:footer-left style:display="false"/>
    </style:master-page>
    <style:master-page style:name="mp3" style:page-layout-name="pm3">
      <style:header>
        <text:p>Vat Interface Working Paper</text:p>
      </style:header>
      <style:header-left style:display="false"/>
      <style:footer>
        <style:region-left>
          <text:p><text:date>???</text:date><text:s text:c="2"/><text:time>???</text:time></text:p>
        </style:region-left>
        <style:region-center>
          <text:p><text:page-number>1</text:page-number><text:s text:c="2"/>of<text:s text:c="2"/><text:page-count>99</text:page-count></text:p>
        </style:region-center>
        <style:region-right>
          <text:p><text:file-name text:display="name-and-extension">???</text:file-name><text:s text:c="2"/><text:sheet-name>???</text:sheet-name></text:p>
        </style:region-right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title>Vat returns FMAN</dc:title>
    <meta:initial-creator>Terry Cartwright</meta:initial-creator>
    <dc:creator>Antony Cartwright</dc:creator>
    <meta:creation-date>2006-06-05T10:56:36Z</meta:creation-date>
    <dc:date>2010-09-03T11:10:45Z</dc:date>
    <meta:print-date>2010-03-29T18:28:59Z</meta:print-date>
  </office:meta>
</office:document-meta>
</file>